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60/Configurations2/statu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161/Configurations2/statusbar/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progressbar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62/Configurations2/statusbar/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63/Configurations2/statusbar/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progressbar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64/Configurations2/statusbar/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65/Configurations2/statusbar/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66/Configurations2/statusbar/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progressbar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67/Configurations2/statusbar/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progressbar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Configurations2/statusba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69/Configurations2/statusba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progressbar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210/Configurations2/statusba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progressbar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211/Configurations2/statusbar/"/>
  <manifest:file-entry manifest:media-type="" manifest:full-path="Object 211/Configurations2/floater/"/>
  <manifest:file-entry manifest:media-type="" manifest:full-path="Object 211/Configurations2/popupmenu/"/>
  <manifest:file-entry manifest:media-type="" manifest:full-path="Object 211/Configurations2/progressbar/"/>
  <manifest:file-entry manifest:media-type="" manifest:full-path="Object 211/Configurations2/menubar/"/>
  <manifest:file-entry manifest:media-type="" manifest:full-path="Object 211/Configurations2/toolbar/"/>
  <manifest:file-entry manifest:media-type="" manifest:full-path="Object 211/Configurations2/images/Bitmaps/"/>
  <manifest:file-entry manifest:media-type="" manifest:full-path="Object 211/Configurations2/images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212/Configurations2/statusbar/"/>
  <manifest:file-entry manifest:media-type="" manifest:full-path="Object 212/Configurations2/floater/"/>
  <manifest:file-entry manifest:media-type="" manifest:full-path="Object 212/Configurations2/popupmenu/"/>
  <manifest:file-entry manifest:media-type="" manifest:full-path="Object 212/Configurations2/progressbar/"/>
  <manifest:file-entry manifest:media-type="" manifest:full-path="Object 212/Configurations2/menubar/"/>
  <manifest:file-entry manifest:media-type="" manifest:full-path="Object 212/Configurations2/toolbar/"/>
  <manifest:file-entry manifest:media-type="" manifest:full-path="Object 212/Configurations2/images/Bitmaps/"/>
  <manifest:file-entry manifest:media-type="" manifest:full-path="Object 212/Configurations2/images/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213/Configurations2/statusbar/"/>
  <manifest:file-entry manifest:media-type="" manifest:full-path="Object 213/Configurations2/floater/"/>
  <manifest:file-entry manifest:media-type="" manifest:full-path="Object 213/Configurations2/popupmenu/"/>
  <manifest:file-entry manifest:media-type="" manifest:full-path="Object 213/Configurations2/progressbar/"/>
  <manifest:file-entry manifest:media-type="" manifest:full-path="Object 213/Configurations2/menubar/"/>
  <manifest:file-entry manifest:media-type="" manifest:full-path="Object 213/Configurations2/toolbar/"/>
  <manifest:file-entry manifest:media-type="" manifest:full-path="Object 213/Configurations2/images/Bitmaps/"/>
  <manifest:file-entry manifest:media-type="" manifest:full-path="Object 213/Configurations2/images/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214/Configurations2/statusba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progressbar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" manifest:full-path="Object 215/Configurations2/statusba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progressbar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" manifest:full-path="Object 216/Configurations2/statusba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progressbar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" manifest:full-path="Object 217/Configurations2/statusba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progressbar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218/Configurations2/statusbar/"/>
  <manifest:file-entry manifest:media-type="" manifest:full-path="Object 218/Configurations2/floater/"/>
  <manifest:file-entry manifest:media-type="" manifest:full-path="Object 218/Configurations2/popupmenu/"/>
  <manifest:file-entry manifest:media-type="" manifest:full-path="Object 218/Configurations2/progressbar/"/>
  <manifest:file-entry manifest:media-type="" manifest:full-path="Object 218/Configurations2/menubar/"/>
  <manifest:file-entry manifest:media-type="" manifest:full-path="Object 218/Configurations2/toolbar/"/>
  <manifest:file-entry manifest:media-type="" manifest:full-path="Object 218/Configurations2/images/Bitmaps/"/>
  <manifest:file-entry manifest:media-type="" manifest:full-path="Object 218/Configurations2/images/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" manifest:full-path="Object 219/Configurations2/statusbar/"/>
  <manifest:file-entry manifest:media-type="" manifest:full-path="Object 219/Configurations2/accelerator/current.xml"/>
  <manifest:file-entry manifest:media-type="" manifest:full-path="Object 219/Configurations2/accelerator/"/>
  <manifest:file-entry manifest:media-type="" manifest:full-path="Object 219/Configurations2/floater/"/>
  <manifest:file-entry manifest:media-type="" manifest:full-path="Object 219/Configurations2/popupmenu/"/>
  <manifest:file-entry manifest:media-type="" manifest:full-path="Object 219/Configurations2/progressbar/"/>
  <manifest:file-entry manifest:media-type="" manifest:full-path="Object 219/Configurations2/menubar/"/>
  <manifest:file-entry manifest:media-type="" manifest:full-path="Object 219/Configurations2/toolbar/"/>
  <manifest:file-entry manifest:media-type="" manifest:full-path="Object 219/Configurations2/images/Bitmaps/"/>
  <manifest:file-entry manifest:media-type="" manifest:full-path="Object 219/Configurations2/images/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70/Configurations2/statusbar/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progressbar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image/png" manifest:full-path="Pictures/100000000000032000000258217E47D0.png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Configurations2/statusbar/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Configurations2/statusba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Configurations2/statusbar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Configurations2/statusbar/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76/Configurations2/statusbar/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77/Configurations2/statusbar/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78/Configurations2/statusbar/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79/Configurations2/statusbar/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220/Configurations2/statusbar/"/>
  <manifest:file-entry manifest:media-type="" manifest:full-path="Object 220/Configurations2/accelerator/current.xml"/>
  <manifest:file-entry manifest:media-type="" manifest:full-path="Object 220/Configurations2/accelerato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progressbar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" manifest:full-path="Object 221/Configurations2/statusbar/"/>
  <manifest:file-entry manifest:media-type="" manifest:full-path="Object 221/Configurations2/accelerator/current.xml"/>
  <manifest:file-entry manifest:media-type="" manifest:full-path="Object 221/Configurations2/accelerator/"/>
  <manifest:file-entry manifest:media-type="" manifest:full-path="Object 221/Configurations2/floater/"/>
  <manifest:file-entry manifest:media-type="" manifest:full-path="Object 221/Configurations2/popupmenu/"/>
  <manifest:file-entry manifest:media-type="" manifest:full-path="Object 221/Configurations2/progressbar/"/>
  <manifest:file-entry manifest:media-type="" manifest:full-path="Object 221/Configurations2/menubar/"/>
  <manifest:file-entry manifest:media-type="" manifest:full-path="Object 221/Configurations2/toolbar/"/>
  <manifest:file-entry manifest:media-type="" manifest:full-path="Object 221/Configurations2/images/Bitmaps/"/>
  <manifest:file-entry manifest:media-type="" manifest:full-path="Object 221/Configurations2/images/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222/Configurations2/statusbar/"/>
  <manifest:file-entry manifest:media-type="" manifest:full-path="Object 222/Configurations2/floater/"/>
  <manifest:file-entry manifest:media-type="" manifest:full-path="Object 222/Configurations2/popupmenu/"/>
  <manifest:file-entry manifest:media-type="" manifest:full-path="Object 222/Configurations2/progressbar/"/>
  <manifest:file-entry manifest:media-type="" manifest:full-path="Object 222/Configurations2/menubar/"/>
  <manifest:file-entry manifest:media-type="" manifest:full-path="Object 222/Configurations2/toolbar/"/>
  <manifest:file-entry manifest:media-type="" manifest:full-path="Object 222/Configurations2/images/Bitmaps/"/>
  <manifest:file-entry manifest:media-type="" manifest:full-path="Object 222/Configurations2/images/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" manifest:full-path="Object 223/Configurations2/statusbar/"/>
  <manifest:file-entry manifest:media-type="" manifest:full-path="Object 223/Configurations2/accelerator/current.xml"/>
  <manifest:file-entry manifest:media-type="" manifest:full-path="Object 223/Configurations2/accelerator/"/>
  <manifest:file-entry manifest:media-type="" manifest:full-path="Object 223/Configurations2/floater/"/>
  <manifest:file-entry manifest:media-type="" manifest:full-path="Object 223/Configurations2/popupmenu/"/>
  <manifest:file-entry manifest:media-type="" manifest:full-path="Object 223/Configurations2/progressbar/"/>
  <manifest:file-entry manifest:media-type="" manifest:full-path="Object 223/Configurations2/menubar/"/>
  <manifest:file-entry manifest:media-type="" manifest:full-path="Object 223/Configurations2/toolbar/"/>
  <manifest:file-entry manifest:media-type="" manifest:full-path="Object 223/Configurations2/images/Bitmaps/"/>
  <manifest:file-entry manifest:media-type="" manifest:full-path="Object 223/Configurations2/images/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" manifest:full-path="Object 224/Configurations2/statusbar/"/>
  <manifest:file-entry manifest:media-type="" manifest:full-path="Object 224/Configurations2/accelerator/current.xml"/>
  <manifest:file-entry manifest:media-type="" manifest:full-path="Object 224/Configurations2/accelerator/"/>
  <manifest:file-entry manifest:media-type="" manifest:full-path="Object 224/Configurations2/floater/"/>
  <manifest:file-entry manifest:media-type="" manifest:full-path="Object 224/Configurations2/popupmenu/"/>
  <manifest:file-entry manifest:media-type="" manifest:full-path="Object 224/Configurations2/progressbar/"/>
  <manifest:file-entry manifest:media-type="" manifest:full-path="Object 224/Configurations2/menubar/"/>
  <manifest:file-entry manifest:media-type="" manifest:full-path="Object 224/Configurations2/toolbar/"/>
  <manifest:file-entry manifest:media-type="" manifest:full-path="Object 224/Configurations2/images/Bitmaps/"/>
  <manifest:file-entry manifest:media-type="" manifest:full-path="Object 224/Configurations2/images/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225/Configurations2/statusbar/"/>
  <manifest:file-entry manifest:media-type="" manifest:full-path="Object 225/Configurations2/accelerator/current.xml"/>
  <manifest:file-entry manifest:media-type="" manifest:full-path="Object 225/Configurations2/accelerator/"/>
  <manifest:file-entry manifest:media-type="" manifest:full-path="Object 225/Configurations2/floater/"/>
  <manifest:file-entry manifest:media-type="" manifest:full-path="Object 225/Configurations2/popupmenu/"/>
  <manifest:file-entry manifest:media-type="" manifest:full-path="Object 225/Configurations2/progressbar/"/>
  <manifest:file-entry manifest:media-type="" manifest:full-path="Object 225/Configurations2/menubar/"/>
  <manifest:file-entry manifest:media-type="" manifest:full-path="Object 225/Configurations2/toolbar/"/>
  <manifest:file-entry manifest:media-type="" manifest:full-path="Object 225/Configurations2/images/Bitmaps/"/>
  <manifest:file-entry manifest:media-type="" manifest:full-path="Object 225/Configurations2/images/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" manifest:full-path="Object 226/Configurations2/statusbar/"/>
  <manifest:file-entry manifest:media-type="" manifest:full-path="Object 226/Configurations2/accelerator/current.xml"/>
  <manifest:file-entry manifest:media-type="" manifest:full-path="Object 226/Configurations2/accelerator/"/>
  <manifest:file-entry manifest:media-type="" manifest:full-path="Object 226/Configurations2/floater/"/>
  <manifest:file-entry manifest:media-type="" manifest:full-path="Object 226/Configurations2/popupmenu/"/>
  <manifest:file-entry manifest:media-type="" manifest:full-path="Object 226/Configurations2/progressbar/"/>
  <manifest:file-entry manifest:media-type="" manifest:full-path="Object 226/Configurations2/menubar/"/>
  <manifest:file-entry manifest:media-type="" manifest:full-path="Object 226/Configurations2/toolbar/"/>
  <manifest:file-entry manifest:media-type="" manifest:full-path="Object 226/Configurations2/images/Bitmaps/"/>
  <manifest:file-entry manifest:media-type="" manifest:full-path="Object 226/Configurations2/images/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" manifest:full-path="Object 227/Configurations2/statusbar/"/>
  <manifest:file-entry manifest:media-type="" manifest:full-path="Object 227/Configurations2/accelerator/current.xml"/>
  <manifest:file-entry manifest:media-type="" manifest:full-path="Object 227/Configurations2/accelerator/"/>
  <manifest:file-entry manifest:media-type="" manifest:full-path="Object 227/Configurations2/floater/"/>
  <manifest:file-entry manifest:media-type="" manifest:full-path="Object 227/Configurations2/popupmenu/"/>
  <manifest:file-entry manifest:media-type="" manifest:full-path="Object 227/Configurations2/progressbar/"/>
  <manifest:file-entry manifest:media-type="" manifest:full-path="Object 227/Configurations2/menubar/"/>
  <manifest:file-entry manifest:media-type="" manifest:full-path="Object 227/Configurations2/toolbar/"/>
  <manifest:file-entry manifest:media-type="" manifest:full-path="Object 227/Configurations2/images/Bitmaps/"/>
  <manifest:file-entry manifest:media-type="" manifest:full-path="Object 227/Configurations2/images/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" manifest:full-path="Object 228/Configurations2/statusbar/"/>
  <manifest:file-entry manifest:media-type="" manifest:full-path="Object 228/Configurations2/accelerator/current.xml"/>
  <manifest:file-entry manifest:media-type="" manifest:full-path="Object 228/Configurations2/accelerator/"/>
  <manifest:file-entry manifest:media-type="" manifest:full-path="Object 228/Configurations2/floater/"/>
  <manifest:file-entry manifest:media-type="" manifest:full-path="Object 228/Configurations2/popupmenu/"/>
  <manifest:file-entry manifest:media-type="" manifest:full-path="Object 228/Configurations2/progressbar/"/>
  <manifest:file-entry manifest:media-type="" manifest:full-path="Object 228/Configurations2/menubar/"/>
  <manifest:file-entry manifest:media-type="" manifest:full-path="Object 228/Configurations2/toolbar/"/>
  <manifest:file-entry manifest:media-type="" manifest:full-path="Object 228/Configurations2/images/Bitmaps/"/>
  <manifest:file-entry manifest:media-type="" manifest:full-path="Object 228/Configurations2/images/"/>
  <manifest:file-entry manifest:media-type="application/vnd.sun.xml.ui.configuration" manifest:full-path="Object 228/Configurations2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229/Configurations2/statusbar/"/>
  <manifest:file-entry manifest:media-type="" manifest:full-path="Object 229/Configurations2/accelerator/current.xml"/>
  <manifest:file-entry manifest:media-type="" manifest:full-path="Object 229/Configurations2/accelerator/"/>
  <manifest:file-entry manifest:media-type="" manifest:full-path="Object 229/Configurations2/floater/"/>
  <manifest:file-entry manifest:media-type="" manifest:full-path="Object 229/Configurations2/popupmenu/"/>
  <manifest:file-entry manifest:media-type="" manifest:full-path="Object 229/Configurations2/progressbar/"/>
  <manifest:file-entry manifest:media-type="" manifest:full-path="Object 229/Configurations2/menubar/"/>
  <manifest:file-entry manifest:media-type="" manifest:full-path="Object 229/Configurations2/toolbar/"/>
  <manifest:file-entry manifest:media-type="" manifest:full-path="Object 229/Configurations2/images/Bitmaps/"/>
  <manifest:file-entry manifest:media-type="" manifest:full-path="Object 229/Configurations2/images/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8"/>
  <manifest:file-entry manifest:media-type="" manifest:full-path="ObjectReplacements/Object 168"/>
  <manifest:file-entry manifest:media-type="application/x-openoffice-gdimetafile;windows_formatname=&quot;GDIMetaFile&quot;" manifest:full-path="ObjectReplacements/Object 79"/>
  <manifest:file-entry manifest:media-type="" manifest:full-path="ObjectReplacements/Object 169"/>
  <manifest:file-entry manifest:media-type="" manifest:full-path="ObjectReplacements/Object 210"/>
  <manifest:file-entry manifest:media-type="" manifest:full-path="ObjectReplacements/Object 211"/>
  <manifest:file-entry manifest:media-type="" manifest:full-path="ObjectReplacements/Object 212"/>
  <manifest:file-entry manifest:media-type="" manifest:full-path="ObjectReplacements/Object 213"/>
  <manifest:file-entry manifest:media-type="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" manifest:full-path="ObjectReplacements/Object 217"/>
  <manifest:file-entry manifest:media-type="" manifest:full-path="ObjectReplacements/Object 218"/>
  <manifest:file-entry manifest:media-type="" manifest:full-path="ObjectReplacements/Object 219"/>
  <manifest:file-entry manifest:media-type="" manifest:full-path="ObjectReplacements/Object 80"/>
  <manifest:file-entry manifest:media-type="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" manifest:full-path="ObjectReplacements/Object 199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248"/>
  <manifest:file-entry manifest:media-type="application/x-openoffice-gdimetafile;windows_formatname=&quot;GDIMetaFile&quot;" manifest:full-path="ObjectReplacements/Object 249"/>
  <manifest:file-entry manifest:media-type="application/x-openoffice-gdimetafile;windows_formatname=&quot;GDIMetaFile&quot;" manifest:full-path="ObjectReplacements/Object 250"/>
  <manifest:file-entry manifest:media-type="application/x-openoffice-gdimetafile;windows_formatname=&quot;GDIMetaFile&quot;" manifest:full-path="ObjectReplacements/Object 25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52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53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4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55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104"/>
  <manifest:file-entry manifest:media-type="" manifest:full-path="ObjectReplacements/Object 15"/>
  <manifest:file-entry manifest:media-type="application/x-openoffice-gdimetafile;windows_formatname=&quot;GDIMetaFile&quot;" manifest:full-path="ObjectReplacements/Object 257"/>
  <manifest:file-entry manifest:media-type="application/x-openoffice-gdimetafile;windows_formatname=&quot;GDIMetaFile&quot;" manifest:full-path="ObjectReplacements/Object 105"/>
  <manifest:file-entry manifest:media-type="" manifest:full-path="ObjectReplacements/Object 16"/>
  <manifest:file-entry manifest:media-type="application/x-openoffice-gdimetafile;windows_formatname=&quot;GDIMetaFile&quot;" manifest:full-path="ObjectReplacements/Object 258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59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8"/>
  <manifest:file-entry manifest:media-type="" manifest:full-path="ObjectReplacements/Object 1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60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" manifest:full-path="ObjectReplacements/Object 1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" manifest:full-path="ObjectReplacements/Object 116"/>
  <manifest:file-entry manifest:media-type="" manifest:full-path="ObjectReplacements/Object 6"/>
  <manifest:file-entry manifest:media-type="application/x-openoffice-gdimetafile;windows_formatname=&quot;GDIMetaFile&quot;" manifest:full-path="ObjectReplacements/Object 27"/>
  <manifest:file-entry manifest:media-type="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" manifest:full-path="ObjectReplacements/Object 11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Object 120"/>
  <manifest:file-entry manifest:media-type="application/x-openoffice-gdimetafile;windows_formatname=&quot;GDIMetaFile&quot;" manifest:full-path="ObjectReplacements/Object 31"/>
  <manifest:file-entry manifest:media-type="" manifest:full-path="ObjectReplacements/Object 12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" manifest:full-path="ObjectReplacements/Object 123"/>
  <manifest:file-entry manifest:media-type="application/x-openoffice-gdimetafile;windows_formatname=&quot;GDIMetaFile&quot;" manifest:full-path="ObjectReplacements/Object 34"/>
  <manifest:file-entry manifest:media-type="" manifest:full-path="ObjectReplacements/Object 124"/>
  <manifest:file-entry manifest:media-type="" manifest:full-path="ObjectReplacements/Object 35"/>
  <manifest:file-entry manifest:media-type="" manifest:full-path="ObjectReplacements/Object 125"/>
  <manifest:file-entry manifest:media-type="application/x-openoffice-gdimetafile;windows_formatname=&quot;GDIMetaFile&quot;" manifest:full-path="ObjectReplacements/Object 36"/>
  <manifest:file-entry manifest:media-type="" manifest:full-path="ObjectReplacements/Object 126"/>
  <manifest:file-entry manifest:media-type="application/x-openoffice-gdimetafile;windows_formatname=&quot;GDIMetaFile&quot;" manifest:full-path="ObjectReplacements/Object 37"/>
  <manifest:file-entry manifest:media-type="" manifest:full-path="ObjectReplacements/Object 127"/>
  <manifest:file-entry manifest:media-type="application/x-openoffice-gdimetafile;windows_formatname=&quot;GDIMetaFile&quot;" manifest:full-path="ObjectReplacements/Object 38"/>
  <manifest:file-entry manifest:media-type="" manifest:full-path="ObjectReplacements/Object 128"/>
  <manifest:file-entry manifest:media-type="application/x-openoffice-gdimetafile;windows_formatname=&quot;GDIMetaFile&quot;" manifest:full-path="ObjectReplacements/Object 39"/>
  <manifest:file-entry manifest:media-type="" manifest:full-path="ObjectReplacements/Object 129"/>
  <manifest:file-entry manifest:media-type="application/x-openoffice-gdimetafile;windows_formatname=&quot;GDIMetaFile&quot;" manifest:full-path="ObjectReplacements/Object 40"/>
  <manifest:file-entry manifest:media-type="" manifest:full-path="ObjectReplacements/Object 130"/>
  <manifest:file-entry manifest:media-type="" manifest:full-path="ObjectReplacements/Object 131"/>
  <manifest:file-entry manifest:media-type="application/x-openoffice-gdimetafile;windows_formatname=&quot;GDIMetaFile&quot;" manifest:full-path="ObjectReplacements/Object 41"/>
  <manifest:file-entry manifest:media-type="" manifest:full-path="ObjectReplacements/Object 132"/>
  <manifest:file-entry manifest:media-type="application/x-openoffice-gdimetafile;windows_formatname=&quot;GDIMetaFile&quot;" manifest:full-path="ObjectReplacements/Object 42"/>
  <manifest:file-entry manifest:media-type="" manifest:full-path="ObjectReplacements/Object 133"/>
  <manifest:file-entry manifest:media-type="application/x-openoffice-gdimetafile;windows_formatname=&quot;GDIMetaFile&quot;" manifest:full-path="ObjectReplacements/Object 43"/>
  <manifest:file-entry manifest:media-type="" manifest:full-path="ObjectReplacements/Object 134"/>
  <manifest:file-entry manifest:media-type="application/x-openoffice-gdimetafile;windows_formatname=&quot;GDIMetaFile&quot;" manifest:full-path="ObjectReplacements/Object 44"/>
  <manifest:file-entry manifest:media-type="" manifest:full-path="ObjectReplacements/Object 135"/>
  <manifest:file-entry manifest:media-type="application/x-openoffice-gdimetafile;windows_formatname=&quot;GDIMetaFile&quot;" manifest:full-path="ObjectReplacements/Object 45"/>
  <manifest:file-entry manifest:media-type="" manifest:full-path="ObjectReplacements/Object 136"/>
  <manifest:file-entry manifest:media-type="application/x-openoffice-gdimetafile;windows_formatname=&quot;GDIMetaFile&quot;" manifest:full-path="ObjectReplacements/Object 46"/>
  <manifest:file-entry manifest:media-type="" manifest:full-path="ObjectReplacements/Object 137"/>
  <manifest:file-entry manifest:media-type="application/x-openoffice-gdimetafile;windows_formatname=&quot;GDIMetaFile&quot;" manifest:full-path="ObjectReplacements/Object 47"/>
  <manifest:file-entry manifest:media-type="" manifest:full-path="ObjectReplacements/Object 138"/>
  <manifest:file-entry manifest:media-type="application/x-openoffice-gdimetafile;windows_formatname=&quot;GDIMetaFile&quot;" manifest:full-path="ObjectReplacements/Object 48"/>
  <manifest:file-entry manifest:media-type="" manifest:full-path="ObjectReplacements/Object 139"/>
  <manifest:file-entry manifest:media-type="application/x-openoffice-gdimetafile;windows_formatname=&quot;GDIMetaFile&quot;" manifest:full-path="ObjectReplacements/Object 49"/>
  <manifest:file-entry manifest:media-type="" manifest:full-path="ObjectReplacements/Object 140"/>
  <manifest:file-entry manifest:media-type="application/x-openoffice-gdimetafile;windows_formatname=&quot;GDIMetaFile&quot;" manifest:full-path="ObjectReplacements/Object 50"/>
  <manifest:file-entry manifest:media-type="" manifest:full-path="ObjectReplacements/Object 141"/>
  <manifest:file-entry manifest:media-type="application/x-openoffice-gdimetafile;windows_formatname=&quot;GDIMetaFile&quot;" manifest:full-path="ObjectReplacements/Object 51"/>
  <manifest:file-entry manifest:media-type="" manifest:full-path="ObjectReplacements/Object 142"/>
  <manifest:file-entry manifest:media-type="application/x-openoffice-gdimetafile;windows_formatname=&quot;GDIMetaFile&quot;" manifest:full-path="ObjectReplacements/Object 52"/>
  <manifest:file-entry manifest:media-type="" manifest:full-path="ObjectReplacements/Object 143"/>
  <manifest:file-entry manifest:media-type="application/x-openoffice-gdimetafile;windows_formatname=&quot;GDIMetaFile&quot;" manifest:full-path="ObjectReplacements/Object 53"/>
  <manifest:file-entry manifest:media-type="" manifest:full-path="ObjectReplacements/Object 144"/>
  <manifest:file-entry manifest:media-type="application/x-openoffice-gdimetafile;windows_formatname=&quot;GDIMetaFile&quot;" manifest:full-path="ObjectReplacements/Object 54"/>
  <manifest:file-entry manifest:media-type="" manifest:full-path="ObjectReplacements/Object 145"/>
  <manifest:file-entry manifest:media-type="application/x-openoffice-gdimetafile;windows_formatname=&quot;GDIMetaFile&quot;" manifest:full-path="ObjectReplacements/Object 55"/>
  <manifest:file-entry manifest:media-type="" manifest:full-path="ObjectReplacements/Object 146"/>
  <manifest:file-entry manifest:media-type="application/x-openoffice-gdimetafile;windows_formatname=&quot;GDIMetaFile&quot;" manifest:full-path="ObjectReplacements/Object 56"/>
  <manifest:file-entry manifest:media-type="" manifest:full-path="ObjectReplacements/Object 147"/>
  <manifest:file-entry manifest:media-type="application/x-openoffice-gdimetafile;windows_formatname=&quot;GDIMetaFile&quot;" manifest:full-path="ObjectReplacements/Object 57"/>
  <manifest:file-entry manifest:media-type="" manifest:full-path="ObjectReplacements/Object 148"/>
  <manifest:file-entry manifest:media-type="application/x-openoffice-gdimetafile;windows_formatname=&quot;GDIMetaFile&quot;" manifest:full-path="ObjectReplacements/Object 58"/>
  <manifest:file-entry manifest:media-type="" manifest:full-path="ObjectReplacements/Object 149"/>
  <manifest:file-entry manifest:media-type="application/x-openoffice-gdimetafile;windows_formatname=&quot;GDIMetaFile&quot;" manifest:full-path="ObjectReplacements/Object 59"/>
  <manifest:file-entry manifest:media-type="" manifest:full-path="ObjectReplacements/Object 150"/>
  <manifest:file-entry manifest:media-type="application/x-openoffice-gdimetafile;windows_formatname=&quot;GDIMetaFile&quot;" manifest:full-path="ObjectReplacements/Object 60"/>
  <manifest:file-entry manifest:media-type="" manifest:full-path="ObjectReplacements/Object 151"/>
  <manifest:file-entry manifest:media-type="application/x-openoffice-gdimetafile;windows_formatname=&quot;GDIMetaFile&quot;" manifest:full-path="ObjectReplacements/Object 61"/>
  <manifest:file-entry manifest:media-type="" manifest:full-path="ObjectReplacements/Object 152"/>
  <manifest:file-entry manifest:media-type="application/x-openoffice-gdimetafile;windows_formatname=&quot;GDIMetaFile&quot;" manifest:full-path="ObjectReplacements/Object 62"/>
  <manifest:file-entry manifest:media-type="" manifest:full-path="ObjectReplacements/Object 153"/>
  <manifest:file-entry manifest:media-type="application/x-openoffice-gdimetafile;windows_formatname=&quot;GDIMetaFile&quot;" manifest:full-path="ObjectReplacements/Object 63"/>
  <manifest:file-entry manifest:media-type="" manifest:full-path="ObjectReplacements/Object 154"/>
  <manifest:file-entry manifest:media-type="application/x-openoffice-gdimetafile;windows_formatname=&quot;GDIMetaFile&quot;" manifest:full-path="ObjectReplacements/Object 64"/>
  <manifest:file-entry manifest:media-type="" manifest:full-path="ObjectReplacements/Object 155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69"/>
  <manifest:file-entry manifest:media-type="" manifest:full-path="ObjectReplacements/Object 200"/>
  <manifest:file-entry manifest:media-type="" manifest:full-path="ObjectReplacements/Object 201"/>
  <manifest:file-entry manifest:media-type="" manifest:full-path="ObjectReplacements/Object 202"/>
  <manifest:file-entry manifest:media-type="" manifest:full-path="ObjectReplacements/Object 203"/>
  <manifest:file-entry manifest:media-type="" manifest:full-path="ObjectReplacements/Object 204"/>
  <manifest:file-entry manifest:media-type="" manifest:full-path="ObjectReplacements/Object 205"/>
  <manifest:file-entry manifest:media-type="" manifest:full-path="ObjectReplacements/Object 206"/>
  <manifest:file-entry manifest:media-type="" manifest:full-path="ObjectReplacements/Object 207"/>
  <manifest:file-entry manifest:media-type="" manifest:full-path="ObjectReplacements/Object 208"/>
  <manifest:file-entry manifest:media-type="" manifest:full-path="ObjectReplacements/Object 209"/>
  <manifest:file-entry manifest:media-type="" manifest:full-path="ObjectReplacements/"/>
  <manifest:file-entry manifest:media-type="" manifest:full-path="Object 180/Configurations2/statusbar/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Configurations2/statusbar/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progressbar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2/Configurations2/statusba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83/Configurations2/statusbar/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progressbar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184/Configurations2/statusbar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progressbar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185/Configurations2/statusba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progressbar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" manifest:full-path="Object 186/Configurations2/statusba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progressbar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187/Configurations2/statusbar/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188/Configurations2/statusbar/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progressbar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" manifest:full-path="Object 99/Configurations2/statu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89/Configurations2/statusbar/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progressbar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230/Configurations2/statusbar/"/>
  <manifest:file-entry manifest:media-type="" manifest:full-path="Object 230/Configurations2/accelerator/current.xml"/>
  <manifest:file-entry manifest:media-type="" manifest:full-path="Object 230/Configurations2/accelerator/"/>
  <manifest:file-entry manifest:media-type="" manifest:full-path="Object 230/Configurations2/floater/"/>
  <manifest:file-entry manifest:media-type="" manifest:full-path="Object 230/Configurations2/popupmenu/"/>
  <manifest:file-entry manifest:media-type="" manifest:full-path="Object 230/Configurations2/progressbar/"/>
  <manifest:file-entry manifest:media-type="" manifest:full-path="Object 230/Configurations2/menubar/"/>
  <manifest:file-entry manifest:media-type="" manifest:full-path="Object 230/Configurations2/toolbar/"/>
  <manifest:file-entry manifest:media-type="" manifest:full-path="Object 230/Configurations2/images/Bitmaps/"/>
  <manifest:file-entry manifest:media-type="" manifest:full-path="Object 230/Configurations2/images/"/>
  <manifest:file-entry manifest:media-type="application/vnd.sun.xml.ui.configuration" manifest:full-path="Object 230/Configurations2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" manifest:full-path="Object 231/Configurations2/statusbar/"/>
  <manifest:file-entry manifest:media-type="" manifest:full-path="Object 231/Configurations2/floater/"/>
  <manifest:file-entry manifest:media-type="" manifest:full-path="Object 231/Configurations2/popupmenu/"/>
  <manifest:file-entry manifest:media-type="" manifest:full-path="Object 231/Configurations2/progressbar/"/>
  <manifest:file-entry manifest:media-type="" manifest:full-path="Object 231/Configurations2/menubar/"/>
  <manifest:file-entry manifest:media-type="" manifest:full-path="Object 231/Configurations2/toolbar/"/>
  <manifest:file-entry manifest:media-type="" manifest:full-path="Object 231/Configurations2/images/Bitmaps/"/>
  <manifest:file-entry manifest:media-type="" manifest:full-path="Object 231/Configurations2/images/"/>
  <manifest:file-entry manifest:media-type="application/vnd.sun.xml.ui.configuration" manifest:full-path="Object 231/Configurations2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" manifest:full-path="Object 232/Configurations2/statusbar/"/>
  <manifest:file-entry manifest:media-type="" manifest:full-path="Object 232/Configurations2/accelerator/current.xml"/>
  <manifest:file-entry manifest:media-type="" manifest:full-path="Object 232/Configurations2/accelerator/"/>
  <manifest:file-entry manifest:media-type="" manifest:full-path="Object 232/Configurations2/floater/"/>
  <manifest:file-entry manifest:media-type="" manifest:full-path="Object 232/Configurations2/popupmenu/"/>
  <manifest:file-entry manifest:media-type="" manifest:full-path="Object 232/Configurations2/progressbar/"/>
  <manifest:file-entry manifest:media-type="" manifest:full-path="Object 232/Configurations2/menubar/"/>
  <manifest:file-entry manifest:media-type="" manifest:full-path="Object 232/Configurations2/toolbar/"/>
  <manifest:file-entry manifest:media-type="" manifest:full-path="Object 232/Configurations2/images/Bitmaps/"/>
  <manifest:file-entry manifest:media-type="" manifest:full-path="Object 232/Configurations2/images/"/>
  <manifest:file-entry manifest:media-type="application/vnd.sun.xml.ui.configuration" manifest:full-path="Object 232/Configurations2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" manifest:full-path="Object 233/Configurations2/statusbar/"/>
  <manifest:file-entry manifest:media-type="" manifest:full-path="Object 233/Configurations2/accelerator/current.xml"/>
  <manifest:file-entry manifest:media-type="" manifest:full-path="Object 233/Configurations2/accelerator/"/>
  <manifest:file-entry manifest:media-type="" manifest:full-path="Object 233/Configurations2/floater/"/>
  <manifest:file-entry manifest:media-type="" manifest:full-path="Object 233/Configurations2/popupmenu/"/>
  <manifest:file-entry manifest:media-type="" manifest:full-path="Object 233/Configurations2/progressbar/"/>
  <manifest:file-entry manifest:media-type="" manifest:full-path="Object 233/Configurations2/menubar/"/>
  <manifest:file-entry manifest:media-type="" manifest:full-path="Object 233/Configurations2/toolbar/"/>
  <manifest:file-entry manifest:media-type="" manifest:full-path="Object 233/Configurations2/images/Bitmaps/"/>
  <manifest:file-entry manifest:media-type="" manifest:full-path="Object 233/Configurations2/images/"/>
  <manifest:file-entry manifest:media-type="application/vnd.sun.xml.ui.configuration" manifest:full-path="Object 233/Configurations2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" manifest:full-path="Object 234/Configurations2/statusbar/"/>
  <manifest:file-entry manifest:media-type="" manifest:full-path="Object 234/Configurations2/floater/"/>
  <manifest:file-entry manifest:media-type="" manifest:full-path="Object 234/Configurations2/popupmenu/"/>
  <manifest:file-entry manifest:media-type="" manifest:full-path="Object 234/Configurations2/progressbar/"/>
  <manifest:file-entry manifest:media-type="" manifest:full-path="Object 234/Configurations2/menubar/"/>
  <manifest:file-entry manifest:media-type="" manifest:full-path="Object 234/Configurations2/toolbar/"/>
  <manifest:file-entry manifest:media-type="" manifest:full-path="Object 234/Configurations2/images/Bitmaps/"/>
  <manifest:file-entry manifest:media-type="" manifest:full-path="Object 234/Configurations2/images/"/>
  <manifest:file-entry manifest:media-type="application/vnd.sun.xml.ui.configuration" manifest:full-path="Object 234/Configurations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" manifest:full-path="Object 235/Configurations2/statusbar/"/>
  <manifest:file-entry manifest:media-type="" manifest:full-path="Object 235/Configurations2/floater/"/>
  <manifest:file-entry manifest:media-type="" manifest:full-path="Object 235/Configurations2/popupmenu/"/>
  <manifest:file-entry manifest:media-type="" manifest:full-path="Object 235/Configurations2/progressbar/"/>
  <manifest:file-entry manifest:media-type="" manifest:full-path="Object 235/Configurations2/menubar/"/>
  <manifest:file-entry manifest:media-type="" manifest:full-path="Object 235/Configurations2/toolbar/"/>
  <manifest:file-entry manifest:media-type="" manifest:full-path="Object 235/Configurations2/images/Bitmaps/"/>
  <manifest:file-entry manifest:media-type="" manifest:full-path="Object 235/Configurations2/images/"/>
  <manifest:file-entry manifest:media-type="application/vnd.sun.xml.ui.configuration" manifest:full-path="Object 235/Configurations2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" manifest:full-path="Object 236/Configurations2/statusbar/"/>
  <manifest:file-entry manifest:media-type="" manifest:full-path="Object 236/Configurations2/accelerator/current.xml"/>
  <manifest:file-entry manifest:media-type="" manifest:full-path="Object 236/Configurations2/accelerator/"/>
  <manifest:file-entry manifest:media-type="" manifest:full-path="Object 236/Configurations2/floater/"/>
  <manifest:file-entry manifest:media-type="" manifest:full-path="Object 236/Configurations2/popupmenu/"/>
  <manifest:file-entry manifest:media-type="" manifest:full-path="Object 236/Configurations2/progressbar/"/>
  <manifest:file-entry manifest:media-type="" manifest:full-path="Object 236/Configurations2/menubar/"/>
  <manifest:file-entry manifest:media-type="" manifest:full-path="Object 236/Configurations2/toolbar/"/>
  <manifest:file-entry manifest:media-type="" manifest:full-path="Object 236/Configurations2/images/Bitmaps/"/>
  <manifest:file-entry manifest:media-type="" manifest:full-path="Object 236/Configurations2/images/"/>
  <manifest:file-entry manifest:media-type="application/vnd.sun.xml.ui.configuration" manifest:full-path="Object 236/Configurations2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" manifest:full-path="Object 237/Configurations2/statusbar/"/>
  <manifest:file-entry manifest:media-type="" manifest:full-path="Object 237/Configurations2/accelerator/current.xml"/>
  <manifest:file-entry manifest:media-type="" manifest:full-path="Object 237/Configurations2/accelerator/"/>
  <manifest:file-entry manifest:media-type="" manifest:full-path="Object 237/Configurations2/floater/"/>
  <manifest:file-entry manifest:media-type="" manifest:full-path="Object 237/Configurations2/popupmenu/"/>
  <manifest:file-entry manifest:media-type="" manifest:full-path="Object 237/Configurations2/progressbar/"/>
  <manifest:file-entry manifest:media-type="" manifest:full-path="Object 237/Configurations2/menubar/"/>
  <manifest:file-entry manifest:media-type="" manifest:full-path="Object 237/Configurations2/toolbar/"/>
  <manifest:file-entry manifest:media-type="" manifest:full-path="Object 237/Configurations2/images/Bitmaps/"/>
  <manifest:file-entry manifest:media-type="" manifest:full-path="Object 237/Configurations2/images/"/>
  <manifest:file-entry manifest:media-type="application/vnd.sun.xml.ui.configuration" manifest:full-path="Object 237/Configurations2/"/>
  <manifest:file-entry manifest:media-type="text/xml" manifest:full-path="Object 237/content.xml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" manifest:full-path="Object 238/Configurations2/statusbar/"/>
  <manifest:file-entry manifest:media-type="" manifest:full-path="Object 238/Configurations2/accelerator/current.xml"/>
  <manifest:file-entry manifest:media-type="" manifest:full-path="Object 238/Configurations2/accelerator/"/>
  <manifest:file-entry manifest:media-type="" manifest:full-path="Object 238/Configurations2/floater/"/>
  <manifest:file-entry manifest:media-type="" manifest:full-path="Object 238/Configurations2/popupmenu/"/>
  <manifest:file-entry manifest:media-type="" manifest:full-path="Object 238/Configurations2/progressbar/"/>
  <manifest:file-entry manifest:media-type="" manifest:full-path="Object 238/Configurations2/menubar/"/>
  <manifest:file-entry manifest:media-type="" manifest:full-path="Object 238/Configurations2/toolbar/"/>
  <manifest:file-entry manifest:media-type="" manifest:full-path="Object 238/Configurations2/images/Bitmaps/"/>
  <manifest:file-entry manifest:media-type="" manifest:full-path="Object 238/Configurations2/images/"/>
  <manifest:file-entry manifest:media-type="application/vnd.sun.xml.ui.configuration" manifest:full-path="Object 238/Configurations2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" manifest:full-path="Object 239/Configurations2/statusbar/"/>
  <manifest:file-entry manifest:media-type="" manifest:full-path="Object 239/Configurations2/accelerator/current.xml"/>
  <manifest:file-entry manifest:media-type="" manifest:full-path="Object 239/Configurations2/accelerator/"/>
  <manifest:file-entry manifest:media-type="" manifest:full-path="Object 239/Configurations2/floater/"/>
  <manifest:file-entry manifest:media-type="" manifest:full-path="Object 239/Configurations2/popupmenu/"/>
  <manifest:file-entry manifest:media-type="" manifest:full-path="Object 239/Configurations2/progressbar/"/>
  <manifest:file-entry manifest:media-type="" manifest:full-path="Object 239/Configurations2/menubar/"/>
  <manifest:file-entry manifest:media-type="" manifest:full-path="Object 239/Configurations2/toolbar/"/>
  <manifest:file-entry manifest:media-type="" manifest:full-path="Object 239/Configurations2/images/Bitmaps/"/>
  <manifest:file-entry manifest:media-type="" manifest:full-path="Object 239/Configurations2/images/"/>
  <manifest:file-entry manifest:media-type="application/vnd.sun.xml.ui.configuration" manifest:full-path="Object 239/Configurations2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" manifest:full-path="Object 190/Configurations2/statusbar/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progressbar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" manifest:full-path="Object 191/Configurations2/statusbar/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progressbar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92/Configurations2/statusbar/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progressbar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accelerator/current.xml"/>
  <manifest:file-entry manifest:media-type="" manifest:full-path="Object 193/Configurations2/accelerato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statusbar/"/>
  <manifest:file-entry manifest:media-type="" manifest:full-path="Object 194/Configurations2/accelerator/current.xml"/>
  <manifest:file-entry manifest:media-type="" manifest:full-path="Object 194/Configurations2/accelerato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195/Configurations2/statusba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progressbar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96/Configurations2/statusba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progressbar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197/Configurations2/statusba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progressbar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" manifest:full-path="Object 198/Configurations2/statusba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progressbar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" manifest:full-path="Object 199/Configurations2/statusba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progressbar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" manifest:full-path="Object 240/Configurations2/statusbar/"/>
  <manifest:file-entry manifest:media-type="" manifest:full-path="Object 240/Configurations2/accelerator/current.xml"/>
  <manifest:file-entry manifest:media-type="" manifest:full-path="Object 240/Configurations2/accelerator/"/>
  <manifest:file-entry manifest:media-type="" manifest:full-path="Object 240/Configurations2/floater/"/>
  <manifest:file-entry manifest:media-type="" manifest:full-path="Object 240/Configurations2/popupmenu/"/>
  <manifest:file-entry manifest:media-type="" manifest:full-path="Object 240/Configurations2/progressbar/"/>
  <manifest:file-entry manifest:media-type="" manifest:full-path="Object 240/Configurations2/menubar/"/>
  <manifest:file-entry manifest:media-type="" manifest:full-path="Object 240/Configurations2/toolbar/"/>
  <manifest:file-entry manifest:media-type="" manifest:full-path="Object 240/Configurations2/images/Bitmaps/"/>
  <manifest:file-entry manifest:media-type="" manifest:full-path="Object 240/Configurations2/images/"/>
  <manifest:file-entry manifest:media-type="application/vnd.sun.xml.ui.configuration" manifest:full-path="Object 240/Configurations2/"/>
  <manifest:file-entry manifest:media-type="text/xml" manifest:full-path="Object 240/content.xml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" manifest:full-path="Object 241/Configurations2/statusbar/"/>
  <manifest:file-entry manifest:media-type="" manifest:full-path="Object 241/Configurations2/accelerator/current.xml"/>
  <manifest:file-entry manifest:media-type="" manifest:full-path="Object 241/Configurations2/accelerator/"/>
  <manifest:file-entry manifest:media-type="" manifest:full-path="Object 241/Configurations2/floater/"/>
  <manifest:file-entry manifest:media-type="" manifest:full-path="Object 241/Configurations2/popupmenu/"/>
  <manifest:file-entry manifest:media-type="" manifest:full-path="Object 241/Configurations2/progressbar/"/>
  <manifest:file-entry manifest:media-type="" manifest:full-path="Object 241/Configurations2/menubar/"/>
  <manifest:file-entry manifest:media-type="" manifest:full-path="Object 241/Configurations2/toolbar/"/>
  <manifest:file-entry manifest:media-type="" manifest:full-path="Object 241/Configurations2/images/Bitmaps/"/>
  <manifest:file-entry manifest:media-type="" manifest:full-path="Object 241/Configurations2/images/"/>
  <manifest:file-entry manifest:media-type="application/vnd.sun.xml.ui.configuration" manifest:full-path="Object 241/Configurations2/"/>
  <manifest:file-entry manifest:media-type="text/xml" manifest:full-path="Object 241/content.xml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" manifest:full-path="Object 242/Configurations2/statusbar/"/>
  <manifest:file-entry manifest:media-type="" manifest:full-path="Object 242/Configurations2/accelerator/current.xml"/>
  <manifest:file-entry manifest:media-type="" manifest:full-path="Object 242/Configurations2/accelerator/"/>
  <manifest:file-entry manifest:media-type="" manifest:full-path="Object 242/Configurations2/floater/"/>
  <manifest:file-entry manifest:media-type="" manifest:full-path="Object 242/Configurations2/popupmenu/"/>
  <manifest:file-entry manifest:media-type="" manifest:full-path="Object 242/Configurations2/progressbar/"/>
  <manifest:file-entry manifest:media-type="" manifest:full-path="Object 242/Configurations2/menubar/"/>
  <manifest:file-entry manifest:media-type="" manifest:full-path="Object 242/Configurations2/toolbar/"/>
  <manifest:file-entry manifest:media-type="" manifest:full-path="Object 242/Configurations2/images/Bitmaps/"/>
  <manifest:file-entry manifest:media-type="" manifest:full-path="Object 242/Configurations2/images/"/>
  <manifest:file-entry manifest:media-type="application/vnd.sun.xml.ui.configuration" manifest:full-path="Object 242/Configurations2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" manifest:full-path="Object 243/Configurations2/statusbar/"/>
  <manifest:file-entry manifest:media-type="" manifest:full-path="Object 243/Configurations2/accelerator/current.xml"/>
  <manifest:file-entry manifest:media-type="" manifest:full-path="Object 243/Configurations2/accelerator/"/>
  <manifest:file-entry manifest:media-type="" manifest:full-path="Object 243/Configurations2/floater/"/>
  <manifest:file-entry manifest:media-type="" manifest:full-path="Object 243/Configurations2/popupmenu/"/>
  <manifest:file-entry manifest:media-type="" manifest:full-path="Object 243/Configurations2/progressbar/"/>
  <manifest:file-entry manifest:media-type="" manifest:full-path="Object 243/Configurations2/menubar/"/>
  <manifest:file-entry manifest:media-type="" manifest:full-path="Object 243/Configurations2/toolbar/"/>
  <manifest:file-entry manifest:media-type="" manifest:full-path="Object 243/Configurations2/images/Bitmaps/"/>
  <manifest:file-entry manifest:media-type="" manifest:full-path="Object 243/Configurations2/images/"/>
  <manifest:file-entry manifest:media-type="application/vnd.sun.xml.ui.configuration" manifest:full-path="Object 243/Configurations2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" manifest:full-path="Object 244/Configurations2/statusbar/"/>
  <manifest:file-entry manifest:media-type="" manifest:full-path="Object 244/Configurations2/floater/"/>
  <manifest:file-entry manifest:media-type="" manifest:full-path="Object 244/Configurations2/popupmenu/"/>
  <manifest:file-entry manifest:media-type="" manifest:full-path="Object 244/Configurations2/progressbar/"/>
  <manifest:file-entry manifest:media-type="" manifest:full-path="Object 244/Configurations2/menubar/"/>
  <manifest:file-entry manifest:media-type="" manifest:full-path="Object 244/Configurations2/toolbar/"/>
  <manifest:file-entry manifest:media-type="" manifest:full-path="Object 244/Configurations2/images/Bitmaps/"/>
  <manifest:file-entry manifest:media-type="" manifest:full-path="Object 244/Configurations2/images/"/>
  <manifest:file-entry manifest:media-type="application/vnd.sun.xml.ui.configuration" manifest:full-path="Object 244/Configurations2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" manifest:full-path="Object 245/Configurations2/statusbar/"/>
  <manifest:file-entry manifest:media-type="" manifest:full-path="Object 245/Configurations2/floater/"/>
  <manifest:file-entry manifest:media-type="" manifest:full-path="Object 245/Configurations2/popupmenu/"/>
  <manifest:file-entry manifest:media-type="" manifest:full-path="Object 245/Configurations2/progressbar/"/>
  <manifest:file-entry manifest:media-type="" manifest:full-path="Object 245/Configurations2/menubar/"/>
  <manifest:file-entry manifest:media-type="" manifest:full-path="Object 245/Configurations2/toolbar/"/>
  <manifest:file-entry manifest:media-type="" manifest:full-path="Object 245/Configurations2/images/Bitmaps/"/>
  <manifest:file-entry manifest:media-type="" manifest:full-path="Object 245/Configurations2/images/"/>
  <manifest:file-entry manifest:media-type="application/vnd.sun.xml.ui.configuration" manifest:full-path="Object 245/Configurations2/"/>
  <manifest:file-entry manifest:media-type="text/xml" manifest:full-path="Object 245/content.xml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" manifest:full-path="Object 246/Configurations2/statusbar/"/>
  <manifest:file-entry manifest:media-type="" manifest:full-path="Object 246/Configurations2/floater/"/>
  <manifest:file-entry manifest:media-type="" manifest:full-path="Object 246/Configurations2/popupmenu/"/>
  <manifest:file-entry manifest:media-type="" manifest:full-path="Object 246/Configurations2/progressbar/"/>
  <manifest:file-entry manifest:media-type="" manifest:full-path="Object 246/Configurations2/menubar/"/>
  <manifest:file-entry manifest:media-type="" manifest:full-path="Object 246/Configurations2/toolbar/"/>
  <manifest:file-entry manifest:media-type="" manifest:full-path="Object 246/Configurations2/images/Bitmaps/"/>
  <manifest:file-entry manifest:media-type="" manifest:full-path="Object 246/Configurations2/images/"/>
  <manifest:file-entry manifest:media-type="application/vnd.sun.xml.ui.configuration" manifest:full-path="Object 246/Configurations2/"/>
  <manifest:file-entry manifest:media-type="text/xml" manifest:full-path="Object 246/content.xml"/>
  <manifest:file-entry manifest:media-type="text/xml" manifest:full-path="Object 246/settings.xml"/>
  <manifest:file-entry manifest:media-type="application/vnd.oasis.opendocument.formula" manifest:version="1.2" manifest:full-path="Object 246/"/>
  <manifest:file-entry manifest:media-type="" manifest:full-path="Object 247/Configurations2/statusbar/"/>
  <manifest:file-entry manifest:media-type="" manifest:full-path="Object 247/Configurations2/floater/"/>
  <manifest:file-entry manifest:media-type="" manifest:full-path="Object 247/Configurations2/popupmenu/"/>
  <manifest:file-entry manifest:media-type="" manifest:full-path="Object 247/Configurations2/progressbar/"/>
  <manifest:file-entry manifest:media-type="" manifest:full-path="Object 247/Configurations2/menubar/"/>
  <manifest:file-entry manifest:media-type="" manifest:full-path="Object 247/Configurations2/toolbar/"/>
  <manifest:file-entry manifest:media-type="" manifest:full-path="Object 247/Configurations2/images/Bitmaps/"/>
  <manifest:file-entry manifest:media-type="" manifest:full-path="Object 247/Configurations2/images/"/>
  <manifest:file-entry manifest:media-type="application/vnd.sun.xml.ui.configuration" manifest:full-path="Object 247/Configurations2/"/>
  <manifest:file-entry manifest:media-type="text/xml" manifest:full-path="Object 247/content.xml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" manifest:full-path="Object 248/Configurations2/statusbar/"/>
  <manifest:file-entry manifest:media-type="" manifest:full-path="Object 248/Configurations2/floater/"/>
  <manifest:file-entry manifest:media-type="" manifest:full-path="Object 248/Configurations2/popupmenu/"/>
  <manifest:file-entry manifest:media-type="" manifest:full-path="Object 248/Configurations2/progressbar/"/>
  <manifest:file-entry manifest:media-type="" manifest:full-path="Object 248/Configurations2/menubar/"/>
  <manifest:file-entry manifest:media-type="" manifest:full-path="Object 248/Configurations2/toolbar/"/>
  <manifest:file-entry manifest:media-type="" manifest:full-path="Object 248/Configurations2/images/Bitmaps/"/>
  <manifest:file-entry manifest:media-type="" manifest:full-path="Object 248/Configurations2/images/"/>
  <manifest:file-entry manifest:media-type="application/vnd.sun.xml.ui.configuration" manifest:full-path="Object 248/Configurations2/"/>
  <manifest:file-entry manifest:media-type="text/xml" manifest:full-path="Object 248/content.xml"/>
  <manifest:file-entry manifest:media-type="text/xml" manifest:full-path="Object 248/settings.xml"/>
  <manifest:file-entry manifest:media-type="application/vnd.oasis.opendocument.formula" manifest:version="1.2" manifest:full-path="Object 248/"/>
  <manifest:file-entry manifest:media-type="" manifest:full-path="Object 249/Configurations2/statusbar/"/>
  <manifest:file-entry manifest:media-type="" manifest:full-path="Object 249/Configurations2/floater/"/>
  <manifest:file-entry manifest:media-type="" manifest:full-path="Object 249/Configurations2/popupmenu/"/>
  <manifest:file-entry manifest:media-type="" manifest:full-path="Object 249/Configurations2/progressbar/"/>
  <manifest:file-entry manifest:media-type="" manifest:full-path="Object 249/Configurations2/menubar/"/>
  <manifest:file-entry manifest:media-type="" manifest:full-path="Object 249/Configurations2/toolbar/"/>
  <manifest:file-entry manifest:media-type="" manifest:full-path="Object 249/Configurations2/images/Bitmaps/"/>
  <manifest:file-entry manifest:media-type="" manifest:full-path="Object 249/Configurations2/images/"/>
  <manifest:file-entry manifest:media-type="application/vnd.sun.xml.ui.configuration" manifest:full-path="Object 249/Configurations2/"/>
  <manifest:file-entry manifest:media-type="text/xml" manifest:full-path="Object 249/content.xml"/>
  <manifest:file-entry manifest:media-type="text/xml" manifest:full-path="Object 249/settings.xml"/>
  <manifest:file-entry manifest:media-type="application/vnd.oasis.opendocument.formula" manifest:version="1.2" manifest:full-path="Object 249/"/>
  <manifest:file-entry manifest:media-type="text/xml" manifest:full-path="settings.xml"/>
  <manifest:file-entry manifest:media-type="" manifest:full-path="Object 250/Configurations2/statusbar/"/>
  <manifest:file-entry manifest:media-type="" manifest:full-path="Object 250/Configurations2/floater/"/>
  <manifest:file-entry manifest:media-type="" manifest:full-path="Object 250/Configurations2/popupmenu/"/>
  <manifest:file-entry manifest:media-type="" manifest:full-path="Object 250/Configurations2/progressbar/"/>
  <manifest:file-entry manifest:media-type="" manifest:full-path="Object 250/Configurations2/menubar/"/>
  <manifest:file-entry manifest:media-type="" manifest:full-path="Object 250/Configurations2/toolbar/"/>
  <manifest:file-entry manifest:media-type="" manifest:full-path="Object 250/Configurations2/images/Bitmaps/"/>
  <manifest:file-entry manifest:media-type="" manifest:full-path="Object 250/Configurations2/images/"/>
  <manifest:file-entry manifest:media-type="application/vnd.sun.xml.ui.configuration" manifest:full-path="Object 250/Configurations2/"/>
  <manifest:file-entry manifest:media-type="text/xml" manifest:full-path="Object 250/content.xml"/>
  <manifest:file-entry manifest:media-type="text/xml" manifest:full-path="Object 250/settings.xml"/>
  <manifest:file-entry manifest:media-type="application/vnd.oasis.opendocument.formula" manifest:version="1.2" manifest:full-path="Object 250/"/>
  <manifest:file-entry manifest:media-type="" manifest:full-path="Object 251/Configurations2/statusbar/"/>
  <manifest:file-entry manifest:media-type="" manifest:full-path="Object 251/Configurations2/floater/"/>
  <manifest:file-entry manifest:media-type="" manifest:full-path="Object 251/Configurations2/popupmenu/"/>
  <manifest:file-entry manifest:media-type="" manifest:full-path="Object 251/Configurations2/progressbar/"/>
  <manifest:file-entry manifest:media-type="" manifest:full-path="Object 251/Configurations2/menubar/"/>
  <manifest:file-entry manifest:media-type="" manifest:full-path="Object 251/Configurations2/toolbar/"/>
  <manifest:file-entry manifest:media-type="" manifest:full-path="Object 251/Configurations2/images/Bitmaps/"/>
  <manifest:file-entry manifest:media-type="" manifest:full-path="Object 251/Configurations2/images/"/>
  <manifest:file-entry manifest:media-type="application/vnd.sun.xml.ui.configuration" manifest:full-path="Object 251/Configurations2/"/>
  <manifest:file-entry manifest:media-type="text/xml" manifest:full-path="Object 251/content.xml"/>
  <manifest:file-entry manifest:media-type="text/xml" manifest:full-path="Object 251/settings.xml"/>
  <manifest:file-entry manifest:media-type="application/vnd.oasis.opendocument.formula" manifest:version="1.2" manifest:full-path="Object 251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252/Configurations2/statusbar/"/>
  <manifest:file-entry manifest:media-type="" manifest:full-path="Object 252/Configurations2/floater/"/>
  <manifest:file-entry manifest:media-type="" manifest:full-path="Object 252/Configurations2/popupmenu/"/>
  <manifest:file-entry manifest:media-type="" manifest:full-path="Object 252/Configurations2/progressbar/"/>
  <manifest:file-entry manifest:media-type="" manifest:full-path="Object 252/Configurations2/menubar/"/>
  <manifest:file-entry manifest:media-type="" manifest:full-path="Object 252/Configurations2/toolbar/"/>
  <manifest:file-entry manifest:media-type="" manifest:full-path="Object 252/Configurations2/images/Bitmaps/"/>
  <manifest:file-entry manifest:media-type="" manifest:full-path="Object 252/Configurations2/images/"/>
  <manifest:file-entry manifest:media-type="application/vnd.sun.xml.ui.configuration" manifest:full-path="Object 252/Configurations2/"/>
  <manifest:file-entry manifest:media-type="text/xml" manifest:full-path="Object 252/content.xml"/>
  <manifest:file-entry manifest:media-type="text/xml" manifest:full-path="Object 252/settings.xml"/>
  <manifest:file-entry manifest:media-type="application/vnd.oasis.opendocument.formula" manifest:version="1.2" manifest:full-path="Object 252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253/Configurations2/statusbar/"/>
  <manifest:file-entry manifest:media-type="" manifest:full-path="Object 253/Configurations2/floater/"/>
  <manifest:file-entry manifest:media-type="" manifest:full-path="Object 253/Configurations2/popupmenu/"/>
  <manifest:file-entry manifest:media-type="" manifest:full-path="Object 253/Configurations2/progressbar/"/>
  <manifest:file-entry manifest:media-type="" manifest:full-path="Object 253/Configurations2/menubar/"/>
  <manifest:file-entry manifest:media-type="" manifest:full-path="Object 253/Configurations2/toolbar/"/>
  <manifest:file-entry manifest:media-type="" manifest:full-path="Object 253/Configurations2/images/Bitmaps/"/>
  <manifest:file-entry manifest:media-type="" manifest:full-path="Object 253/Configurations2/images/"/>
  <manifest:file-entry manifest:media-type="application/vnd.sun.xml.ui.configuration" manifest:full-path="Object 253/Configurations2/"/>
  <manifest:file-entry manifest:media-type="text/xml" manifest:full-path="Object 253/content.xml"/>
  <manifest:file-entry manifest:media-type="text/xml" manifest:full-path="Object 253/settings.xml"/>
  <manifest:file-entry manifest:media-type="application/vnd.oasis.opendocument.formula" manifest:version="1.2" manifest:full-path="Object 253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54/Configurations2/statusbar/"/>
  <manifest:file-entry manifest:media-type="" manifest:full-path="Object 254/Configurations2/floater/"/>
  <manifest:file-entry manifest:media-type="" manifest:full-path="Object 254/Configurations2/popupmenu/"/>
  <manifest:file-entry manifest:media-type="" manifest:full-path="Object 254/Configurations2/progressbar/"/>
  <manifest:file-entry manifest:media-type="" manifest:full-path="Object 254/Configurations2/menubar/"/>
  <manifest:file-entry manifest:media-type="" manifest:full-path="Object 254/Configurations2/toolbar/"/>
  <manifest:file-entry manifest:media-type="" manifest:full-path="Object 254/Configurations2/images/Bitmaps/"/>
  <manifest:file-entry manifest:media-type="" manifest:full-path="Object 254/Configurations2/images/"/>
  <manifest:file-entry manifest:media-type="application/vnd.sun.xml.ui.configuration" manifest:full-path="Object 254/Configurations2/"/>
  <manifest:file-entry manifest:media-type="text/xml" manifest:full-path="Object 254/content.xml"/>
  <manifest:file-entry manifest:media-type="text/xml" manifest:full-path="Object 254/settings.xml"/>
  <manifest:file-entry manifest:media-type="application/vnd.oasis.opendocument.formula" manifest:version="1.2" manifest:full-path="Object 254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255/Configurations2/statusbar/"/>
  <manifest:file-entry manifest:media-type="" manifest:full-path="Object 255/Configurations2/floater/"/>
  <manifest:file-entry manifest:media-type="" manifest:full-path="Object 255/Configurations2/popupmenu/"/>
  <manifest:file-entry manifest:media-type="" manifest:full-path="Object 255/Configurations2/progressbar/"/>
  <manifest:file-entry manifest:media-type="" manifest:full-path="Object 255/Configurations2/menubar/"/>
  <manifest:file-entry manifest:media-type="" manifest:full-path="Object 255/Configurations2/toolbar/"/>
  <manifest:file-entry manifest:media-type="" manifest:full-path="Object 255/Configurations2/images/Bitmaps/"/>
  <manifest:file-entry manifest:media-type="" manifest:full-path="Object 255/Configurations2/images/"/>
  <manifest:file-entry manifest:media-type="application/vnd.sun.xml.ui.configuration" manifest:full-path="Object 255/Configurations2/"/>
  <manifest:file-entry manifest:media-type="text/xml" manifest:full-path="Object 255/content.xml"/>
  <manifest:file-entry manifest:media-type="text/xml" manifest:full-path="Object 255/settings.xml"/>
  <manifest:file-entry manifest:media-type="application/vnd.oasis.opendocument.formula" manifest:version="1.2" manifest:full-path="Object 255/"/>
  <manifest:file-entry manifest:media-type="" manifest:full-path="Object 103/Configurations2/statu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56/Configurations2/statusbar/"/>
  <manifest:file-entry manifest:media-type="" manifest:full-path="Object 256/Configurations2/floater/"/>
  <manifest:file-entry manifest:media-type="" manifest:full-path="Object 256/Configurations2/popupmenu/"/>
  <manifest:file-entry manifest:media-type="" manifest:full-path="Object 256/Configurations2/progressbar/"/>
  <manifest:file-entry manifest:media-type="" manifest:full-path="Object 256/Configurations2/menubar/"/>
  <manifest:file-entry manifest:media-type="" manifest:full-path="Object 256/Configurations2/toolbar/"/>
  <manifest:file-entry manifest:media-type="" manifest:full-path="Object 256/Configurations2/images/Bitmaps/"/>
  <manifest:file-entry manifest:media-type="" manifest:full-path="Object 256/Configurations2/images/"/>
  <manifest:file-entry manifest:media-type="application/vnd.sun.xml.ui.configuration" manifest:full-path="Object 256/Configurations2/"/>
  <manifest:file-entry manifest:media-type="text/xml" manifest:full-path="Object 256/content.xml"/>
  <manifest:file-entry manifest:media-type="text/xml" manifest:full-path="Object 256/settings.xml"/>
  <manifest:file-entry manifest:media-type="application/vnd.oasis.opendocument.formula" manifest:version="1.2" manifest:full-path="Object 256/"/>
  <manifest:file-entry manifest:media-type="" manifest:full-path="Object 104/Configurations2/statu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57/Configurations2/statusbar/"/>
  <manifest:file-entry manifest:media-type="" manifest:full-path="Object 257/Configurations2/floater/"/>
  <manifest:file-entry manifest:media-type="" manifest:full-path="Object 257/Configurations2/popupmenu/"/>
  <manifest:file-entry manifest:media-type="" manifest:full-path="Object 257/Configurations2/progressbar/"/>
  <manifest:file-entry manifest:media-type="" manifest:full-path="Object 257/Configurations2/menubar/"/>
  <manifest:file-entry manifest:media-type="" manifest:full-path="Object 257/Configurations2/toolbar/"/>
  <manifest:file-entry manifest:media-type="" manifest:full-path="Object 257/Configurations2/images/Bitmaps/"/>
  <manifest:file-entry manifest:media-type="" manifest:full-path="Object 257/Configurations2/images/"/>
  <manifest:file-entry manifest:media-type="application/vnd.sun.xml.ui.configuration" manifest:full-path="Object 257/Configurations2/"/>
  <manifest:file-entry manifest:media-type="text/xml" manifest:full-path="Object 257/content.xml"/>
  <manifest:file-entry manifest:media-type="text/xml" manifest:full-path="Object 257/settings.xml"/>
  <manifest:file-entry manifest:media-type="application/vnd.oasis.opendocument.formula" manifest:version="1.2" manifest:full-path="Object 257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58/Configurations2/statusbar/"/>
  <manifest:file-entry manifest:media-type="" manifest:full-path="Object 258/Configurations2/floater/"/>
  <manifest:file-entry manifest:media-type="" manifest:full-path="Object 258/Configurations2/popupmenu/"/>
  <manifest:file-entry manifest:media-type="" manifest:full-path="Object 258/Configurations2/progressbar/"/>
  <manifest:file-entry manifest:media-type="" manifest:full-path="Object 258/Configurations2/menubar/"/>
  <manifest:file-entry manifest:media-type="" manifest:full-path="Object 258/Configurations2/toolbar/"/>
  <manifest:file-entry manifest:media-type="" manifest:full-path="Object 258/Configurations2/images/Bitmaps/"/>
  <manifest:file-entry manifest:media-type="" manifest:full-path="Object 258/Configurations2/images/"/>
  <manifest:file-entry manifest:media-type="application/vnd.sun.xml.ui.configuration" manifest:full-path="Object 258/Configurations2/"/>
  <manifest:file-entry manifest:media-type="text/xml" manifest:full-path="Object 258/content.xml"/>
  <manifest:file-entry manifest:media-type="text/xml" manifest:full-path="Object 258/settings.xml"/>
  <manifest:file-entry manifest:media-type="application/vnd.oasis.opendocument.formula" manifest:version="1.2" manifest:full-path="Object 258/"/>
  <manifest:file-entry manifest:media-type="" manifest:full-path="Object 106/Configurations2/statu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59/Configurations2/statusbar/"/>
  <manifest:file-entry manifest:media-type="" manifest:full-path="Object 259/Configurations2/floater/"/>
  <manifest:file-entry manifest:media-type="" manifest:full-path="Object 259/Configurations2/popupmenu/"/>
  <manifest:file-entry manifest:media-type="" manifest:full-path="Object 259/Configurations2/progressbar/"/>
  <manifest:file-entry manifest:media-type="" manifest:full-path="Object 259/Configurations2/menubar/"/>
  <manifest:file-entry manifest:media-type="" manifest:full-path="Object 259/Configurations2/toolbar/"/>
  <manifest:file-entry manifest:media-type="" manifest:full-path="Object 259/Configurations2/images/Bitmaps/"/>
  <manifest:file-entry manifest:media-type="" manifest:full-path="Object 259/Configurations2/images/"/>
  <manifest:file-entry manifest:media-type="application/vnd.sun.xml.ui.configuration" manifest:full-path="Object 259/Configurations2/"/>
  <manifest:file-entry manifest:media-type="text/xml" manifest:full-path="Object 259/content.xml"/>
  <manifest:file-entry manifest:media-type="text/xml" manifest:full-path="Object 259/settings.xml"/>
  <manifest:file-entry manifest:media-type="application/vnd.oasis.opendocument.formula" manifest:version="1.2" manifest:full-path="Object 259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Configurations2/statu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60/Configurations2/statusbar/"/>
  <manifest:file-entry manifest:media-type="" manifest:full-path="Object 260/Configurations2/floater/"/>
  <manifest:file-entry manifest:media-type="" manifest:full-path="Object 260/Configurations2/popupmenu/"/>
  <manifest:file-entry manifest:media-type="" manifest:full-path="Object 260/Configurations2/progressbar/"/>
  <manifest:file-entry manifest:media-type="" manifest:full-path="Object 260/Configurations2/menubar/"/>
  <manifest:file-entry manifest:media-type="" manifest:full-path="Object 260/Configurations2/toolbar/"/>
  <manifest:file-entry manifest:media-type="" manifest:full-path="Object 260/Configurations2/images/Bitmaps/"/>
  <manifest:file-entry manifest:media-type="" manifest:full-path="Object 260/Configurations2/images/"/>
  <manifest:file-entry manifest:media-type="application/vnd.sun.xml.ui.configuration" manifest:full-path="Object 260/Configurations2/"/>
  <manifest:file-entry manifest:media-type="text/xml" manifest:full-path="Object 260/content.xml"/>
  <manifest:file-entry manifest:media-type="text/xml" manifest:full-path="Object 260/settings.xml"/>
  <manifest:file-entry manifest:media-type="application/vnd.oasis.opendocument.formula" manifest:version="1.2" manifest:full-path="Object 260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10/Configurations2/statu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Configurations2/statu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12/Configurations2/statu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4/Configurations2/statu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16/Configurations2/statu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17/Configurations2/status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19/Configurations2/statu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Configurations2/statu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21/Configurations2/status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Configurations2/statu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124/Configurations2/statu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25/Configurations2/statu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126/Configurations2/statu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7/Configurations2/statu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8/Configurations2/statu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29/Configurations2/statu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30/Configurations2/statu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statu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2/Configurations2/statu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3/Configurations2/statu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4/Configurations2/statu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5/Configurations2/statu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6/Configurations2/statu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7/Configurations2/statu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138/Configurations2/statu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139/Configurations2/statu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40/Configurations2/statu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141/Configurations2/statu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142/Configurations2/statu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43/Configurations2/statu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44/Configurations2/statu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45/Configurations2/statu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7/Configurations2/statu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48/Configurations2/statu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progressbar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149/Configurations2/statu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50/Configurations2/statu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151/Configurations2/statu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2/Configurations2/statu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53/Configurations2/statu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54/Configurations2/statu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55/Configurations2/statu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56/Configurations2/statu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7/Configurations2/statusbar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58/Configurations2/statusbar/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59/Configurations2/statu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200/Configurations2/statusba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progressbar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201/Configurations2/statusba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progressbar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application/vnd.sun.xml.ui.configuration" manifest:full-path="Object 201/Configurations2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" manifest:full-path="Object 202/Configurations2/statusba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progressbar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" manifest:full-path="Object 203/Configurations2/statusba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progressbar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" manifest:full-path="Object 204/Configurations2/statusba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progressbar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" manifest:full-path="Object 205/Configurations2/statusba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progressbar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" manifest:full-path="Object 206/Configurations2/statusba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progressbar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" manifest:full-path="Object 207/Configurations2/statusba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progressbar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application/vnd.sun.xml.ui.configuration" manifest:full-path="Object 207/Configurations2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" manifest:full-path="Object 208/Configurations2/statusba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progressbar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209/Configurations2/statusba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progressbar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cm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standard">
      <style:graphic-properties draw:marker-end="Arrow" draw:marker-end-width="0.3cm" draw:textarea-horizontal-align="right" draw:textarea-vertical-align="botto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3cm" draw:textarea-horizontal-align="center"/>
    </style:style>
    <style:style style:name="gr17" style:family="graphic" style:parent-style-name="standard">
      <style:graphic-properties draw:marker-end="Arrow" draw:marker-end-width="0.3cm" draw:textarea-horizontal-align="center" draw:textarea-vertical-align="bottom"/>
    </style:style>
    <style:style style:name="gr18" style:family="graphic" style:parent-style-name="standard">
      <style:graphic-properties draw:marker-end="Arrow" draw:marker-end-width="0.3cm" draw:textarea-horizontal-align="left" draw:textarea-vertical-align="middle"/>
    </style:style>
    <style:style style:name="gr19" style:family="graphic" style:parent-style-name="standard">
      <style:graphic-properties draw:marker-end="Arrow" draw:marker-end-width="0.3cm" draw:textarea-vertical-align="bottom"/>
    </style:style>
    <style:style style:name="gr20" style:family="graphic" style:parent-style-name="standard">
      <style:graphic-properties draw:marker-end="Arrow" draw:marker-end-width="0.3cm" draw:textarea-horizontal-align="right"/>
    </style:style>
    <style:style style:name="gr21" style:family="graphic" style:parent-style-name="standard">
      <style:graphic-properties draw:marker-end="Arrow" draw:marker-end-width="0.3cm"/>
    </style:style>
    <style:style style:name="gr22" style:family="graphic" style:parent-style-name="standard">
      <style:graphic-properties draw:marker-end="Arrow" draw:marker-end-width="0.3cm" draw:textarea-horizontal-align="right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top"/>
    </style:style>
    <style:style style:name="gr24" style:family="graphic" style:parent-style-name="standard">
      <style:graphic-properties draw:marker-end="Arrow" draw:marker-end-width="0.3cm" draw:textarea-horizontal-align="left" draw:textarea-vertical-align="bottom"/>
    </style:style>
    <style:style style:name="gr25" style:family="graphic" style:parent-style-name="standard">
      <style:graphic-properties svg:stroke-width="0.1cm" draw:marker-start-width="0.45cm" draw:marker-end="Arrow" draw:marker-end-width="0.45cm" draw:textarea-vertical-align="bottom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45cm" draw:marker-end="Arrow" draw:marker-end-width="0.45cm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45cm" draw:marker-end="Arrow" draw:marker-end-width="0.45cm" draw:textarea-horizontal-align="right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31" style:family="graphic" style:parent-style-name="standard">
      <style:graphic-properties draw:marker-end="Arrow" draw:marker-end-width="0.3cm" draw:textarea-vertical-align="middle"/>
    </style:style>
    <style:style style:name="gr32" style:family="graphic" style:parent-style-name="standard">
      <style:graphic-properties svg:stroke-width="0.1cm" svg:stroke-color="#ff0000" draw:marker-start-width="0.45cm" draw:marker-end-width="0.45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2.8cm"/>
    </style:style>
    <style:style style:name="gr34" style:family="graphic" style:parent-style-name="standard">
      <style:graphic-properties svg:stroke-width="0.1cm" draw:marker-start-width="0.45cm" draw:marker-end="Arrow" draw:marker-end-width="0.45cm" fo:padding-top="0.175cm" fo:padding-bottom="0.175cm" fo:padding-left="0.3cm" fo:padding-right="0.3cm"/>
    </style:style>
    <style:style style:name="gr35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6" style:family="graphic" style:parent-style-name="standard">
      <style:graphic-properties draw:fill-color="#ff3333" draw:textarea-horizontal-align="justify" draw:textarea-vertical-align="middle" draw:auto-grow-height="false"/>
    </style:style>
    <style:style style:name="pr1" style:family="presentation" style:parent-style-name="lyt-bluetitledown-title">
      <style:graphic-properties draw:fill-color="#ffffff" fo:min-height="3.256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draw:auto-grow-height="true" fo:min-height="1.801cm"/>
    </style:style>
    <style:style style:name="pr4" style:family="presentation" style:parent-style-name="lyt-bluetitledown-subtitle">
      <style:graphic-properties draw:fill-color="#ffffff" fo:min-height="11.25cm"/>
    </style:style>
    <style:style style:name="pr5" style:family="presentation" style:parent-style-name="lyt-bluetitledown-notes">
      <style:graphic-properties draw:fill-color="#ffffff" fo:min-height="13.114cm"/>
    </style:style>
    <style:style style:name="pr6" style:family="presentation" style:parent-style-name="lyt-bluetitledown-title">
      <style:graphic-properties fo:min-height="3.256cm"/>
    </style:style>
    <style:style style:name="co1" style:family="table-column">
      <style:table-column-properties style:column-width="3.074cm" style:use-optimal-column-width="false"/>
    </style:style>
    <style:style style:name="co2" style:family="table-column">
      <style:table-column-properties style:column-width="3.1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draw:textarea-vertical-align="middle"/>
      <style:paragraph-properties fo:text-align="center" fo:border-left="0.05cm solid #ffffff" fo:border-right="0.05cm solid #ffffff" fo:border-top="0.05cm solid #ffffff" fo:border-bottom="0.001cm solid #ffffff"/>
      <style:text-properties fo:color="#ffffff"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 fo:border-left="none" fo:border-right="0.05cm solid #ffffff" fo:border-top="0.05cm solid #ffffff" fo:border-bottom="0.05cm solid #ffffff"/>
      <style:text-properties fo:color="#ffffff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center" fo:border="0.05cm solid #ffffff"/>
      <style:text-properties fo:color="#ffffff"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center" fo:border-left="none" fo:border-right="none" fo:border-top="0.05cm solid #ffffff" fo:border-bottom="none"/>
      <style:text-properties fo:color="#ffffff" fo:font-weight="bold" style:font-weight-asian="bold" style:font-weight-complex="bold"/>
    </style:style>
    <style:style style:name="ce5" style:family="table-cell">
      <style:graphic-properties style:repeat="repeat" draw:textarea-vertical-align="middle"/>
      <style:paragraph-properties fo:text-align="center" fo:border-left="none" fo:border-right="0.05cm solid #ffffff" fo:border-top="0.05cm solid #ffffff" fo:border-bottom="none"/>
      <style:text-properties fo:color="#ffffff" fo:font-weight="bold" style:font-weight-asian="bold" style:font-weight-complex="bold"/>
    </style:style>
    <style:style style:name="ce6" style:family="table-cell">
      <style:graphic-properties style:repeat="repeat" draw:textarea-vertical-align="middle"/>
      <style:paragraph-properties fo:text-align="center" fo:border-left="0.05cm solid #ffffff" fo:border-right="0.05cm solid #ffffff" fo:border-top="0.001cm solid #ffffff" fo:border-bottom="0.001cm solid #ffffff"/>
      <style:text-properties fo:font-weight="bold" style:font-weight-asian="bold" style:font-weight-complex="bold"/>
    </style:style>
    <style:style style:name="ce7" style:family="table-cell">
      <style:graphic-properties style:repeat="repeat" draw:textarea-vertical-align="middle"/>
      <style:paragraph-properties fo:text-align="center" fo:border-left="none" fo:border-right="0.001cm solid #ffffff" fo:border-top="none" fo:border-bottom="0.001cm solid #ffffff"/>
      <style:text-properties fo:color="#ffffff" fo:font-weight="bold" style:font-weight-asian="bold" style:font-weight-complex="bold"/>
    </style:style>
    <style:style style:name="ce8" style:family="table-cell">
      <style:graphic-properties style:repeat="repeat" draw:textarea-vertical-align="middle"/>
      <style:paragraph-properties fo:text-align="center" fo:border-left="0.001cm solid #ffffff" fo:border-right="0.001cm solid #ffffff" fo:border-top="none" fo:border-bottom="0.001cm solid #ffffff"/>
      <style:text-properties fo:color="#ffffff" fo:font-weight="bold" style:font-weight-asian="bold" style:font-weight-complex="bold"/>
    </style:style>
    <style:style style:name="ce9" style:family="table-cell">
      <style:graphic-properties style:repeat="repeat" draw:textarea-vertical-align="middle"/>
      <style:paragraph-properties fo:text-align="center" fo:border-left="0.001cm solid #ffffff" fo:border-right="none" fo:border-top="none" fo:border-bottom="0.001cm solid #ffffff"/>
      <style:text-properties fo:color="#ffffff" fo:font-weight="bold" style:font-weight-asian="bold" style:font-weight-complex="bold"/>
    </style:style>
    <style:style style:name="ce10" style:family="table-cell">
      <style:graphic-properties style:repeat="repeat" draw:textarea-vertical-align="middle"/>
      <style:paragraph-properties fo:text-align="center" fo:border-left="0.05cm solid #ffffff" fo:border-right="0.001cm solid #ffffff" fo:border-top="0.05cm solid #ffffff" fo:border-bottom="0.001cm solid #ffffff"/>
      <style:text-properties fo:color="#ffffff" fo:font-weight="bold" style:font-weight-asian="bold" style:font-weight-complex="bold"/>
    </style:style>
    <style:style style:name="ce11" style:family="table-cell">
      <style:graphic-properties style:repeat="repeat" draw:textarea-vertical-align="middle"/>
      <style:paragraph-properties fo:text-align="center" fo:border-left="0.001cm solid #ffffff" fo:border-right="0.001cm solid #ffffff" fo:border-top="0.05cm solid #ffffff" fo:border-bottom="0.001cm solid #ffffff"/>
      <style:text-properties fo:color="#ffffff" fo:font-weight="bold" style:font-weight-asian="bold" style:font-weight-complex="bold"/>
    </style:style>
    <style:style style:name="ce12" style:family="table-cell">
      <style:graphic-properties style:repeat="repeat" draw:textarea-vertical-align="middle"/>
      <style:paragraph-properties fo:text-align="center" fo:border-left="0.001cm solid #ffffff" fo:border-right="0.05cm solid #ffffff" fo:border-top="0.05cm solid #ffffff" fo:border-bottom="0.001cm solid #ffffff"/>
      <style:text-properties fo:color="#ffffff" fo:font-weight="bold" style:font-weight-asian="bold" style:font-weight-complex="bold"/>
    </style:style>
    <style:style style:name="ce13" style:family="table-cell">
      <style:graphic-properties style:repeat="repeat" draw:textarea-vertical-align="middle"/>
      <style:paragraph-properties fo:text-align="center" fo:border-left="none" fo:border-right="0.001cm solid #ffffff" fo:border-top="0.001cm solid #ffffff" fo:border-bottom="0.001cm solid #ffffff"/>
    </style:style>
    <style:style style:name="ce14" style:family="table-cell">
      <style:graphic-properties style:repeat="repeat" draw:textarea-vertical-align="middle"/>
      <style:paragraph-properties fo:text-align="center"/>
    </style:style>
    <style:style style:name="ce15" style:family="table-cell">
      <style:graphic-properties style:repeat="repeat" draw:textarea-vertical-align="middle"/>
      <style:paragraph-properties fo:text-align="center" fo:border-left="0.001cm solid #ffffff" fo:border-right="none" fo:border-top="0.001cm solid #ffffff" fo:border-bottom="0.001cm solid #ffffff"/>
    </style:style>
    <style:style style:name="ce16" style:family="table-cell">
      <style:graphic-properties style:repeat="repeat" draw:textarea-vertical-align="middle"/>
      <style:paragraph-properties fo:text-align="center" fo:border-left="0.05cm solid #ffffff" fo:border-right="0.001cm solid #ffffff" fo:border-top="0.001cm solid #ffffff" fo:border-bottom="0.001cm solid #ffffff"/>
    </style:style>
    <style:style style:name="ce17" style:family="table-cell">
      <style:graphic-properties style:repeat="repeat" draw:textarea-vertical-align="middle"/>
      <style:paragraph-properties fo:text-align="center" fo:border="0.001cm solid #ffffff"/>
    </style:style>
    <style:style style:name="ce18" style:family="table-cell">
      <style:graphic-properties style:repeat="repeat" draw:textarea-vertical-align="middle"/>
      <style:paragraph-properties fo:text-align="center" fo:border-left="0.001cm solid #ffffff" fo:border-right="0.05cm solid #ffffff" fo:border-top="0.001cm solid #ffffff" fo:border-bottom="0.001cm solid #ffffff"/>
    </style:style>
    <style:style style:name="ce19" style:family="table-cell">
      <style:graphic-properties style:repeat="repeat" draw:textarea-vertical-align="middle"/>
      <style:paragraph-properties fo:text-align="center" fo:border-left="0.05cm solid #ffffff" fo:border-right="0.05cm solid #ffffff" fo:border-top="0.001cm solid #ffffff" fo:border-bottom="0.001cm solid #ffffff"/>
      <style:text-properties fo:color="#ffffff" fo:font-weight="bold" style:font-weight-asian="bold" style:font-weight-complex="bold"/>
    </style:style>
    <style:style style:name="ce20" style:family="table-cell">
      <style:graphic-properties style:repeat="repeat" draw:textarea-vertical-align="middle"/>
      <style:paragraph-properties fo:text-align="center" fo:border-left="none" fo:border-right="0.001cm solid #ffffff" fo:border-top="0.001cm solid #ffffff" fo:border-bottom="none"/>
    </style:style>
    <style:style style:name="ce21" style:family="table-cell">
      <style:graphic-properties style:repeat="repeat" draw:textarea-vertical-align="middle"/>
      <style:paragraph-properties fo:text-align="center" fo:border-left="0.001cm solid #ffffff" fo:border-right="0.001cm solid #ffffff" fo:border-top="0.001cm solid #ffffff" fo:border-bottom="none"/>
    </style:style>
    <style:style style:name="ce22" style:family="table-cell">
      <style:graphic-properties style:repeat="repeat" draw:textarea-vertical-align="middle"/>
      <style:paragraph-properties fo:text-align="center" fo:border-left="0.001cm solid #ffffff" fo:border-right="none" fo:border-top="0.001cm solid #ffffff" fo:border-bottom="none"/>
    </style:style>
    <style:style style:name="ce23" style:family="table-cell">
      <style:graphic-properties style:repeat="repeat" draw:textarea-vertical-align="middle"/>
      <style:paragraph-properties fo:text-align="center" fo:border-left="0.05cm solid #ffffff" fo:border-right="none" fo:border-top="0.001cm solid #ffffff" fo:border-bottom="0.05cm solid #ffffff"/>
      <style:text-properties fo:color="#ffffff" fo:font-weight="bold" style:font-weight-asian="bold" style:font-weight-complex="bold"/>
    </style:style>
    <style:style style:name="ce24" style:family="table-cell">
      <style:graphic-properties style:repeat="repeat" draw:textarea-vertical-align="middle"/>
      <style:paragraph-properties fo:text-align="center" fo:border-left="0.05cm solid #ffffff" fo:border-right="0.001cm solid #ffffff" fo:border-top="0.001cm solid #ffffff" fo:border-bottom="0.05cm solid #ffffff"/>
    </style:style>
    <style:style style:name="ce25" style:family="table-cell">
      <style:graphic-properties style:repeat="repeat" draw:textarea-vertical-align="middle"/>
      <style:paragraph-properties fo:text-align="center" fo:border-left="0.001cm solid #ffffff" fo:border-right="0.001cm solid #ffffff" fo:border-top="0.001cm solid #ffffff" fo:border-bottom="0.05cm solid #ffffff"/>
    </style:style>
    <style:style style:name="ce26" style:family="table-cell">
      <style:graphic-properties style:repeat="repeat" draw:textarea-vertical-align="middle"/>
      <style:paragraph-properties fo:text-align="center" fo:border-left="0.001cm solid #ffffff" fo:border-right="0.05cm solid #ffffff" fo:border-top="0.001cm solid #ffffff" fo:border-bottom="0.05cm solid #ffffff"/>
    </style:style>
    <style:style style:name="ce27" style:family="table-cell">
      <style:graphic-properties style:repeat="repeat" draw:textarea-vertical-align="middle"/>
      <style:paragraph-properties fo:text-align="center" fo:border-left="none" fo:border-right="0.001cm solid #ffffff" fo:border-top="0.001cm solid #ffffff" fo:border-bottom="0.05cm solid #ffffff"/>
    </style:style>
    <style:style style:name="P1" style:family="paragraph">
      <style:paragraph-properties fo:margin-left="0cm" fo:margin-right="0cm" fo:text-indent="0cm"/>
      <style:text-properties fo:color="#000000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text-properties fo:color="#000000"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hyphenate="false"/>
    </style:style>
    <style:style style:name="P9" style:family="paragraph">
      <style:paragraph-properties>
        <style:tab-stops>
          <style:tab-stop style:position="0.629cm"/>
        </style:tab-stops>
      </style:paragraph-properties>
    </style:style>
    <style:style style:name="P10" style:family="paragraph">
      <style:paragraph-properties>
        <style:tab-stops>
          <style:tab-stop style:position="0.566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style:text-properties fo:font-size="20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>
        <style:tab-stops>
          <style:tab-stop style:position="0.535cm"/>
        </style:tab-stops>
      </style:paragraph-properties>
    </style:style>
    <style:style style:name="P18" style:family="paragraph">
      <style:paragraph-properties>
        <style:tab-stops>
          <style:tab-stop style:position="0.472cm"/>
        </style:tab-stops>
      </style:paragraph-properties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style:paragraph-properties>
        <style:tab-stops>
          <style:tab-stop style:position="0.503cm"/>
        </style:tab-stops>
      </style:paragraph-properties>
    </style:style>
    <style:style style:name="P21" style:family="paragraph">
      <style:paragraph-properties>
        <style:tab-stops>
          <style:tab-stop style:position="2.895cm"/>
        </style:tab-stops>
      </style:paragraph-properties>
    </style:style>
    <style:style style:name="P22" style:family="paragraph">
      <style:paragraph-properties>
        <style:tab-stops>
          <style:tab-stop style:position="0.409cm"/>
        </style:tab-stops>
      </style:paragraph-properties>
    </style:style>
    <style:style style:name="P23" style:family="paragraph">
      <style:paragraph-properties fo:text-align="center"/>
      <style:text-properties fo:color="#ffffff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style:text-properties fo:color="#ff0000" fo:font-weight="bold" style:font-weight-asian="bold" style:font-weight-complex="bold"/>
    </style:style>
    <style:style style:name="P26" style:family="paragraph">
      <style:paragraph-properties fo:text-align="start">
        <style:tab-stops>
          <style:tab-stop style:position="1.133cm"/>
        </style:tab-stops>
      </style:paragraph-properties>
    </style:style>
    <style:style style:name="P27" style:family="paragraph">
      <style:paragraph-properties>
        <style:tab-stops>
          <style:tab-stop style:position="1.101cm"/>
        </style:tab-stops>
      </style:paragraph-properties>
    </style:style>
    <style:style style:name="P28" style:family="paragraph">
      <style:text-properties fo:color="#00ff00" fo:font-weight="bold" style:font-weight-asian="bold" style:font-weight-complex="bold"/>
    </style:style>
    <style:style style:name="P29" style:family="paragraph">
      <style:text-properties fo:color="#ffffff"/>
    </style:style>
    <style:style style:name="P30" style:family="paragraph">
      <style:paragraph-properties>
        <style:tab-stops>
          <style:tab-stop style:position="1.227cm"/>
        </style:tab-stops>
      </style:paragraph-properties>
    </style:style>
    <style:style style:name="P31" style:family="paragraph">
      <style:paragraph-properties>
        <style:tab-stops>
          <style:tab-stop style:position="1.479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language="hr" fo:country="HR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6pt" fo:font-style="normal" style:font-size-asian="26pt" style:font-style-asian="normal" style:font-size-complex="26pt" style:font-style-complex="normal"/>
    </style:style>
    <style:style style:name="T1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font-family="Arial" style:font-style-name="Normal" style:font-family-generic="swiss" style:font-pitch="variable" fo:font-size="22pt" fo:font-style="italic" fo:font-weight="normal" style:font-family-asian="Arial" style:font-style-name-asian="Normal" style:font-family-generic-asian="swiss" style:font-pitch-asian="variable" style:font-size-asian="22pt" style:font-style-asian="italic" style:font-weight-asian="normal" style:font-family-complex="Arial" style:font-style-name-complex="Normal" style:font-family-generic-complex="swiss" style:font-pitch-complex="variable" style:font-size-complex="22pt" style:font-style-complex="italic" style:font-weight-complex="normal"/>
    </style:style>
    <style:style style:name="T21" style:family="text">
      <style:text-properties fo:font-family="Arial" style:font-family-generic="roman" style:font-pitch="variable" fo:font-size="22pt" fo:font-style="italic" fo:font-weight="normal" style:font-family-asian="Arial" style:font-style-name-asian="Normal" style:font-family-generic-asian="swiss" style:font-pitch-asian="variable" style:font-size-asian="22pt" style:font-style-asian="italic" style:font-weight-asian="normal" style:font-family-complex="Arial" style:font-style-name-complex="Normal" style:font-family-generic-complex="swiss" style:font-pitch-complex="variable" style:font-size-complex="22pt" style:font-style-complex="italic" style:font-weight-complex="normal"/>
    </style:style>
    <style:style style:name="T22" style:family="text">
      <style:text-properties fo:font-family="Arial" style:font-family-generic="roman" style:font-pitch="variable" fo:font-size="22pt" fo:font-style="normal" fo:font-weight="normal" style:font-family-asian="Arial" style:font-style-name-asian="Normal" style:font-family-generic-asian="swiss" style:font-pitch-asian="variable" style:font-size-asian="22pt" style:font-style-asian="normal" style:font-weight-asian="normal" style:font-family-complex="Arial" style:font-style-name-complex="Normal" style:font-family-generic-complex="swiss" style:font-pitch-complex="variable" style:font-size-complex="22pt" style:font-style-complex="normal" style:font-weight-complex="normal"/>
    </style:style>
    <style:style style:name="T2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fff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family="Arial" style:font-style-name="Normal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style:text-position="sub 58%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size="20pt" fo:font-style="normal" style:font-size-asian="20pt" style:font-style-asian="normal" style:font-size-complex="20pt" style:font-style-complex="normal"/>
    </style:style>
    <style:style style:name="T34" style:family="text">
      <style:text-properties fo:color="#fffff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ffffff" fo:font-size="22pt" style:font-size-asian="22pt" style:font-size-complex="22pt"/>
    </style:style>
    <style:style style:name="T38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39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40" style:family="text">
      <style:text-properties fo:color="#00ff00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family="Arial" style:font-style-name="Normal" style:font-family-generic="swiss" style:font-pitch="variable" fo:font-size="22pt" fo:font-style="italic" style:font-family-asian="Arial" style:font-style-name-asian="Normal" style:font-family-generic-asian="swiss" style:font-pitch-asian="variable" style:font-size-asian="22pt" style:font-style-asian="italic" style:font-family-complex="Arial" style:font-style-name-complex="Normal" style:font-family-generic-complex="swiss" style:font-pitch-complex="variable" style:font-size-complex="22pt" style:font-style-complex="italic"/>
    </style:style>
    <style:style style:name="T43" style:family="text">
      <style:text-properties fo:font-family="Arial" style:font-family-generic="roman" style:font-pitch="variable" fo:font-size="22pt" fo:font-style="italic" style:font-family-asian="Arial" style:font-style-name-asian="Normal" style:font-family-generic-asian="swiss" style:font-pitch-asian="variable" style:font-size-asian="22pt" style:font-style-asian="italic" style:font-family-complex="Arial" style:font-style-name-complex="Normal" style:font-family-generic-complex="swiss" style:font-pitch-complex="variable" style:font-size-complex="22pt" style:font-style-complex="italic"/>
    </style:style>
    <style:style style:name="T44" style:family="text">
      <style:text-properties fo:font-family="Arial" style:font-family-generic="roman" style:font-pitch="variable" fo:font-size="22pt" fo:font-style="normal" style:font-family-asian="Arial" style:font-style-name-asian="Normal" style:font-family-generic-asian="swiss" style:font-pitch-asian="variable" style:font-size-asian="22pt" style:font-style-asian="normal" style:font-family-complex="Arial" style:font-style-name-complex="Normal" style:font-family-generic-complex="swiss" style:font-pitch-complex="variable" style:font-size-complex="22pt" style:font-style-complex="normal"/>
    </style:style>
    <style:style style:name="T45" style:family="text">
      <style:text-properties fo:color="#ffffff" fo:font-size="18pt" fo:font-weight="bold" style:font-weight-asian="bold" style:font-weight-complex="bold"/>
    </style:style>
    <style:style style:name="T46" style:family="text">
      <style:text-properties fo:font-size="18pt" fo:font-weight="bold" style:font-weight-asian="bold" style:font-weight-complex="bold"/>
    </style:style>
    <style:style style:name="T4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10.417cm" svg:x="1.5cm" svg:y="4.028cm" presentation:class="title" presentation:user-transformed="true">
          <draw:text-box>
            <text:p><text:span text:style-name="T1">Konstrukcija tablice kanonskog LR parsera</text:span><text:span text:style-name="T1"><text:line-break/></text:span><text:span text:style-name="T1"><text:line-break/></text:span><text:span text:style-name="T1">Program Yacc</text:span><text:span text:style-name="T1"><text:line-break/></text:span><text:span text:style-name="T1"><text:line-break/></text:span><text:span text:style-name="T1">Semantička analiza</text:span></text:p>
          </draw:text-box>
        </draw:frame>
        <draw:frame draw:style-name="gr1" draw:text-style-name="P2" draw:layer="layout" svg:width="10.5cm" svg:height="2.384cm" svg:x="1cm" svg:y="17.5cm">
          <draw:text-box>
            <text:p><text:span text:style-name="T2">Nenad Mikša</text:span></text:p>
            <text:p><text:span text:style-name="T2">Pavle Prentašić</text:span></text:p>
            <text:p><text:span text:style-name="T2">Hrvoje Zelj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2T0">
        <office:forms form:automatic-focus="false" form:apply-design-mode="false"/>
        <draw:frame presentation:style-name="pr3" draw:text-style-name="P5" draw:layer="layout" svg:width="25.199cm" svg:height="1.801cm" svg:x="1.301cm" svg:y="18cm" presentation:class="title" presentation:user-transformed="true">
          <draw:text-box>
            <text:p text:style-name="P4"><text:span text:style-name="T3">Nenad Mikša</text:span></text:p>
          </draw:text-box>
        </draw:frame>
        <draw:frame presentation:style-name="pr4" draw:text-style-name="P6" draw:layer="layout" svg:width="25.199cm" svg:height="11.25cm" svg:x="1.4cm" svg:y="2.325cm" presentation:class="subtitle">
          <draw:text-box>
            <text:list text:style-name="L1">
              <text:list-header>
                <text:p><text:span text:style-name="T4">Konstrukcija tablice kanonskog LR parser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>
        <office:forms form:automatic-focus="false" form:apply-design-mode="false"/>
        <draw:frame draw:style-name="gr3" draw:text-style-name="P7" draw:layer="layout" svg:width="16.186cm" svg:height="1.352cm" svg:x="0.975cm" svg:y="1.5cm">
          <draw:text-box>
            <text:p><text:span text:style-name="T5">Na prošlom </text:span><text:span text:style-name="T6">predavanju</text:span><text:span text:style-name="T5"> smo naučili:</text:span></text:p>
          </draw:text-box>
        </draw:frame>
        <draw:frame draw:style-name="gr4" draw:text-style-name="P8" draw:id="id54" draw:layer="layout" svg:width="15cm" svg:height="1.5cm" svg:x="3cm" svg:y="3.5cm">
          <draw:text-box>
            <text:list text:style-name="L1">
              <text:list-item>
                <text:p><text:span text:style-name="T7"><text:s/></text:span><text:span text:style-name="T7">što su LR stavke i kako ih stvoriti</text:span></text:p>
              </text:list-item>
            </text:list>
          </draw:text-box>
        </draw:frame>
        <draw:frame draw:style-name="gr1" draw:text-style-name="P8" draw:id="id55" draw:layer="layout" svg:width="19.5cm" svg:height="1.276cm" svg:x="3.3cm" svg:y="5cm">
          <draw:text-box>
            <text:list text:style-name="L1">
              <text:list-item>
                <text:p><text:span text:style-name="T7"><text:s/></text:span><text:span text:style-name="T7">što su </text:span><text:span text:style-name="T8">živi prefiksi</text:span><text:span text:style-name="T9"> te </text:span><text:span text:style-name="T8">valjane </text:span><text:span text:style-name="T9">i </text:span><text:span text:style-name="T8">potpune stavke</text:span></text:p>
              </text:list-item>
            </text:list>
          </draw:text-box>
        </draw:frame>
        <draw:frame draw:style-name="gr1" draw:text-style-name="P8" draw:id="id56" draw:layer="layout" svg:width="19.5cm" svg:height="3.326cm" svg:x="2.8cm" svg:y="6.6cm">
          <draw:text-box>
            <text:list text:style-name="L1">
              <text:list-item>
                <text:p text:style-name="P9"><text:span text:style-name="T7"><text:s/></text:span><text:span text:style-name="T7">kako izgraditi DKA koji prihvaća skup svih</text:span><text:span text:style-name="T7"><text:line-break/></text:span><text:span text:style-name="T7"><text:tab/></text:span><text:span text:style-name="T7">živih prefiksa nekog kontekstno neovisnog</text:span><text:span text:style-name="T7"><text:line-break/></text:span><text:span text:style-name="T7"><text:tab/></text:span><text:span text:style-name="T7">jezika</text:span></text:p>
              </text:list-item>
            </text:list>
          </draw:text-box>
        </draw:frame>
        <draw:frame draw:style-name="gr5" draw:text-style-name="P8" draw:id="id57" draw:layer="layout" svg:width="19.5cm" svg:height="1.276cm" svg:x="3.3cm" svg:y="10.5cm">
          <draw:text-box>
            <text:list text:style-name="L1">
              <text:list-item>
                <text:p><text:span text:style-name="T7"><text:s/></text:span><text:span text:style-name="T7">definiciju LR(0) gramatike</text:span></text:p>
              </text:list-item>
            </text:list>
          </draw:text-box>
        </draw:frame>
        <draw:frame draw:style-name="gr5" draw:text-style-name="P8" draw:id="id58" draw:layer="layout" svg:width="19.5cm" svg:height="2.301cm" svg:x="3.3cm" svg:y="12.2cm">
          <draw:text-box>
            <text:list text:style-name="L1">
              <text:list-item>
                <text:p text:style-name="P10"><text:span text:style-name="T7"><text:s/></text:span><text:span text:style-name="T7">postupak izgradnje tablica </text:span><text:span text:style-name="T8">Akcija</text:span><text:span text:style-name="T9"> i</text:span><text:span text:style-name="T9"><text:line-break/></text:span><text:span text:style-name="T9"><text:tab/></text:span><text:span text:style-name="T8">NovoStanje</text:span><text:span text:style-name="T9"> LR(0) parser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1+width/2;x" smil:keyTimes="0;1"/>
                  <anim:animate smil:dur="0.5s" smil:fill="hold" smil:targetElement="id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1+width/2;x" smil:keyTimes="0;1"/>
                  <anim:animate smil:dur="0.5s" smil:fill="hold" smil:targetElement="id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1+width/2;x" smil:keyTimes="0;1"/>
                  <anim:animate smil:dur="0.5s" smil:fill="hold" smil:targetElement="id5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1+width/2;x" smil:keyTimes="0;1"/>
                  <anim:animate smil:dur="0.5s" smil:fill="hold" smil:targetElement="id5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>
        <office:forms form:automatic-focus="false" form:apply-design-mode="false"/>
        <draw:frame draw:style-name="gr1" draw:layer="layout" svg:width="25cm" svg:height="1.276cm" svg:x="1cm" svg:y="1.5cm">
          <draw:text-box>
            <text:p><text:span text:style-name="T7">Problemi LR(0) parsera:</text:span></text:p>
          </draw:text-box>
        </draw:frame>
        <draw:custom-shape draw:style-name="gr6" draw:text-style-name="P11" draw:layer="layout" svg:width="9cm" svg:height="10.5cm" svg:x="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051cm" svg:height="1.011cm" svg:x="5cm" svg:y="6.9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0.959cm" svg:height="1.276cm" svg:x="6.041cm" svg:y="13cm">
          <draw:text-box>
            <text:p><text:span text:style-name="T7">s</text:span></text:p>
          </draw:text-box>
        </draw:frame>
        <draw:frame draw:style-name="gr7" draw:layer="layout" svg:width="3.054cm" svg:height="1.011cm" svg:x="4.992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2" draw:id="id59" draw:layer="layout" svg:width="11.5cm" svg:height="1.276cm" svg:x="14cm" svg:y="5cm">
          <draw:text-box>
            <text:p><text:span text:style-name="T7">Koju redukciju odabrati?</text:span></text:p>
          </draw:text-box>
        </draw:frame>
        <draw:frame draw:style-name="gr9" draw:text-style-name="P2" draw:id="id63" draw:layer="layout" svg:width="27cm" svg:height="3cm" svg:x="0.5cm" svg:y="17.5cm">
          <draw:text-box>
            <text:p text:style-name="P11"><text:span text:style-name="T10">Reduciraj/Reduciraj proturječnost</text:span></text:p>
          </draw:text-box>
        </draw:frame>
        <draw:frame draw:style-name="gr7" draw:id="id60" draw:layer="layout" svg:width="7.362cm" svg:height="1.028cm" svg:x="15.584cm" svg:y="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id="id61" draw:layer="layout" svg:width="1.5cm" svg:height="1.276cm" svg:x="18.5cm" svg:y="9.5cm">
          <draw:text-box>
            <text:p><text:span text:style-name="T7">ili</text:span></text:p>
          </draw:text-box>
        </draw:frame>
        <draw:frame draw:style-name="gr7" draw:id="id62" draw:layer="layout" svg:width="7.344cm" svg:height="1.028cm" svg:x="15.606cm" svg:y="11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9" smil:attributeName="visibility" smil:to="visible"/>
                  <anim:transitionFilter smil:dur="0.5s" smil:targetElement="id5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0" smil:attributeName="visibility" smil:to="visible"/>
                  <anim:transitionFilter smil:dur="0.5s" smil:targetElement="id6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1" smil:attributeName="visibility" smil:to="visible"/>
                  <anim:transitionFilter smil:dur="0.5s" smil:targetElement="id6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2" smil:attributeName="visibility" smil:to="visible"/>
                  <anim:transitionFilter smil:dur="0.5s" smil:targetElement="id6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  <anim:animate smil:dur="0.5s" smil:fill="hold" smil:targetElement="id63" smil:attributeName="rotate" smil:values="720;0" smil:keyTimes="0;1"/>
                  <anim:animate smil:dur="0.5s" smil:fill="hold" smil:targetElement="id63" smil:attributeName="height" smil:values="0;height" smil:keyTimes="0;1"/>
                  <anim:animate smil:dur="0.5s" smil:fill="hold" smil:targetElement="id63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>
        <office:forms form:automatic-focus="false" form:apply-design-mode="false"/>
        <draw:frame draw:style-name="gr1" draw:text-style-name="P13" draw:layer="layout" svg:width="25cm" svg:height="1.276cm" svg:x="1cm" svg:y="1.5cm">
          <draw:text-box>
            <text:p><text:span text:style-name="T7">Problemi LR(0) parsera:</text:span></text:p>
          </draw:text-box>
        </draw:frame>
        <draw:custom-shape draw:style-name="gr6" draw:text-style-name="P11" draw:layer="layout" svg:width="9cm" svg:height="10.5cm" svg:x="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051cm" svg:height="1.011cm" svg:x="5cm" svg:y="6.98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3" draw:layer="layout" svg:width="0.959cm" svg:height="1.276cm" svg:x="6.041cm" svg:y="13cm">
          <draw:text-box>
            <text:p><text:span text:style-name="T7">s</text:span></text:p>
          </draw:text-box>
        </draw:frame>
        <draw:frame draw:style-name="gr7" draw:layer="layout" svg:width="4.244cm" svg:height="1.015cm" svg:x="4.992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2" draw:id="id64" draw:layer="layout" svg:width="11.5cm" svg:height="1.276cm" svg:x="13.5cm" svg:y="5cm">
          <draw:text-box>
            <text:p text:style-name="P11"><text:span text:style-name="T7">Koju akciju odabrati?</text:span></text:p>
          </draw:text-box>
        </draw:frame>
        <draw:frame draw:style-name="gr9" draw:text-style-name="P14" draw:id="id69" draw:layer="layout" svg:width="27cm" svg:height="3cm" svg:x="0.5cm" svg:y="17.5cm">
          <draw:text-box>
            <text:p text:style-name="P11"><text:span text:style-name="T10">Pomakni/Reduciraj proturječnost</text:span></text:p>
          </draw:text-box>
        </draw:frame>
        <draw:frame draw:style-name="gr7" draw:id="id65" draw:layer="layout" svg:width="7.362cm" svg:height="1.028cm" svg:x="14.584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3" draw:id="id66" draw:layer="layout" svg:width="1.5cm" svg:height="1.276cm" svg:x="17.5cm" svg:y="9.5cm">
          <draw:text-box>
            <text:p><text:span text:style-name="T7">ili</text:span></text:p>
          </draw:text-box>
        </draw:frame>
        <draw:frame draw:style-name="gr7" draw:id="id67" draw:layer="layout" svg:width="4.892cm" svg:height="1.028cm" svg:x="15.608cm" svg:y="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id="id68" draw:layer="layout" svg:width="7.338cm" svg:height="1.062cm" svg:x="18.662cm" svg:y="12.438cm"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5" smil:attributeName="visibility" smil:to="visible"/>
                  <anim:transitionFilter smil:dur="0.5s" smil:targetElement="id65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6" smil:attributeName="visibility" smil:to="visible"/>
                  <anim:transitionFilter smil:dur="0.5s" smil:targetElement="id66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7" smil:attributeName="visibility" smil:to="visible"/>
                  <anim:transitionFilter smil:dur="0.5s" smil:targetElement="id6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8" smil:attributeName="visibility" smil:to="visible"/>
                  <anim:transitionFilter smil:dur="0.5s" smil:targetElement="id6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  <anim:animate smil:dur="0.5s" smil:fill="hold" smil:targetElement="id69" smil:attributeName="rotate" smil:values="720;0" smil:keyTimes="0;1"/>
                  <anim:animate smil:dur="0.5s" smil:fill="hold" smil:targetElement="id69" smil:attributeName="height" smil:values="0;height" smil:keyTimes="0;1"/>
                  <anim:animate smil:dur="0.5s" smil:fill="hold" smil:targetElement="id69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>
        <office:forms form:automatic-focus="false" form:apply-design-mode="false"/>
        <draw:custom-shape draw:style-name="gr6" draw:text-style-name="P11" draw:layer="layout" svg:width="9cm" svg:height="10.5cm" svg:x="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051cm" svg:height="1.011cm" svg:x="5cm" svg:y="6.98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0.959cm" svg:height="1.276cm" svg:x="6.041cm" svg:y="13cm">
          <draw:text-box>
            <text:p><text:span text:style-name="T7">s</text:span></text:p>
          </draw:text-box>
        </draw:frame>
        <draw:frame draw:style-name="gr7" draw:layer="layout" svg:width="3.054cm" svg:height="1.011cm" svg:x="4.992cm" svg:y="8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id="id70" draw:layer="layout" svg:width="13.5cm" svg:height="1.119cm" svg:x="13cm" svg:y="4.5cm">
          <draw:text-box>
            <text:list text:style-name="L1">
              <text:list-item>
                <text:p><text:span text:style-name="T11"><text:s/></text:span><text:span text:style-name="T11">parser čita još jedan dodatni znak </text:span><text:span text:style-name="T12">x</text:span></text:p>
              </text:list-item>
            </text:list>
          </draw:text-box>
        </draw:frame>
        <draw:frame draw:style-name="gr7" draw:id="id71" draw:layer="layout" svg:width="14.335cm" svg:height="0.898cm" svg:x="11.165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id="id72" draw:layer="layout" svg:width="18.176cm" svg:height="1.062cm" svg:x="11.824cm" svg:y="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id="id73" draw:layer="layout" svg:width="15.437cm" svg:height="0.898cm" svg:x="11.763cm" svg:y="9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6" draw:layer="layout" svg:width="25.5cm" svg:height="1.119cm" svg:x="1cm" svg:y="2.038cm">
          <draw:text-box>
            <text:p><text:span text:style-name="T13">Rješenje proturječnosti </text:span><text:span text:style-name="T14">Reduciraj/Reduciraj</text:span><text:span text:style-name="T15"> kod SLR(1) parsera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1" smil:attributeName="visibility" smil:to="visible"/>
                  <anim:transitionFilter smil:dur="0.5s" smil:targetElement="id71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2" smil:attributeName="visibility" smil:to="visible"/>
                  <anim:transitionFilter smil:dur="0.5s" smil:targetElement="id72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3" smil:attributeName="visibility" smil:to="visible"/>
                  <anim:transitionFilter smil:dur="0.5s" smil:targetElement="id73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>
        <office:forms form:automatic-focus="false" form:apply-design-mode="false"/>
        <draw:frame draw:style-name="gr1" draw:text-style-name="P16" draw:layer="layout" svg:width="25.5cm" svg:height="1.119cm" svg:x="1cm" svg:y="2.039cm">
          <draw:text-box>
            <text:p><text:span text:style-name="T13">Rješenje proturječnosti </text:span><text:span text:style-name="T14">Pomakni/Reduciraj</text:span><text:span text:style-name="T15"> kod SLR(1) parsera:</text:span></text:p>
          </draw:text-box>
        </draw:frame>
        <draw:frame draw:style-name="gr1" draw:id="id74" draw:layer="layout" svg:width="13.5cm" svg:height="1.119cm" svg:x="12.5cm" svg:y="4.381cm">
          <draw:text-box>
            <text:list text:style-name="L1">
              <text:list-item>
                <text:p><text:span text:style-name="T11"><text:s/></text:span><text:span text:style-name="T11">parser čita još jedan dodatni znak </text:span><text:span text:style-name="T12">x</text:span></text:p>
              </text:list-item>
            </text:list>
          </draw:text-box>
        </draw:frame>
        <draw:frame draw:style-name="gr7" draw:id="id75" draw:layer="layout" svg:width="9.353cm" svg:height="0.898cm" svg:x="11.898cm" svg:y="6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id="id77" draw:layer="layout" svg:width="9.771cm" svg:height="0.871cm" svg:x="11.751cm" svg:y="10.1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id="id76" draw:layer="layout" svg:width="18.176cm" svg:height="1.062cm" svg:x="11.824cm" svg:y="8.43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id="id78" draw:layer="layout" svg:width="6.249cm" svg:height="0.898cm" svg:x="19.251cm" svg:y="11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g>
          <draw:custom-shape draw:style-name="gr6" draw:text-style-name="P11" draw:layer="layout" svg:width="9cm" svg:height="10.5cm" svg:x="2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3.051cm" svg:height="1.011cm" svg:x="5cm" svg:y="6.989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8" draw:text-style-name="P13" draw:layer="layout" svg:width="0.959cm" svg:height="1.276cm" svg:x="6.041cm" svg:y="13cm">
            <draw:text-box>
              <text:p><text:span text:style-name="T7">s</text:span></text:p>
            </draw:text-box>
          </draw:frame>
          <draw:frame draw:style-name="gr7" draw:layer="layout" svg:width="4.244cm" svg:height="1.015cm" svg:x="4.992cm" svg:y="8.5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4" smil:attributeName="visibility" smil:to="visible"/>
                  <anim:transitionFilter smil:dur="0.5s" smil:targetElement="id7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5" smil:attributeName="visibility" smil:to="visible"/>
                  <anim:transitionFilter smil:dur="0.5s" smil:targetElement="id7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6" smil:attributeName="visibility" smil:to="visible"/>
                  <anim:transitionFilter smil:dur="0.5s" smil:targetElement="id7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7" smil:attributeName="visibility" smil:to="visible"/>
                  <anim:transitionFilter smil:dur="0.5s" smil:targetElement="id7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8" smil:attributeName="visibility" smil:to="visible"/>
                  <anim:transitionFilter smil:dur="0.5s" smil:targetElement="id78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titledown">
        <office:forms form:automatic-focus="false" form:apply-design-mode="false"/>
        <draw:frame draw:style-name="gr3" draw:layer="layout" svg:width="16.182cm" svg:height="1.276cm" svg:x="1cm" svg:y="2cm">
          <draw:text-box>
            <text:p><text:span text:style-name="T7">Problem SLR(1) parsera: nepreciznost</text:span></text:p>
          </draw:text-box>
        </draw:frame>
        <draw:frame draw:style-name="gr10" draw:id="id79" draw:layer="layout" svg:width="19cm" svg:height="3.723cm" svg:x="4.5cm" svg:y="3.777cm">
          <draw:text-box>
            <text:list text:style-name="L1">
              <text:list-item>
                <text:p text:style-name="P17"><text:span text:style-name="T11"><text:s/></text:span><text:span text:style-name="T11">skup SLIJEDI(A) sadrži sve završne znakove koji</text:span><text:span text:style-name="T11"><text:line-break/></text:span><text:span text:style-name="T11"><text:tab/></text:span><text:span text:style-name="T11">slijede iza nezavršnog znaka A u </text:span><text:span text:style-name="T13">barem jednom</text:span><text:span text:style-name="T13"><text:line-break/></text:span><text:span text:style-name="T13"><text:tab/></text:span><text:span text:style-name="T13">međunizu</text:span><text:span text:style-name="T16"> generiranom iz početnog znaka</text:span><text:span text:style-name="T16"><text:line-break/></text:span><text:span text:style-name="T16"><text:tab/></text:span><text:span text:style-name="T16">gramatike</text:span></text:p>
              </text:list-item>
            </text:list>
          </draw:text-box>
        </draw:frame>
        <draw:frame draw:style-name="gr3" draw:id="id80" draw:layer="layout" svg:width="3.423cm" svg:height="1.195cm" svg:x="1cm" svg:y="7.805cm">
          <draw:text-box>
            <text:p><text:span text:style-name="T3">Primjer:</text:span></text:p>
          </draw:text-box>
        </draw:frame>
        <draw:frame draw:style-name="gr7" draw:id="id81" draw:layer="layout" svg:width="6.496cm" svg:height="1.053cm" svg:x="5.914cm" svg:y="8.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id="id82" draw:layer="layout" svg:width="4.699cm" svg:height="1.053cm" svg:x="5.801cm" svg:y="9.947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id="id83" draw:layer="layout" svg:width="4.728cm" svg:height="1.053cm" svg:x="5.772cm" svg:y="11.44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id="id84" draw:layer="layout" svg:width="13.34cm" svg:height="1.057cm" svg:x="13.16cm" svg:y="8.443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id="id85" draw:layer="layout" svg:width="8.972cm" svg:height="1.011cm" svg:x="2.528cm" svg:y="13.47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id="id86" draw:layer="layout" svg:width="8.871cm" svg:height="1.015cm" svg:x="2.528cm" svg:y="14.48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id="id87" draw:layer="layout" svg:width="13.5cm" svg:height="5.459cm" svg:x="12.842cm" svg:y="9.74cm">
          <draw:text-box>
            <text:list text:style-name="L1">
              <text:list-item>
                <text:p text:style-name="P18"><text:span text:style-name="T11"><text:s/></text:span><text:span text:style-name="T11">prilikom analize niza </text:span><text:span text:style-name="T12">acdc</text:span><text:span text:style-name="T17"> SLR(1)</text:span><text:span text:style-name="T17"><text:line-break/></text:span><text:span text:style-name="T17"><text:tab/></text:span><text:span text:style-name="T17">parser nakon čitanja znakova </text:span><text:span text:style-name="T12">a</text:span><text:span text:style-name="T17">, </text:span><text:span text:style-name="T12">c</text:span><text:span text:style-name="T17"> i</text:span><text:span text:style-name="T17"><text:line-break/></text:span><text:span text:style-name="T17"><text:tab/></text:span><text:span text:style-name="T12">d </text:span><text:span text:style-name="T17">te čitanja dodatnog znaka </text:span><text:span text:style-name="T12">c</text:span><text:span text:style-name="T14"> </text:span><text:span text:style-name="T18">ne</text:span><text:span text:style-name="T18"><text:line-break/></text:span><text:span text:style-name="T18"><text:tab/></text:span><text:span text:style-name="T18">može zaključiti da je potrebno</text:span><text:span text:style-name="T18"><text:line-break/></text:span><text:span text:style-name="T18"><text:tab/></text:span><text:span text:style-name="T18">primijeniti redukciju </text:span><text:span text:style-name="T19">A </text:span><text:span text:style-name="T20">→</text:span><text:span text:style-name="T21"> d</text:span><text:span text:style-name="T22"> jer je</text:span><text:span text:style-name="T22"><text:line-break/></text:span><text:span text:style-name="T22"><text:tab/></text:span><text:span text:style-name="T22">c ∈ SLIJEDI(A) i c ∈ SLIJEDI(B)</text:span></text:p>
              </text:list-item>
            </text:list>
          </draw:text-box>
        </draw:frame>
        <draw:frame draw:style-name="gr1" draw:text-style-name="P19" draw:id="id88" draw:layer="layout" svg:width="27cm" svg:height="1.825cm" svg:x="0.5cm" svg:y="18.087cm">
          <draw:text-box>
            <text:p text:style-name="P11"><text:span text:style-name="T23">Bilo bi zgodno imati posebne skupove </text:span><text:span text:style-name="T24">SLIJEDI</text:span><text:span text:style-name="T25"> za svaki pojedini postupak generiranja međunizov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9" smil:attributeName="visibility" smil:to="visible"/>
                  <anim:transitionFilter smil:dur="0.5s" smil:targetElement="id7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0" smil:attributeName="visibility" smil:to="visible"/>
                  <anim:transitionFilter smil:dur="0.5s" smil:targetElement="id8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81" smil:attributeName="visibility" smil:to="visible"/>
                  <anim:transitionFilter smil:dur="0.5s" smil:targetElement="id8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82" smil:attributeName="visibility" smil:to="visible"/>
                  <anim:transitionFilter smil:dur="0.5s" smil:targetElement="id8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83" smil:attributeName="visibility" smil:to="visible"/>
                  <anim:transitionFilter smil:dur="0.5s" smil:targetElement="id8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84" smil:attributeName="visibility" smil:to="visible"/>
                  <anim:transitionFilter smil:dur="0.5s" smil:targetElement="id8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5" smil:attributeName="visibility" smil:to="visible"/>
                  <anim:transitionFilter smil:dur="0.5s" smil:targetElement="id8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6" smil:attributeName="visibility" smil:to="visible"/>
                  <anim:transitionFilter smil:dur="0.5s" smil:targetElement="id8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7" smil:attributeName="visibility" smil:to="visible"/>
                  <anim:transitionFilter smil:dur="0.5s" smil:targetElement="id8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  <anim:animate smil:dur="1s" smil:fill="hold" smil:targetElement="id88" smil:attributeName="rotate" smil:values="720;0" smil:keyTimes="0;1"/>
                  <anim:animate smil:dur="1s" smil:fill="hold" smil:targetElement="id88" smil:attributeName="height" smil:values="0;height" smil:keyTimes="0;1"/>
                  <anim:animate smil:dur="1s" smil:fill="hold" smil:targetElement="id88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>
        <office:forms form:automatic-focus="false" form:apply-design-mode="false"/>
        <draw:frame draw:style-name="gr5" draw:layer="layout" svg:width="26cm" svg:height="1.276cm" svg:x="1cm" svg:y="1.724cm">
          <draw:text-box>
            <text:p><text:span text:style-name="T7">LR(1) stavka</text:span></text:p>
          </draw:text-box>
        </draw:frame>
        <draw:frame draw:style-name="gr5" draw:id="id89" draw:layer="layout" svg:width="21.5cm" svg:height="1.276cm" svg:x="5cm" svg:y="3.5cm">
          <draw:text-box>
            <text:list text:style-name="L1">
              <text:list-item>
                <text:p><text:span text:style-name="T7"><text:s/></text:span><text:span text:style-name="T7">proširena LR stavka</text:span></text:p>
              </text:list-item>
            </text:list>
          </draw:text-box>
        </draw:frame>
        <draw:frame draw:style-name="gr7" draw:id="id90" draw:layer="layout" svg:width="8.833cm" svg:height="1.16cm" svg:x="5.667cm" svg:y="5.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12" draw:text-style-name="P11" draw:id="id91" draw:layer="layout" svg:width="0.5cm" svg:height="4.01cm" draw:transform="rotate (-1.57062179387059) translate (14cm 7cm)">
          <text:p/>
          <draw:enhanced-geometry svg:viewBox="0 0 21600 21600" draw:glue-points="0 0 0 21600 21600 10800" draw:text-areas="0 ?f9 7800 ?f10" draw:type="right-brace" draw:modifiers="1800 11127.998226557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id="id92" draw:layer="layout" svg:width="15cm" svg:height="5.915cm" svg:x="9.5cm" svg:y="7.528cm">
          <draw:text-box>
            <text:list text:style-name="L1">
              <text:list-item>
                <text:p text:style-name="P20"><text:span text:style-name="T3"><text:s/></text:span><text:span text:style-name="T3">skup završnih znakova gramatike</text:span><text:span text:style-name="T3"><text:line-break/></text:span><text:span text:style-name="T3"><text:tab/></text:span><text:span text:style-name="T3">uključujući i oznaku kraja niza </text:span><text:span text:style-name="T26">┴</text:span></text:p>
              </text:list-item>
              <text:list-item>
                <text:p text:style-name="P17"><text:span text:style-name="T26"><text:s/></text:span><text:span text:style-name="T26">to je skup onih završnih znakova koji</text:span><text:span text:style-name="T26"><text:line-break/></text:span><text:span text:style-name="T26"><text:tab/></text:span><text:span text:style-name="T26">slijede nezavršni znak A u</text:span><text:span text:style-name="T26"><text:line-break/></text:span><text:span text:style-name="T26"><text:tab/></text:span><text:span text:style-name="T26">konkretnom postupku generiranja</text:span><text:span text:style-name="T26"><text:line-break/></text:span><text:span text:style-name="T26"><text:tab/></text:span><text:span text:style-name="T26">niza</text:span></text:p>
              </text:list-item>
            </text:list>
          </draw:text-box>
        </draw:frame>
        <draw:frame draw:style-name="gr13" draw:layer="layout" svg:width="25cm" svg:height="1.987cm" svg:x="1cm" svg:y="14cm">
          <draw:text-box>
            <text:p text:id="id93"><text:span text:style-name="T11">Unija svih takvih skupova za svaku stavku koja na lijevoj strani produkcije ima nezavršni znak A jednaka je skupu SLIJEDI(A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0" smil:attributeName="visibility" smil:to="visible"/>
                  <anim:transitionFilter smil:dur="0.5s" smil:targetElement="id9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1" smil:attributeName="visibility" smil:to="visible"/>
                  <anim:transitionFilter smil:dur="0.5s" smil:targetElement="id9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92" smil:attributeName="visibility" smil:to="visible"/>
                  <anim:transitionFilter smil:dur="0.5s" smil:targetElement="id9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>
        <office:forms form:automatic-focus="false" form:apply-design-mode="false"/>
        <draw:frame draw:style-name="gr7" draw:id="id94" draw:layer="layout" svg:width="24.726cm" svg:height="1.074cm" svg:x="1.205cm" svg:y="3.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id="id95" draw:layer="layout" svg:width="25.531cm" svg:height="2.301cm" svg:x="1cm" svg:y="4.434cm">
          <draw:text-box>
            <text:p><text:span text:style-name="T27">ako i samo ako </text:span><text:span text:style-name="T7">postoji postupak generiranja niza zamjenom krajnje desnog nezavršnog znaka</text:span></text:p>
          </draw:text-box>
        </draw:frame>
        <draw:frame draw:style-name="gr7" draw:id="id96" draw:layer="layout" svg:width="7.126cm" svg:height="1.292cm" svg:x="15.431cm" svg:y="6.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id="id97" draw:layer="layout" svg:width="14.236cm" svg:height="1.028cm" svg:x="1.131cm" svg:y="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id="id98" draw:layer="layout" svg:width="0.727cm" svg:height="1.276cm" svg:x="2.773cm" svg:y="9.858cm">
          <draw:text-box>
            <text:list text:style-name="L1">
              <text:list-item>
                <text:p><text:span text:style-name="T7"><text:s/></text:span></text:p>
              </text:list-item>
            </text:list>
          </draw:text-box>
        </draw:frame>
        <draw:frame draw:style-name="gr7" draw:id="id99" draw:layer="layout" svg:width="21.498cm" svg:height="1.062cm" svg:x="3.431cm" svg:y="9.938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text-style-name="P16" draw:layer="layout" svg:width="25cm" svg:height="1.352cm" svg:x="0.9cm" svg:y="1.474cm">
          <draw:text-box>
            <text:p><text:span text:style-name="T28">Valjana LR(1) stavka</text:span></text:p>
          </draw:text-box>
        </draw:frame>
        <draw:frame draw:style-name="gr1" draw:id="id100" draw:layer="layout" svg:width="0.727cm" svg:height="1.276cm" svg:x="2.773cm" svg:y="11.5cm">
          <draw:text-box>
            <text:list text:style-name="L1">
              <text:list-item>
                <text:p><text:span text:style-name="T7"><text:s/></text:span></text:p>
              </text:list-item>
            </text:list>
          </draw:text-box>
        </draw:frame>
        <draw:frame draw:style-name="gr7" draw:id="id101" draw:layer="layout" svg:width="23.213cm" svg:height="2.366cm" svg:x="3.41cm" svg:y="11.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id="id102" draw:layer="layout" svg:width="25.995cm" svg:height="3.572cm" svg:x="1cm" svg:y="16.928cm">
          <draw:object xlink:href="./Object 33" xlink:type="simple" xlink:show="embed" xlink:actuate="onLoad"/>
          <draw:image xlink:href="./ObjectReplacements/Object 3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4" smil:attributeName="visibility" smil:to="visible"/>
                  <anim:transitionFilter smil:dur="0.5s" smil:targetElement="id9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5" smil:attributeName="visibility" smil:to="visible"/>
                  <anim:transitionFilter smil:dur="0.5s" smil:targetElement="id9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6" smil:attributeName="visibility" smil:to="visible"/>
                  <anim:transitionFilter smil:dur="0.5s" smil:targetElement="id9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7" smil:attributeName="visibility" smil:to="visible"/>
                  <anim:transitionFilter smil:dur="0.5s" smil:targetElement="id9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8" smil:attributeName="visibility" smil:to="visible"/>
                  <anim:transitionFilter smil:dur="0.5s" smil:targetElement="id9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99" smil:attributeName="visibility" smil:to="visible"/>
                  <anim:transitionFilter smil:dur="0.5s" smil:targetElement="id9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0" smil:attributeName="visibility" smil:to="visible"/>
                  <anim:transitionFilter smil:dur="0.5s" smil:targetElement="id10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01" smil:attributeName="visibility" smil:to="visible"/>
                  <anim:transitionFilter smil:dur="0.5s" smil:targetElement="id10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25s" smil:fill="hold" smil:targetElement="id102" smil:attributeName="visibility" smil:to="visible"/>
                  <anim:transitionFilter smil:dur="0.5s" smil:targetElement="id102" smil:type="fade" smil:subtype="crossfade"/>
                  <anim:animate smil:dur="0.5s" smil:fill="hold" smil:targetElement="id102" smil:attributeName="rotate" smil:values="720;0" smil:keyTimes="0;1"/>
                  <anim:animate smil:dur="0.5s" smil:fill="hold" smil:targetElement="id102" smil:attributeName="height" smil:values="0;height" smil:keyTimes="0;1"/>
                  <anim:animate smil:dur="0.5s" smil:fill="hold" smil:targetElement="id10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titledown">
        <office:forms form:automatic-focus="false" form:apply-design-mode="false"/>
        <draw:frame draw:style-name="gr7" draw:layer="layout" svg:width="26.581cm" svg:height="1.16cm" svg:x="0.535cm" svg:y="1.29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id="id103" draw:layer="layout" svg:width="26.5cm" svg:height="3.11cm" svg:x="0.8cm" svg:y="3.19cm">
          <draw:text-box>
            <text:p text:style-name="P21"><text:span text:style-name="T11">1)</text:span><text:span text:style-name="T11"><text:tab/></text:span><text:span text:style-name="T11"><text:tab/></text:span><text:span text:style-name="T11">Skup stanja je skup svih </text:span><text:span text:style-name="T12">LR(1)</text:span><text:span text:style-name="T17"> stavki gramatike G uvećan</text:span><text:span text:style-name="T17"><text:line-break/></text:span><text:span text:style-name="T17"><text:tab/></text:span><text:span text:style-name="T17"><text:tab/></text:span><text:span text:style-name="T17">početnim stanjem q</text:span><text:span text:style-name="T29">0</text:span><text:span text:style-name="T17">. Osim početnog stanja q</text:span><text:span text:style-name="T29">0</text:span><text:span text:style-name="T17">, sva ostala stanja</text:span><text:span text:style-name="T17"><text:line-break/></text:span><text:span text:style-name="T17"><text:tab/></text:span><text:span text:style-name="T17"><text:tab/></text:span><text:span text:style-name="T17">su </text:span><text:span text:style-name="T12">LR(1)</text:span><text:span text:style-name="T17"> stavke.</text:span></text:p>
          </draw:text-box>
        </draw:frame>
        <draw:g draw:id="id104">
          <draw:frame draw:style-name="gr1" draw:layer="layout" svg:width="26.5cm" svg:height="1.987cm" svg:x="0.263cm" svg:y="7.778cm">
            <draw:text-box>
              <text:p text:style-name="P21"><text:span text:style-name="T11">2)</text:span><text:span text:style-name="T11"><text:tab/></text:span><text:span text:style-name="T11"><text:tab/></text:span><text:span text:style-name="T11">Skup ulaznih znakova je unija skupova završnih i nezavršnih</text:span><text:span text:style-name="T11"><text:line-break/></text:span><text:span text:style-name="T11"><text:tab/></text:span><text:span text:style-name="T11"><text:tab/></text:span><text:span text:style-name="T11">znakova gramatike, </text:span></text:p>
            </draw:text-box>
          </draw:frame>
          <draw:frame draw:style-name="gr7" draw:layer="layout" svg:width="3.651cm" svg:height="1.011cm" svg:x="11.649cm" svg:y="8.689cm"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5" draw:id="id105" draw:layer="layout" svg:width="26.5cm" svg:height="1.987cm" svg:x="0.9cm" svg:y="11.2cm">
          <draw:text-box>
            <text:p text:style-name="P21"><text:span text:style-name="T11">3)</text:span><text:span text:style-name="T11"><text:tab/></text:span><text:span text:style-name="T11"><text:tab/></text:span><text:span text:style-name="T11">Budući da su sva stanja valjane </text:span><text:span text:style-name="T12">LR(1)</text:span><text:span text:style-name="T17"> stavke ulaznog niza , </text:span></text:p>
            <text:p text:style-name="P21"><text:span text:style-name="T17"><text:tab/></text:span><text:span text:style-name="T17"><text:tab/></text:span><text:span text:style-name="T17">onda su sva stanja u skupu dozvoljenih stanja, </text:span><text:span text:style-name="T12">F=Q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3" smil:attributeName="visibility" smil:to="visible"/>
                  <anim:transitionFilter smil:dur="0.5s" smil:targetElement="id10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4" smil:attributeName="visibility" smil:to="visible"/>
                  <anim:transitionFilter smil:dur="0.5s" smil:targetElement="id10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5" smil:attributeName="visibility" smil:to="visible"/>
                  <anim:transitionFilter smil:dur="0.5s" smil:targetElement="id105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titledown">
        <office:forms form:automatic-focus="false" form:apply-design-mode="false"/>
        <draw:frame draw:style-name="gr1" draw:id="id111" draw:layer="layout" svg:width="26.5cm" svg:height="1.119cm" svg:x="0.6cm" svg:y="3.281cm">
          <draw:text-box>
            <text:p text:style-name="P21"><text:span text:style-name="T11">4)</text:span><text:span text:style-name="T11"><text:tab/></text:span><text:span text:style-name="T11"><text:tab/></text:span><text:span text:style-name="T11">Funkcija prijelaza </text:span><text:span text:style-name="T30">δ se definira na sljedeći način:</text:span></text:p>
          </draw:text-box>
        </draw:frame>
        <draw:frame draw:style-name="gr7" draw:id="id106" draw:layer="layout" svg:width="21.209cm" svg:height="0.983cm" svg:x="2.433cm" svg:y="4.96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id="id107" draw:layer="layout" svg:width="19.029cm" svg:height="1.038cm" svg:x="4.671cm" svg:y="6.319cm">
          <draw:text-box>
            <text:list text:style-name="L1">
              <text:list-item>
                <text:p><text:span text:style-name="T31"><text:s/></text:span><text:span text:style-name="T31">Prijelaz omogućuje početak rada -NKA</text:span></text:p>
              </text:list-item>
            </text:list>
          </draw:text-box>
        </draw:frame>
        <draw:frame draw:style-name="gr7" draw:id="id108" draw:layer="layout" svg:width="21.554cm" svg:height="0.983cm" svg:x="2.446cm" svg:y="7.51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layer="layout" svg:width="26.581cm" svg:height="1.16cm" svg:x="0.536cm" svg:y="1.29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" draw:id="id109" draw:layer="layout" svg:width="19.029cm" svg:height="2.612cm" svg:x="4.641cm" svg:y="8.62cm">
          <draw:text-box>
            <text:list text:style-name="L1">
              <text:list-item>
                <text:p text:style-name="P22"><text:span text:style-name="T31"><text:s/></text:span><text:span text:style-name="T31">Ako automat pročita znak </text:span><text:span text:style-name="T32">X</text:span><text:span text:style-name="T33">, onda se oznaka točke</text:span><text:span text:style-name="T33"><text:line-break/></text:span><text:span text:style-name="T33"><text:tab/></text:span><text:span text:style-name="T33">pomakne iza tog znaka. </text:span><text:span text:style-name="T32">X</text:span><text:span text:style-name="T33"> je završni ili nezavršni znak</text:span><text:span text:style-name="T33"><text:line-break/></text:span><text:span text:style-name="T33"><text:tab/></text:span><text:span text:style-name="T33">gramatike.</text:span></text:p>
              </text:list-item>
            </text:list>
          </draw:text-box>
        </draw:frame>
        <draw:frame draw:style-name="gr7" draw:id="id110" draw:layer="layout" svg:width="27.004cm" svg:height="0.934cm" svg:x="0.6cm" svg:y="11.6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id="id112" draw:layer="layout" svg:width="24cm" svg:height="2.855cm" svg:x="1.7cm" svg:y="4.845cm">
          <draw:text-box>
            <text:list text:style-name="L1">
              <text:list-item>
                <text:p text:style-name="P18"><text:span text:style-name="T11"><text:s/></text:span><text:span text:style-name="T11">Ako je nezavršni znak desno od točke, -prijelaz pokreće analizu</text:span><text:span text:style-name="T11"><text:line-break/></text:span><text:span text:style-name="T11"><text:tab/></text:span><text:span text:style-name="T11">tog znaka. </text:span><text:span text:style-name="T12">T</text:span><text:span text:style-name="T17"> je skup svih završnih znakova </text:span><text:span text:style-name="T19">b</text:span><text:span text:style-name="T18"> ili oznake kraja niza</text:span><text:span text:style-name="T18"><text:line-break/></text:span><text:span text:style-name="T18"><text:tab/></text:span><text:span text:style-name="T18">┴ za koje vrijedi:</text:span></text:p>
              </text:list-item>
            </text:list>
          </draw:text-box>
        </draw:frame>
        <draw:frame draw:style-name="gr7" draw:id="id113" draw:layer="layout" svg:width="19.468cm" svg:height="0.898cm" svg:x="4.532cm" svg:y="8.102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7" draw:id="id114" draw:layer="layout" svg:width="21.078cm" svg:height="2.116cm" svg:x="4.5cm" svg:y="10.1cm">
          <draw:object xlink:href="./Object 41" xlink:type="simple" xlink:show="embed" xlink:actuate="onLoad"/>
          <draw:image xlink:href="./ObjectReplacements/Object 4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6" smil:attributeName="visibility" smil:to="visible"/>
                  <anim:transitionFilter smil:dur="0.5s" smil:targetElement="id10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7" smil:attributeName="visibility" smil:to="visible"/>
                  <anim:transitionFilter smil:dur="0.5s" smil:targetElement="id10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8" smil:attributeName="visibility" smil:to="visible"/>
                  <anim:transitionFilter smil:dur="0.5s" smil:targetElement="id10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9" smil:attributeName="visibility" smil:to="visible"/>
                  <anim:transitionFilter smil:dur="0.5s" smil:targetElement="id10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0" smil:attributeName="visibility" smil:to="visible"/>
                  <anim:transitionFilter smil:dur="0.5s" smil:targetElement="id1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omerang">
                  <anim:transitionFilter smil:begin="0s" smil:dur="1s" smil:accelerate="0.5" smil:targetElement="id111" smil:type="fade" smil:subtype="crossfade" smil:mode="out"/>
                  <anim:animate smil:begin="0s" smil:dur="0.5s" smil:accelerate="0.5" smil:targetElement="id111" smil:attributeName="y" smil:values="y;y+.1" smil:keyTimes="0;1"/>
                  <anim:animate smil:begin="0.5s" smil:dur="0.5s" smil:decelerate="0.5" smil:targetElement="id111" smil:attributeName="y" smil:values="y;y-.1" smil:keyTimes="0;1"/>
                  <anim:animate smil:begin="0.5s" smil:dur="0.5s" smil:accelerate="0.5" smil:targetElement="id111" smil:attributeName="x" smil:values="x;x+.4" smil:keyTimes="0;1"/>
                  <anim:animate smil:dur="1s" smil:targetElement="id111" smil:attributeName="height" smil:values="height;height" smil:keyTimes="0;1"/>
                  <anim:animate smil:begin="0s" smil:dur="0.5s" smil:accelerate="0.5" smil:targetElement="id111" smil:attributeName="width" smil:values="width;width*.05" smil:keyTimes="0;1"/>
                  <anim:animate smil:begin="0.5s" smil:dur="0.5s" smil:decelerate="0.5" smil:targetElement="id111" smil:attributeName="width" smil:values="width;width/.05" smil:keyTimes="0;1"/>
                  <anim:animate smil:begin="0.5s" smil:dur="0.5s" smil:accelerate="0.5" smil:targetElement="id111" smil:attributeName="rotate" smil:values="0;-90" smil:keyTimes="0;1"/>
                  <anim:set smil:begin="0.999s" smil:dur="0.001s" smil:fill="hold" smil:targetElement="id111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106" smil:type="fade" smil:subtype="crossfade" smil:mode="out"/>
                  <anim:animate smil:begin="0s" smil:dur="0.5s" smil:accelerate="0.5" smil:targetElement="id106" smil:attributeName="y" smil:values="y;y+.1" smil:keyTimes="0;1"/>
                  <anim:animate smil:begin="0.5s" smil:dur="0.5s" smil:decelerate="0.5" smil:targetElement="id106" smil:attributeName="y" smil:values="y;y-.1" smil:keyTimes="0;1"/>
                  <anim:animate smil:begin="0.5s" smil:dur="0.5s" smil:accelerate="0.5" smil:targetElement="id106" smil:attributeName="x" smil:values="x;x+.4" smil:keyTimes="0;1"/>
                  <anim:animate smil:dur="1s" smil:targetElement="id106" smil:attributeName="height" smil:values="height;height" smil:keyTimes="0;1"/>
                  <anim:animate smil:begin="0s" smil:dur="0.5s" smil:accelerate="0.5" smil:targetElement="id106" smil:attributeName="width" smil:values="width;width*.05" smil:keyTimes="0;1"/>
                  <anim:animate smil:begin="0.5s" smil:dur="0.5s" smil:decelerate="0.5" smil:targetElement="id106" smil:attributeName="width" smil:values="width;width/.05" smil:keyTimes="0;1"/>
                  <anim:animate smil:begin="0.5s" smil:dur="0.5s" smil:accelerate="0.5" smil:targetElement="id106" smil:attributeName="rotate" smil:values="0;-90" smil:keyTimes="0;1"/>
                  <anim:set smil:begin="0.999s" smil:dur="0.001s" smil:fill="hold" smil:targetElement="id106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107" smil:type="fade" smil:subtype="crossfade" smil:mode="out"/>
                  <anim:animate smil:begin="0s" smil:dur="0.5s" smil:accelerate="0.5" smil:targetElement="id107" smil:attributeName="y" smil:values="y;y+.1" smil:keyTimes="0;1"/>
                  <anim:animate smil:begin="0.5s" smil:dur="0.5s" smil:decelerate="0.5" smil:targetElement="id107" smil:attributeName="y" smil:values="y;y-.1" smil:keyTimes="0;1"/>
                  <anim:animate smil:begin="0.5s" smil:dur="0.5s" smil:accelerate="0.5" smil:targetElement="id107" smil:attributeName="x" smil:values="x;x+.4" smil:keyTimes="0;1"/>
                  <anim:animate smil:dur="1s" smil:targetElement="id107" smil:attributeName="height" smil:values="height;height" smil:keyTimes="0;1"/>
                  <anim:animate smil:begin="0s" smil:dur="0.5s" smil:accelerate="0.5" smil:targetElement="id107" smil:attributeName="width" smil:values="width;width*.05" smil:keyTimes="0;1"/>
                  <anim:animate smil:begin="0.5s" smil:dur="0.5s" smil:decelerate="0.5" smil:targetElement="id107" smil:attributeName="width" smil:values="width;width/.05" smil:keyTimes="0;1"/>
                  <anim:animate smil:begin="0.5s" smil:dur="0.5s" smil:accelerate="0.5" smil:targetElement="id107" smil:attributeName="rotate" smil:values="0;-90" smil:keyTimes="0;1"/>
                  <anim:set smil:begin="0.999s" smil:dur="0.001s" smil:fill="hold" smil:targetElement="id107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108" smil:type="fade" smil:subtype="crossfade" smil:mode="out"/>
                  <anim:animate smil:begin="0s" smil:dur="0.5s" smil:accelerate="0.5" smil:targetElement="id108" smil:attributeName="y" smil:values="y;y+.1" smil:keyTimes="0;1"/>
                  <anim:animate smil:begin="0.5s" smil:dur="0.5s" smil:decelerate="0.5" smil:targetElement="id108" smil:attributeName="y" smil:values="y;y-.1" smil:keyTimes="0;1"/>
                  <anim:animate smil:begin="0.5s" smil:dur="0.5s" smil:accelerate="0.5" smil:targetElement="id108" smil:attributeName="x" smil:values="x;x+.4" smil:keyTimes="0;1"/>
                  <anim:animate smil:dur="1s" smil:targetElement="id108" smil:attributeName="height" smil:values="height;height" smil:keyTimes="0;1"/>
                  <anim:animate smil:begin="0s" smil:dur="0.5s" smil:accelerate="0.5" smil:targetElement="id108" smil:attributeName="width" smil:values="width;width*.05" smil:keyTimes="0;1"/>
                  <anim:animate smil:begin="0.5s" smil:dur="0.5s" smil:decelerate="0.5" smil:targetElement="id108" smil:attributeName="width" smil:values="width;width/.05" smil:keyTimes="0;1"/>
                  <anim:animate smil:begin="0.5s" smil:dur="0.5s" smil:accelerate="0.5" smil:targetElement="id108" smil:attributeName="rotate" smil:values="0;-90" smil:keyTimes="0;1"/>
                  <anim:set smil:begin="0.999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boomerang">
                  <anim:transitionFilter smil:begin="0s" smil:dur="1s" smil:accelerate="0.5" smil:targetElement="id109" smil:type="fade" smil:subtype="crossfade" smil:mode="out"/>
                  <anim:animate smil:begin="0s" smil:dur="0.5s" smil:accelerate="0.5" smil:targetElement="id109" smil:attributeName="y" smil:values="y;y+.1" smil:keyTimes="0;1"/>
                  <anim:animate smil:begin="0.5s" smil:dur="0.5s" smil:decelerate="0.5" smil:targetElement="id109" smil:attributeName="y" smil:values="y;y-.1" smil:keyTimes="0;1"/>
                  <anim:animate smil:begin="0.5s" smil:dur="0.5s" smil:accelerate="0.5" smil:targetElement="id109" smil:attributeName="x" smil:values="x;x+.4" smil:keyTimes="0;1"/>
                  <anim:animate smil:dur="1s" smil:targetElement="id109" smil:attributeName="height" smil:values="height;height" smil:keyTimes="0;1"/>
                  <anim:animate smil:begin="0s" smil:dur="0.5s" smil:accelerate="0.5" smil:targetElement="id109" smil:attributeName="width" smil:values="width;width*.05" smil:keyTimes="0;1"/>
                  <anim:animate smil:begin="0.5s" smil:dur="0.5s" smil:decelerate="0.5" smil:targetElement="id109" smil:attributeName="width" smil:values="width;width/.05" smil:keyTimes="0;1"/>
                  <anim:animate smil:begin="0.5s" smil:dur="0.5s" smil:accelerate="0.5" smil:targetElement="id109" smil:attributeName="rotate" smil:values="0;-90" smil:keyTimes="0;1"/>
                  <anim:set smil:begin="0.999s" smil:dur="0.001s" smil:fill="hold" smil:targetElement="id10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0" svg:path="m-0.0215-0.00319047619047619c0.107142857142857-0.119047619047619 0-0.357142857142857 0.0178571428571429-0.380952380952381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12" smil:attributeName="visibility" smil:to="visible"/>
                  <anim:transitionFilter smil:dur="0.5s" smil:targetElement="id1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3" smil:attributeName="visibility" smil:to="visible"/>
                  <anim:transitionFilter smil:dur="0.5s" smil:targetElement="id1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4" smil:attributeName="visibility" smil:to="visible"/>
                  <anim:transitionFilter smil:dur="0.5s" smil:targetElement="id11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titledown">
        <office:forms form:automatic-focus="false" form:apply-design-mode="false"/>
        <draw:connector draw:style-name="gr14" draw:text-style-name="P11" draw:id="id142" draw:layer="layout" draw:type="line" svg:x1="16.8cm" svg:y1="5.15cm" svg:x2="20.15cm" svg:y2="7.1cm" draw:start-shape="id1" draw:start-glue-point="1" draw:end-shape="id2" draw:end-glue-point="0" svg:d="m16800 5150 3350 1950">
          <text:p text:style-name="P11">c</text:p>
        </draw:connector>
        <draw:frame draw:style-name="gr7" draw:layer="layout" svg:width="3.593cm" svg:height="1.015cm" svg:x="0.504cm" svg:y="17.447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7" draw:layer="layout" svg:width="2.326cm" svg:height="1.015cm" svg:x="4.8cm" svg:y="17.5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7" draw:layer="layout" svg:width="2.329cm" svg:height="1.015cm" svg:x="8.6cm" svg:y="17.447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7" draw:layer="layout" svg:width="3.537cm" svg:height="1.011cm" svg:x="0.5cm" svg:y="18.989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7" draw:layer="layout" svg:width="3.008cm" svg:height="1.011cm" svg:x="4.792cm" svg:y="18.989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" draw:layer="layout" svg:width="3.037cm" svg:height="1.011cm" svg:x="8.563cm" svg:y="19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15" draw:text-style-name="P11" draw:id="id3" draw:layer="layout" svg:width="1.5cm" svg:height="1.5cm" svg:x="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1" draw:id="id115" draw:layer="layout" draw:type="line" svg:x1="-0.063cm" svg:y1="2.233cm" svg:x2="2cm" svg:y2="2.25cm" draw:end-shape="id3" draw:end-glue-point="3" svg:d="m-63 2233 2063 17">
          <text:p/>
        </draw:connector>
        <draw:frame draw:style-name="gr7" draw:id="id116" draw:layer="layout" svg:width="0.747cm" svg:height="0.796cm" svg:x="2.4cm" svg:y="1.80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name="a) formula" draw:style-name="gr7" draw:id="id117" draw:layer="layout" svg:width="17.432cm" svg:height="0.805cm" svg:x="0cm" svg:y="15.5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15" draw:text-style-name="P11" draw:id="id6" draw:layer="layout" svg:width="4.5cm" svg:height="1.5cm" svg:x="6.2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4" draw:layer="layout" svg:width="4.367cm" svg:height="0.742cm" svg:x="6.2cm" svg:y="1.7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15" draw:text-style-name="P11" draw:id="id5" draw:layer="layout" svg:width="4.5cm" svg:height="1.5cm" svg:x="0.4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20" draw:layer="layout" svg:width="4.336cm" svg:height="0.742cm" svg:x="0.5cm" svg:y="4.9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onnector draw:style-name="gr17" draw:text-style-name="P11" draw:id="id118" draw:layer="layout" draw:type="lines" svg:x1="3.5cm" svg:y1="2.25cm" svg:x2="6.2cm" svg:y2="2.071cm" draw:start-shape="id3" draw:start-glue-point="1" draw:end-shape="id4" draw:end-glue-point="3" svg:d="m3500 2250h502l1697-179h501">
          <text:p text:style-name="P11"></text:p>
        </draw:connector>
        <draw:connector draw:name="" draw:style-name="gr18" draw:text-style-name="P11" draw:id="id119" draw:layer="layout" draw:type="lines" svg:x1="2.75cm" svg:y1="3cm" svg:x2="2.65cm" svg:y2="4.7cm" draw:start-shape="id3" draw:start-glue-point="2" draw:end-shape="id5" svg:d="m2750 3000v502l-100 697v501">
          <svg:desc></svg:desc>
          <text:p text:style-name="P11"><text:s text:c="2"/></text:p>
        </draw:connector>
        <draw:custom-shape draw:style-name="gr15" draw:text-style-name="P11" draw:id="id9" draw:layer="layout" svg:width="4.5cm" svg:height="1.5cm" svg:x="12.4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7" draw:layer="layout" svg:width="4.367cm" svg:height="0.742cm" svg:x="12.4cm" svg:y="1.7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5" draw:text-style-name="P11" draw:id="id8" draw:layer="layout" svg:width="4.5cm" svg:height="1.5cm" svg:x="0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24" draw:layer="layout" svg:width="4.336cm" svg:height="0.742cm" svg:x="0.5cm" svg:y="7.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name="b) formula" draw:style-name="gr7" draw:id="id121" draw:layer="layout" svg:width="17.796cm" svg:height="0.805cm" svg:x="0cm" svg:y="15.5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onnector draw:style-name="gr19" draw:text-style-name="P11" draw:id="id122" draw:layer="layout" draw:type="line" svg:x1="10.7cm" svg:y1="2.05cm" svg:x2="12.4cm" svg:y2="2.071cm" draw:start-shape="id6" draw:start-glue-point="1" draw:end-shape="id7" draw:end-glue-point="3" svg:d="m10700 2050 1700 21">
          <text:p text:style-name="P11">a</text:p>
        </draw:connector>
        <draw:connector draw:style-name="gr18" draw:text-style-name="P11" draw:id="id123" draw:layer="layout" draw:type="line" svg:x1="2.65cm" svg:y1="6.2cm" svg:x2="2.65cm" svg:y2="7.6cm" draw:start-shape="id5" draw:start-glue-point="2" draw:end-shape="id8" draw:end-glue-point="0" svg:d="m2650 6200v1400">
          <text:p text:style-name="P11"><text:s text:c="2"/>a</text:p>
        </draw:connector>
        <draw:frame draw:name="c) formula" draw:style-name="gr7" draw:id="id133" draw:layer="layout" svg:width="23.355cm" svg:height="0.805cm" svg:x="0.045cm" svg:y="15.5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15" draw:text-style-name="P11" draw:id="id10" draw:layer="layout" svg:width="4.5cm" svg:height="1.5cm" svg:x="18.7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27" draw:layer="layout" svg:width="4.367cm" svg:height="0.742cm" svg:x="18.7cm" svg:y="1.7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15" draw:text-style-name="P11" draw:id="id11" draw:layer="layout" svg:width="4.5cm" svg:height="1.5cm" svg:x="23.3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31" draw:layer="layout" svg:width="4.367cm" svg:height="0.742cm" svg:x="23.3cm" svg:y="3.7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onnector draw:style-name="gr19" draw:text-style-name="P11" draw:id="id125" draw:layer="layout" draw:type="line" svg:x1="16.9cm" svg:y1="2.05cm" svg:x2="18.7cm" svg:y2="2.05cm" draw:start-shape="id9" draw:start-glue-point="1" draw:end-shape="id10" svg:d="m16900 2050h1800">
          <text:p text:style-name="P11">A</text:p>
        </draw:connector>
        <draw:connector draw:style-name="gr20" draw:text-style-name="P11" draw:id="id129" draw:layer="layout" draw:type="line" svg:x1="23.2cm" svg:y1="2.05cm" svg:x2="25.55cm" svg:y2="3.3cm" draw:start-shape="id10" draw:start-glue-point="1" draw:end-shape="id11" draw:end-glue-point="0" svg:d="m23200 2050 2350 1250">
          <text:p text:style-name="P11">b</text:p>
        </draw:connector>
        <draw:custom-shape draw:style-name="gr15" draw:text-style-name="P11" draw:id="id12" draw:layer="layout" svg:width="4.5cm" svg:height="1.5cm" svg:x="0.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28" draw:layer="layout" svg:width="4.336cm" svg:height="0.742cm" svg:x="0.5cm" svg:y="10.7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15" draw:text-style-name="P11" draw:id="id13" draw:layer="layout" svg:width="4.5cm" svg:height="1.5cm" svg:x="0.4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32" draw:layer="layout" svg:width="4.336cm" svg:height="0.742cm" svg:x="0.5cm" svg:y="13.7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connector draw:style-name="gr18" draw:text-style-name="P11" draw:id="id126" draw:layer="layout" draw:type="line" svg:x1="2.65cm" svg:y1="9.1cm" svg:x2="2.65cm" svg:y2="10.5cm" draw:start-shape="id8" draw:start-glue-point="2" draw:end-shape="id12" draw:end-glue-point="0" svg:d="m2650 9100v1400">
          <text:p text:style-name="P11"><text:s text:c="2"/>B</text:p>
        </draw:connector>
        <draw:connector draw:style-name="gr18" draw:text-style-name="P11" draw:id="id130" draw:layer="layout" draw:type="line" svg:x1="2.65cm" svg:y1="12cm" svg:x2="2.65cm" svg:y2="13.5cm" draw:start-shape="id12" draw:start-glue-point="2" draw:end-shape="id13" draw:end-glue-point="0" svg:d="m2650 12000v1500">
          <text:p text:style-name="P11"><text:s text:c="2"/>c</text:p>
        </draw:connector>
        <draw:custom-shape draw:style-name="gr15" draw:text-style-name="P11" draw:id="id1" draw:layer="layout" svg:width="4.5cm" svg:height="1.5cm" svg:x="12.3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38" draw:layer="layout" svg:width="3.793cm" svg:height="0.742cm" svg:x="12.8cm" svg:y="4.8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onnector draw:style-name="gr21" draw:text-style-name="P11" draw:id="id134" draw:layer="layout" draw:type="line" svg:x1="14.65cm" svg:y1="2.8cm" svg:x2="19.85cm" svg:y2="4.4cm" draw:start-shape="id9" draw:start-glue-point="2" draw:end-shape="id14" draw:end-glue-point="0" svg:d="m14650 2800 5200 1600">
          <text:p text:style-name="P11"><text:s text:c="2"/></text:p>
        </draw:connector>
        <draw:connector draw:style-name="gr18" draw:text-style-name="P11" draw:id="id135" draw:layer="layout" draw:type="line" svg:x1="14.65cm" svg:y1="2.8cm" svg:x2="14.55cm" svg:y2="4.4cm" draw:start-shape="id9" draw:start-glue-point="2" draw:end-shape="id1" draw:end-glue-point="0" svg:d="m14650 2800-100 1600">
          <text:p text:style-name="P11"><text:s text:c="2"/></text:p>
        </draw:connector>
        <draw:custom-shape draw:style-name="gr15" draw:text-style-name="P11" draw:id="id15" draw:layer="layout" svg:width="4.5cm" svg:height="1.5cm" svg:x="6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39" draw:layer="layout" svg:width="3.323cm" svg:height="0.742cm" svg:x="6.5cm" svg:y="4.9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custom-shape draw:style-name="gr15" draw:text-style-name="P11" draw:id="id16" draw:layer="layout" svg:width="4.5cm" svg:height="1.5cm" svg:x="6.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40" draw:layer="layout" svg:width="3.759cm" svg:height="0.742cm" svg:x="6.7cm" svg:y="10.9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onnector draw:style-name="gr21" draw:text-style-name="P11" draw:id="id136" draw:layer="layout" draw:type="line" svg:x1="4.9cm" svg:y1="8.35cm" svg:x2="8.25cm" svg:y2="6cm" draw:start-shape="id8" draw:start-glue-point="1" draw:end-shape="id15" draw:end-glue-point="2" svg:d="m4900 8350 3350-2350">
          <text:p text:style-name="P11"></text:p>
        </draw:connector>
        <draw:custom-shape draw:style-name="gr15" draw:text-style-name="P11" draw:id="id14" draw:layer="layout" svg:width="4.5cm" svg:height="1.5cm" svg:x="17.6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41" draw:layer="layout" svg:width="3.358cm" svg:height="0.742cm" svg:x="18.1cm" svg:y="4.8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connector draw:style-name="gr21" draw:text-style-name="P11" draw:id="id137" draw:layer="layout" draw:type="line" svg:x1="4.9cm" svg:y1="8.35cm" svg:x2="8.45cm" svg:y2="10.5cm" draw:start-shape="id8" draw:start-glue-point="1" draw:end-shape="id16" draw:end-glue-point="0" svg:d="m4900 8350 3550 2150">
          <text:p text:style-name="P11"></text:p>
        </draw:connector>
        <draw:custom-shape draw:style-name="gr15" draw:text-style-name="P11" draw:id="id17" draw:layer="layout" svg:width="4.5cm" svg:height="1.5cm" svg:x="23.3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46" draw:layer="layout" svg:width="3.358cm" svg:height="0.742cm" svg:x="23.8cm" svg:y="6.4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onnector draw:style-name="gr22" draw:text-style-name="P11" draw:id="id143" draw:layer="layout" draw:type="line" svg:x1="22.1cm" svg:y1="5.15cm" svg:x2="25.55cm" svg:y2="6cm" draw:start-shape="id14" draw:start-glue-point="1" draw:end-shape="id17" draw:end-glue-point="0" svg:d="m22100 5150 3450 850">
          <text:p text:style-name="P11">d</text:p>
        </draw:connector>
        <draw:custom-shape draw:style-name="gr15" draw:text-style-name="P11" draw:id="id2" draw:layer="layout" svg:width="4.5cm" svg:height="1.5cm" svg:x="17.9cm" svg:y="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47" draw:layer="layout" svg:width="3.793cm" svg:height="0.742cm" svg:x="18.4cm" svg:y="7.5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custom-shape draw:style-name="gr15" draw:text-style-name="P11" draw:id="id18" draw:layer="layout" svg:width="4.5cm" svg:height="1.5cm" svg:x="23.3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52" draw:layer="layout" svg:width="3.793cm" svg:height="0.742cm" svg:x="23.8cm" svg:y="9.3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connector draw:style-name="gr22" draw:text-style-name="P11" draw:id="id150" draw:layer="layout" draw:type="line" svg:x1="22.4cm" svg:y1="7.85cm" svg:x2="25.55cm" svg:y2="8.9cm" draw:start-shape="id2" draw:start-glue-point="1" draw:end-shape="id18" draw:end-glue-point="0" svg:d="m22400 7850 3150 1050">
          <text:p text:style-name="P11">B</text:p>
        </draw:connector>
        <draw:custom-shape draw:style-name="gr15" draw:text-style-name="P11" draw:id="id19" draw:layer="layout" svg:width="4.5cm" svg:height="1.5cm" svg:x="7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48" draw:layer="layout" svg:width="3.323cm" svg:height="0.742cm" svg:x="7.9cm" svg:y="8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onnector draw:style-name="gr22" draw:text-style-name="P11" draw:id="id144" draw:layer="layout" draw:type="line" svg:x1="8.25cm" svg:y1="6cm" svg:x2="9.65cm" svg:y2="7.6cm" draw:start-shape="id15" draw:start-glue-point="2" draw:end-shape="id19" draw:end-glue-point="0" svg:d="m8250 6000 1400 1600">
          <text:p text:style-name="P11">d</text:p>
        </draw:connector>
        <draw:custom-shape draw:style-name="gr15" draw:text-style-name="P11" draw:id="id20" draw:layer="layout" svg:width="4.5cm" svg:height="1.5cm" svg:x="6.2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49" draw:layer="layout" svg:width="3.759cm" svg:height="0.742cm" svg:x="6.7cm" svg:y="13.9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connector draw:style-name="gr18" draw:text-style-name="P11" draw:id="id145" draw:layer="layout" draw:type="line" svg:x1="8.45cm" svg:y1="12cm" svg:x2="8.45cm" svg:y2="13.5cm" draw:start-shape="id16" draw:start-glue-point="2" draw:end-shape="id20" draw:end-glue-point="0" svg:d="m8450 12000v1500">
          <text:p text:style-name="P11"><text:s text:c="2"/>c</text:p>
        </draw:connector>
        <draw:custom-shape draw:style-name="gr15" draw:text-style-name="P11" draw:id="id21" draw:layer="layout" svg:width="4.5cm" svg:height="1.5cm" svg:x="1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53" draw:layer="layout" svg:width="3.759cm" svg:height="0.742cm" svg:x="13.5cm" svg:y="19.4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connector draw:style-name="gr22" draw:text-style-name="P11" draw:id="id151" draw:layer="layout" draw:type="line" svg:x1="10.7cm" svg:y1="14.25cm" svg:x2="13cm" svg:y2="19.75cm" draw:start-shape="id20" draw:start-glue-point="1" draw:end-shape="id21" draw:end-glue-point="3" svg:d="m10700 14250 2300 5500">
          <text:p text:style-name="P11"><text:line-break/><text:span text:style-name="T34">A</text:span></text:p>
        </draw:connector>
        <draw:custom-shape draw:style-name="gr15" draw:text-style-name="P11" draw:id="id22" draw:layer="layout" svg:width="4.5cm" svg:height="1.5cm" svg:x="22.9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58" draw:layer="layout" svg:width="3.356cm" svg:height="0.742cm" svg:x="23.4cm" svg:y="11.6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15" draw:text-style-name="P11" draw:id="id23" draw:layer="layout" svg:width="4.5cm" svg:height="1.5cm" svg:x="17.9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59" draw:layer="layout" svg:width="3.793cm" svg:height="0.742cm" svg:x="18.4cm" svg:y="11.6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onnector draw:style-name="gr23" draw:text-style-name="P11" draw:id="id154" draw:layer="layout" draw:type="line" svg:x1="20.15cm" svg:y1="8.6cm" svg:x2="25.15cm" svg:y2="11.2cm" draw:start-shape="id2" draw:start-glue-point="2" draw:end-shape="id22" draw:end-glue-point="0" svg:d="m20150 8600 5000 2600">
          <text:p text:style-name="P11"></text:p>
        </draw:connector>
        <draw:connector draw:style-name="gr18" draw:text-style-name="P11" draw:id="id155" draw:layer="layout" draw:type="line" svg:x1="20.15cm" svg:y1="8.6cm" svg:x2="20.15cm" svg:y2="11.2cm" draw:start-shape="id2" draw:start-glue-point="2" draw:end-shape="id23" draw:end-glue-point="0" svg:d="m20150 8600v2600">
          <text:p text:style-name="P11"><text:s text:c="2"/></text:p>
        </draw:connector>
        <draw:custom-shape draw:style-name="gr15" draw:text-style-name="P11" draw:id="id24" draw:layer="layout" svg:width="4.5cm" svg:height="1.5cm" svg:x="13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60" draw:layer="layout" svg:width="3.324cm" svg:height="0.742cm" svg:x="13.5cm" svg:y="13.8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connector draw:style-name="gr21" draw:text-style-name="P11" draw:id="id156" draw:layer="layout" draw:type="line" svg:x1="10.7cm" svg:y1="14.25cm" svg:x2="13cm" svg:y2="14.15cm" draw:start-shape="id20" draw:start-glue-point="1" draw:end-shape="id24" draw:end-glue-point="3" svg:d="m10700 14250 2300-100">
          <text:p text:style-name="P11"></text:p>
        </draw:connector>
        <draw:custom-shape draw:style-name="gr15" draw:text-style-name="P11" draw:id="id25" draw:layer="layout" svg:width="4.5cm" svg:height="1.5cm" svg:x="12.7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61" draw:layer="layout" svg:width="3.759cm" svg:height="0.742cm" svg:x="13.2cm" svg:y="11.7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connector draw:style-name="gr18" draw:text-style-name="P11" draw:id="id157" draw:layer="layout" draw:type="line" svg:x1="10.7cm" svg:y1="14.25cm" svg:x2="12.7cm" svg:y2="12.05cm" draw:start-shape="id20" draw:start-glue-point="1" draw:end-shape="id25" draw:end-glue-point="3" svg:d="m10700 14250 2000-2200">
          <text:p text:style-name="P11"></text:p>
        </draw:connector>
        <draw:custom-shape draw:style-name="gr15" draw:text-style-name="P11" draw:id="id26" draw:layer="layout" svg:width="4.5cm" svg:height="1.5cm" svg:x="22.9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66" draw:layer="layout" svg:width="3.356cm" svg:height="0.742cm" svg:x="23.4cm" svg:y="14.3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connector draw:style-name="gr18" draw:text-style-name="P11" draw:id="id162" draw:layer="layout" draw:type="line" svg:x1="25.15cm" svg:y1="12.7cm" svg:x2="25.15cm" svg:y2="13.9cm" draw:start-shape="id22" draw:start-glue-point="2" draw:end-shape="id26" draw:end-glue-point="0" svg:d="m25150 12700v1200">
          <text:p text:style-name="P11"><text:s text:c="2"/>d</text:p>
        </draw:connector>
        <draw:custom-shape draw:style-name="gr15" draw:text-style-name="P11" draw:id="id27" draw:layer="layout" svg:width="4.5cm" svg:height="1.5cm" svg:x="17.9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67" draw:layer="layout" svg:width="3.793cm" svg:height="0.742cm" svg:x="18.4cm" svg:y="14.3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connector draw:style-name="gr18" draw:text-style-name="P11" draw:id="id163" draw:layer="layout" draw:type="line" svg:x1="20.15cm" svg:y1="12.7cm" svg:x2="20.15cm" svg:y2="13.9cm" draw:start-shape="id23" draw:start-glue-point="2" draw:end-shape="id27" draw:end-glue-point="0" svg:d="m20150 12700v1200">
          <text:p text:style-name="P11"><text:s text:c="2"/>c</text:p>
        </draw:connector>
        <draw:custom-shape draw:style-name="gr15" draw:text-style-name="P11" draw:id="id28" draw:layer="layout" svg:width="4.5cm" svg:height="1.5cm" svg:x="17.2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68" draw:layer="layout" svg:width="3.324cm" svg:height="0.742cm" svg:x="17.7cm" svg:y="17.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connector draw:style-name="gr24" draw:text-style-name="P23" draw:id="id164" draw:layer="layout" draw:type="line" svg:x1="15.25cm" svg:y1="14.9cm" svg:x2="17.2cm" svg:y2="17.95cm" draw:start-shape="id24" draw:start-glue-point="2" draw:end-shape="id28" draw:end-glue-point="3" svg:d="m15250 14900 1950 3050">
          <text:p text:style-name="P11"><text:span text:style-name="T34"><text:s text:c="4"/></text:span><text:span text:style-name="T34">d</text:span></text:p>
        </draw:connector>
        <draw:custom-shape draw:style-name="gr15" draw:text-style-name="P11" draw:id="id29" draw:layer="layout" svg:width="4.5cm" svg:height="1.5cm" svg:x="22.6cm" svg:y="1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72" draw:layer="layout" svg:width="3.793cm" svg:height="0.742cm" svg:x="23.1cm" svg:y="19.2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connector draw:style-name="gr22" draw:text-style-name="P11" draw:id="id170" draw:layer="layout" draw:type="line" svg:x1="20.15cm" svg:y1="15.4cm" svg:x2="24.85cm" svg:y2="18.8cm" draw:start-shape="id27" draw:start-glue-point="2" draw:end-shape="id29" draw:end-glue-point="0" svg:d="m20150 15400 4700 3400">
          <text:p text:style-name="P11"><text:line-break/><text:span text:style-name="T34">A</text:span></text:p>
        </draw:connector>
        <draw:custom-shape draw:style-name="gr15" draw:text-style-name="P11" draw:id="id30" draw:layer="layout" svg:width="4.5cm" svg:height="1.5cm" svg:x="13.3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69" draw:layer="layout" svg:width="3.759cm" svg:height="0.742cm" svg:x="13.8cm" svg:y="8.9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connector draw:style-name="gr18" draw:text-style-name="P11" draw:id="id165" draw:layer="layout" draw:type="line" svg:x1="14.95cm" svg:y1="11.3cm" svg:x2="15.55cm" svg:y2="10cm" draw:start-shape="id25" draw:start-glue-point="0" draw:end-shape="id30" draw:end-glue-point="2" svg:d="m14950 11300 600-1300">
          <text:p text:style-name="P11"><text:s text:c="2"/>c</text:p>
        </draw:connector>
        <draw:custom-shape draw:style-name="gr15" draw:text-style-name="P11" draw:id="id31" draw:layer="layout" svg:width="4.5cm" svg:height="1.5cm" svg:x="12.3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73" draw:layer="layout" svg:width="3.759cm" svg:height="0.742cm" svg:x="12.8cm" svg:y="6.6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connector draw:style-name="gr18" draw:text-style-name="P11" draw:id="id171" draw:layer="layout" draw:type="line" svg:x1="15.55cm" svg:y1="8.5cm" svg:x2="14.55cm" svg:y2="7.7cm" draw:start-shape="id30" draw:start-glue-point="0" draw:end-shape="id31" draw:end-glue-point="2" svg:d="m15550 8500-1000-800">
          <text:p text:style-name="P11"><text:s text:c="4"/>B</text:p>
        </draw:connector>
        <draw:connector draw:style-name="gr25" draw:text-style-name="P11" draw:id="id174" draw:layer="layout" draw:type="line" svg:x1="13.3cm" svg:y1="9.25cm" svg:x2="10.5cm" svg:y2="5.25cm" draw:start-shape="id30" draw:start-glue-point="3" draw:end-shape="id15" draw:end-glue-point="1" svg:d="m13300 9250-2800-4000">
          <text:p text:style-name="P11"><text:span text:style-name="T35"></text:span><text:line-break/><text:line-break/><text:line-break/></text:p>
        </draw:connector>
        <draw:connector draw:style-name="gr26" draw:text-style-name="P24" draw:id="id175" draw:layer="layout" draw:type="line" svg:x1="13.3cm" svg:y1="9.25cm" svg:x2="10.7cm" svg:y2="11.25cm" draw:start-shape="id30" draw:start-glue-point="3" draw:end-shape="id16" draw:end-glue-point="1" svg:d="m13300 9250-2600 2000">
          <text:p text:style-name="P11"><text:span text:style-name="T35"></text:span></text:p>
        </draw:connector>
        <draw:connector draw:style-name="gr27" draw:text-style-name="P11" draw:id="id176" draw:layer="layout" draw:type="line" svg:x1="20.15cm" svg:y1="13.9cm" svg:x2="14.55cm" svg:y2="5.9cm" draw:start-shape="id27" draw:start-glue-point="0" draw:end-shape="id1" draw:end-glue-point="2" svg:d="m20150 13900-5600-8000">
          <text:p text:style-name="P11"><text:line-break/><text:line-break/> <text:s text:c="10"/><text:span text:style-name="T35"></text:span></text:p>
        </draw:connector>
        <draw:connector draw:style-name="gr28" draw:text-style-name="P11" draw:id="id177" draw:layer="layout" draw:type="line" svg:x1="20.15cm" svg:y1="13.9cm" svg:x2="19.85cm" svg:y2="5.9cm" draw:start-shape="id27" draw:start-glue-point="0" draw:end-shape="id14" draw:end-glue-point="2" svg:d="m20150 13900-300-8000">
          <text:p text:style-name="P11"><text:span text:style-name="T35"></text:span> <text:s/></text:p>
        </draw:connector>
        <draw:frame draw:style-name="gr1" draw:text-style-name="P25" draw:id="id178" draw:layer="layout" svg:width="14cm" svg:height="1.119cm" svg:x="0.5cm" svg:y="15.381cm">
          <draw:text-box>
            <text:p><text:span text:style-name="T36">UOČITE RAZLIKU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5" smil:attributeName="visibility" smil:to="visible"/>
                  <anim:transitionFilter smil:dur="0.5s" smil:targetElement="id115" smil:type="checkerBoardWipe" smil:subtype="across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6" smil:attributeName="visibility" smil:to="visible"/>
                  <anim:transitionFilter smil:dur="0.5s" smil:targetElement="id11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0-width/2;x" smil:keyTimes="0;1"/>
                  <anim:animate smil:dur="0.5s" smil:fill="hold" smil:targetElement="id1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8" smil:attributeName="visibility" smil:to="visible"/>
                  <anim:transitionFilter smil:dur="0.5s" smil:targetElement="id11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9" smil:attributeName="visibility" smil:to="visible"/>
                  <anim:transitionFilter smil:dur="0.5s" smil:targetElement="id119" smil:type="checkerBoardWipe" smil:subtype="across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0" smil:attributeName="visibility" smil:to="visible"/>
                  <anim:transitionFilter smil:dur="0.5s" smil:targetElement="id12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17" smil:attributeName="x" smil:values="x;0-width/2" smil:keyTimes="0;1"/>
                  <anim:animate smil:dur="0.5s" smil:targetElement="id117" smil:attributeName="y" smil:values="y;y" smil:keyTimes="0;1"/>
                  <anim:set smil:begin="0.499s" smil:dur="0.001s" smil:fill="hold" smil:targetElement="id117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0-width/2;x" smil:keyTimes="0;1"/>
                  <anim:animate smil:dur="0.5s" smil:fill="hold" smil:targetElement="id1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2" smil:attributeName="visibility" smil:to="visible"/>
                  <anim:transitionFilter smil:dur="0.5s" smil:targetElement="id12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3" smil:attributeName="visibility" smil:to="visible"/>
                  <anim:transitionFilter smil:dur="0.5s" smil:targetElement="id123" smil:type="checkerBoardWipe" smil:subtype="across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9" smil:attributeName="visibility" smil:to="visible"/>
                  <anim:transitionFilter smil:dur="0.5s" smil:targetElement="id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4" smil:attributeName="visibility" smil:to="visible"/>
                  <anim:transitionFilter smil:dur="0.5s" smil:targetElement="id1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5" smil:attributeName="visibility" smil:to="visible"/>
                  <anim:transitionFilter smil:dur="0.5s" smil:targetElement="id12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6" smil:attributeName="visibility" smil:to="visible"/>
                  <anim:transitionFilter smil:dur="0.5s" smil:targetElement="id126" smil:type="checkerBoardWipe" smil:subtype="across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7" smil:attributeName="visibility" smil:to="visible"/>
                  <anim:transitionFilter smil:dur="0.5s" smil:targetElement="id12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8" smil:attributeName="visibility" smil:to="visible"/>
                  <anim:transitionFilter smil:dur="0.5s" smil:targetElement="id128" smil:type="checkerBoardWipe" smil:subtype="across"/>
                </anim:par>
              </anim:par>
              <anim:par smil:begin="1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9" smil:attributeName="visibility" smil:to="visible"/>
                  <anim:transitionFilter smil:dur="0.5s" smil:targetElement="id12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0" smil:attributeName="visibility" smil:to="visible"/>
                  <anim:transitionFilter smil:dur="0.5s" smil:targetElement="id130" smil:type="checkerBoardWipe" smil:subtype="across"/>
                </anim:par>
              </anim:par>
              <anim:par smil:begin="1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1" smil:attributeName="visibility" smil:to="visible"/>
                  <anim:transitionFilter smil:dur="0.5s" smil:targetElement="id13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2" smil:attributeName="visibility" smil:to="visible"/>
                  <anim:transitionFilter smil:dur="0.5s" smil:targetElement="id13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21" smil:attributeName="x" smil:values="x;0-width/2" smil:keyTimes="0;1"/>
                  <anim:animate smil:dur="0.5s" smil:targetElement="id121" smil:attributeName="y" smil:values="y;y" smil:keyTimes="0;1"/>
                  <anim:set smil:begin="0.499s" smil:dur="0.001s" smil:fill="hold" smil:targetElement="id121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0-width/2;x" smil:keyTimes="0;1"/>
                  <anim:animate smil:dur="0.5s" smil:fill="hold" smil:targetElement="id1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4" smil:attributeName="visibility" smil:to="visible"/>
                  <anim:transitionFilter smil:dur="0.5s" smil:targetElement="id13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5" smil:attributeName="visibility" smil:to="visible"/>
                  <anim:transitionFilter smil:dur="0.5s" smil:targetElement="id13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6" smil:attributeName="visibility" smil:to="visible"/>
                  <anim:transitionFilter smil:dur="0.5s" smil:targetElement="id13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7" smil:attributeName="visibility" smil:to="visible"/>
                  <anim:transitionFilter smil:dur="0.5s" smil:targetElement="id137" smil:type="checkerBoardWipe" smil:subtype="across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8" smil:attributeName="visibility" smil:to="visible"/>
                  <anim:transitionFilter smil:dur="0.5s" smil:targetElement="id13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9" smil:attributeName="visibility" smil:to="visible"/>
                  <anim:transitionFilter smil:dur="0.5s" smil:targetElement="id13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0" smil:attributeName="visibility" smil:to="visible"/>
                  <anim:transitionFilter smil:dur="0.5s" smil:targetElement="id14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1" smil:attributeName="visibility" smil:to="visible"/>
                  <anim:transitionFilter smil:dur="0.5s" smil:targetElement="id14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33" smil:attributeName="x" smil:values="x;0-width/2" smil:keyTimes="0;1"/>
                  <anim:animate smil:dur="0.5s" smil:targetElement="id133" smil:attributeName="y" smil:values="y;y" smil:keyTimes="0;1"/>
                  <anim:set smil:begin="0.499s" smil:dur="0.001s" smil:fill="hold" smil:targetElement="id1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0-width/2;x" smil:keyTimes="0;1"/>
                  <anim:animate smil:dur="0.5s" smil:fill="hold" smil:targetElement="id121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2" smil:attributeName="visibility" smil:to="visible"/>
                  <anim:transitionFilter smil:dur="0.5s" smil:targetElement="id14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3" smil:attributeName="visibility" smil:to="visible"/>
                  <anim:transitionFilter smil:dur="0.5s" smil:targetElement="id14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4" smil:attributeName="visibility" smil:to="visible"/>
                  <anim:transitionFilter smil:dur="0.5s" smil:targetElement="id14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5" smil:attributeName="visibility" smil:to="visible"/>
                  <anim:transitionFilter smil:dur="0.5s" smil:targetElement="id145" smil:type="checkerBoardWipe" smil:subtype="across"/>
                </anim:par>
              </anim:par>
              <anim:par smil:begin="1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6" smil:attributeName="visibility" smil:to="visible"/>
                  <anim:transitionFilter smil:dur="0.5s" smil:targetElement="id14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7" smil:attributeName="visibility" smil:to="visible"/>
                  <anim:transitionFilter smil:dur="0.5s" smil:targetElement="id14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8" smil:attributeName="visibility" smil:to="visible"/>
                  <anim:transitionFilter smil:dur="0.5s" smil:targetElement="id14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9" smil:attributeName="visibility" smil:to="visible"/>
                  <anim:transitionFilter smil:dur="0.5s" smil:targetElement="id149" smil:type="checkerBoardWipe" smil:subtype="across"/>
                </anim:par>
              </anim:par>
              <anim:par smil:begin="1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50" smil:attributeName="visibility" smil:to="visible"/>
                  <anim:transitionFilter smil:dur="0.5s" smil:targetElement="id15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1" smil:attributeName="visibility" smil:to="visible"/>
                  <anim:transitionFilter smil:dur="0.5s" smil:targetElement="id151" smil:type="checkerBoardWipe" smil:subtype="across"/>
                </anim:par>
              </anim:par>
              <anim:par smil:begin="2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2" smil:attributeName="visibility" smil:to="visible"/>
                  <anim:transitionFilter smil:dur="0.5s" smil:targetElement="id15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3" smil:attributeName="visibility" smil:to="visible"/>
                  <anim:transitionFilter smil:dur="0.5s" smil:targetElement="id15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21" smil:attributeName="x" smil:values="x;0-width/2" smil:keyTimes="0;1"/>
                  <anim:animate smil:dur="0.5s" smil:targetElement="id121" smil:attributeName="y" smil:values="y;y" smil:keyTimes="0;1"/>
                  <anim:set smil:begin="0.499s" smil:dur="0.001s" smil:fill="hold" smil:targetElement="id121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0-width/2;x" smil:keyTimes="0;1"/>
                  <anim:animate smil:dur="0.5s" smil:fill="hold" smil:targetElement="id133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54" smil:attributeName="visibility" smil:to="visible"/>
                  <anim:transitionFilter smil:dur="0.5s" smil:targetElement="id15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5" smil:attributeName="visibility" smil:to="visible"/>
                  <anim:transitionFilter smil:dur="0.5s" smil:targetElement="id15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6" smil:attributeName="visibility" smil:to="visible"/>
                  <anim:transitionFilter smil:dur="0.5s" smil:targetElement="id15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7" smil:attributeName="visibility" smil:to="visible"/>
                  <anim:transitionFilter smil:dur="0.5s" smil:targetElement="id157" smil:type="checkerBoardWipe" smil:subtype="across"/>
                </anim:par>
              </anim:par>
              <anim:par smil:begin="1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8" smil:attributeName="visibility" smil:to="visible"/>
                  <anim:transitionFilter smil:dur="0.5s" smil:targetElement="id15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59" smil:attributeName="visibility" smil:to="visible"/>
                  <anim:transitionFilter smil:dur="0.5s" smil:targetElement="id15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0" smil:attributeName="visibility" smil:to="visible"/>
                  <anim:transitionFilter smil:dur="0.5s" smil:targetElement="id16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1" smil:attributeName="visibility" smil:to="visible"/>
                  <anim:transitionFilter smil:dur="0.5s" smil:targetElement="id16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33" smil:attributeName="x" smil:values="x;0-width/2" smil:keyTimes="0;1"/>
                  <anim:animate smil:dur="0.5s" smil:targetElement="id133" smil:attributeName="y" smil:values="y;y" smil:keyTimes="0;1"/>
                  <anim:set smil:begin="0.499s" smil:dur="0.001s" smil:fill="hold" smil:targetElement="id1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0-width/2;x" smil:keyTimes="0;1"/>
                  <anim:animate smil:dur="0.5s" smil:fill="hold" smil:targetElement="id121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62" smil:attributeName="visibility" smil:to="visible"/>
                  <anim:transitionFilter smil:dur="0.5s" smil:targetElement="id16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3" smil:attributeName="visibility" smil:to="visible"/>
                  <anim:transitionFilter smil:dur="0.5s" smil:targetElement="id16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4" smil:attributeName="visibility" smil:to="visible"/>
                  <anim:transitionFilter smil:dur="0.5s" smil:targetElement="id16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5" smil:attributeName="visibility" smil:to="visible"/>
                  <anim:transitionFilter smil:dur="0.5s" smil:targetElement="id165" smil:type="checkerBoardWipe" smil:subtype="across"/>
                </anim:par>
              </anim:par>
              <anim:par smil:begin="1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6" smil:attributeName="visibility" smil:to="visible"/>
                  <anim:transitionFilter smil:dur="0.5s" smil:targetElement="id16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targetElement="id2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7" smil:attributeName="visibility" smil:to="visible"/>
                  <anim:transitionFilter smil:dur="0.5s" smil:targetElement="id16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8" smil:attributeName="visibility" smil:to="visible"/>
                  <anim:transitionFilter smil:dur="0.5s" smil:targetElement="id2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8" smil:attributeName="visibility" smil:to="visible"/>
                  <anim:transitionFilter smil:dur="0.5s" smil:targetElement="id16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69" smil:attributeName="visibility" smil:to="visible"/>
                  <anim:transitionFilter smil:dur="0.5s" smil:targetElement="id169" smil:type="checkerBoardWipe" smil:subtype="across"/>
                </anim:par>
              </anim:par>
              <anim:par smil:begin="1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70" smil:attributeName="visibility" smil:to="visible"/>
                  <anim:transitionFilter smil:dur="0.5s" smil:targetElement="id17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1" smil:attributeName="visibility" smil:to="visible"/>
                  <anim:transitionFilter smil:dur="0.5s" smil:targetElement="id171" smil:type="checkerBoardWipe" smil:subtype="across"/>
                </anim:par>
              </anim:par>
              <anim:par smil:begin="2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targetElement="id2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2" smil:attributeName="visibility" smil:to="visible"/>
                  <anim:transitionFilter smil:dur="0.5s" smil:targetElement="id17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3" smil:attributeName="visibility" smil:to="visible"/>
                  <anim:transitionFilter smil:dur="0.5s" smil:targetElement="id17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21" smil:attributeName="x" smil:values="x;0-width/2" smil:keyTimes="0;1"/>
                  <anim:animate smil:dur="0.5s" smil:targetElement="id121" smil:attributeName="y" smil:values="y;y" smil:keyTimes="0;1"/>
                  <anim:set smil:begin="0.499s" smil:dur="0.001s" smil:fill="hold" smil:targetElement="id121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0-width/2;x" smil:keyTimes="0;1"/>
                  <anim:animate smil:dur="0.5s" smil:fill="hold" smil:targetElement="id133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74" smil:attributeName="visibility" smil:to="visible"/>
                  <anim:transitionFilter smil:dur="0.5s" smil:targetElement="id17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5" smil:attributeName="visibility" smil:to="visible"/>
                  <anim:transitionFilter smil:dur="0.5s" smil:targetElement="id17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6" smil:attributeName="visibility" smil:to="visible"/>
                  <anim:transitionFilter smil:dur="0.5s" smil:targetElement="id17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77" smil:attributeName="visibility" smil:to="visible"/>
                  <anim:transitionFilter smil:dur="0.5s" smil:targetElement="id17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7" smil:attributeName="fill-color" smil:to="#23ff23" anim:color-interpolation="rgb" anim:color-interpolation-direction="clockwise"/>
                  <anim:set smil:dur="0.5s" smil:fill="hold" smil:targetElement="id1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23ff23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left">
                  <anim:animate smil:dur="0.5s" smil:targetElement="id133" smil:attributeName="x" smil:values="x;0-width/2" smil:keyTimes="0;1"/>
                  <anim:animate smil:dur="0.5s" smil:targetElement="id133" smil:attributeName="y" smil:values="y;y" smil:keyTimes="0;1"/>
                  <anim:set smil:begin="0.499s" smil:dur="0.001s" smil:fill="hold" smil:targetElement="id133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0-width/2;x" smil:keyTimes="0;1"/>
                  <anim:animate smil:dur="0.5s" smil:fill="hold" smil:targetElement="id17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titledown" presentation:presentation-page-layout-name="AL3T19">
        <office:forms form:automatic-focus="false" form:apply-design-mode="false"/>
        <draw:frame presentation:style-name="pr6" draw:layer="layout" svg:width="25.199cm" svg:height="3.256cm" svg:x="1.4cm" svg:y="17.419cm" presentation:class="title">
          <draw:text-box>
            <text:p>DKA</text:p>
          </draw:text-box>
        </draw:frame>
        <draw:g>
          <draw:connector draw:style-name="gr22" draw:text-style-name="P11" draw:layer="layout" draw:type="curve" draw:line-skew="0.242cm 4.064cm" svg:x1="7.75cm" svg:y1="14.568cm" svg:x2="20.2cm" svg:y2="8.984cm" draw:start-shape="id32" draw:start-glue-point="2" draw:end-shape="id33" draw:end-glue-point="3" svg:d="m7750 14568c0 1116 5708 930 8432-745s2466-4839 4018-4839">
            <text:p text:style-name="P11">c<text:line-break/><text:line-break/><text:line-break/><text:line-break/><text:line-break/><text:line-break/></text:p>
          </draw:connector>
          <draw:g draw:id="id34">
            <draw:custom-shape draw:style-name="gr15" draw:text-style-name="P11" draw:layer="layout" svg:width="4.5cm" svg:height="3cm" svg:x="0.5cm" svg:y="0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0.747cm" svg:height="0.796cm" svg:x="2.3cm" svg:y="0.8cm">
              <draw:object xlink:href="./Object 80" xlink:type="simple" xlink:show="embed" xlink:actuate="onLoad"/>
              <draw:image xlink:href="./ObjectReplacements/Object 80" xlink:type="simple" xlink:show="embed" xlink:actuate="onLoad"/>
            </draw:frame>
            <draw:frame draw:style-name="gr7" draw:layer="layout" svg:width="4.367cm" svg:height="0.742cm" svg:x="0.5cm" svg:y="1.4cm">
              <draw:object xlink:href="./Object 81" xlink:type="simple" xlink:show="embed" xlink:actuate="onLoad"/>
              <draw:image xlink:href="./ObjectReplacements/Object 81" xlink:type="simple" xlink:show="embed" xlink:actuate="onLoad"/>
            </draw:frame>
            <draw:frame draw:style-name="gr7" draw:layer="layout" svg:width="4.336cm" svg:height="0.742cm" svg:x="0.501cm" svg:y="2.2cm">
              <draw:object xlink:href="./Object 82" xlink:type="simple" xlink:show="embed" xlink:actuate="onLoad"/>
              <draw:image xlink:href="./ObjectReplacements/Object 82" xlink:type="simple" xlink:show="embed" xlink:actuate="onLoad"/>
            </draw:frame>
            <draw:frame draw:style-name="gr1" draw:text-style-name="P16" draw:layer="layout" svg:width="1.8cm" svg:height="0.962cm" svg:x="1.7cm" svg:y="2.9cm">
              <draw:text-box>
                <text:p><text:span text:style-name="T35">0</text:span></text:p>
              </draw:text-box>
            </draw:frame>
          </draw:g>
          <draw:g draw:id="id35">
            <draw:custom-shape draw:style-name="gr15" draw:text-style-name="P11" draw:layer="layout" svg:width="4.5cm" svg:height="5.968cm" svg:x="7.3cm" svg:y="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9" draw:text-style-name="P16" draw:layer="layout" svg:width="1.8cm" svg:height="0.962cm" svg:x="8.4cm" svg:y="5.868cm">
              <draw:text-box>
                <text:p><text:span text:style-name="T35">1</text:span></text:p>
              </draw:text-box>
            </draw:frame>
            <draw:frame draw:style-name="gr7" draw:layer="layout" svg:width="4.367cm" svg:height="0.742cm" svg:x="7.4cm" svg:y="1.368cm">
              <draw:object xlink:href="./Object 83" xlink:type="simple" xlink:show="embed" xlink:actuate="onLoad"/>
              <draw:image xlink:href="./ObjectReplacements/Object 83" xlink:type="simple" xlink:show="embed" xlink:actuate="onLoad"/>
            </draw:frame>
            <draw:frame draw:style-name="gr7" draw:layer="layout" svg:width="4.336cm" svg:height="0.742cm" svg:x="7.401cm" svg:y="2.168cm">
              <draw:object xlink:href="./Object 84" xlink:type="simple" xlink:show="embed" xlink:actuate="onLoad"/>
              <draw:image xlink:href="./ObjectReplacements/Object 84" xlink:type="simple" xlink:show="embed" xlink:actuate="onLoad"/>
            </draw:frame>
            <draw:frame draw:style-name="gr7" draw:layer="layout" svg:width="3.358cm" svg:height="0.742cm" svg:x="7.401cm" svg:y="2.868cm">
              <draw:object xlink:href="./Object 85" xlink:type="simple" xlink:show="embed" xlink:actuate="onLoad"/>
              <draw:image xlink:href="./ObjectReplacements/Object 85" xlink:type="simple" xlink:show="embed" xlink:actuate="onLoad"/>
            </draw:frame>
            <draw:frame draw:style-name="gr7" draw:layer="layout" svg:width="3.793cm" svg:height="0.742cm" svg:x="7.401cm" svg:y="3.568cm">
              <draw:object xlink:href="./Object 86" xlink:type="simple" xlink:show="embed" xlink:actuate="onLoad"/>
              <draw:image xlink:href="./ObjectReplacements/Object 86" xlink:type="simple" xlink:show="embed" xlink:actuate="onLoad"/>
            </draw:frame>
            <draw:frame draw:style-name="gr7" draw:layer="layout" svg:width="3.327cm" svg:height="0.742cm" svg:x="7.401cm" svg:y="4.268cm">
              <draw:object xlink:href="./Object 87" xlink:type="simple" xlink:show="embed" xlink:actuate="onLoad"/>
              <draw:image xlink:href="./ObjectReplacements/Object 87" xlink:type="simple" xlink:show="embed" xlink:actuate="onLoad"/>
            </draw:frame>
            <draw:frame draw:style-name="gr7" draw:layer="layout" svg:width="3.759cm" svg:height="0.742cm" svg:x="7.402cm" svg:y="4.968cm">
              <draw:object xlink:href="./Object 88" xlink:type="simple" xlink:show="embed" xlink:actuate="onLoad"/>
              <draw:image xlink:href="./ObjectReplacements/Object 88" xlink:type="simple" xlink:show="embed" xlink:actuate="onLoad"/>
            </draw:frame>
          </draw:g>
          <draw:connector draw:style-name="gr21" draw:text-style-name="P11" draw:layer="layout" draw:type="line" svg:x1="5cm" svg:y1="2.35cm" svg:x2="7.3cm" svg:y2="3.984cm" draw:start-shape="id34" draw:start-glue-point="1" draw:end-shape="id35" draw:end-glue-point="3" svg:d="m5000 2350 2300 1634">
            <text:p text:style-name="P11">a</text:p>
          </draw:connector>
          <draw:g draw:id="id36">
            <draw:custom-shape draw:style-name="gr15" draw:text-style-name="P11" draw:layer="layout" svg:width="4.5cm" svg:height="2.1cm" svg:x="14.1cm" svg:y="0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4.367cm" svg:height="0.742cm" svg:x="14.1cm" svg:y="1.2cm">
              <draw:object xlink:href="./Object 90" xlink:type="simple" xlink:show="embed" xlink:actuate="onLoad"/>
              <draw:image xlink:href="./ObjectReplacements/Object 90" xlink:type="simple" xlink:show="embed" xlink:actuate="onLoad"/>
            </draw:frame>
            <draw:frame draw:style-name="gr1" draw:text-style-name="P16" draw:layer="layout" svg:width="1.8cm" svg:height="0.962cm" svg:x="15.2cm" svg:y="2.038cm">
              <draw:text-box>
                <text:p><text:span text:style-name="T35">2</text:span></text:p>
              </draw:text-box>
            </draw:frame>
          </draw:g>
          <draw:g draw:id="id37">
            <draw:custom-shape draw:style-name="gr15" draw:text-style-name="P11" draw:layer="layout" svg:width="4.5cm" svg:height="2.1cm" svg:x="14.1cm" svg:y="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4.336cm" svg:height="0.742cm" svg:x="14.1cm" svg:y="3.5cm">
              <draw:object xlink:href="./Object 89" xlink:type="simple" xlink:show="embed" xlink:actuate="onLoad"/>
              <draw:image xlink:href="./ObjectReplacements/Object 89" xlink:type="simple" xlink:show="embed" xlink:actuate="onLoad"/>
            </draw:frame>
            <draw:frame draw:style-name="gr1" draw:text-style-name="P16" draw:layer="layout" svg:width="1.8cm" svg:height="0.962cm" svg:x="15.2cm" svg:y="4.338cm">
              <draw:text-box>
                <text:p><text:span text:style-name="T35">4</text:span></text:p>
              </draw:text-box>
            </draw:frame>
          </draw:g>
          <draw:connector draw:style-name="gr21" draw:text-style-name="P11" draw:layer="layout" draw:type="line" svg:x1="11.8cm" svg:y1="3.984cm" svg:x2="14.1cm" svg:y2="1.95cm" draw:start-shape="id35" draw:start-glue-point="1" draw:end-shape="id36" draw:end-glue-point="3" svg:d="m11800 3984 2300-2034">
            <text:p text:style-name="P11">A</text:p>
          </draw:connector>
          <draw:connector draw:style-name="gr21" draw:text-style-name="P11" draw:layer="layout" draw:type="line" svg:x1="11.8cm" svg:y1="3.984cm" svg:x2="14.1cm" svg:y2="4.25cm" draw:start-shape="id35" draw:start-glue-point="1" draw:end-shape="id37" draw:end-glue-point="3" svg:d="m11800 3984 2300 266">
            <text:p text:style-name="P11">B</text:p>
          </draw:connector>
          <draw:g draw:id="id38">
            <draw:custom-shape draw:style-name="gr15" draw:text-style-name="P11" draw:layer="layout" svg:width="4.5cm" svg:height="2.1cm" svg:x="20.9cm" svg:y="0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4.367cm" svg:height="0.742cm" svg:x="20.9cm" svg:y="1.2cm">
              <draw:object xlink:href="./Object 91" xlink:type="simple" xlink:show="embed" xlink:actuate="onLoad"/>
              <draw:image xlink:href="./ObjectReplacements/Object 91" xlink:type="simple" xlink:show="embed" xlink:actuate="onLoad"/>
            </draw:frame>
            <draw:frame draw:style-name="gr1" draw:text-style-name="P16" draw:layer="layout" svg:width="1.8cm" svg:height="0.962cm" svg:x="22cm" svg:y="2.038cm">
              <draw:text-box>
                <text:p><text:span text:style-name="T35">3</text:span></text:p>
              </draw:text-box>
            </draw:frame>
          </draw:g>
          <draw:connector draw:style-name="gr19" draw:text-style-name="P11" draw:layer="layout" draw:type="line" svg:x1="18.6cm" svg:y1="1.95cm" svg:x2="20.9cm" svg:y2="1.95cm" draw:start-shape="id36" draw:start-glue-point="1" draw:end-shape="id38" draw:end-glue-point="3" svg:d="m18600 1950h2300">
            <text:p text:style-name="P11">b</text:p>
          </draw:connector>
          <draw:g draw:id="id39">
            <draw:custom-shape draw:style-name="gr15" draw:text-style-name="P11" draw:layer="layout" svg:width="4.5cm" svg:height="2.1cm" svg:x="20.9cm" svg:y="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4.336cm" svg:height="0.742cm" svg:x="20.9cm" svg:y="3.5cm">
              <draw:object xlink:href="./Object 92" xlink:type="simple" xlink:show="embed" xlink:actuate="onLoad"/>
              <draw:image xlink:href="./ObjectReplacements/Object 92" xlink:type="simple" xlink:show="embed" xlink:actuate="onLoad"/>
            </draw:frame>
            <draw:frame draw:style-name="gr1" draw:text-style-name="P16" draw:layer="layout" svg:width="1.8cm" svg:height="0.962cm" svg:x="22cm" svg:y="4.338cm">
              <draw:text-box>
                <text:p><text:span text:style-name="T35">5</text:span></text:p>
              </draw:text-box>
            </draw:frame>
          </draw:g>
          <draw:connector draw:style-name="gr19" draw:text-style-name="P11" draw:layer="layout" draw:type="line" svg:x1="18.6cm" svg:y1="4.25cm" svg:x2="20.9cm" svg:y2="4.25cm" draw:start-shape="id37" draw:start-glue-point="1" draw:end-shape="id39" draw:end-glue-point="3" svg:d="m18600 4250h2300">
            <text:p text:style-name="P11">c</text:p>
          </draw:connector>
          <draw:g draw:id="id32">
            <draw:custom-shape draw:style-name="gr15" draw:text-style-name="P11" draw:layer="layout" svg:width="4.5cm" svg:height="5.968cm" svg:x="5.5cm" svg:y="8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9" draw:text-style-name="P16" draw:layer="layout" svg:width="1.8cm" svg:height="0.962cm" svg:x="6.6cm" svg:y="13.468cm">
              <draw:text-box>
                <text:p><text:span text:style-name="T35">6</text:span></text:p>
              </draw:text-box>
            </draw:frame>
            <draw:frame draw:style-name="gr7" draw:layer="layout" svg:width="3.324cm" svg:height="0.742cm" svg:x="5.701cm" svg:y="9.568cm">
              <draw:object xlink:href="./Object 95" xlink:type="simple" xlink:show="embed" xlink:actuate="onLoad"/>
              <draw:image xlink:href="./ObjectReplacements/Object 95" xlink:type="simple" xlink:show="embed" xlink:actuate="onLoad"/>
            </draw:frame>
            <draw:frame draw:style-name="gr7" draw:layer="layout" svg:width="3.793cm" svg:height="0.742cm" svg:x="5.701cm" svg:y="8.768cm">
              <draw:object xlink:href="./Object 96" xlink:type="simple" xlink:show="embed" xlink:actuate="onLoad"/>
              <draw:image xlink:href="./ObjectReplacements/Object 96" xlink:type="simple" xlink:show="embed" xlink:actuate="onLoad"/>
            </draw:frame>
            <draw:frame draw:style-name="gr7" draw:layer="layout" svg:width="3.361cm" svg:height="0.742cm" svg:x="5.701cm" svg:y="11.868cm">
              <draw:object xlink:href="./Object 97" xlink:type="simple" xlink:show="embed" xlink:actuate="onLoad"/>
              <draw:image xlink:href="./ObjectReplacements/Object 97" xlink:type="simple" xlink:show="embed" xlink:actuate="onLoad"/>
            </draw:frame>
            <draw:frame draw:style-name="gr7" draw:layer="layout" svg:width="3.793cm" svg:height="0.742cm" svg:x="5.702cm" svg:y="12.668cm">
              <draw:object xlink:href="./Object 98" xlink:type="simple" xlink:show="embed" xlink:actuate="onLoad"/>
              <draw:image xlink:href="./ObjectReplacements/Object 98" xlink:type="simple" xlink:show="embed" xlink:actuate="onLoad"/>
            </draw:frame>
            <draw:frame draw:style-name="gr7" draw:layer="layout" svg:width="3.759cm" svg:height="0.742cm" svg:x="5.702cm" svg:y="10.268cm">
              <draw:object xlink:href="./Object 93" xlink:type="simple" xlink:show="embed" xlink:actuate="onLoad"/>
              <draw:image xlink:href="./ObjectReplacements/Object 93" xlink:type="simple" xlink:show="embed" xlink:actuate="onLoad"/>
            </draw:frame>
            <draw:frame draw:style-name="gr7" draw:layer="layout" svg:width="3.759cm" svg:height="0.742cm" svg:x="5.703cm" svg:y="11.068cm">
              <draw:object xlink:href="./Object 94" xlink:type="simple" xlink:show="embed" xlink:actuate="onLoad"/>
              <draw:image xlink:href="./ObjectReplacements/Object 94" xlink:type="simple" xlink:show="embed" xlink:actuate="onLoad"/>
            </draw:frame>
          </draw:g>
          <draw:g draw:id="id40">
            <draw:custom-shape draw:style-name="gr15" draw:text-style-name="P11" draw:layer="layout" svg:width="4.5cm" svg:height="3cm" svg:x="0.7cm" svg:y="10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3.358cm" svg:height="0.742cm" svg:x="1.1cm" svg:y="10.9cm">
              <draw:object xlink:href="./Object 100" xlink:type="simple" xlink:show="embed" xlink:actuate="onLoad"/>
              <draw:image xlink:href="./ObjectReplacements/Object 100" xlink:type="simple" xlink:show="embed" xlink:actuate="onLoad"/>
            </draw:frame>
            <draw:frame draw:style-name="gr7" draw:layer="layout" svg:width="3.327cm" svg:height="0.742cm" svg:x="1.101cm" svg:y="11.8cm">
              <draw:object xlink:href="./Object 101" xlink:type="simple" xlink:show="embed" xlink:actuate="onLoad"/>
              <draw:image xlink:href="./ObjectReplacements/Object 101" xlink:type="simple" xlink:show="embed" xlink:actuate="onLoad"/>
            </draw:frame>
            <draw:frame draw:style-name="gr30" draw:text-style-name="P16" draw:layer="layout" svg:width="1.6cm" svg:height="1.062cm" svg:x="1.9cm" svg:y="12.5cm">
              <draw:text-box>
                <text:p><text:span text:style-name="T35">7</text:span></text:p>
              </draw:text-box>
            </draw:frame>
          </draw:g>
          <draw:connector draw:style-name="gr31" draw:text-style-name="P11" draw:layer="layout" draw:type="curve" svg:x1="7.3cm" svg:y1="3.984cm" svg:x2="2.95cm" svg:y2="10.6cm" draw:start-shape="id35" draw:start-glue-point="3" draw:end-shape="id40" draw:end-glue-point="0" svg:d="m7300 3984c-2900 0-4350 2205-4350 6616">
            <text:p text:style-name="P11">d <text:s text:c="15"/></text:p>
          </draw:connector>
          <draw:g draw:id="id41">
            <draw:custom-shape draw:style-name="gr15" draw:text-style-name="P11" draw:layer="layout" svg:width="4.5cm" svg:height="3cm" svg:x="14.1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3.324cm" svg:height="0.742cm" svg:x="14.5cm" svg:y="6.1cm">
              <draw:object xlink:href="./Object 99" xlink:type="simple" xlink:show="embed" xlink:actuate="onLoad"/>
              <draw:image xlink:href="./ObjectReplacements/Object 99" xlink:type="simple" xlink:show="embed" xlink:actuate="onLoad"/>
            </draw:frame>
            <draw:frame draw:style-name="gr7" draw:layer="layout" svg:width="3.361cm" svg:height="0.742cm" svg:x="14.501cm" svg:y="7cm">
              <draw:object xlink:href="./Object 102" xlink:type="simple" xlink:show="embed" xlink:actuate="onLoad"/>
              <draw:image xlink:href="./ObjectReplacements/Object 102" xlink:type="simple" xlink:show="embed" xlink:actuate="onLoad"/>
            </draw:frame>
            <draw:frame draw:style-name="gr30" draw:text-style-name="P16" draw:layer="layout" svg:width="1.6cm" svg:height="1.062cm" svg:x="15.3cm" svg:y="7.7cm">
              <draw:text-box>
                <text:p><text:span text:style-name="T35">11</text:span></text:p>
              </draw:text-box>
            </draw:frame>
          </draw:g>
          <draw:connector draw:style-name="gr18" draw:text-style-name="P11" draw:layer="layout" draw:type="line" svg:x1="9.55cm" svg:y1="6.968cm" svg:x2="7.75cm" svg:y2="8.6cm" draw:start-shape="id35" draw:start-glue-point="2" draw:end-shape="id32" draw:end-glue-point="0" svg:d="m9550 6968-1800 1632">
            <text:p text:style-name="P11"><text:s text:c="2"/>c</text:p>
          </draw:connector>
          <draw:connector draw:style-name="gr21" draw:text-style-name="P11" draw:layer="layout" draw:type="curve" svg:x1="10cm" svg:y1="11.584cm" svg:x2="14.1cm" svg:y2="7.3cm" draw:start-shape="id32" draw:start-glue-point="1" draw:end-shape="id41" svg:d="m10000 11584c3076 0 1027-4284 4100-4284">
            <text:p text:style-name="P11">d</text:p>
          </draw:connector>
          <draw:g draw:id="id33">
            <draw:custom-shape draw:style-name="gr15" draw:text-style-name="P11" draw:layer="layout" svg:width="4.5cm" svg:height="5.968cm" svg:x="20.2cm" svg:y="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9" draw:text-style-name="P16" draw:layer="layout" svg:width="1.8cm" svg:height="0.962cm" svg:x="21.3cm" svg:y="10.868cm">
              <draw:text-box>
                <text:p><text:span text:style-name="T35">10</text:span></text:p>
              </draw:text-box>
            </draw:frame>
            <draw:frame draw:style-name="gr7" draw:layer="layout" svg:width="3.358cm" svg:height="0.742cm" svg:x="20.401cm" svg:y="6.968cm">
              <draw:object xlink:href="./Object 103" xlink:type="simple" xlink:show="embed" xlink:actuate="onLoad"/>
              <draw:image xlink:href="./ObjectReplacements/Object 103" xlink:type="simple" xlink:show="embed" xlink:actuate="onLoad"/>
            </draw:frame>
            <draw:frame draw:style-name="gr7" draw:layer="layout" svg:width="3.759cm" svg:height="0.742cm" svg:x="20.401cm" svg:y="6.168cm">
              <draw:object xlink:href="./Object 104" xlink:type="simple" xlink:show="embed" xlink:actuate="onLoad"/>
              <draw:image xlink:href="./ObjectReplacements/Object 104" xlink:type="simple" xlink:show="embed" xlink:actuate="onLoad"/>
            </draw:frame>
            <draw:frame draw:style-name="gr7" draw:layer="layout" svg:width="3.327cm" svg:height="0.742cm" svg:x="20.401cm" svg:y="9.268cm">
              <draw:object xlink:href="./Object 105" xlink:type="simple" xlink:show="embed" xlink:actuate="onLoad"/>
              <draw:image xlink:href="./ObjectReplacements/Object 105" xlink:type="simple" xlink:show="embed" xlink:actuate="onLoad"/>
            </draw:frame>
            <draw:frame draw:style-name="gr7" draw:layer="layout" svg:width="3.759cm" svg:height="0.742cm" svg:x="20.402cm" svg:y="10.068cm">
              <draw:object xlink:href="./Object 106" xlink:type="simple" xlink:show="embed" xlink:actuate="onLoad"/>
              <draw:image xlink:href="./ObjectReplacements/Object 106" xlink:type="simple" xlink:show="embed" xlink:actuate="onLoad"/>
            </draw:frame>
            <draw:frame draw:style-name="gr7" draw:layer="layout" svg:width="3.793cm" svg:height="0.742cm" svg:x="20.402cm" svg:y="7.668cm">
              <draw:object xlink:href="./Object 107" xlink:type="simple" xlink:show="embed" xlink:actuate="onLoad"/>
              <draw:image xlink:href="./ObjectReplacements/Object 107" xlink:type="simple" xlink:show="embed" xlink:actuate="onLoad"/>
            </draw:frame>
            <draw:frame draw:style-name="gr7" draw:layer="layout" svg:width="3.793cm" svg:height="0.742cm" svg:x="20.403cm" svg:y="8.468cm">
              <draw:object xlink:href="./Object 108" xlink:type="simple" xlink:show="embed" xlink:actuate="onLoad"/>
              <draw:image xlink:href="./ObjectReplacements/Object 108" xlink:type="simple" xlink:show="embed" xlink:actuate="onLoad"/>
            </draw:frame>
          </draw:g>
          <draw:connector draw:style-name="gr24" draw:text-style-name="P11" draw:layer="layout" draw:type="curve" draw:line-skew="1.739cm" svg:x1="22.45cm" svg:y1="11.968cm" svg:x2="2.95cm" svg:y2="13.6cm" draw:start-shape="id33" draw:start-glue-point="2" draw:end-shape="id40" svg:d="m22450 11968c0 5809-19500 4993-19500 1632">
            <text:p text:style-name="P11">d</text:p>
          </draw:connector>
          <draw:g draw:id="id42">
            <draw:custom-shape draw:style-name="gr15" draw:text-style-name="P11" draw:layer="layout" svg:width="4.5cm" svg:height="2.1cm" svg:x="13.4cm" svg:y="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3.793cm" svg:height="0.742cm" svg:x="13.7cm" svg:y="9.4cm">
              <draw:object xlink:href="./Object 109" xlink:type="simple" xlink:show="embed" xlink:actuate="onLoad"/>
              <draw:image xlink:href="./ObjectReplacements/Object 109" xlink:type="simple" xlink:show="embed" xlink:actuate="onLoad"/>
            </draw:frame>
            <draw:frame draw:style-name="gr1" draw:text-style-name="P16" draw:layer="layout" svg:width="1.8cm" svg:height="0.962cm" svg:x="14.6cm" svg:y="10.138cm">
              <draw:text-box>
                <text:p><text:span text:style-name="T35">8</text:span></text:p>
              </draw:text-box>
            </draw:frame>
          </draw:g>
          <draw:g draw:id="id43">
            <draw:custom-shape draw:style-name="gr15" draw:text-style-name="P11" draw:layer="layout" svg:width="4.5cm" svg:height="2.1cm" svg:x="11.7cm" svg:y="11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3.759cm" svg:height="0.742cm" svg:x="12cm" svg:y="12cm">
              <draw:object xlink:href="./Object 110" xlink:type="simple" xlink:show="embed" xlink:actuate="onLoad"/>
              <draw:image xlink:href="./ObjectReplacements/Object 110" xlink:type="simple" xlink:show="embed" xlink:actuate="onLoad"/>
            </draw:frame>
            <draw:frame draw:style-name="gr1" draw:text-style-name="P16" draw:layer="layout" svg:width="1.8cm" svg:height="0.962cm" svg:x="12.9cm" svg:y="12.738cm">
              <draw:text-box>
                <text:p><text:span text:style-name="T35">9</text:span></text:p>
              </draw:text-box>
            </draw:frame>
          </draw:g>
          <draw:connector draw:style-name="gr21" draw:text-style-name="P11" draw:layer="layout" draw:type="curve" svg:x1="10cm" svg:y1="11.584cm" svg:x2="13.4cm" svg:y2="10.15cm" draw:start-shape="id32" draw:start-glue-point="1" draw:end-shape="id42" svg:d="m10000 11584c2551 0 852-1434 3400-1434">
            <text:p text:style-name="P11">B <text:s text:c="2"/></text:p>
          </draw:connector>
          <draw:connector draw:style-name="gr21" draw:text-style-name="P11" draw:layer="layout" draw:type="curve" svg:x1="10cm" svg:y1="11.584cm" svg:x2="11.7cm" svg:y2="12.75cm" draw:start-shape="id32" draw:start-glue-point="1" draw:end-shape="id43" svg:d="m10000 11584c1276 0 427 1166 1700 1166">
            <text:p text:style-name="P11">A <text:s text:c="2"/></text:p>
          </draw:connector>
          <draw:connector draw:style-name="gr19" draw:text-style-name="P11" draw:layer="layout" draw:type="curve" svg:x1="22.45cm" svg:y1="11.968cm" svg:x2="7.75cm" svg:y2="14.568cm" draw:start-shape="id33" draw:start-glue-point="2" draw:end-shape="id32" draw:end-glue-point="2" svg:d="m22450 11968c0 4653-14700 3353-14700 2600">
            <text:p text:style-name="P11">c</text:p>
          </draw:connector>
          <draw:g draw:id="id44">
            <draw:custom-shape draw:style-name="gr15" draw:text-style-name="P11" draw:layer="layout" svg:width="4.5cm" svg:height="2.1cm" svg:x="23.3cm" svg:y="12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3.793cm" svg:height="0.742cm" svg:x="23.6cm" svg:y="13.2cm">
              <draw:object xlink:href="./Object 111" xlink:type="simple" xlink:show="embed" xlink:actuate="onLoad"/>
              <draw:image xlink:href="./ObjectReplacements/Object 111" xlink:type="simple" xlink:show="embed" xlink:actuate="onLoad"/>
            </draw:frame>
            <draw:frame draw:style-name="gr1" draw:text-style-name="P16" draw:layer="layout" svg:width="1.8cm" svg:height="0.962cm" svg:x="24.5cm" svg:y="13.938cm">
              <draw:text-box>
                <text:p><text:span text:style-name="T35">12</text:span></text:p>
              </draw:text-box>
            </draw:frame>
          </draw:g>
          <draw:g draw:id="id45">
            <draw:custom-shape draw:style-name="gr15" draw:text-style-name="P11" draw:layer="layout" svg:width="4.5cm" svg:height="2.1cm" svg:x="23.3cm" svg:y="15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layer="layout" svg:width="3.759cm" svg:height="0.742cm" svg:x="23.6cm" svg:y="15.8cm">
              <draw:object xlink:href="./Object 112" xlink:type="simple" xlink:show="embed" xlink:actuate="onLoad"/>
              <draw:image xlink:href="./ObjectReplacements/Object 112" xlink:type="simple" xlink:show="embed" xlink:actuate="onLoad"/>
            </draw:frame>
            <draw:frame draw:style-name="gr1" draw:text-style-name="P16" draw:layer="layout" svg:width="1.8cm" svg:height="0.962cm" svg:x="24.5cm" svg:y="16.538cm">
              <draw:text-box>
                <text:p><text:span text:style-name="T35">13</text:span></text:p>
              </draw:text-box>
            </draw:frame>
          </draw:g>
          <draw:connector draw:style-name="gr18" draw:text-style-name="P11" draw:layer="layout" draw:type="curve" svg:x1="24.7cm" svg:y1="8.984cm" svg:x2="25.55cm" svg:y2="12.9cm" draw:start-shape="id33" draw:start-glue-point="1" draw:end-shape="id44" draw:end-glue-point="0" svg:d="m24700 8984c567 0 850 1305 850 3916">
            <text:p text:style-name="P11"><text:s text:c="5"/>A</text:p>
          </draw:connector>
          <draw:connector draw:style-name="gr19" draw:text-style-name="P11" draw:layer="layout" draw:type="curve" svg:x1="22.45cm" svg:y1="11.968cm" svg:x2="23.3cm" svg:y2="16.55cm" draw:start-shape="id33" draw:start-glue-point="2" draw:end-shape="id45" draw:end-glue-point="3" svg:d="m22450 11968c0 3055 283 4582 850 4582">
            <text:p text:style-name="P11">B <text:s text:c="5"/></text:p>
          </draw:connector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titledown">
        <office:forms form:automatic-focus="false" form:apply-design-mode="false"/>
        <draw:frame draw:style-name="gr5" draw:text-style-name="P4" draw:layer="layout" svg:width="17cm" svg:height="1.276cm" svg:x="0.8cm" svg:y="1.124cm">
          <draw:text-box>
            <text:p text:style-name="P4"><text:span text:style-name="T7">LR(1) gramatika</text:span></text:p>
          </draw:text-box>
        </draw:frame>
        <draw:g draw:id="id179">
          <draw:frame draw:style-name="gr5" draw:layer="layout" svg:width="28cm" svg:height="1.987cm" svg:x="0cm" svg:y="3cm">
            <draw:text-box>
              <text:p><text:span text:style-name="T11">Neka početni nezavršni znak gramatike </text:span><text:span text:style-name="T13">nije</text:span><text:span text:style-name="T16"> na desnoj strani nijedne produkcije i neka je u skupu </text:span><text:span text:style-name="T19">LR(1)</text:span><text:span text:style-name="T18"> stavki stanja </text:span><text:span text:style-name="T19">s</text:span><text:span text:style-name="T18"> potpuna stavka </text:span></text:p>
            </draw:text-box>
          </draw:frame>
          <draw:frame draw:style-name="gr7" draw:layer="layout" svg:width="6.98cm" svg:height="0.983cm" svg:x="18.92cm" svg:y="3.9cm">
            <draw:object xlink:href="./Object 113" xlink:type="simple" xlink:show="embed" xlink:actuate="onLoad"/>
            <draw:image xlink:href="./ObjectReplacements/Object 113" xlink:type="simple" xlink:show="embed" xlink:actuate="onLoad"/>
          </draw:frame>
        </draw:g>
        <draw:frame draw:style-name="gr5" draw:id="id180" draw:layer="layout" svg:width="25cm" svg:height="1.119cm" svg:x="0.1cm" svg:y="5cm">
          <draw:text-box>
            <text:p><text:span text:style-name="T11">Gramatika je </text:span><text:span text:style-name="T12">LR(1)</text:span><text:span text:style-name="T17"> gramatika </text:span><text:span text:style-name="T15">ako i samo ako</text:span><text:span text:style-name="T18"> vrijedi:</text:span></text:p>
          </draw:text-box>
        </draw:frame>
        <draw:custom-shape draw:style-name="gr6" draw:text-style-name="P11" draw:id="id182" draw:layer="layout" svg:width="9.6cm" svg:height="9.5cm" svg:x="0.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183" draw:layer="layout" svg:width="6.657cm" svg:height="1.061cm" svg:x="1.5cm" svg:y="8.6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8" draw:text-style-name="P13" draw:id="id184" draw:layer="layout" svg:width="0.959cm" svg:height="1.276cm" svg:x="4.441cm" svg:y="15cm">
          <draw:text-box>
            <text:p><text:span text:style-name="T7">s</text:span></text:p>
          </draw:text-box>
        </draw:frame>
        <draw:frame draw:style-name="gr7" draw:id="id185" draw:layer="layout" svg:width="7.92cm" svg:height="1.061cm" svg:x="0.7cm" svg:y="10.4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g draw:id="id186">
          <draw:line draw:style-name="gr32" draw:text-style-name="P11" draw:layer="layout" svg:x1="0.5cm" svg:y1="11.5cm" svg:x2="9.5cm" svg:y2="10.5cm">
            <text:p/>
          </draw:line>
          <draw:line draw:style-name="gr32" draw:text-style-name="P11" draw:layer="layout" svg:x1="0.5cm" svg:y1="10.5cm" svg:x2="9.5cm" svg:y2="11.5cm">
            <text:p/>
          </draw:line>
        </draw:g>
        <draw:g draw:id="id181">
          <draw:frame draw:style-name="gr33" draw:text-style-name="P26" draw:layer="layout" svg:width="17cm" svg:height="3.05cm" svg:x="10.568cm" svg:y="6.353cm">
            <draw:text-box>
              <text:p text:style-name="P26"><text:span text:style-name="T11">1)</text:span><text:span text:style-name="T11"><text:tab/></text:span><text:span text:style-name="T11">Ni jedan završni znak <text:s text:c="4"/>iz skupa</text:span><text:span text:style-name="T11"><text:line-break/></text:span><text:span text:style-name="T11"><text:tab/></text:span><text:span text:style-name="T11">nije neposredno desno od oznake točke</text:span><text:span text:style-name="T11"><text:line-break/></text:span><text:span text:style-name="T11"><text:tab/></text:span><text:span text:style-name="T11">ni u jednoj </text:span><text:span text:style-name="T12">LR(1)</text:span><text:span text:style-name="T17"> stavci pridruženoj stanju </text:span><text:span text:style-name="T12">s.</text:span><text:span text:style-name="T11"> </text:span></text:p>
            </draw:text-box>
          </draw:frame>
          <draw:frame draw:style-name="gr7" draw:layer="layout" svg:width="0.758cm" svg:height="0.97cm" svg:x="19.462cm" svg:y="6.492cm">
            <draw:object xlink:href="./Object 116" xlink:type="simple" xlink:show="embed" xlink:actuate="onLoad"/>
            <draw:image xlink:href="./ObjectReplacements/Object 116" xlink:type="simple" xlink:show="embed" xlink:actuate="onLoad"/>
          </draw:frame>
          <draw:frame draw:style-name="gr7" draw:layer="layout" svg:width="4.168cm" svg:height="0.97cm" svg:x="23.4cm" svg:y="6.5cm">
            <draw:object xlink:href="./Object 117" xlink:type="simple" xlink:show="embed" xlink:actuate="onLoad"/>
            <draw:image xlink:href="./ObjectReplacements/Object 117" xlink:type="simple" xlink:show="embed" xlink:actuate="onLoad"/>
          </draw:frame>
        </draw:g>
        <draw:g draw:id="id187">
          <draw:frame draw:style-name="gr5" draw:layer="layout" svg:width="16cm" svg:height="3.723cm" svg:x="10.6cm" svg:y="9.7cm">
            <draw:text-box>
              <text:p text:style-name="P27"><text:span text:style-name="T11">2)</text:span><text:span text:style-name="T11"><text:tab/></text:span><text:span text:style-name="T11">Ako je <text:s text:c="31"/>potpuna stavka </text:span><text:span text:style-name="T11"><text:tab/></text:span><text:span text:style-name="T11">koja je pridružena stanju </text:span><text:span text:style-name="T12">s</text:span><text:span text:style-name="T17">, onda skupovi</text:span><text:span text:style-name="T17"><text:tab/></text:span><text:span text:style-name="T17"> <text:s text:c="19"/>i <text:s text:c="20"/>nemaju</text:span><text:span text:style-name="T17"><text:line-break/></text:span><text:span text:style-name="T17"><text:tab/></text:span><text:span text:style-name="T17">zajedničkih elemenata, odnosno</text:span></text:p>
            </draw:text-box>
          </draw:frame>
          <draw:frame draw:style-name="gr7" draw:layer="layout" svg:width="6.946cm" svg:height="0.983cm" svg:x="14.195cm" svg:y="9.84cm">
            <draw:object xlink:href="./Object 118" xlink:type="simple" xlink:show="embed" xlink:actuate="onLoad"/>
            <draw:image xlink:href="./ObjectReplacements/Object 118" xlink:type="simple" xlink:show="embed" xlink:actuate="onLoad"/>
          </draw:frame>
          <draw:frame draw:style-name="gr7" draw:layer="layout" svg:width="4.168cm" svg:height="0.97cm" svg:x="11.814cm" svg:y="11.5cm">
            <draw:object xlink:href="./Object 119" xlink:type="simple" xlink:show="embed" xlink:actuate="onLoad"/>
            <draw:image xlink:href="./ObjectReplacements/Object 119" xlink:type="simple" xlink:show="embed" xlink:actuate="onLoad"/>
          </draw:frame>
          <draw:frame draw:style-name="gr7" draw:layer="layout" svg:width="4.168cm" svg:height="0.97cm" svg:x="16.732cm" svg:y="11.5cm">
            <draw:object xlink:href="./Object 120" xlink:type="simple" xlink:show="embed" xlink:actuate="onLoad"/>
            <draw:image xlink:href="./ObjectReplacements/Object 120" xlink:type="simple" xlink:show="embed" xlink:actuate="onLoad"/>
          </draw:frame>
          <draw:frame draw:style-name="gr7" draw:layer="layout" svg:width="9.984cm" svg:height="0.97cm" svg:x="11.916cm" svg:y="13.4cm">
            <draw:object xlink:href="./Object 121" xlink:type="simple" xlink:show="embed" xlink:actuate="onLoad"/>
            <draw:image xlink:href="./ObjectReplacements/Object 121" xlink:type="simple" xlink:show="embed" xlink:actuate="onLoad"/>
          </draw:frame>
        </draw:g>
        <draw:frame draw:style-name="gr7" draw:id="id188" draw:layer="layout" svg:width="6.644cm" svg:height="1.061cm" svg:x="1.3cm" svg:y="12.301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g draw:id="id189">
          <draw:line draw:style-name="gr32" draw:text-style-name="P11" draw:layer="layout" svg:x1="0.5cm" svg:y1="13.4cm" svg:x2="9.5cm" svg:y2="12.4cm">
            <text:p/>
          </draw:line>
          <draw:line draw:style-name="gr32" draw:text-style-name="P11" draw:layer="layout" svg:x1="0.5cm" svg:y1="12.4cm" svg:x2="9.5cm" svg:y2="13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9" smil:attributeName="visibility" smil:to="visible"/>
                  <anim:transitionFilter smil:dur="0.5s" smil:targetElement="id17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0" smil:attributeName="visibility" smil:to="visible"/>
                  <anim:transitionFilter smil:dur="0.5s" smil:targetElement="id18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1" smil:attributeName="visibility" smil:to="visible"/>
                  <anim:transitionFilter smil:dur="0.5s" smil:targetElement="id18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2" smil:attributeName="visibility" smil:to="visible"/>
                  <anim:transitionFilter smil:dur="0.5s" smil:targetElement="id18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83" smil:attributeName="visibility" smil:to="visible"/>
                  <anim:transitionFilter smil:dur="0.5s" smil:targetElement="id18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84" smil:attributeName="visibility" smil:to="visible"/>
                  <anim:transitionFilter smil:dur="0.5s" smil:targetElement="id18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5" smil:attributeName="visibility" smil:to="visible"/>
                  <anim:transitionFilter smil:dur="0.5s" smil:targetElement="id18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86" smil:attributeName="visibility" smil:to="visible"/>
                  <anim:animate smil:dur="0.5s" smil:fill="hold" smil:targetElement="id186" smil:attributeName="width" smil:values="width*0.70;width" smil:keyTimes="0;1"/>
                  <anim:animate smil:dur="0.5s" smil:fill="hold" smil:targetElement="id186" smil:attributeName="height" smil:values="height;height" smil:keyTimes="0;1"/>
                  <anim:transitionFilter smil:dur="0.5s" smil:targetElement="id1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7" smil:attributeName="visibility" smil:to="visible"/>
                  <anim:transitionFilter smil:dur="0.5s" smil:targetElement="id18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88" smil:attributeName="visibility" smil:to="visible"/>
                  <anim:transitionFilter smil:dur="0.5s" smil:targetElement="id188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89" smil:attributeName="visibility" smil:to="visible"/>
                  <anim:animate smil:dur="0.5s" smil:fill="hold" smil:targetElement="id189" smil:attributeName="width" smil:values="width*0.70;width" smil:keyTimes="0;1"/>
                  <anim:animate smil:dur="0.5s" smil:fill="hold" smil:targetElement="id189" smil:attributeName="height" smil:values="height;height" smil:keyTimes="0;1"/>
                  <anim:transitionFilter smil:dur="0.5s" smil:targetElement="id18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titledown">
        <office:forms form:automatic-focus="false" form:apply-design-mode="false"/>
        <draw:connector draw:style-name="gr22" draw:text-style-name="P11" draw:layer="layout" draw:type="curve" draw:line-skew="0.242cm 4.064cm" svg:x1="7.75cm" svg:y1="14.568cm" svg:x2="20.2cm" svg:y2="8.984cm" draw:start-shape="id46" draw:start-glue-point="2" draw:end-shape="id47" draw:end-glue-point="3" svg:d="m7750 14568c0 1116 5708 930 8432-745s2466-4839 4018-4839">
          <text:p text:style-name="P11">c<text:line-break/><text:line-break/><text:line-break/><text:line-break/><text:line-break/><text:line-break/></text:p>
        </draw:connector>
        <draw:g draw:id="id48">
          <draw:custom-shape draw:style-name="gr15" draw:text-style-name="P11" draw:layer="layout" svg:width="4.5cm" svg:height="3cm" svg:x="0.5cm" svg:y="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0.747cm" svg:height="0.796cm" svg:x="2.3cm" svg:y="0.8cm">
            <draw:object xlink:href="./Object 123" xlink:type="simple" xlink:show="embed" xlink:actuate="onLoad"/>
            <draw:image xlink:href="./ObjectReplacements/Object 123" xlink:type="simple" xlink:show="embed" xlink:actuate="onLoad"/>
          </draw:frame>
          <draw:frame draw:style-name="gr7" draw:layer="layout" svg:width="4.367cm" svg:height="0.742cm" svg:x="0.5cm" svg:y="1.4cm">
            <draw:object xlink:href="./Object 124" xlink:type="simple" xlink:show="embed" xlink:actuate="onLoad"/>
            <draw:image xlink:href="./ObjectReplacements/Object 124" xlink:type="simple" xlink:show="embed" xlink:actuate="onLoad"/>
          </draw:frame>
          <draw:frame draw:style-name="gr7" draw:layer="layout" svg:width="4.336cm" svg:height="0.742cm" svg:x="0.501cm" svg:y="2.2cm">
            <draw:object xlink:href="./Object 125" xlink:type="simple" xlink:show="embed" xlink:actuate="onLoad"/>
            <draw:image xlink:href="./ObjectReplacements/Object 125" xlink:type="simple" xlink:show="embed" xlink:actuate="onLoad"/>
          </draw:frame>
          <draw:frame draw:style-name="gr1" draw:text-style-name="P16" draw:layer="layout" svg:width="1.8cm" svg:height="0.962cm" svg:x="1.7cm" svg:y="2.9cm">
            <draw:text-box>
              <text:p><text:span text:style-name="T35">0</text:span></text:p>
            </draw:text-box>
          </draw:frame>
        </draw:g>
        <draw:g draw:id="id49">
          <draw:custom-shape draw:style-name="gr15" draw:text-style-name="P11" draw:layer="layout" svg:width="4.5cm" svg:height="5.968cm" svg:x="7.3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8cm" svg:height="0.962cm" svg:x="8.4cm" svg:y="5.868cm">
            <draw:text-box>
              <text:p><text:span text:style-name="T35">1</text:span></text:p>
            </draw:text-box>
          </draw:frame>
          <draw:frame draw:style-name="gr7" draw:layer="layout" svg:width="4.367cm" svg:height="0.742cm" svg:x="7.4cm" svg:y="1.368cm">
            <draw:object xlink:href="./Object 126" xlink:type="simple" xlink:show="embed" xlink:actuate="onLoad"/>
            <draw:image xlink:href="./ObjectReplacements/Object 126" xlink:type="simple" xlink:show="embed" xlink:actuate="onLoad"/>
          </draw:frame>
          <draw:frame draw:style-name="gr7" draw:layer="layout" svg:width="4.336cm" svg:height="0.742cm" svg:x="7.401cm" svg:y="2.168cm">
            <draw:object xlink:href="./Object 127" xlink:type="simple" xlink:show="embed" xlink:actuate="onLoad"/>
            <draw:image xlink:href="./ObjectReplacements/Object 127" xlink:type="simple" xlink:show="embed" xlink:actuate="onLoad"/>
          </draw:frame>
          <draw:frame draw:style-name="gr7" draw:layer="layout" svg:width="3.358cm" svg:height="0.742cm" svg:x="7.401cm" svg:y="2.868cm">
            <draw:object xlink:href="./Object 128" xlink:type="simple" xlink:show="embed" xlink:actuate="onLoad"/>
            <draw:image xlink:href="./ObjectReplacements/Object 128" xlink:type="simple" xlink:show="embed" xlink:actuate="onLoad"/>
          </draw:frame>
          <draw:frame draw:style-name="gr7" draw:layer="layout" svg:width="3.793cm" svg:height="0.742cm" svg:x="7.401cm" svg:y="3.568cm">
            <draw:object xlink:href="./Object 129" xlink:type="simple" xlink:show="embed" xlink:actuate="onLoad"/>
            <draw:image xlink:href="./ObjectReplacements/Object 129" xlink:type="simple" xlink:show="embed" xlink:actuate="onLoad"/>
          </draw:frame>
          <draw:frame draw:style-name="gr7" draw:layer="layout" svg:width="3.327cm" svg:height="0.742cm" svg:x="7.401cm" svg:y="4.268cm">
            <draw:object xlink:href="./Object 130" xlink:type="simple" xlink:show="embed" xlink:actuate="onLoad"/>
            <draw:image xlink:href="./ObjectReplacements/Object 130" xlink:type="simple" xlink:show="embed" xlink:actuate="onLoad"/>
          </draw:frame>
          <draw:frame draw:style-name="gr7" draw:layer="layout" svg:width="3.759cm" svg:height="0.742cm" svg:x="7.402cm" svg:y="4.968cm">
            <draw:object xlink:href="./Object 131" xlink:type="simple" xlink:show="embed" xlink:actuate="onLoad"/>
            <draw:image xlink:href="./ObjectReplacements/Object 131" xlink:type="simple" xlink:show="embed" xlink:actuate="onLoad"/>
          </draw:frame>
        </draw:g>
        <draw:connector draw:style-name="gr21" draw:text-style-name="P11" draw:layer="layout" draw:type="line" svg:x1="5cm" svg:y1="2.35cm" svg:x2="7.3cm" svg:y2="3.984cm" draw:start-shape="id48" draw:start-glue-point="1" draw:end-shape="id49" draw:end-glue-point="3" svg:d="m5000 2350 2300 1634">
          <text:p text:style-name="P11">a</text:p>
        </draw:connector>
        <draw:g draw:id="id50">
          <draw:custom-shape draw:style-name="gr15" draw:text-style-name="P11" draw:layer="layout" svg:width="4.5cm" svg:height="2.1cm" svg:x="14.1cm" svg:y="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4.367cm" svg:height="0.742cm" svg:x="14.1cm" svg:y="1.2cm">
            <draw:object xlink:href="./Object 132" xlink:type="simple" xlink:show="embed" xlink:actuate="onLoad"/>
            <draw:image xlink:href="./ObjectReplacements/Object 132" xlink:type="simple" xlink:show="embed" xlink:actuate="onLoad"/>
          </draw:frame>
          <draw:frame draw:style-name="gr1" draw:text-style-name="P16" draw:layer="layout" svg:width="1.8cm" svg:height="0.962cm" svg:x="15.2cm" svg:y="2.038cm">
            <draw:text-box>
              <text:p><text:span text:style-name="T35">2</text:span></text:p>
            </draw:text-box>
          </draw:frame>
        </draw:g>
        <draw:g draw:id="id51">
          <draw:custom-shape draw:style-name="gr15" draw:text-style-name="P11" draw:layer="layout" svg:width="4.5cm" svg:height="2.1cm" svg:x="14.1cm" svg:y="3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4.336cm" svg:height="0.742cm" svg:x="14.1cm" svg:y="3.5cm">
            <draw:object xlink:href="./Object 133" xlink:type="simple" xlink:show="embed" xlink:actuate="onLoad"/>
            <draw:image xlink:href="./ObjectReplacements/Object 133" xlink:type="simple" xlink:show="embed" xlink:actuate="onLoad"/>
          </draw:frame>
          <draw:frame draw:style-name="gr1" draw:text-style-name="P16" draw:layer="layout" svg:width="1.8cm" svg:height="0.962cm" svg:x="15.2cm" svg:y="4.338cm">
            <draw:text-box>
              <text:p><text:span text:style-name="T35">4</text:span></text:p>
            </draw:text-box>
          </draw:frame>
        </draw:g>
        <draw:connector draw:style-name="gr21" draw:text-style-name="P11" draw:layer="layout" draw:type="line" svg:x1="11.8cm" svg:y1="3.984cm" svg:x2="14.1cm" svg:y2="1.95cm" draw:start-shape="id49" draw:start-glue-point="1" draw:end-shape="id50" draw:end-glue-point="3" svg:d="m11800 3984 2300-2034">
          <text:p text:style-name="P11">A</text:p>
        </draw:connector>
        <draw:connector draw:style-name="gr21" draw:text-style-name="P11" draw:layer="layout" draw:type="line" svg:x1="11.8cm" svg:y1="3.984cm" svg:x2="14.1cm" svg:y2="4.25cm" draw:start-shape="id49" draw:start-glue-point="1" draw:end-shape="id51" draw:end-glue-point="3" svg:d="m11800 3984 2300 266">
          <text:p text:style-name="P11">B</text:p>
        </draw:connector>
        <draw:custom-shape draw:style-name="gr15" draw:text-style-name="P11" draw:id="id191" draw:layer="layout" svg:width="4.5cm" svg:height="2.1cm" svg:x="20.9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367cm" svg:height="0.742cm" svg:x="20.9cm" svg:y="1.2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1" draw:text-style-name="P16" draw:layer="layout" svg:width="1.8cm" svg:height="0.962cm" svg:x="22cm" svg:y="2.038cm">
          <draw:text-box>
            <text:p><text:span text:style-name="T35">3</text:span></text:p>
          </draw:text-box>
        </draw:frame>
        <draw:connector draw:style-name="gr19" draw:text-style-name="P11" draw:layer="layout" draw:type="line" svg:x1="18.6cm" svg:y1="1.95cm" svg:x2="20.9cm" svg:y2="1.95cm" draw:start-shape="id50" draw:start-glue-point="1" svg:d="m18600 1950h2300">
          <text:p text:style-name="P11">b</text:p>
        </draw:connector>
        <draw:custom-shape draw:style-name="gr15" draw:text-style-name="P11" draw:id="id192" draw:layer="layout" svg:width="4.5cm" svg:height="2.1cm" svg:x="20.9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336cm" svg:height="0.742cm" svg:x="20.9cm" svg:y="3.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" draw:text-style-name="P16" draw:layer="layout" svg:width="1.8cm" svg:height="0.962cm" svg:x="22cm" svg:y="4.338cm">
          <draw:text-box>
            <text:p><text:span text:style-name="T35">5</text:span></text:p>
          </draw:text-box>
        </draw:frame>
        <draw:connector draw:style-name="gr19" draw:text-style-name="P11" draw:layer="layout" draw:type="line" svg:x1="18.6cm" svg:y1="4.25cm" svg:x2="20.9cm" svg:y2="4.25cm" draw:start-shape="id51" draw:start-glue-point="1" svg:d="m18600 4250h2300">
          <text:p text:style-name="P11">c</text:p>
        </draw:connector>
        <draw:g draw:id="id46">
          <draw:custom-shape draw:style-name="gr15" draw:text-style-name="P11" draw:layer="layout" svg:width="4.5cm" svg:height="5.968cm" svg:x="5.5cm" svg:y="8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8cm" svg:height="0.962cm" svg:x="6.6cm" svg:y="13.468cm">
            <draw:text-box>
              <text:p><text:span text:style-name="T35">6</text:span></text:p>
            </draw:text-box>
          </draw:frame>
          <draw:frame draw:style-name="gr7" draw:layer="layout" svg:width="3.324cm" svg:height="0.742cm" svg:x="5.701cm" svg:y="9.568cm">
            <draw:object xlink:href="./Object 136" xlink:type="simple" xlink:show="embed" xlink:actuate="onLoad"/>
            <draw:image xlink:href="./ObjectReplacements/Object 136" xlink:type="simple" xlink:show="embed" xlink:actuate="onLoad"/>
          </draw:frame>
          <draw:frame draw:style-name="gr7" draw:layer="layout" svg:width="3.793cm" svg:height="0.742cm" svg:x="5.701cm" svg:y="8.768cm">
            <draw:object xlink:href="./Object 137" xlink:type="simple" xlink:show="embed" xlink:actuate="onLoad"/>
            <draw:image xlink:href="./ObjectReplacements/Object 137" xlink:type="simple" xlink:show="embed" xlink:actuate="onLoad"/>
          </draw:frame>
          <draw:frame draw:style-name="gr7" draw:layer="layout" svg:width="3.361cm" svg:height="0.742cm" svg:x="5.701cm" svg:y="11.868cm">
            <draw:object xlink:href="./Object 138" xlink:type="simple" xlink:show="embed" xlink:actuate="onLoad"/>
            <draw:image xlink:href="./ObjectReplacements/Object 138" xlink:type="simple" xlink:show="embed" xlink:actuate="onLoad"/>
          </draw:frame>
          <draw:frame draw:style-name="gr7" draw:layer="layout" svg:width="3.793cm" svg:height="0.742cm" svg:x="5.702cm" svg:y="12.668cm">
            <draw:object xlink:href="./Object 139" xlink:type="simple" xlink:show="embed" xlink:actuate="onLoad"/>
            <draw:image xlink:href="./ObjectReplacements/Object 139" xlink:type="simple" xlink:show="embed" xlink:actuate="onLoad"/>
          </draw:frame>
          <draw:frame draw:style-name="gr7" draw:layer="layout" svg:width="3.759cm" svg:height="0.742cm" svg:x="5.702cm" svg:y="10.268cm">
            <draw:object xlink:href="./Object 140" xlink:type="simple" xlink:show="embed" xlink:actuate="onLoad"/>
            <draw:image xlink:href="./ObjectReplacements/Object 140" xlink:type="simple" xlink:show="embed" xlink:actuate="onLoad"/>
          </draw:frame>
          <draw:frame draw:style-name="gr7" draw:layer="layout" svg:width="3.759cm" svg:height="0.742cm" svg:x="5.703cm" svg:y="11.068cm">
            <draw:object xlink:href="./Object 141" xlink:type="simple" xlink:show="embed" xlink:actuate="onLoad"/>
            <draw:image xlink:href="./ObjectReplacements/Object 141" xlink:type="simple" xlink:show="embed" xlink:actuate="onLoad"/>
          </draw:frame>
        </draw:g>
        <draw:custom-shape draw:style-name="gr15" draw:text-style-name="P11" draw:id="id193" draw:layer="layout" svg:width="4.5cm" svg:height="3cm" svg:x="0.7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358cm" svg:height="0.742cm" svg:x="1.1cm" svg:y="10.9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7" draw:layer="layout" svg:width="3.327cm" svg:height="0.742cm" svg:x="1.101cm" svg:y="11.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frame draw:style-name="gr30" draw:text-style-name="P16" draw:layer="layout" svg:width="1.6cm" svg:height="1.062cm" svg:x="1.9cm" svg:y="12.5cm">
          <draw:text-box>
            <text:p><text:span text:style-name="T35">7</text:span></text:p>
          </draw:text-box>
        </draw:frame>
        <draw:connector draw:style-name="gr31" draw:text-style-name="P11" draw:layer="layout" draw:type="curve" draw:line-skew="-1.75cm" svg:x1="7.3cm" svg:y1="3.984cm" svg:x2="2.95cm" svg:y2="10.6cm" draw:start-shape="id49" draw:start-glue-point="3" svg:d="m7300 3984c-6262 0-4088 6616-4350 6616">
          <text:p text:style-name="P11">d <text:s text:c="15"/></text:p>
        </draw:connector>
        <draw:custom-shape draw:style-name="gr15" draw:text-style-name="P11" draw:id="id194" draw:layer="layout" svg:width="4.5cm" svg:height="3cm" svg:x="14.1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324cm" svg:height="0.742cm" svg:x="14.5cm" svg:y="6.1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7" draw:layer="layout" svg:width="3.361cm" svg:height="0.742cm" svg:x="14.501cm" svg:y="7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30" draw:text-style-name="P16" draw:layer="layout" svg:width="1.6cm" svg:height="1.062cm" svg:x="15.3cm" svg:y="7.7cm">
          <draw:text-box>
            <text:p><text:span text:style-name="T35">11</text:span></text:p>
          </draw:text-box>
        </draw:frame>
        <draw:connector draw:style-name="gr18" draw:text-style-name="P11" draw:layer="layout" draw:type="line" svg:x1="9.55cm" svg:y1="6.968cm" svg:x2="7.75cm" svg:y2="8.6cm" draw:start-shape="id49" draw:start-glue-point="2" draw:end-shape="id46" draw:end-glue-point="0" svg:d="m9550 6968-1800 1632">
          <text:p text:style-name="P11"><text:s text:c="2"/>c</text:p>
        </draw:connector>
        <draw:connector draw:style-name="gr21" draw:text-style-name="P11" draw:layer="layout" draw:type="curve" svg:x1="10cm" svg:y1="11.584cm" svg:x2="14.1cm" svg:y2="7.3cm" draw:start-shape="id46" draw:start-glue-point="1" svg:d="m10000 11584c3451 0 1402-4284 4100-4284">
          <text:p text:style-name="P11">d</text:p>
        </draw:connector>
        <draw:g draw:id="id47">
          <draw:custom-shape draw:style-name="gr15" draw:text-style-name="P11" draw:layer="layout" svg:width="4.5cm" svg:height="5.968cm" svg:x="20.2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8cm" svg:height="0.962cm" svg:x="21.3cm" svg:y="10.868cm">
            <draw:text-box>
              <text:p><text:span text:style-name="T35">10</text:span></text:p>
            </draw:text-box>
          </draw:frame>
          <draw:frame draw:style-name="gr7" draw:layer="layout" svg:width="3.358cm" svg:height="0.742cm" svg:x="20.401cm" svg:y="6.968cm">
            <draw:object xlink:href="./Object 146" xlink:type="simple" xlink:show="embed" xlink:actuate="onLoad"/>
            <draw:image xlink:href="./ObjectReplacements/Object 146" xlink:type="simple" xlink:show="embed" xlink:actuate="onLoad"/>
          </draw:frame>
          <draw:frame draw:style-name="gr7" draw:layer="layout" svg:width="3.759cm" svg:height="0.742cm" svg:x="20.401cm" svg:y="6.168cm">
            <draw:object xlink:href="./Object 147" xlink:type="simple" xlink:show="embed" xlink:actuate="onLoad"/>
            <draw:image xlink:href="./ObjectReplacements/Object 147" xlink:type="simple" xlink:show="embed" xlink:actuate="onLoad"/>
          </draw:frame>
          <draw:frame draw:style-name="gr7" draw:layer="layout" svg:width="3.327cm" svg:height="0.742cm" svg:x="20.401cm" svg:y="9.268cm">
            <draw:object xlink:href="./Object 148" xlink:type="simple" xlink:show="embed" xlink:actuate="onLoad"/>
            <draw:image xlink:href="./ObjectReplacements/Object 148" xlink:type="simple" xlink:show="embed" xlink:actuate="onLoad"/>
          </draw:frame>
          <draw:frame draw:style-name="gr7" draw:layer="layout" svg:width="3.759cm" svg:height="0.742cm" svg:x="20.402cm" svg:y="10.068cm">
            <draw:object xlink:href="./Object 149" xlink:type="simple" xlink:show="embed" xlink:actuate="onLoad"/>
            <draw:image xlink:href="./ObjectReplacements/Object 149" xlink:type="simple" xlink:show="embed" xlink:actuate="onLoad"/>
          </draw:frame>
          <draw:frame draw:style-name="gr7" draw:layer="layout" svg:width="3.793cm" svg:height="0.742cm" svg:x="20.402cm" svg:y="7.668cm">
            <draw:object xlink:href="./Object 150" xlink:type="simple" xlink:show="embed" xlink:actuate="onLoad"/>
            <draw:image xlink:href="./ObjectReplacements/Object 150" xlink:type="simple" xlink:show="embed" xlink:actuate="onLoad"/>
          </draw:frame>
          <draw:frame draw:style-name="gr7" draw:layer="layout" svg:width="3.793cm" svg:height="0.742cm" svg:x="20.403cm" svg:y="8.468cm">
            <draw:object xlink:href="./Object 151" xlink:type="simple" xlink:show="embed" xlink:actuate="onLoad"/>
            <draw:image xlink:href="./ObjectReplacements/Object 151" xlink:type="simple" xlink:show="embed" xlink:actuate="onLoad"/>
          </draw:frame>
        </draw:g>
        <draw:connector draw:style-name="gr24" draw:text-style-name="P11" draw:layer="layout" draw:type="curve" draw:line-skew="1.739cm" svg:x1="22.45cm" svg:y1="11.968cm" svg:x2="2.95cm" svg:y2="13.6cm" draw:start-shape="id47" draw:start-glue-point="2" svg:d="m22450 11968c0 4209-19500 3393-19500 1632">
          <text:p text:style-name="P11">d</text:p>
        </draw:connector>
        <draw:custom-shape draw:style-name="gr15" draw:text-style-name="P11" draw:id="id195" draw:layer="layout" svg:width="4.5cm" svg:height="2.1cm" svg:x="13.4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793cm" svg:height="0.742cm" svg:x="13.7cm" svg:y="9.4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1" draw:text-style-name="P16" draw:layer="layout" svg:width="1.8cm" svg:height="0.962cm" svg:x="14.6cm" svg:y="10.138cm">
          <draw:text-box>
            <text:p><text:span text:style-name="T35">8</text:span></text:p>
          </draw:text-box>
        </draw:frame>
        <draw:custom-shape draw:style-name="gr15" draw:text-style-name="P11" draw:id="id196" draw:layer="layout" svg:width="4.5cm" svg:height="2.1cm" svg:x="11.7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759cm" svg:height="0.742cm" svg:x="12cm" svg:y="12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1" draw:text-style-name="P16" draw:layer="layout" svg:width="1.8cm" svg:height="0.962cm" svg:x="12.9cm" svg:y="12.738cm">
          <draw:text-box>
            <text:p><text:span text:style-name="T35">9</text:span></text:p>
          </draw:text-box>
        </draw:frame>
        <draw:connector draw:style-name="gr21" draw:text-style-name="P11" draw:layer="layout" draw:type="curve" svg:x1="10cm" svg:y1="11.584cm" svg:x2="13.4cm" svg:y2="10.15cm" draw:start-shape="id46" draw:start-glue-point="1" svg:d="m10000 11584c2926 0 1227-1434 3400-1434">
          <text:p text:style-name="P11">B <text:s text:c="2"/></text:p>
        </draw:connector>
        <draw:connector draw:style-name="gr21" draw:text-style-name="P11" draw:layer="layout" draw:type="curve" svg:x1="10cm" svg:y1="11.584cm" svg:x2="11.7cm" svg:y2="12.75cm" draw:start-shape="id46" draw:start-glue-point="1" svg:d="m10000 11584c1651 0 802 1166 1700 1166">
          <text:p text:style-name="P11">A <text:s text:c="2"/></text:p>
        </draw:connector>
        <draw:connector draw:style-name="gr19" draw:text-style-name="P11" draw:layer="layout" draw:type="curve" svg:x1="22.45cm" svg:y1="11.968cm" svg:x2="7.75cm" svg:y2="14.568cm" draw:start-shape="id47" draw:start-glue-point="2" draw:end-shape="id46" draw:end-glue-point="2" svg:d="m22450 11968c0 4653-14700 3353-14700 2600">
          <text:p text:style-name="P11">c</text:p>
        </draw:connector>
        <draw:custom-shape draw:style-name="gr15" draw:text-style-name="P11" draw:id="id197" draw:layer="layout" svg:width="4.5cm" svg:height="2.1cm" svg:x="23.3cm" svg:y="1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793cm" svg:height="0.742cm" svg:x="23.6cm" svg:y="13.2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1" draw:text-style-name="P16" draw:layer="layout" svg:width="1.8cm" svg:height="0.962cm" svg:x="24.5cm" svg:y="13.938cm">
          <draw:text-box>
            <text:p><text:span text:style-name="T35">12</text:span></text:p>
          </draw:text-box>
        </draw:frame>
        <draw:custom-shape draw:style-name="gr15" draw:text-style-name="P11" draw:id="id198" draw:layer="layout" svg:width="4.5cm" svg:height="2.1cm" svg:x="23.3cm" svg:y="1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759cm" svg:height="0.742cm" svg:x="23.6cm" svg:y="15.8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1" draw:text-style-name="P16" draw:layer="layout" svg:width="1.8cm" svg:height="0.962cm" svg:x="24.5cm" svg:y="16.538cm">
          <draw:text-box>
            <text:p><text:span text:style-name="T35">13</text:span></text:p>
          </draw:text-box>
        </draw:frame>
        <draw:connector draw:style-name="gr18" draw:text-style-name="P11" draw:layer="layout" draw:type="curve" svg:x1="24.7cm" svg:y1="8.984cm" svg:x2="25.55cm" svg:y2="12.9cm" draw:start-shape="id47" draw:start-glue-point="1" svg:d="m24700 8984c1014 0 589 3916 850 3916">
          <text:p text:style-name="P11"><text:s text:c="5"/>A</text:p>
        </draw:connector>
        <draw:connector draw:style-name="gr19" draw:text-style-name="P11" draw:layer="layout" draw:type="curve" draw:line-skew="0.182cm" svg:x1="22.45cm" svg:y1="11.968cm" svg:x2="23.3cm" svg:y2="16.55cm" svg:d="m22450 11968c0 3719 850 1428 850 4582">
          <text:p text:style-name="P11">B <text:s text:c="5"/></text:p>
        </draw:connector>
        <draw:g draw:id="id190">
          <draw:frame draw:style-name="gr33" draw:text-style-name="P26" draw:layer="layout" svg:width="17cm" svg:height="3.05cm" svg:x="2cm" svg:y="17.048cm">
            <draw:text-box>
              <text:p text:style-name="P26"><text:span text:style-name="T37">1)</text:span><text:span text:style-name="T37"><text:tab/></text:span><text:span text:style-name="T37">Ni jedan završni znak <text:s text:c="4"/>iz skupa</text:span><text:span text:style-name="T37"><text:line-break/></text:span><text:span text:style-name="T37"><text:tab/></text:span><text:span text:style-name="T37">nije neposredno desno od oznake točke</text:span><text:span text:style-name="T37"><text:line-break/></text:span><text:span text:style-name="T37"><text:tab/></text:span><text:span text:style-name="T37">ni u jednoj </text:span><text:span text:style-name="T38">LR(1)</text:span><text:span text:style-name="T39"> stavci pridruženoj stanju </text:span><text:span text:style-name="T38">s.</text:span><text:span text:style-name="T37"> </text:span></text:p>
            </draw:text-box>
          </draw:frame>
          <draw:frame draw:style-name="gr7" draw:layer="layout" svg:width="0.758cm" svg:height="0.97cm" svg:x="10.894cm" svg:y="17.187cm">
            <draw:object xlink:href="./Object 156" xlink:type="simple" xlink:show="embed" xlink:actuate="onLoad"/>
            <draw:image xlink:href="./ObjectReplacements/Object 156" xlink:type="simple" xlink:show="embed" xlink:actuate="onLoad"/>
          </draw:frame>
          <draw:frame draw:style-name="gr7" draw:layer="layout" svg:width="4.173cm" svg:height="0.97cm" svg:x="14.832cm" svg:y="17.195cm">
            <draw:object xlink:href="./Object 157" xlink:type="simple" xlink:show="embed" xlink:actuate="onLoad"/>
            <draw:image xlink:href="./ObjectReplacements/Object 157" xlink:type="simple" xlink:show="embed" xlink:actuate="onLoad"/>
          </draw:frame>
        </draw:g>
        <draw:frame draw:style-name="gr1" draw:text-style-name="P28" draw:id="id199" draw:layer="layout" svg:width="3.5cm" svg:height="1.352cm" svg:x="20cm" svg:y="18cm">
          <draw:text-box>
            <text:p><text:span text:style-name="T40">O.K.</text:span></text:p>
          </draw:text-box>
        </draw:frame>
        <draw:g draw:id="id200">
          <draw:frame draw:style-name="gr5" draw:text-style-name="P29" draw:layer="layout" svg:width="16cm" svg:height="3.723cm" svg:x="0.5cm" svg:y="16.83cm">
            <draw:text-box>
              <text:p text:style-name="P27"><text:span text:style-name="T37">2)</text:span><text:span text:style-name="T37"><text:tab/></text:span><text:span text:style-name="T37">Ako je <text:s text:c="31"/>potpuna stavka </text:span><text:span text:style-name="T37"><text:tab/></text:span><text:span text:style-name="T37">koja je pridružena stanju </text:span><text:span text:style-name="T38">s</text:span><text:span text:style-name="T39">, onda skupovi</text:span><text:span text:style-name="T39"><text:tab/></text:span><text:span text:style-name="T39"> <text:s text:c="19"/>i <text:s text:c="20"/>nemaju</text:span><text:span text:style-name="T39"><text:line-break/></text:span><text:span text:style-name="T39"><text:tab/></text:span><text:span text:style-name="T39">zajedničkih elemenata, odnosno</text:span></text:p>
            </draw:text-box>
          </draw:frame>
          <draw:frame draw:style-name="gr7" draw:layer="layout" svg:width="6.951cm" svg:height="0.983cm" svg:x="4.095cm" svg:y="16.97cm">
            <draw:object xlink:href="./Object 158" xlink:type="simple" xlink:show="embed" xlink:actuate="onLoad"/>
            <draw:image xlink:href="./ObjectReplacements/Object 158" xlink:type="simple" xlink:show="embed" xlink:actuate="onLoad"/>
          </draw:frame>
          <draw:frame draw:style-name="gr7" draw:layer="layout" svg:width="4.173cm" svg:height="0.97cm" svg:x="1.714cm" svg:y="18.63cm">
            <draw:object xlink:href="./Object 159" xlink:type="simple" xlink:show="embed" xlink:actuate="onLoad"/>
            <draw:image xlink:href="./ObjectReplacements/Object 159" xlink:type="simple" xlink:show="embed" xlink:actuate="onLoad"/>
          </draw:frame>
          <draw:frame draw:style-name="gr7" draw:layer="layout" svg:width="4.173cm" svg:height="0.97cm" svg:x="6.632cm" svg:y="18.63cm">
            <draw:object xlink:href="./Object 160" xlink:type="simple" xlink:show="embed" xlink:actuate="onLoad"/>
            <draw:image xlink:href="./ObjectReplacements/Object 160" xlink:type="simple" xlink:show="embed" xlink:actuate="onLoad"/>
          </draw:frame>
          <draw:frame draw:style-name="gr7" draw:layer="layout" svg:width="9.993cm" svg:height="0.97cm" svg:x="13.116cm" svg:y="19.43cm">
            <draw:object xlink:href="./Object 161" xlink:type="simple" xlink:show="embed" xlink:actuate="onLoad"/>
            <draw:image xlink:href="./ObjectReplacements/Object 161" xlink:type="simple" xlink:show="embed" xlink:actuate="onLoad"/>
          </draw:frame>
        </draw:g>
        <draw:frame draw:style-name="gr7" draw:id="id201" draw:layer="layout" svg:width="4.073cm" svg:height="0.893cm" svg:x="18.927cm" svg:y="18.107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1" draw:text-style-name="P25" draw:id="id202" draw:layer="layout" svg:width="3.5cm" svg:height="1.352cm" svg:x="24cm" svg:y="18cm">
          <draw:text-box>
            <text:p><text:span text:style-name="T41">O.K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0-width/2;x" smil:keyTimes="0;1"/>
                  <anim:animate smil:dur="0.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91" smil:attributeName="fill-color" smil:to="#23ff23" anim:color-interpolation="rgb" anim:color-interpolation-direction="clockwise"/>
                  <anim:set smil:dur="0.5s" smil:fill="hold" smil:targetElement="id19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2" smil:attributeName="fill-color" smil:to="#23ff23" anim:color-interpolation="rgb" anim:color-interpolation-direction="clockwise"/>
                  <anim:set smil:dur="0.5s" smil:fill="hold" smil:targetElement="id19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3" smil:attributeName="fill-color" smil:to="#23ff23" anim:color-interpolation="rgb" anim:color-interpolation-direction="clockwise"/>
                  <anim:set smil:dur="0.5s" smil:fill="hold" smil:targetElement="id19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4" smil:attributeName="fill-color" smil:to="#23ff23" anim:color-interpolation="rgb" anim:color-interpolation-direction="clockwise"/>
                  <anim:set smil:dur="0.5s" smil:fill="hold" smil:targetElement="id19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5" smil:attributeName="fill-color" smil:to="#23ff23" anim:color-interpolation="rgb" anim:color-interpolation-direction="clockwise"/>
                  <anim:set smil:dur="0.5s" smil:fill="hold" smil:targetElement="id19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6" smil:attributeName="fill-color" smil:to="#23ff23" anim:color-interpolation="rgb" anim:color-interpolation-direction="clockwise"/>
                  <anim:set smil:dur="0.5s" smil:fill="hold" smil:targetElement="id19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7" smil:attributeName="fill-color" smil:to="#23ff23" anim:color-interpolation="rgb" anim:color-interpolation-direction="clockwise"/>
                  <anim:set smil:dur="0.5s" smil:fill="hold" smil:targetElement="id19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8" smil:attributeName="fill-color" smil:to="#23ff23" anim:color-interpolation="rgb" anim:color-interpolation-direction="clockwise"/>
                  <anim:set smil:dur="0.5s" smil:fill="hold" smil:targetElement="id19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99" smil:attributeName="visibility" smil:to="visible"/>
                  <anim:animate smil:begin="0s" smil:dur="0.5s" smil:fill="hold" smil:decelerate="0.5" smil:targetElement="id199" smil:attributeName="rotate" smil:values="-90;0" smil:keyTimes="0;1"/>
                  <anim:animate smil:begin="0s" smil:dur="0.5s" smil:fill="hold" smil:decelerate="0.5" smil:targetElement="id199" smil:attributeName="width" smil:values="width;width*.05" smil:keyTimes="0;1"/>
                  <anim:animate smil:begin="0.5s" smil:dur="0.5s" smil:fill="hold" smil:accelerate="0.5" smil:targetElement="id199" smil:attributeName="width" smil:values="width*.05;width" smil:keyTimes="0;1"/>
                  <anim:animate smil:dur="1s" smil:fill="hold" smil:targetElement="id199" smil:attributeName="height" smil:values="height;height" smil:keyTimes="0;1"/>
                  <anim:animate smil:begin="0s" smil:dur="0.5s" smil:fill="hold" smil:decelerate="0.5" smil:targetElement="id199" smil:attributeName="x" smil:values="x+.4;x" smil:keyTimes="0;1"/>
                  <anim:animate smil:begin="0s" smil:dur="0.5s" smil:fill="hold" smil:decelerate="0.5" smil:targetElement="id199" smil:attributeName="y" smil:values="y-.2;y+.1" smil:keyTimes="0;1"/>
                  <anim:animate smil:begin="0.5s" smil:dur="0.5s" smil:fill="hold" smil:accelerate="0.5" smil:targetElement="id199" smil:attributeName="y" smil:values="y+.1;y" smil:keyTimes="0;1"/>
                  <anim:transitionFilter smil:begin="0s" smil:dur="1s" smil:decelerate="0.5" smil:targetElement="id1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190" smil:attributeName="x" smil:values="x;0-width/2" smil:keyTimes="0;1"/>
                  <anim:animate smil:dur="0.5s" smil:targetElement="id190" smil:attributeName="y" smil:values="y;y" smil:keyTimes="0;1"/>
                  <anim:set smil:begin="0.499s" smil:dur="0.001s" smil:fill="hold" smil:targetElement="id190" smil:attributeName="visibility" smil:to="hidden"/>
                </anim:par>
                <anim:par smil:begin="0s" smil:fill="hold" presentation:node-type="with-previous" presentation:preset-class="exit" presentation:preset-id="ooo-exit-venetian-blinds" presentation:preset-sub-type="vertical">
                  <anim:transitionFilter smil:dur="0.5s" smil:targetElement="id199" smil:type="blindsWipe" smil:subtype="horizontal" smil:mode="out"/>
                  <anim:set smil:begin="0.499s" smil:dur="0.001s" smil:fill="hold" smil:targetElement="id199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0-width/2;x" smil:keyTimes="0;1"/>
                  <anim:animate smil:dur="0.5s" smil:fill="hold" smil:targetElement="id200" smil:attributeName="y" smil:values="y;y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3" smil:attributeName="fill-color" smil:to="#ff0000" anim:color-interpolation="rgb" anim:color-interpolation-direction="clockwise"/>
                  <anim:set smil:dur="0.5s" smil:fill="hold" smil:targetElement="id19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94" smil:attributeName="fill-color" smil:to="#ff0000" anim:color-interpolation="rgb" anim:color-interpolation-direction="clockwise"/>
                  <anim:set smil:dur="0.5s" smil:fill="hold" smil:targetElement="id19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202" smil:attributeName="visibility" smil:to="visible"/>
                  <anim:animate smil:begin="0s" smil:dur="0.25s" smil:fill="hold" smil:decelerate="0.5" smil:targetElement="id202" smil:attributeName="rotate" smil:values="-90;0" smil:keyTimes="0;1"/>
                  <anim:animate smil:begin="0s" smil:dur="0.25s" smil:fill="hold" smil:decelerate="0.5" smil:targetElement="id202" smil:attributeName="width" smil:values="width;width*.05" smil:keyTimes="0;1"/>
                  <anim:animate smil:begin="0.25s" smil:dur="0.25s" smil:fill="hold" smil:accelerate="0.5" smil:targetElement="id202" smil:attributeName="width" smil:values="width*.05;width" smil:keyTimes="0;1"/>
                  <anim:animate smil:dur="0.5s" smil:fill="hold" smil:targetElement="id202" smil:attributeName="height" smil:values="height;height" smil:keyTimes="0;1"/>
                  <anim:animate smil:begin="0s" smil:dur="0.25s" smil:fill="hold" smil:decelerate="0.5" smil:targetElement="id202" smil:attributeName="x" smil:values="x+.4;x" smil:keyTimes="0;1"/>
                  <anim:animate smil:begin="0s" smil:dur="0.25s" smil:fill="hold" smil:decelerate="0.5" smil:targetElement="id202" smil:attributeName="y" smil:values="y-.2;y+.1" smil:keyTimes="0;1"/>
                  <anim:animate smil:begin="0.25s" smil:dur="0.25s" smil:fill="hold" smil:accelerate="0.5" smil:targetElement="id202" smil:attributeName="y" smil:values="y+.1;y" smil:keyTimes="0;1"/>
                  <anim:transitionFilter smil:begin="0s" smil:dur="0.5s" smil:decelerate="0.5" smil:targetElement="id20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titledown">
        <office:forms form:automatic-focus="false" form:apply-design-mode="false"/>
        <draw:frame draw:style-name="gr5" draw:layer="layout" svg:width="21.5cm" svg:height="1.276cm" svg:x="0.5cm" svg:y="0.844cm">
          <draw:text-box>
            <text:p><text:span text:style-name="T7">Gradnja tablica </text:span><text:span text:style-name="T8">LR(1)</text:span><text:span text:style-name="T9"> parsera</text:span></text:p>
          </draw:text-box>
        </draw:frame>
        <draw:frame draw:style-name="gr5" draw:text-style-name="P30" draw:id="id203" draw:layer="layout" svg:width="27cm" svg:height="3.723cm" svg:x="0.52cm" svg:y="3.465cm">
          <draw:text-box>
            <text:p text:style-name="P30"><text:span text:style-name="T11">1)</text:span><text:span text:style-name="T11"><text:tab/></text:span><text:span text:style-name="T11">Gramatika </text:span><text:span text:style-name="T12">G</text:span><text:span text:style-name="T17"> se po potrebi proširi novim početnim nezavršnim znakom </text:span><text:span text:style-name="T12">S'</text:span><text:span text:style-name="T12"><text:line-break/></text:span><text:span text:style-name="T12"><text:tab/></text:span><text:span text:style-name="T17">i produkcijom </text:span><text:span text:style-name="T12">S'</text:span><text:span text:style-name="T42">→</text:span><text:span text:style-name="T43">S</text:span><text:span text:style-name="T44">. Na temelju preuređene gramatike </text:span><text:span text:style-name="T43">G'</text:span><text:span text:style-name="T44">, izgradi se DKA</text:span><text:span text:style-name="T44"><text:line-break/></text:span><text:span text:style-name="T44"><text:tab/></text:span><text:span text:style-name="T44">koji prihvaća skup živih prefiksa gramatike </text:span><text:span text:style-name="T43">G'</text:span><text:span text:style-name="T44">. Neka je skup stanja jednak</text:span><text:span text:style-name="T44"><text:line-break/></text:span><text:span text:style-name="T44"><text:tab/></text:span><text:span text:style-name="T43">Q={0,1,...,n}.</text:span></text:p>
          </draw:text-box>
        </draw:frame>
        <draw:frame draw:style-name="gr5" draw:text-style-name="P30" draw:id="id204" draw:layer="layout" svg:width="27cm" svg:height="3.723cm" svg:x="0.5cm" svg:y="9cm">
          <draw:text-box>
            <text:p text:style-name="P30"><text:span text:style-name="T11">2)</text:span><text:span text:style-name="T11"><text:tab/></text:span><text:span text:style-name="T11">Reci tablica </text:span><text:span text:style-name="T12">Akcija</text:span><text:span text:style-name="T17"> i </text:span><text:span text:style-name="T12">NovoStanje</text:span><text:span text:style-name="T17"> označavaju se stanjima DKA. Stupci</text:span><text:span text:style-name="T17"><text:line-break/></text:span><text:span text:style-name="T17"><text:tab/></text:span><text:span text:style-name="T17">tablice </text:span><text:span text:style-name="T12">Akcija</text:span><text:span text:style-name="T17"> označavaju se završnim znakovima gramatike i oznakom</text:span><text:span text:style-name="T17"><text:line-break/></text:span><text:span text:style-name="T17"><text:tab/></text:span><text:span text:style-name="T17">kraja niza ┴, a stupci tablice </text:span><text:span text:style-name="T12">NovoStanje</text:span><text:span text:style-name="T17"> označavaju se nezavršnim</text:span><text:span text:style-name="T17"><text:line-break/></text:span><text:span text:style-name="T17"><text:tab/></text:span><text:span text:style-name="T17">znakovima gramatik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3" smil:attributeName="visibility" smil:to="visible"/>
                  <anim:transitionFilter smil:dur="0.5s" smil:targetElement="id20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4" smil:attributeName="visibility" smil:to="visible"/>
                  <anim:transitionFilter smil:dur="0.5s" smil:targetElement="id20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titledown">
        <office:forms form:automatic-focus="false" form:apply-design-mode="false"/>
        <draw:frame draw:style-name="gr5" draw:text-style-name="P30" draw:layer="layout" svg:width="27cm" svg:height="1.119cm" svg:x="0.5cm" svg:y="2.5cm">
          <draw:text-box>
            <text:p text:style-name="P30"><text:span text:style-name="T11">3)</text:span><text:span text:style-name="T11"><text:tab/></text:span><text:span text:style-name="T11">Tablica </text:span><text:span text:style-name="T12">Akcija</text:span><text:span text:style-name="T17"> se popunjava na sljedeći način:</text:span></text:p>
          </draw:text-box>
        </draw:frame>
        <draw:frame draw:style-name="gr5" draw:layer="layout" svg:width="21.5cm" svg:height="1.276cm" svg:x="0.5cm" svg:y="0.844cm">
          <draw:text-box>
            <text:p><text:span text:style-name="T7">Gradnja tablica </text:span><text:span text:style-name="T8">LR(1)</text:span><text:span text:style-name="T9"> parsera</text:span></text:p>
          </draw:text-box>
        </draw:frame>
        <draw:frame draw:style-name="gr7" draw:id="id205" draw:layer="layout" svg:width="24.527cm" svg:height="3.767cm" svg:x="2.009cm" svg:y="4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7" draw:id="id206" draw:layer="layout" svg:width="23.658cm" svg:height="3.852cm" svg:x="1.945cm" svg:y="8.202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7" draw:id="id207" draw:layer="layout" svg:width="23.893cm" svg:height="1.834cm" svg:x="1.865cm" svg:y="12.616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5" smil:attributeName="visibility" smil:to="visible"/>
                  <anim:transitionFilter smil:dur="0.5s" smil:targetElement="id20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6" smil:attributeName="visibility" smil:to="visible"/>
                  <anim:transitionFilter smil:dur="0.5s" smil:targetElement="id20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7" smil:attributeName="visibility" smil:to="visible"/>
                  <anim:transitionFilter smil:dur="0.5s" smil:targetElement="id207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titledown">
        <office:forms form:automatic-focus="false" form:apply-design-mode="false"/>
        <draw:frame draw:style-name="gr5" draw:layer="layout" svg:width="21.5cm" svg:height="1.276cm" svg:x="0.5cm" svg:y="0.844cm">
          <draw:text-box>
            <text:p><text:span text:style-name="T7">Gradnja tablica </text:span><text:span text:style-name="T8">LR(1)</text:span><text:span text:style-name="T9"> parsera</text:span></text:p>
          </draw:text-box>
        </draw:frame>
        <draw:frame draw:style-name="gr5" draw:text-style-name="P30" draw:layer="layout" svg:width="27cm" svg:height="1.119cm" svg:x="0.5cm" svg:y="2.501cm">
          <draw:text-box>
            <text:p text:style-name="P30"><text:span text:style-name="T11">4)</text:span><text:span text:style-name="T11"><text:tab/></text:span><text:span text:style-name="T11">Tablica </text:span><text:span text:style-name="T12">NovoStanje</text:span><text:span text:style-name="T17"> se popunjava na sljedeći način:</text:span></text:p>
          </draw:text-box>
        </draw:frame>
        <draw:frame draw:style-name="gr7" draw:id="id208" draw:layer="layout" svg:width="22.396cm" svg:height="1.825cm" svg:x="1.707cm" svg:y="3.9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5" draw:text-style-name="P30" draw:id="id209" draw:layer="layout" svg:width="27cm" svg:height="1.987cm" svg:x="0.5cm" svg:y="6.368cm">
          <draw:text-box>
            <text:p text:style-name="P30"><text:span text:style-name="T11">5)</text:span><text:span text:style-name="T11"><text:tab/></text:span><text:span text:style-name="T11">Svi elementi tablice za koje nije definirana akcija u koracima (3) i (4)</text:span><text:span text:style-name="T11"><text:line-break/></text:span><text:span text:style-name="T11"><text:tab/></text:span><text:span text:style-name="T11">označavaju akciju </text:span><text:span text:style-name="T12">Odbaci()</text:span><text:span text:style-name="T17">, odnosno niz se ne prihvaća.</text:span></text:p>
          </draw:text-box>
        </draw:frame>
        <draw:frame draw:style-name="gr7" draw:id="id210" draw:layer="layout" svg:width="21.414cm" svg:height="0.906cm" svg:x="0.686cm" svg:y="10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8" smil:attributeName="visibility" smil:to="visible"/>
                  <anim:transitionFilter smil:dur="0.5s" smil:targetElement="id20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9" smil:attributeName="visibility" smil:to="visible"/>
                  <anim:transitionFilter smil:dur="0.5s" smil:targetElement="id20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10" smil:attributeName="visibility" smil:to="visible"/>
                  <anim:transitionFilter smil:dur="0.5s" smil:targetElement="id210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titledown">
        <office:forms form:automatic-focus="false" form:apply-design-mode="false"/>
        <draw:frame draw:style-name="standard" draw:layer="layout" svg:width="27.693cm" svg:height="15.551cm" svg:x="0.106cm" svg:y="1.0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rows-spanned="2">
                <text:p text:style-name="P11"><text:span text:style-name="T2">Stanje</text:span></text:p>
              </table:table-cell>
              <table:table-cell table:style-name="ce2" table:number-columns-spanned="5">
                <text:p text:style-name="P11"><text:span text:style-name="T2">Akcija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columns-spanned="3">
                <text:p text:style-name="P11"><text:span text:style-name="T2">NovoStanje</text:span></text:p>
              </table:table-cell>
              <table:covered-table-cell table:style-name="ce4"/>
              <table:covered-table-cell table:style-name="ce5"/>
            </table:table-row>
            <table:table-row table:style-name="ro1" table:default-cell-style-name="ce8">
              <table:covered-table-cell table:style-name="ce6"/>
              <table:table-cell table:style-name="ce7">
                <text:p text:style-name="P11"><text:span text:style-name="T2">a</text:span></text:p>
              </table:table-cell>
              <table:table-cell>
                <text:p text:style-name="P11"><text:span text:style-name="T2">b</text:span></text:p>
              </table:table-cell>
              <table:table-cell>
                <text:p text:style-name="P11"><text:span text:style-name="T2">c</text:span></text:p>
              </table:table-cell>
              <table:table-cell>
                <text:p text:style-name="P11"><text:span text:style-name="T2">d</text:span></text:p>
              </table:table-cell>
              <table:table-cell table:style-name="ce9">
                <text:p text:style-name="P11"><text:span text:style-name="T2">┴</text:span></text:p>
              </table:table-cell>
              <table:table-cell table:style-name="ce10">
                <text:p text:style-name="P11"><text:span text:style-name="T2">S</text:span></text:p>
              </table:table-cell>
              <table:table-cell table:style-name="ce11">
                <text:p text:style-name="P11"><text:span text:style-name="T2">A</text:span></text:p>
              </table:table-cell>
              <table:table-cell table:style-name="ce12">
                <text:p text:style-name="P11"><text:span text:style-name="T2">B</text:span></text:p>
              </table:table-cell>
            </table:table-row>
            <table:table-row table:style-name="ro1" table:default-cell-style-name="ce14">
              <table:table-cell table:style-name="ce6">
                <text:p text:style-name="P11"><text:span text:style-name="T35">0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2">1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35">2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2">3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35">4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2">5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35">6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2">7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35">8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2">9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35">10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2">11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1">
              <table:table-cell table:style-name="ce6">
                <text:p text:style-name="P11"><text:span text:style-name="T35">12</text:span></text:p>
              </table:table-cell>
              <table:table-cell table:style-name="ce20"/>
              <table:table-cell/>
              <table:table-cell/>
              <table:table-cell/>
              <table:table-cell table:style-name="ce22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5">
              <table:table-cell table:style-name="ce23">
                <text:p text:style-name="P11"><text:span text:style-name="T2">13</text:span></text:p>
              </table:table-cell>
              <table:table-cell table:style-name="ce24"/>
              <table:table-cell/>
              <table:table-cell/>
              <table:table-cell/>
              <table:table-cell table:style-name="ce26"/>
              <table:table-cell table:style-name="ce27"/>
              <table:table-cell/>
              <table:table-cell table:style-name="ce26"/>
            </table:table-row>
          </table:table>
          <draw:image xlink:href="Pictures/TablePreview1.svm" xlink:type="simple" xlink:show="embed" xlink:actuate="onLoad"/>
        </draw:frame>
        <draw:frame draw:style-name="gr7" draw:id="id242" draw:layer="layout" svg:width="3.179cm" svg:height="0.685cm" svg:x="3.17cm" svg:y="3.1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7" draw:id="id234" draw:layer="layout" svg:width="3.193cm" svg:height="0.685cm" svg:x="9.208cm" svg:y="4.1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7" draw:id="id235" draw:layer="layout" svg:width="3.193cm" svg:height="0.685cm" svg:x="12.307cm" svg:y="4.1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7" draw:id="id232" draw:layer="layout" svg:width="2.257cm" svg:height="0.685cm" svg:x="22cm" svg:y="4.06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7" draw:id="id233" draw:layer="layout" svg:width="2.275cm" svg:height="0.69cm" svg:x="25.001cm" svg:y="4.063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7" draw:id="id243" draw:layer="layout" svg:width="3.188cm" svg:height="0.685cm" svg:x="6.131cm" svg:y="5.115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7" draw:layer="layout" svg:width="4.985cm" svg:height="1.048cm" svg:x="0.504cm" svg:y="17.447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7" draw:layer="layout" svg:width="3.797cm" svg:height="1.048cm" svg:x="6.2cm" svg:y="17.5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7" draw:layer="layout" svg:width="3.796cm" svg:height="1.048cm" svg:x="11cm" svg:y="17.447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7" draw:layer="layout" svg:width="4.986cm" svg:height="1.048cm" svg:x="0.5cm" svg:y="18.989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7" draw:layer="layout" svg:width="4.474cm" svg:height="1.048cm" svg:x="6.192cm" svg:y="18.989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frame draw:style-name="gr7" draw:layer="layout" svg:width="4.444cm" svg:height="1.048cm" svg:x="10.963cm" svg:y="19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7" draw:id="id238" draw:layer="layout" svg:width="2.714cm" svg:height="0.685cm" svg:x="15.686cm" svg:y="6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7" draw:id="id239" draw:layer="layout" svg:width="2.714cm" svg:height="0.685cm" svg:x="15.655cm" svg:y="7.932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7" draw:id="id244" draw:layer="layout" svg:width="3.214cm" svg:height="0.69cm" svg:x="9.25cm" svg:y="7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7" draw:id="id245" draw:layer="layout" svg:width="3.31cm" svg:height="0.646cm" svg:x="9.131cm" svg:y="8.938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7" draw:id="id246" draw:layer="layout" svg:width="3.298cm" svg:height="0.646cm" svg:x="12.263cm" svg:y="8.938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7" draw:id="id247" draw:layer="layout" svg:width="2.244cm" svg:height="0.685cm" svg:x="22.069cm" svg:y="8.962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7" draw:id="id248" draw:layer="layout" svg:width="2.244cm" svg:height="0.685cm" svg:x="25.069cm" svg:y="8.963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7" draw:id="id240" draw:layer="layout" svg:width="3.246cm" svg:height="0.646cm" svg:x="6.138cm" svg:y="9.9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7" draw:id="id241" draw:layer="layout" svg:width="3.246cm" svg:height="0.646cm" svg:x="9.238cm" svg:y="9.9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7" draw:id="id258" draw:layer="layout" svg:width="3.246cm" svg:height="0.646cm" svg:x="9.185cm" svg:y="11.885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7" draw:id="id249" draw:layer="layout" svg:width="3.246cm" svg:height="0.646cm" svg:x="6.155cm" svg:y="13.854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7" draw:id="id250" draw:layer="layout" svg:width="3.246cm" svg:height="0.646cm" svg:x="9.238cm" svg:y="13.854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7" draw:id="id257" draw:layer="layout" svg:width="3.246cm" svg:height="0.646cm" svg:x="6.169cm" svg:y="14.854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7" draw:id="id251" draw:layer="layout" svg:width="3.261cm" svg:height="0.646cm" svg:x="6.123cm" svg:y="10.9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7" draw:id="id252" draw:layer="layout" svg:width="3.262cm" svg:height="0.646cm" svg:x="9.208cm" svg:y="15.754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7" draw:id="id253" draw:layer="layout" svg:width="3.214cm" svg:height="0.69cm" svg:x="9.255cm" svg:y="12.8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frame draw:style-name="gr7" draw:id="id254" draw:layer="layout" svg:width="3.214cm" svg:height="0.69cm" svg:x="12.286cm" svg:y="12.8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7" draw:id="id255" draw:layer="layout" svg:width="2.554cm" svg:height="0.69cm" svg:x="21.856cm" svg:y="12.815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7" draw:id="id256" draw:layer="layout" svg:width="2.554cm" svg:height="0.69cm" svg:x="24.856cm" svg:y="12.815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g draw:id="id52">
          <draw:custom-shape draw:style-name="gr15" draw:text-style-name="P11" draw:layer="layout" svg:width="4.5cm" svg:height="5.968cm" svg:x="12.1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16" draw:layer="layout" svg:width="1.8cm" svg:height="0.962cm" svg:x="13.2cm" svg:y="10.868cm">
            <draw:text-box>
              <text:p><text:span text:style-name="T35">1</text:span></text:p>
            </draw:text-box>
          </draw:frame>
          <draw:frame draw:style-name="gr7" draw:layer="layout" svg:width="4.367cm" svg:height="0.742cm" svg:x="12.2cm" svg:y="6.368cm">
            <draw:object xlink:href="./Object 199" xlink:type="simple" xlink:show="embed" xlink:actuate="onLoad"/>
            <draw:image xlink:href="./ObjectReplacements/Object 199" xlink:type="simple" xlink:show="embed" xlink:actuate="onLoad"/>
          </draw:frame>
          <draw:frame draw:style-name="gr7" draw:layer="layout" svg:width="4.336cm" svg:height="0.742cm" svg:x="12.201cm" svg:y="7.168cm">
            <draw:object xlink:href="./Object 200" xlink:type="simple" xlink:show="embed" xlink:actuate="onLoad"/>
            <draw:image xlink:href="./ObjectReplacements/Object 200" xlink:type="simple" xlink:show="embed" xlink:actuate="onLoad"/>
          </draw:frame>
          <draw:frame draw:style-name="gr7" draw:layer="layout" svg:width="3.358cm" svg:height="0.742cm" svg:x="12.201cm" svg:y="7.868cm">
            <draw:object xlink:href="./Object 201" xlink:type="simple" xlink:show="embed" xlink:actuate="onLoad"/>
            <draw:image xlink:href="./ObjectReplacements/Object 201" xlink:type="simple" xlink:show="embed" xlink:actuate="onLoad"/>
          </draw:frame>
          <draw:frame draw:style-name="gr7" draw:layer="layout" svg:width="3.793cm" svg:height="0.742cm" svg:x="12.201cm" svg:y="8.568cm">
            <draw:object xlink:href="./Object 202" xlink:type="simple" xlink:show="embed" xlink:actuate="onLoad"/>
            <draw:image xlink:href="./ObjectReplacements/Object 202" xlink:type="simple" xlink:show="embed" xlink:actuate="onLoad"/>
          </draw:frame>
          <draw:frame draw:style-name="gr7" draw:layer="layout" svg:width="3.327cm" svg:height="0.742cm" svg:x="12.201cm" svg:y="9.268cm">
            <draw:object xlink:href="./Object 203" xlink:type="simple" xlink:show="embed" xlink:actuate="onLoad"/>
            <draw:image xlink:href="./ObjectReplacements/Object 203" xlink:type="simple" xlink:show="embed" xlink:actuate="onLoad"/>
          </draw:frame>
          <draw:frame draw:style-name="gr7" draw:layer="layout" svg:width="3.759cm" svg:height="0.742cm" svg:x="12.202cm" svg:y="9.968cm">
            <draw:object xlink:href="./Object 204" xlink:type="simple" xlink:show="embed" xlink:actuate="onLoad"/>
            <draw:image xlink:href="./ObjectReplacements/Object 204" xlink:type="simple" xlink:show="embed" xlink:actuate="onLoad"/>
          </draw:frame>
        </draw:g>
        <draw:custom-shape draw:style-name="gr15" draw:text-style-name="P11" draw:id="id211" draw:layer="layout" svg:width="4.5cm" svg:height="2.1cm" svg:x="19.1cm" svg:y="5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212" draw:layer="layout" svg:width="4.367cm" svg:height="0.742cm" svg:x="19.1cm" svg:y="6.132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1" draw:text-style-name="P16" draw:id="id213" draw:layer="layout" svg:width="1.8cm" svg:height="0.962cm" svg:x="20.2cm" svg:y="6.97cm">
          <draw:text-box>
            <text:p><text:span text:style-name="T35">2</text:span></text:p>
          </draw:text-box>
        </draw:frame>
        <draw:custom-shape draw:style-name="gr15" draw:text-style-name="P11" draw:id="id214" draw:layer="layout" svg:width="4.5cm" svg:height="2.1cm" svg:x="19.1cm" svg:y="8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215" draw:layer="layout" svg:width="4.336cm" svg:height="0.742cm" svg:x="19.1cm" svg:y="8.432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frame draw:style-name="gr1" draw:text-style-name="P16" draw:id="id216" draw:layer="layout" svg:width="1.8cm" svg:height="0.962cm" svg:x="20.2cm" svg:y="9.27cm">
          <draw:text-box>
            <text:p><text:span text:style-name="T35">4</text:span></text:p>
          </draw:text-box>
        </draw:frame>
        <draw:connector draw:style-name="gr21" draw:text-style-name="P11" draw:id="id217" draw:layer="layout" draw:type="line" svg:x1="16.6cm" svg:y1="8.984cm" svg:x2="19.099cm" svg:y2="6.882cm" draw:start-shape="id52" draw:start-glue-point="1" svg:d="m16600 8984 2499-2102">
          <text:p text:style-name="P11">A</text:p>
        </draw:connector>
        <draw:connector draw:style-name="gr21" draw:text-style-name="P11" draw:id="id218" draw:layer="layout" draw:type="line" svg:x1="16.6cm" svg:y1="8.984cm" svg:x2="19.099cm" svg:y2="9.182cm" draw:start-shape="id52" draw:start-glue-point="1" svg:d="m16600 8984 2499 198">
          <text:p text:style-name="P11">B</text:p>
        </draw:connector>
        <draw:custom-shape draw:style-name="gr15" draw:text-style-name="P11" draw:id="id219" draw:layer="layout" svg:width="4.5cm" svg:height="5.968cm" svg:x="10.5cm" svg:y="13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6" draw:id="id220" draw:layer="layout" svg:width="1.8cm" svg:height="0.962cm" svg:x="11.6cm" svg:y="18.4cm">
          <draw:text-box>
            <text:p><text:span text:style-name="T35">6</text:span></text:p>
          </draw:text-box>
        </draw:frame>
        <draw:frame draw:style-name="gr7" draw:id="id221" draw:layer="layout" svg:width="3.324cm" svg:height="0.742cm" svg:x="10.701cm" svg:y="14.5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7" draw:id="id222" draw:layer="layout" svg:width="3.793cm" svg:height="0.742cm" svg:x="10.701cm" svg:y="13.7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7" draw:id="id223" draw:layer="layout" svg:width="3.361cm" svg:height="0.742cm" svg:x="10.701cm" svg:y="16.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7" draw:id="id224" draw:layer="layout" svg:width="3.793cm" svg:height="0.742cm" svg:x="10.702cm" svg:y="17.6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7" draw:id="id225" draw:layer="layout" svg:width="3.759cm" svg:height="0.742cm" svg:x="10.702cm" svg:y="15.2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7" draw:id="id226" draw:layer="layout" svg:width="3.759cm" svg:height="0.742cm" svg:x="10.703cm" svg:y="16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connector draw:style-name="gr18" draw:text-style-name="P11" draw:id="id227" draw:layer="layout" draw:type="line" svg:x1="14.35cm" svg:y1="11.968cm" svg:x2="12.75cm" svg:y2="13.531cm" draw:start-shape="id52" draw:start-glue-point="2" svg:d="m14350 11968-1600 1563">
          <text:p text:style-name="P11"><text:s text:c="2"/>c</text:p>
        </draw:connector>
        <draw:custom-shape draw:style-name="gr15" draw:text-style-name="P11" draw:id="id53" draw:layer="layout" svg:width="4.5cm" svg:height="3cm" svg:x="4.7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id="id228" draw:layer="layout" svg:width="3.358cm" svg:height="0.742cm" svg:x="5.4cm" svg:y="14.716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7" draw:id="id229" draw:layer="layout" svg:width="3.327cm" svg:height="0.742cm" svg:x="5.401cm" svg:y="15.616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30" draw:text-style-name="P16" draw:id="id230" draw:layer="layout" svg:width="1.6cm" svg:height="1.062cm" svg:x="6.2cm" svg:y="16.316cm">
          <draw:text-box>
            <text:p><text:span text:style-name="T35">7</text:span></text:p>
          </draw:text-box>
        </draw:frame>
        <draw:connector draw:style-name="gr31" draw:text-style-name="P11" draw:id="id231" draw:layer="layout" draw:type="curve" svg:x1="12.1cm" svg:y1="8.984cm" svg:x2="6.95cm" svg:y2="14.5cm" draw:start-shape="id52" draw:start-glue-point="3" draw:end-shape="id53" draw:end-glue-point="0" svg:d="m12100 8984c-3434 0-5150 1838-5150 5516">
          <text:p text:style-name="P11">d <text:s text:c="15"/></text:p>
        </draw:connector>
        <draw:g draw:id="id236">
          <draw:custom-shape draw:style-name="gr15" draw:text-style-name="P11" draw:layer="layout" svg:width="4.5cm" svg:height="2.1cm" svg:x="19.5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4.367cm" svg:height="0.742cm" svg:x="19.5cm" svg:y="11.4cm">
            <draw:object xlink:href="./Object 215" xlink:type="simple" xlink:show="embed" xlink:actuate="onLoad"/>
            <draw:image xlink:href="./ObjectReplacements/Object 215" xlink:type="simple" xlink:show="embed" xlink:actuate="onLoad"/>
          </draw:frame>
          <draw:frame draw:style-name="gr1" draw:text-style-name="P16" draw:layer="layout" svg:width="1.8cm" svg:height="0.962cm" svg:x="20.6cm" svg:y="12.238cm">
            <draw:text-box>
              <text:p><text:span text:style-name="T35">3</text:span></text:p>
            </draw:text-box>
          </draw:frame>
        </draw:g>
        <draw:g draw:id="id237">
          <draw:custom-shape draw:style-name="gr15" draw:text-style-name="P11" draw:layer="layout" svg:width="4.5cm" svg:height="2.1cm" svg:x="19.5cm" svg:y="1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4.336cm" svg:height="0.742cm" svg:x="19.5cm" svg:y="13.7cm">
            <draw:object xlink:href="./Object 216" xlink:type="simple" xlink:show="embed" xlink:actuate="onLoad"/>
            <draw:image xlink:href="./ObjectReplacements/Object 216" xlink:type="simple" xlink:show="embed" xlink:actuate="onLoad"/>
          </draw:frame>
          <draw:frame draw:style-name="gr1" draw:text-style-name="P16" draw:layer="layout" svg:width="1.8cm" svg:height="0.962cm" svg:x="20.6cm" svg:y="14.538cm">
            <draw:text-box>
              <text:p><text:span text:style-name="T35">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217" smil:attributeName="stroke-color" smil:to="#ff0000" anim:color-interpolation="rgb" anim:color-interpolation-direction="clockwise"/>
                  <anim:set smil:dur="0.5s" smil:fill="hold" smil:targetElement="id217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17" anim:sub-item="text" smil:attributeName="color" smil:to="#ff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11" smil:attributeName="fill-color" smil:to="#00ff00" anim:color-interpolation="rgb" anim:color-interpolation-direction="clockwise"/>
                  <anim:set smil:dur="0.5s" smil:fill="hold" smil:targetElement="id211" smil:attributeName="fill" smil:to="solid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32" smil:attributeName="visibility" smil:to="visible"/>
                  <anim:animate smil:begin="0s" smil:dur="0.25s" smil:fill="hold" smil:decelerate="0.5" smil:targetElement="id232" smil:attributeName="rotate" smil:values="-90;0" smil:keyTimes="0;1"/>
                  <anim:animate smil:begin="0s" smil:dur="0.25s" smil:fill="hold" smil:decelerate="0.5" smil:targetElement="id232" smil:attributeName="width" smil:values="width;width*.05" smil:keyTimes="0;1"/>
                  <anim:animate smil:begin="0.25s" smil:dur="0.25s" smil:fill="hold" smil:accelerate="0.5" smil:targetElement="id232" smil:attributeName="width" smil:values="width*.05;width" smil:keyTimes="0;1"/>
                  <anim:animate smil:dur="0.5s" smil:fill="hold" smil:targetElement="id232" smil:attributeName="height" smil:values="height;height" smil:keyTimes="0;1"/>
                  <anim:animate smil:begin="0s" smil:dur="0.25s" smil:fill="hold" smil:decelerate="0.5" smil:targetElement="id232" smil:attributeName="x" smil:values="x+.4;x" smil:keyTimes="0;1"/>
                  <anim:animate smil:begin="0s" smil:dur="0.25s" smil:fill="hold" smil:decelerate="0.5" smil:targetElement="id232" smil:attributeName="y" smil:values="y-.2;y+.1" smil:keyTimes="0;1"/>
                  <anim:animate smil:begin="0.25s" smil:dur="0.25s" smil:fill="hold" smil:accelerate="0.5" smil:targetElement="id232" smil:attributeName="y" smil:values="y+.1;y" smil:keyTimes="0;1"/>
                  <anim:transitionFilter smil:begin="0s" smil:dur="0.5s" smil:decelerate="0.5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218" smil:attributeName="stroke-color" smil:to="#ff0000" anim:color-interpolation="rgb" anim:color-interpolation-direction="clockwise"/>
                  <anim:set smil:dur="0.5s" smil:fill="hold" smil:targetElement="id218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18" anim:sub-item="text" smil:attributeName="color" smil:to="#ff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14" smil:attributeName="fill-color" smil:to="#00ff00" anim:color-interpolation="rgb" anim:color-interpolation-direction="clockwise"/>
                  <anim:set smil:dur="0.5s" smil:fill="hold" smil:targetElement="id214" smil:attributeName="fill" smil:to="solid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33" smil:attributeName="visibility" smil:to="visible"/>
                  <anim:animate smil:begin="0s" smil:dur="0.25s" smil:fill="hold" smil:decelerate="0.5" smil:targetElement="id233" smil:attributeName="rotate" smil:values="-90;0" smil:keyTimes="0;1"/>
                  <anim:animate smil:begin="0s" smil:dur="0.25s" smil:fill="hold" smil:decelerate="0.5" smil:targetElement="id233" smil:attributeName="width" smil:values="width;width*.05" smil:keyTimes="0;1"/>
                  <anim:animate smil:begin="0.25s" smil:dur="0.25s" smil:fill="hold" smil:accelerate="0.5" smil:targetElement="id233" smil:attributeName="width" smil:values="width*.05;width" smil:keyTimes="0;1"/>
                  <anim:animate smil:dur="0.5s" smil:fill="hold" smil:targetElement="id233" smil:attributeName="height" smil:values="height;height" smil:keyTimes="0;1"/>
                  <anim:animate smil:begin="0s" smil:dur="0.25s" smil:fill="hold" smil:decelerate="0.5" smil:targetElement="id233" smil:attributeName="x" smil:values="x+.4;x" smil:keyTimes="0;1"/>
                  <anim:animate smil:begin="0s" smil:dur="0.25s" smil:fill="hold" smil:decelerate="0.5" smil:targetElement="id233" smil:attributeName="y" smil:values="y-.2;y+.1" smil:keyTimes="0;1"/>
                  <anim:animate smil:begin="0.25s" smil:dur="0.25s" smil:fill="hold" smil:accelerate="0.5" smil:targetElement="id233" smil:attributeName="y" smil:values="y+.1;y" smil:keyTimes="0;1"/>
                  <anim:transitionFilter smil:begin="0s" smil:dur="0.5s" smil:decelerate="0.5" smil:targetElement="id2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227" smil:attributeName="stroke-color" smil:to="#ff0000" anim:color-interpolation="rgb" anim:color-interpolation-direction="clockwise"/>
                  <anim:set smil:dur="0.5s" smil:fill="hold" smil:targetElement="id227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27" anim:sub-item="text" smil:attributeName="color" smil:to="#ff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19" smil:attributeName="fill-color" smil:to="#00ff00" anim:color-interpolation="rgb" anim:color-interpolation-direction="clockwise"/>
                  <anim:set smil:dur="0.5s" smil:fill="hold" smil:targetElement="id219" smil:attributeName="fill" smil:to="solid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34" smil:attributeName="visibility" smil:to="visible"/>
                  <anim:animate smil:begin="0s" smil:dur="0.25s" smil:fill="hold" smil:decelerate="0.5" smil:targetElement="id234" smil:attributeName="rotate" smil:values="-90;0" smil:keyTimes="0;1"/>
                  <anim:animate smil:begin="0s" smil:dur="0.25s" smil:fill="hold" smil:decelerate="0.5" smil:targetElement="id234" smil:attributeName="width" smil:values="width;width*.05" smil:keyTimes="0;1"/>
                  <anim:animate smil:begin="0.25s" smil:dur="0.25s" smil:fill="hold" smil:accelerate="0.5" smil:targetElement="id234" smil:attributeName="width" smil:values="width*.05;width" smil:keyTimes="0;1"/>
                  <anim:animate smil:dur="0.5s" smil:fill="hold" smil:targetElement="id234" smil:attributeName="height" smil:values="height;height" smil:keyTimes="0;1"/>
                  <anim:animate smil:begin="0s" smil:dur="0.25s" smil:fill="hold" smil:decelerate="0.5" smil:targetElement="id234" smil:attributeName="x" smil:values="x+.4;x" smil:keyTimes="0;1"/>
                  <anim:animate smil:begin="0s" smil:dur="0.25s" smil:fill="hold" smil:decelerate="0.5" smil:targetElement="id234" smil:attributeName="y" smil:values="y-.2;y+.1" smil:keyTimes="0;1"/>
                  <anim:animate smil:begin="0.25s" smil:dur="0.25s" smil:fill="hold" smil:accelerate="0.5" smil:targetElement="id234" smil:attributeName="y" smil:values="y+.1;y" smil:keyTimes="0;1"/>
                  <anim:transitionFilter smil:begin="0s" smil:dur="0.5s" smil:decelerate="0.5" smil:targetElement="id2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231" smil:attributeName="stroke-color" smil:to="#ff0000" anim:color-interpolation="rgb" anim:color-interpolation-direction="clockwise"/>
                  <anim:set smil:dur="0.5s" smil:fill="hold" smil:targetElement="id23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31" anim:sub-item="text" smil:attributeName="color" smil:to="#ff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ff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35" smil:attributeName="visibility" smil:to="visible"/>
                  <anim:animate smil:begin="0s" smil:dur="0.25s" smil:fill="hold" smil:decelerate="0.5" smil:targetElement="id235" smil:attributeName="rotate" smil:values="-90;0" smil:keyTimes="0;1"/>
                  <anim:animate smil:begin="0s" smil:dur="0.25s" smil:fill="hold" smil:decelerate="0.5" smil:targetElement="id235" smil:attributeName="width" smil:values="width;width*.05" smil:keyTimes="0;1"/>
                  <anim:animate smil:begin="0.25s" smil:dur="0.25s" smil:fill="hold" smil:accelerate="0.5" smil:targetElement="id235" smil:attributeName="width" smil:values="width*.05;width" smil:keyTimes="0;1"/>
                  <anim:animate smil:dur="0.5s" smil:fill="hold" smil:targetElement="id235" smil:attributeName="height" smil:values="height;height" smil:keyTimes="0;1"/>
                  <anim:animate smil:begin="0s" smil:dur="0.25s" smil:fill="hold" smil:decelerate="0.5" smil:targetElement="id235" smil:attributeName="x" smil:values="x+.4;x" smil:keyTimes="0;1"/>
                  <anim:animate smil:begin="0s" smil:dur="0.25s" smil:fill="hold" smil:decelerate="0.5" smil:targetElement="id235" smil:attributeName="y" smil:values="y-.2;y+.1" smil:keyTimes="0;1"/>
                  <anim:animate smil:begin="0.25s" smil:dur="0.25s" smil:fill="hold" smil:accelerate="0.5" smil:targetElement="id235" smil:attributeName="y" smil:values="y+.1;y" smil:keyTimes="0;1"/>
                  <anim:transitionFilter smil:begin="0s" smil:dur="0.5s" smil:decelerate="0.5" smil:targetElement="id2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52" smil:attributeName="x" smil:values="x;x" smil:keyTimes="0;1"/>
                  <anim:animate smil:dur="0.5s" smil:targetElement="id52" smil:attributeName="y" smil:values="y;1+height/2" smil:keyTimes="0;1"/>
                  <anim:set smil:begin="0.499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1" smil:attributeName="x" smil:values="x;x" smil:keyTimes="0;1"/>
                  <anim:animate smil:dur="0.5s" smil:targetElement="id211" smil:attributeName="y" smil:values="y;1+height/2" smil:keyTimes="0;1"/>
                  <anim:set smil:begin="0.499s" smil:dur="0.001s" smil:fill="hold" smil:targetElement="id21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2" smil:attributeName="x" smil:values="x;x" smil:keyTimes="0;1"/>
                  <anim:animate smil:dur="0.5s" smil:targetElement="id212" smil:attributeName="y" smil:values="y;1+height/2" smil:keyTimes="0;1"/>
                  <anim:set smil:begin="0.499s" smil:dur="0.001s" smil:fill="hold" smil:targetElement="id212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3" smil:attributeName="x" smil:values="x;x" smil:keyTimes="0;1"/>
                  <anim:animate smil:dur="0.5s" smil:targetElement="id213" smil:attributeName="y" smil:values="y;1+height/2" smil:keyTimes="0;1"/>
                  <anim:set smil:begin="0.499s" smil:dur="0.001s" smil:fill="hold" smil:targetElement="id21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4" smil:attributeName="x" smil:values="x;x" smil:keyTimes="0;1"/>
                  <anim:animate smil:dur="0.5s" smil:targetElement="id214" smil:attributeName="y" smil:values="y;1+height/2" smil:keyTimes="0;1"/>
                  <anim:set smil:begin="0.499s" smil:dur="0.001s" smil:fill="hold" smil:targetElement="id21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5" smil:attributeName="x" smil:values="x;x" smil:keyTimes="0;1"/>
                  <anim:animate smil:dur="0.5s" smil:targetElement="id215" smil:attributeName="y" smil:values="y;1+height/2" smil:keyTimes="0;1"/>
                  <anim:set smil:begin="0.499s" smil:dur="0.001s" smil:fill="hold" smil:targetElement="id21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6" smil:attributeName="x" smil:values="x;x" smil:keyTimes="0;1"/>
                  <anim:animate smil:dur="0.5s" smil:targetElement="id216" smil:attributeName="y" smil:values="y;1+height/2" smil:keyTimes="0;1"/>
                  <anim:set smil:begin="0.499s" smil:dur="0.001s" smil:fill="hold" smil:targetElement="id216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7" smil:attributeName="x" smil:values="x;x" smil:keyTimes="0;1"/>
                  <anim:animate smil:dur="0.5s" smil:targetElement="id217" smil:attributeName="y" smil:values="y;1+height/2" smil:keyTimes="0;1"/>
                  <anim:set smil:begin="0.499s" smil:dur="0.001s" smil:fill="hold" smil:targetElement="id21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8" smil:attributeName="x" smil:values="x;x" smil:keyTimes="0;1"/>
                  <anim:animate smil:dur="0.5s" smil:targetElement="id218" smil:attributeName="y" smil:values="y;1+height/2" smil:keyTimes="0;1"/>
                  <anim:set smil:begin="0.499s" smil:dur="0.001s" smil:fill="hold" smil:targetElement="id218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19" smil:attributeName="x" smil:values="x;x" smil:keyTimes="0;1"/>
                  <anim:animate smil:dur="0.5s" smil:targetElement="id219" smil:attributeName="y" smil:values="y;1+height/2" smil:keyTimes="0;1"/>
                  <anim:set smil:begin="0.499s" smil:dur="0.001s" smil:fill="hold" smil:targetElement="id219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0" smil:attributeName="x" smil:values="x;x" smil:keyTimes="0;1"/>
                  <anim:animate smil:dur="0.5s" smil:targetElement="id220" smil:attributeName="y" smil:values="y;1+height/2" smil:keyTimes="0;1"/>
                  <anim:set smil:begin="0.499s" smil:dur="0.001s" smil:fill="hold" smil:targetElement="id220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1" smil:attributeName="x" smil:values="x;x" smil:keyTimes="0;1"/>
                  <anim:animate smil:dur="0.5s" smil:targetElement="id221" smil:attributeName="y" smil:values="y;1+height/2" smil:keyTimes="0;1"/>
                  <anim:set smil:begin="0.499s" smil:dur="0.001s" smil:fill="hold" smil:targetElement="id22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2" smil:attributeName="x" smil:values="x;x" smil:keyTimes="0;1"/>
                  <anim:animate smil:dur="0.5s" smil:targetElement="id222" smil:attributeName="y" smil:values="y;1+height/2" smil:keyTimes="0;1"/>
                  <anim:set smil:begin="0.499s" smil:dur="0.001s" smil:fill="hold" smil:targetElement="id222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3" smil:attributeName="x" smil:values="x;x" smil:keyTimes="0;1"/>
                  <anim:animate smil:dur="0.5s" smil:targetElement="id223" smil:attributeName="y" smil:values="y;1+height/2" smil:keyTimes="0;1"/>
                  <anim:set smil:begin="0.499s" smil:dur="0.001s" smil:fill="hold" smil:targetElement="id22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4" smil:attributeName="x" smil:values="x;x" smil:keyTimes="0;1"/>
                  <anim:animate smil:dur="0.5s" smil:targetElement="id224" smil:attributeName="y" smil:values="y;1+height/2" smil:keyTimes="0;1"/>
                  <anim:set smil:begin="0.499s" smil:dur="0.001s" smil:fill="hold" smil:targetElement="id22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5" smil:attributeName="x" smil:values="x;x" smil:keyTimes="0;1"/>
                  <anim:animate smil:dur="0.5s" smil:targetElement="id225" smil:attributeName="y" smil:values="y;1+height/2" smil:keyTimes="0;1"/>
                  <anim:set smil:begin="0.499s" smil:dur="0.001s" smil:fill="hold" smil:targetElement="id22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6" smil:attributeName="x" smil:values="x;x" smil:keyTimes="0;1"/>
                  <anim:animate smil:dur="0.5s" smil:targetElement="id226" smil:attributeName="y" smil:values="y;1+height/2" smil:keyTimes="0;1"/>
                  <anim:set smil:begin="0.499s" smil:dur="0.001s" smil:fill="hold" smil:targetElement="id226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7" smil:attributeName="x" smil:values="x;x" smil:keyTimes="0;1"/>
                  <anim:animate smil:dur="0.5s" smil:targetElement="id227" smil:attributeName="y" smil:values="y;1+height/2" smil:keyTimes="0;1"/>
                  <anim:set smil:begin="0.499s" smil:dur="0.001s" smil:fill="hold" smil:targetElement="id22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53" smil:attributeName="x" smil:values="x;x" smil:keyTimes="0;1"/>
                  <anim:animate smil:dur="0.5s" smil:targetElement="id53" smil:attributeName="y" smil:values="y;1+height/2" smil:keyTimes="0;1"/>
                  <anim:set smil:begin="0.499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8" smil:attributeName="x" smil:values="x;x" smil:keyTimes="0;1"/>
                  <anim:animate smil:dur="0.5s" smil:targetElement="id228" smil:attributeName="y" smil:values="y;1+height/2" smil:keyTimes="0;1"/>
                  <anim:set smil:begin="0.499s" smil:dur="0.001s" smil:fill="hold" smil:targetElement="id228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9" smil:attributeName="x" smil:values="x;x" smil:keyTimes="0;1"/>
                  <anim:animate smil:dur="0.5s" smil:targetElement="id229" smil:attributeName="y" smil:values="y;1+height/2" smil:keyTimes="0;1"/>
                  <anim:set smil:begin="0.499s" smil:dur="0.001s" smil:fill="hold" smil:targetElement="id229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30" smil:attributeName="x" smil:values="x;x" smil:keyTimes="0;1"/>
                  <anim:animate smil:dur="0.5s" smil:targetElement="id230" smil:attributeName="y" smil:values="y;1+height/2" smil:keyTimes="0;1"/>
                  <anim:set smil:begin="0.499s" smil:dur="0.001s" smil:fill="hold" smil:targetElement="id230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31" smil:attributeName="x" smil:values="x;x" smil:keyTimes="0;1"/>
                  <anim:animate smil:dur="0.5s" smil:targetElement="id231" smil:attributeName="y" smil:values="y;1+height/2" smil:keyTimes="0;1"/>
                  <anim:set smil:begin="0.499s" smil:dur="0.001s" smil:fill="hold" smil:targetElement="id2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238" smil:attributeName="visibility" smil:to="visible"/>
                  <anim:animate smil:begin="0s" smil:dur="0.25s" smil:fill="hold" smil:decelerate="0.5" smil:targetElement="id238" smil:attributeName="rotate" smil:values="-90;0" smil:keyTimes="0;1"/>
                  <anim:animate smil:begin="0s" smil:dur="0.25s" smil:fill="hold" smil:decelerate="0.5" smil:targetElement="id238" smil:attributeName="width" smil:values="width;width*.05" smil:keyTimes="0;1"/>
                  <anim:animate smil:begin="0.25s" smil:dur="0.25s" smil:fill="hold" smil:accelerate="0.5" smil:targetElement="id238" smil:attributeName="width" smil:values="width*.05;width" smil:keyTimes="0;1"/>
                  <anim:animate smil:dur="0.5s" smil:fill="hold" smil:targetElement="id238" smil:attributeName="height" smil:values="height;height" smil:keyTimes="0;1"/>
                  <anim:animate smil:begin="0s" smil:dur="0.25s" smil:fill="hold" smil:decelerate="0.5" smil:targetElement="id238" smil:attributeName="x" smil:values="x+.4;x" smil:keyTimes="0;1"/>
                  <anim:animate smil:begin="0s" smil:dur="0.25s" smil:fill="hold" smil:decelerate="0.5" smil:targetElement="id238" smil:attributeName="y" smil:values="y-.2;y+.1" smil:keyTimes="0;1"/>
                  <anim:animate smil:begin="0.25s" smil:dur="0.25s" smil:fill="hold" smil:accelerate="0.5" smil:targetElement="id238" smil:attributeName="y" smil:values="y+.1;y" smil:keyTimes="0;1"/>
                  <anim:transitionFilter smil:begin="0s" smil:dur="0.5s" smil:decelerate="0.5" smil:targetElement="id238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39" smil:attributeName="visibility" smil:to="visible"/>
                  <anim:animate smil:begin="0s" smil:dur="0.25s" smil:fill="hold" smil:decelerate="0.5" smil:targetElement="id239" smil:attributeName="rotate" smil:values="-90;0" smil:keyTimes="0;1"/>
                  <anim:animate smil:begin="0s" smil:dur="0.25s" smil:fill="hold" smil:decelerate="0.5" smil:targetElement="id239" smil:attributeName="width" smil:values="width;width*.05" smil:keyTimes="0;1"/>
                  <anim:animate smil:begin="0.25s" smil:dur="0.25s" smil:fill="hold" smil:accelerate="0.5" smil:targetElement="id239" smil:attributeName="width" smil:values="width*.05;width" smil:keyTimes="0;1"/>
                  <anim:animate smil:dur="0.5s" smil:fill="hold" smil:targetElement="id239" smil:attributeName="height" smil:values="height;height" smil:keyTimes="0;1"/>
                  <anim:animate smil:begin="0s" smil:dur="0.25s" smil:fill="hold" smil:decelerate="0.5" smil:targetElement="id239" smil:attributeName="x" smil:values="x+.4;x" smil:keyTimes="0;1"/>
                  <anim:animate smil:begin="0s" smil:dur="0.25s" smil:fill="hold" smil:decelerate="0.5" smil:targetElement="id239" smil:attributeName="y" smil:values="y-.2;y+.1" smil:keyTimes="0;1"/>
                  <anim:animate smil:begin="0.25s" smil:dur="0.25s" smil:fill="hold" smil:accelerate="0.5" smil:targetElement="id239" smil:attributeName="y" smil:values="y+.1;y" smil:keyTimes="0;1"/>
                  <anim:transitionFilter smil:begin="0s" smil:dur="0.5s" smil:decelerate="0.5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36" smil:attributeName="x" smil:values="x;x" smil:keyTimes="0;1"/>
                  <anim:animate smil:dur="0.5s" smil:targetElement="id236" smil:attributeName="y" smil:values="y;1+height/2" smil:keyTimes="0;1"/>
                  <anim:set smil:begin="0.499s" smil:dur="0.001s" smil:fill="hold" smil:targetElement="id236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37" smil:attributeName="x" smil:values="x;x" smil:keyTimes="0;1"/>
                  <anim:animate smil:dur="0.5s" smil:targetElement="id237" smil:attributeName="y" smil:values="y;1+height/2" smil:keyTimes="0;1"/>
                  <anim:set smil:begin="0.499s" smil:dur="0.001s" smil:fill="hold" smil:targetElement="id237" smil:attributeName="visibility" smil:to="hidden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99ccff" anim:color-interpolation="rgb" anim:color-interpolation-direction="clockwise"/>
                  <anim:set smil:dur="0.5s" smil:fill="hold" smil:targetElement="id5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240" smil:attributeName="visibility" smil:to="visible"/>
                  <anim:animate smil:begin="0s" smil:dur="0.25s" smil:fill="hold" smil:decelerate="0.5" smil:targetElement="id240" smil:attributeName="rotate" smil:values="-90;0" smil:keyTimes="0;1"/>
                  <anim:animate smil:begin="0s" smil:dur="0.25s" smil:fill="hold" smil:decelerate="0.5" smil:targetElement="id240" smil:attributeName="width" smil:values="width;width*.05" smil:keyTimes="0;1"/>
                  <anim:animate smil:begin="0.25s" smil:dur="0.25s" smil:fill="hold" smil:accelerate="0.5" smil:targetElement="id240" smil:attributeName="width" smil:values="width*.05;width" smil:keyTimes="0;1"/>
                  <anim:animate smil:dur="0.5s" smil:fill="hold" smil:targetElement="id240" smil:attributeName="height" smil:values="height;height" smil:keyTimes="0;1"/>
                  <anim:animate smil:begin="0s" smil:dur="0.25s" smil:fill="hold" smil:decelerate="0.5" smil:targetElement="id240" smil:attributeName="x" smil:values="x+.4;x" smil:keyTimes="0;1"/>
                  <anim:animate smil:begin="0s" smil:dur="0.25s" smil:fill="hold" smil:decelerate="0.5" smil:targetElement="id240" smil:attributeName="y" smil:values="y-.2;y+.1" smil:keyTimes="0;1"/>
                  <anim:animate smil:begin="0.25s" smil:dur="0.25s" smil:fill="hold" smil:accelerate="0.5" smil:targetElement="id240" smil:attributeName="y" smil:values="y+.1;y" smil:keyTimes="0;1"/>
                  <anim:transitionFilter smil:begin="0s" smil:dur="0.5s" smil:decelerate="0.5" smil:targetElement="id240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41" smil:attributeName="visibility" smil:to="visible"/>
                  <anim:animate smil:begin="0s" smil:dur="0.25s" smil:fill="hold" smil:decelerate="0.5" smil:targetElement="id241" smil:attributeName="rotate" smil:values="-90;0" smil:keyTimes="0;1"/>
                  <anim:animate smil:begin="0s" smil:dur="0.25s" smil:fill="hold" smil:decelerate="0.5" smil:targetElement="id241" smil:attributeName="width" smil:values="width;width*.05" smil:keyTimes="0;1"/>
                  <anim:animate smil:begin="0.25s" smil:dur="0.25s" smil:fill="hold" smil:accelerate="0.5" smil:targetElement="id241" smil:attributeName="width" smil:values="width*.05;width" smil:keyTimes="0;1"/>
                  <anim:animate smil:dur="0.5s" smil:fill="hold" smil:targetElement="id241" smil:attributeName="height" smil:values="height;height" smil:keyTimes="0;1"/>
                  <anim:animate smil:begin="0s" smil:dur="0.25s" smil:fill="hold" smil:decelerate="0.5" smil:targetElement="id241" smil:attributeName="x" smil:values="x+.4;x" smil:keyTimes="0;1"/>
                  <anim:animate smil:begin="0s" smil:dur="0.25s" smil:fill="hold" smil:decelerate="0.5" smil:targetElement="id241" smil:attributeName="y" smil:values="y-.2;y+.1" smil:keyTimes="0;1"/>
                  <anim:animate smil:begin="0.25s" smil:dur="0.25s" smil:fill="hold" smil:accelerate="0.5" smil:targetElement="id241" smil:attributeName="y" smil:values="y+.1;y" smil:keyTimes="0;1"/>
                  <anim:transitionFilter smil:begin="0s" smil:dur="0.5s" smil:decelerate="0.5" smil:targetElement="id2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53" smil:attributeName="x" smil:values="x;x" smil:keyTimes="0;1"/>
                  <anim:animate smil:dur="0.5s" smil:targetElement="id53" smil:attributeName="y" smil:values="y;1+height/2" smil:keyTimes="0;1"/>
                  <anim:set smil:begin="0.499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8" smil:attributeName="x" smil:values="x;x" smil:keyTimes="0;1"/>
                  <anim:animate smil:dur="0.5s" smil:targetElement="id228" smil:attributeName="y" smil:values="y;1+height/2" smil:keyTimes="0;1"/>
                  <anim:set smil:begin="0.499s" smil:dur="0.001s" smil:fill="hold" smil:targetElement="id228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29" smil:attributeName="x" smil:values="x;x" smil:keyTimes="0;1"/>
                  <anim:animate smil:dur="0.5s" smil:targetElement="id229" smil:attributeName="y" smil:values="y;1+height/2" smil:keyTimes="0;1"/>
                  <anim:set smil:begin="0.499s" smil:dur="0.001s" smil:fill="hold" smil:targetElement="id229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30" smil:attributeName="x" smil:values="x;x" smil:keyTimes="0;1"/>
                  <anim:animate smil:dur="0.5s" smil:targetElement="id230" smil:attributeName="y" smil:values="y;1+height/2" smil:keyTimes="0;1"/>
                  <anim:set smil:begin="0.499s" smil:dur="0.001s" smil:fill="hold" smil:targetElement="id2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242" smil:attributeName="visibility" smil:to="visible"/>
                  <anim:animate smil:begin="0s" smil:dur="0.25s" smil:fill="hold" smil:decelerate="0.5" smil:targetElement="id242" smil:attributeName="rotate" smil:values="-90;0" smil:keyTimes="0;1"/>
                  <anim:animate smil:begin="0s" smil:dur="0.25s" smil:fill="hold" smil:decelerate="0.5" smil:targetElement="id242" smil:attributeName="width" smil:values="width;width*.05" smil:keyTimes="0;1"/>
                  <anim:animate smil:begin="0.25s" smil:dur="0.25s" smil:fill="hold" smil:accelerate="0.5" smil:targetElement="id242" smil:attributeName="width" smil:values="width*.05;width" smil:keyTimes="0;1"/>
                  <anim:animate smil:dur="0.5s" smil:fill="hold" smil:targetElement="id242" smil:attributeName="height" smil:values="height;height" smil:keyTimes="0;1"/>
                  <anim:animate smil:begin="0s" smil:dur="0.25s" smil:fill="hold" smil:decelerate="0.5" smil:targetElement="id242" smil:attributeName="x" smil:values="x+.4;x" smil:keyTimes="0;1"/>
                  <anim:animate smil:begin="0s" smil:dur="0.25s" smil:fill="hold" smil:decelerate="0.5" smil:targetElement="id242" smil:attributeName="y" smil:values="y-.2;y+.1" smil:keyTimes="0;1"/>
                  <anim:animate smil:begin="0.25s" smil:dur="0.25s" smil:fill="hold" smil:accelerate="0.5" smil:targetElement="id242" smil:attributeName="y" smil:values="y+.1;y" smil:keyTimes="0;1"/>
                  <anim:transitionFilter smil:begin="0s" smil:dur="0.5s" smil:decelerate="0.5" smil:targetElement="id242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43" smil:attributeName="visibility" smil:to="visible"/>
                  <anim:animate smil:begin="0s" smil:dur="0.25s" smil:fill="hold" smil:decelerate="0.5" smil:targetElement="id243" smil:attributeName="rotate" smil:values="-90;0" smil:keyTimes="0;1"/>
                  <anim:animate smil:begin="0s" smil:dur="0.25s" smil:fill="hold" smil:decelerate="0.5" smil:targetElement="id243" smil:attributeName="width" smil:values="width;width*.05" smil:keyTimes="0;1"/>
                  <anim:animate smil:begin="0.25s" smil:dur="0.25s" smil:fill="hold" smil:accelerate="0.5" smil:targetElement="id243" smil:attributeName="width" smil:values="width*.05;width" smil:keyTimes="0;1"/>
                  <anim:animate smil:dur="0.5s" smil:fill="hold" smil:targetElement="id243" smil:attributeName="height" smil:values="height;height" smil:keyTimes="0;1"/>
                  <anim:animate smil:begin="0s" smil:dur="0.25s" smil:fill="hold" smil:decelerate="0.5" smil:targetElement="id243" smil:attributeName="x" smil:values="x+.4;x" smil:keyTimes="0;1"/>
                  <anim:animate smil:begin="0s" smil:dur="0.25s" smil:fill="hold" smil:decelerate="0.5" smil:targetElement="id243" smil:attributeName="y" smil:values="y-.2;y+.1" smil:keyTimes="0;1"/>
                  <anim:animate smil:begin="0.25s" smil:dur="0.25s" smil:fill="hold" smil:accelerate="0.5" smil:targetElement="id243" smil:attributeName="y" smil:values="y+.1;y" smil:keyTimes="0;1"/>
                  <anim:transitionFilter smil:begin="0s" smil:dur="0.5s" smil:decelerate="0.5" smil:targetElement="id243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44" smil:attributeName="visibility" smil:to="visible"/>
                  <anim:animate smil:begin="0s" smil:dur="0.25s" smil:fill="hold" smil:decelerate="0.5" smil:targetElement="id244" smil:attributeName="rotate" smil:values="-90;0" smil:keyTimes="0;1"/>
                  <anim:animate smil:begin="0s" smil:dur="0.25s" smil:fill="hold" smil:decelerate="0.5" smil:targetElement="id244" smil:attributeName="width" smil:values="width;width*.05" smil:keyTimes="0;1"/>
                  <anim:animate smil:begin="0.25s" smil:dur="0.25s" smil:fill="hold" smil:accelerate="0.5" smil:targetElement="id244" smil:attributeName="width" smil:values="width*.05;width" smil:keyTimes="0;1"/>
                  <anim:animate smil:dur="0.5s" smil:fill="hold" smil:targetElement="id244" smil:attributeName="height" smil:values="height;height" smil:keyTimes="0;1"/>
                  <anim:animate smil:begin="0s" smil:dur="0.25s" smil:fill="hold" smil:decelerate="0.5" smil:targetElement="id244" smil:attributeName="x" smil:values="x+.4;x" smil:keyTimes="0;1"/>
                  <anim:animate smil:begin="0s" smil:dur="0.25s" smil:fill="hold" smil:decelerate="0.5" smil:targetElement="id244" smil:attributeName="y" smil:values="y-.2;y+.1" smil:keyTimes="0;1"/>
                  <anim:animate smil:begin="0.25s" smil:dur="0.25s" smil:fill="hold" smil:accelerate="0.5" smil:targetElement="id244" smil:attributeName="y" smil:values="y+.1;y" smil:keyTimes="0;1"/>
                  <anim:transitionFilter smil:begin="0s" smil:dur="0.5s" smil:decelerate="0.5" smil:targetElement="id244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45" smil:attributeName="visibility" smil:to="visible"/>
                  <anim:animate smil:begin="0s" smil:dur="0.25s" smil:fill="hold" smil:decelerate="0.5" smil:targetElement="id245" smil:attributeName="rotate" smil:values="-90;0" smil:keyTimes="0;1"/>
                  <anim:animate smil:begin="0s" smil:dur="0.25s" smil:fill="hold" smil:decelerate="0.5" smil:targetElement="id245" smil:attributeName="width" smil:values="width;width*.05" smil:keyTimes="0;1"/>
                  <anim:animate smil:begin="0.25s" smil:dur="0.25s" smil:fill="hold" smil:accelerate="0.5" smil:targetElement="id245" smil:attributeName="width" smil:values="width*.05;width" smil:keyTimes="0;1"/>
                  <anim:animate smil:dur="0.5s" smil:fill="hold" smil:targetElement="id245" smil:attributeName="height" smil:values="height;height" smil:keyTimes="0;1"/>
                  <anim:animate smil:begin="0s" smil:dur="0.25s" smil:fill="hold" smil:decelerate="0.5" smil:targetElement="id245" smil:attributeName="x" smil:values="x+.4;x" smil:keyTimes="0;1"/>
                  <anim:animate smil:begin="0s" smil:dur="0.25s" smil:fill="hold" smil:decelerate="0.5" smil:targetElement="id245" smil:attributeName="y" smil:values="y-.2;y+.1" smil:keyTimes="0;1"/>
                  <anim:animate smil:begin="0.25s" smil:dur="0.25s" smil:fill="hold" smil:accelerate="0.5" smil:targetElement="id245" smil:attributeName="y" smil:values="y+.1;y" smil:keyTimes="0;1"/>
                  <anim:transitionFilter smil:begin="0s" smil:dur="0.5s" smil:decelerate="0.5" smil:targetElement="id245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46" smil:attributeName="visibility" smil:to="visible"/>
                  <anim:animate smil:begin="0s" smil:dur="0.25s" smil:fill="hold" smil:decelerate="0.5" smil:targetElement="id246" smil:attributeName="rotate" smil:values="-90;0" smil:keyTimes="0;1"/>
                  <anim:animate smil:begin="0s" smil:dur="0.25s" smil:fill="hold" smil:decelerate="0.5" smil:targetElement="id246" smil:attributeName="width" smil:values="width;width*.05" smil:keyTimes="0;1"/>
                  <anim:animate smil:begin="0.25s" smil:dur="0.25s" smil:fill="hold" smil:accelerate="0.5" smil:targetElement="id246" smil:attributeName="width" smil:values="width*.05;width" smil:keyTimes="0;1"/>
                  <anim:animate smil:dur="0.5s" smil:fill="hold" smil:targetElement="id246" smil:attributeName="height" smil:values="height;height" smil:keyTimes="0;1"/>
                  <anim:animate smil:begin="0s" smil:dur="0.25s" smil:fill="hold" smil:decelerate="0.5" smil:targetElement="id246" smil:attributeName="x" smil:values="x+.4;x" smil:keyTimes="0;1"/>
                  <anim:animate smil:begin="0s" smil:dur="0.25s" smil:fill="hold" smil:decelerate="0.5" smil:targetElement="id246" smil:attributeName="y" smil:values="y-.2;y+.1" smil:keyTimes="0;1"/>
                  <anim:animate smil:begin="0.25s" smil:dur="0.25s" smil:fill="hold" smil:accelerate="0.5" smil:targetElement="id246" smil:attributeName="y" smil:values="y+.1;y" smil:keyTimes="0;1"/>
                  <anim:transitionFilter smil:begin="0s" smil:dur="0.5s" smil:decelerate="0.5" smil:targetElement="id246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47" smil:attributeName="visibility" smil:to="visible"/>
                  <anim:animate smil:begin="0s" smil:dur="0.25s" smil:fill="hold" smil:decelerate="0.5" smil:targetElement="id247" smil:attributeName="rotate" smil:values="-90;0" smil:keyTimes="0;1"/>
                  <anim:animate smil:begin="0s" smil:dur="0.25s" smil:fill="hold" smil:decelerate="0.5" smil:targetElement="id247" smil:attributeName="width" smil:values="width;width*.05" smil:keyTimes="0;1"/>
                  <anim:animate smil:begin="0.25s" smil:dur="0.25s" smil:fill="hold" smil:accelerate="0.5" smil:targetElement="id247" smil:attributeName="width" smil:values="width*.05;width" smil:keyTimes="0;1"/>
                  <anim:animate smil:dur="0.5s" smil:fill="hold" smil:targetElement="id247" smil:attributeName="height" smil:values="height;height" smil:keyTimes="0;1"/>
                  <anim:animate smil:begin="0s" smil:dur="0.25s" smil:fill="hold" smil:decelerate="0.5" smil:targetElement="id247" smil:attributeName="x" smil:values="x+.4;x" smil:keyTimes="0;1"/>
                  <anim:animate smil:begin="0s" smil:dur="0.25s" smil:fill="hold" smil:decelerate="0.5" smil:targetElement="id247" smil:attributeName="y" smil:values="y-.2;y+.1" smil:keyTimes="0;1"/>
                  <anim:animate smil:begin="0.25s" smil:dur="0.25s" smil:fill="hold" smil:accelerate="0.5" smil:targetElement="id247" smil:attributeName="y" smil:values="y+.1;y" smil:keyTimes="0;1"/>
                  <anim:transitionFilter smil:begin="0s" smil:dur="0.5s" smil:decelerate="0.5" smil:targetElement="id247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48" smil:attributeName="visibility" smil:to="visible"/>
                  <anim:animate smil:begin="0s" smil:dur="0.25s" smil:fill="hold" smil:decelerate="0.5" smil:targetElement="id248" smil:attributeName="rotate" smil:values="-90;0" smil:keyTimes="0;1"/>
                  <anim:animate smil:begin="0s" smil:dur="0.25s" smil:fill="hold" smil:decelerate="0.5" smil:targetElement="id248" smil:attributeName="width" smil:values="width;width*.05" smil:keyTimes="0;1"/>
                  <anim:animate smil:begin="0.25s" smil:dur="0.25s" smil:fill="hold" smil:accelerate="0.5" smil:targetElement="id248" smil:attributeName="width" smil:values="width*.05;width" smil:keyTimes="0;1"/>
                  <anim:animate smil:dur="0.5s" smil:fill="hold" smil:targetElement="id248" smil:attributeName="height" smil:values="height;height" smil:keyTimes="0;1"/>
                  <anim:animate smil:begin="0s" smil:dur="0.25s" smil:fill="hold" smil:decelerate="0.5" smil:targetElement="id248" smil:attributeName="x" smil:values="x+.4;x" smil:keyTimes="0;1"/>
                  <anim:animate smil:begin="0s" smil:dur="0.25s" smil:fill="hold" smil:decelerate="0.5" smil:targetElement="id248" smil:attributeName="y" smil:values="y-.2;y+.1" smil:keyTimes="0;1"/>
                  <anim:animate smil:begin="0.25s" smil:dur="0.25s" smil:fill="hold" smil:accelerate="0.5" smil:targetElement="id248" smil:attributeName="y" smil:values="y+.1;y" smil:keyTimes="0;1"/>
                  <anim:transitionFilter smil:begin="0s" smil:dur="0.5s" smil:decelerate="0.5" smil:targetElement="id248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49" smil:attributeName="visibility" smil:to="visible"/>
                  <anim:animate smil:begin="0s" smil:dur="0.25s" smil:fill="hold" smil:decelerate="0.5" smil:targetElement="id249" smil:attributeName="rotate" smil:values="-90;0" smil:keyTimes="0;1"/>
                  <anim:animate smil:begin="0s" smil:dur="0.25s" smil:fill="hold" smil:decelerate="0.5" smil:targetElement="id249" smil:attributeName="width" smil:values="width;width*.05" smil:keyTimes="0;1"/>
                  <anim:animate smil:begin="0.25s" smil:dur="0.25s" smil:fill="hold" smil:accelerate="0.5" smil:targetElement="id249" smil:attributeName="width" smil:values="width*.05;width" smil:keyTimes="0;1"/>
                  <anim:animate smil:dur="0.5s" smil:fill="hold" smil:targetElement="id249" smil:attributeName="height" smil:values="height;height" smil:keyTimes="0;1"/>
                  <anim:animate smil:begin="0s" smil:dur="0.25s" smil:fill="hold" smil:decelerate="0.5" smil:targetElement="id249" smil:attributeName="x" smil:values="x+.4;x" smil:keyTimes="0;1"/>
                  <anim:animate smil:begin="0s" smil:dur="0.25s" smil:fill="hold" smil:decelerate="0.5" smil:targetElement="id249" smil:attributeName="y" smil:values="y-.2;y+.1" smil:keyTimes="0;1"/>
                  <anim:animate smil:begin="0.25s" smil:dur="0.25s" smil:fill="hold" smil:accelerate="0.5" smil:targetElement="id249" smil:attributeName="y" smil:values="y+.1;y" smil:keyTimes="0;1"/>
                  <anim:transitionFilter smil:begin="0s" smil:dur="0.5s" smil:decelerate="0.5" smil:targetElement="id249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0" smil:attributeName="visibility" smil:to="visible"/>
                  <anim:animate smil:begin="0s" smil:dur="0.25s" smil:fill="hold" smil:decelerate="0.5" smil:targetElement="id250" smil:attributeName="rotate" smil:values="-90;0" smil:keyTimes="0;1"/>
                  <anim:animate smil:begin="0s" smil:dur="0.25s" smil:fill="hold" smil:decelerate="0.5" smil:targetElement="id250" smil:attributeName="width" smil:values="width;width*.05" smil:keyTimes="0;1"/>
                  <anim:animate smil:begin="0.25s" smil:dur="0.25s" smil:fill="hold" smil:accelerate="0.5" smil:targetElement="id250" smil:attributeName="width" smil:values="width*.05;width" smil:keyTimes="0;1"/>
                  <anim:animate smil:dur="0.5s" smil:fill="hold" smil:targetElement="id250" smil:attributeName="height" smil:values="height;height" smil:keyTimes="0;1"/>
                  <anim:animate smil:begin="0s" smil:dur="0.25s" smil:fill="hold" smil:decelerate="0.5" smil:targetElement="id250" smil:attributeName="x" smil:values="x+.4;x" smil:keyTimes="0;1"/>
                  <anim:animate smil:begin="0s" smil:dur="0.25s" smil:fill="hold" smil:decelerate="0.5" smil:targetElement="id250" smil:attributeName="y" smil:values="y-.2;y+.1" smil:keyTimes="0;1"/>
                  <anim:animate smil:begin="0.25s" smil:dur="0.25s" smil:fill="hold" smil:accelerate="0.5" smil:targetElement="id250" smil:attributeName="y" smil:values="y+.1;y" smil:keyTimes="0;1"/>
                  <anim:transitionFilter smil:begin="0s" smil:dur="0.5s" smil:decelerate="0.5" smil:targetElement="id250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1" smil:attributeName="visibility" smil:to="visible"/>
                  <anim:animate smil:begin="0s" smil:dur="0.25s" smil:fill="hold" smil:decelerate="0.5" smil:targetElement="id251" smil:attributeName="rotate" smil:values="-90;0" smil:keyTimes="0;1"/>
                  <anim:animate smil:begin="0s" smil:dur="0.25s" smil:fill="hold" smil:decelerate="0.5" smil:targetElement="id251" smil:attributeName="width" smil:values="width;width*.05" smil:keyTimes="0;1"/>
                  <anim:animate smil:begin="0.25s" smil:dur="0.25s" smil:fill="hold" smil:accelerate="0.5" smil:targetElement="id251" smil:attributeName="width" smil:values="width*.05;width" smil:keyTimes="0;1"/>
                  <anim:animate smil:dur="0.5s" smil:fill="hold" smil:targetElement="id251" smil:attributeName="height" smil:values="height;height" smil:keyTimes="0;1"/>
                  <anim:animate smil:begin="0s" smil:dur="0.25s" smil:fill="hold" smil:decelerate="0.5" smil:targetElement="id251" smil:attributeName="x" smil:values="x+.4;x" smil:keyTimes="0;1"/>
                  <anim:animate smil:begin="0s" smil:dur="0.25s" smil:fill="hold" smil:decelerate="0.5" smil:targetElement="id251" smil:attributeName="y" smil:values="y-.2;y+.1" smil:keyTimes="0;1"/>
                  <anim:animate smil:begin="0.25s" smil:dur="0.25s" smil:fill="hold" smil:accelerate="0.5" smil:targetElement="id251" smil:attributeName="y" smil:values="y+.1;y" smil:keyTimes="0;1"/>
                  <anim:transitionFilter smil:begin="0s" smil:dur="0.5s" smil:decelerate="0.5" smil:targetElement="id251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2" smil:attributeName="visibility" smil:to="visible"/>
                  <anim:animate smil:begin="0s" smil:dur="0.25s" smil:fill="hold" smil:decelerate="0.5" smil:targetElement="id252" smil:attributeName="rotate" smil:values="-90;0" smil:keyTimes="0;1"/>
                  <anim:animate smil:begin="0s" smil:dur="0.25s" smil:fill="hold" smil:decelerate="0.5" smil:targetElement="id252" smil:attributeName="width" smil:values="width;width*.05" smil:keyTimes="0;1"/>
                  <anim:animate smil:begin="0.25s" smil:dur="0.25s" smil:fill="hold" smil:accelerate="0.5" smil:targetElement="id252" smil:attributeName="width" smil:values="width*.05;width" smil:keyTimes="0;1"/>
                  <anim:animate smil:dur="0.5s" smil:fill="hold" smil:targetElement="id252" smil:attributeName="height" smil:values="height;height" smil:keyTimes="0;1"/>
                  <anim:animate smil:begin="0s" smil:dur="0.25s" smil:fill="hold" smil:decelerate="0.5" smil:targetElement="id252" smil:attributeName="x" smil:values="x+.4;x" smil:keyTimes="0;1"/>
                  <anim:animate smil:begin="0s" smil:dur="0.25s" smil:fill="hold" smil:decelerate="0.5" smil:targetElement="id252" smil:attributeName="y" smil:values="y-.2;y+.1" smil:keyTimes="0;1"/>
                  <anim:animate smil:begin="0.25s" smil:dur="0.25s" smil:fill="hold" smil:accelerate="0.5" smil:targetElement="id252" smil:attributeName="y" smil:values="y+.1;y" smil:keyTimes="0;1"/>
                  <anim:transitionFilter smil:begin="0s" smil:dur="0.5s" smil:decelerate="0.5" smil:targetElement="id252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3" smil:attributeName="visibility" smil:to="visible"/>
                  <anim:animate smil:begin="0s" smil:dur="0.25s" smil:fill="hold" smil:decelerate="0.5" smil:targetElement="id253" smil:attributeName="rotate" smil:values="-90;0" smil:keyTimes="0;1"/>
                  <anim:animate smil:begin="0s" smil:dur="0.25s" smil:fill="hold" smil:decelerate="0.5" smil:targetElement="id253" smil:attributeName="width" smil:values="width;width*.05" smil:keyTimes="0;1"/>
                  <anim:animate smil:begin="0.25s" smil:dur="0.25s" smil:fill="hold" smil:accelerate="0.5" smil:targetElement="id253" smil:attributeName="width" smil:values="width*.05;width" smil:keyTimes="0;1"/>
                  <anim:animate smil:dur="0.5s" smil:fill="hold" smil:targetElement="id253" smil:attributeName="height" smil:values="height;height" smil:keyTimes="0;1"/>
                  <anim:animate smil:begin="0s" smil:dur="0.25s" smil:fill="hold" smil:decelerate="0.5" smil:targetElement="id253" smil:attributeName="x" smil:values="x+.4;x" smil:keyTimes="0;1"/>
                  <anim:animate smil:begin="0s" smil:dur="0.25s" smil:fill="hold" smil:decelerate="0.5" smil:targetElement="id253" smil:attributeName="y" smil:values="y-.2;y+.1" smil:keyTimes="0;1"/>
                  <anim:animate smil:begin="0.25s" smil:dur="0.25s" smil:fill="hold" smil:accelerate="0.5" smil:targetElement="id253" smil:attributeName="y" smil:values="y+.1;y" smil:keyTimes="0;1"/>
                  <anim:transitionFilter smil:begin="0s" smil:dur="0.5s" smil:decelerate="0.5" smil:targetElement="id253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4" smil:attributeName="visibility" smil:to="visible"/>
                  <anim:animate smil:begin="0s" smil:dur="0.25s" smil:fill="hold" smil:decelerate="0.5" smil:targetElement="id254" smil:attributeName="rotate" smil:values="-90;0" smil:keyTimes="0;1"/>
                  <anim:animate smil:begin="0s" smil:dur="0.25s" smil:fill="hold" smil:decelerate="0.5" smil:targetElement="id254" smil:attributeName="width" smil:values="width;width*.05" smil:keyTimes="0;1"/>
                  <anim:animate smil:begin="0.25s" smil:dur="0.25s" smil:fill="hold" smil:accelerate="0.5" smil:targetElement="id254" smil:attributeName="width" smil:values="width*.05;width" smil:keyTimes="0;1"/>
                  <anim:animate smil:dur="0.5s" smil:fill="hold" smil:targetElement="id254" smil:attributeName="height" smil:values="height;height" smil:keyTimes="0;1"/>
                  <anim:animate smil:begin="0s" smil:dur="0.25s" smil:fill="hold" smil:decelerate="0.5" smil:targetElement="id254" smil:attributeName="x" smil:values="x+.4;x" smil:keyTimes="0;1"/>
                  <anim:animate smil:begin="0s" smil:dur="0.25s" smil:fill="hold" smil:decelerate="0.5" smil:targetElement="id254" smil:attributeName="y" smil:values="y-.2;y+.1" smil:keyTimes="0;1"/>
                  <anim:animate smil:begin="0.25s" smil:dur="0.25s" smil:fill="hold" smil:accelerate="0.5" smil:targetElement="id254" smil:attributeName="y" smil:values="y+.1;y" smil:keyTimes="0;1"/>
                  <anim:transitionFilter smil:begin="0s" smil:dur="0.5s" smil:decelerate="0.5" smil:targetElement="id254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5" smil:attributeName="visibility" smil:to="visible"/>
                  <anim:animate smil:begin="0s" smil:dur="0.25s" smil:fill="hold" smil:decelerate="0.5" smil:targetElement="id255" smil:attributeName="rotate" smil:values="-90;0" smil:keyTimes="0;1"/>
                  <anim:animate smil:begin="0s" smil:dur="0.25s" smil:fill="hold" smil:decelerate="0.5" smil:targetElement="id255" smil:attributeName="width" smil:values="width;width*.05" smil:keyTimes="0;1"/>
                  <anim:animate smil:begin="0.25s" smil:dur="0.25s" smil:fill="hold" smil:accelerate="0.5" smil:targetElement="id255" smil:attributeName="width" smil:values="width*.05;width" smil:keyTimes="0;1"/>
                  <anim:animate smil:dur="0.5s" smil:fill="hold" smil:targetElement="id255" smil:attributeName="height" smil:values="height;height" smil:keyTimes="0;1"/>
                  <anim:animate smil:begin="0s" smil:dur="0.25s" smil:fill="hold" smil:decelerate="0.5" smil:targetElement="id255" smil:attributeName="x" smil:values="x+.4;x" smil:keyTimes="0;1"/>
                  <anim:animate smil:begin="0s" smil:dur="0.25s" smil:fill="hold" smil:decelerate="0.5" smil:targetElement="id255" smil:attributeName="y" smil:values="y-.2;y+.1" smil:keyTimes="0;1"/>
                  <anim:animate smil:begin="0.25s" smil:dur="0.25s" smil:fill="hold" smil:accelerate="0.5" smil:targetElement="id255" smil:attributeName="y" smil:values="y+.1;y" smil:keyTimes="0;1"/>
                  <anim:transitionFilter smil:begin="0s" smil:dur="0.5s" smil:decelerate="0.5" smil:targetElement="id255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6" smil:attributeName="visibility" smil:to="visible"/>
                  <anim:animate smil:begin="0s" smil:dur="0.25s" smil:fill="hold" smil:decelerate="0.5" smil:targetElement="id256" smil:attributeName="rotate" smil:values="-90;0" smil:keyTimes="0;1"/>
                  <anim:animate smil:begin="0s" smil:dur="0.25s" smil:fill="hold" smil:decelerate="0.5" smil:targetElement="id256" smil:attributeName="width" smil:values="width;width*.05" smil:keyTimes="0;1"/>
                  <anim:animate smil:begin="0.25s" smil:dur="0.25s" smil:fill="hold" smil:accelerate="0.5" smil:targetElement="id256" smil:attributeName="width" smil:values="width*.05;width" smil:keyTimes="0;1"/>
                  <anim:animate smil:dur="0.5s" smil:fill="hold" smil:targetElement="id256" smil:attributeName="height" smil:values="height;height" smil:keyTimes="0;1"/>
                  <anim:animate smil:begin="0s" smil:dur="0.25s" smil:fill="hold" smil:decelerate="0.5" smil:targetElement="id256" smil:attributeName="x" smil:values="x+.4;x" smil:keyTimes="0;1"/>
                  <anim:animate smil:begin="0s" smil:dur="0.25s" smil:fill="hold" smil:decelerate="0.5" smil:targetElement="id256" smil:attributeName="y" smil:values="y-.2;y+.1" smil:keyTimes="0;1"/>
                  <anim:animate smil:begin="0.25s" smil:dur="0.25s" smil:fill="hold" smil:accelerate="0.5" smil:targetElement="id256" smil:attributeName="y" smil:values="y+.1;y" smil:keyTimes="0;1"/>
                  <anim:transitionFilter smil:begin="0s" smil:dur="0.5s" smil:decelerate="0.5" smil:targetElement="id256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7" smil:attributeName="visibility" smil:to="visible"/>
                  <anim:animate smil:begin="0s" smil:dur="0.25s" smil:fill="hold" smil:decelerate="0.5" smil:targetElement="id257" smil:attributeName="rotate" smil:values="-90;0" smil:keyTimes="0;1"/>
                  <anim:animate smil:begin="0s" smil:dur="0.25s" smil:fill="hold" smil:decelerate="0.5" smil:targetElement="id257" smil:attributeName="width" smil:values="width;width*.05" smil:keyTimes="0;1"/>
                  <anim:animate smil:begin="0.25s" smil:dur="0.25s" smil:fill="hold" smil:accelerate="0.5" smil:targetElement="id257" smil:attributeName="width" smil:values="width*.05;width" smil:keyTimes="0;1"/>
                  <anim:animate smil:dur="0.5s" smil:fill="hold" smil:targetElement="id257" smil:attributeName="height" smil:values="height;height" smil:keyTimes="0;1"/>
                  <anim:animate smil:begin="0s" smil:dur="0.25s" smil:fill="hold" smil:decelerate="0.5" smil:targetElement="id257" smil:attributeName="x" smil:values="x+.4;x" smil:keyTimes="0;1"/>
                  <anim:animate smil:begin="0s" smil:dur="0.25s" smil:fill="hold" smil:decelerate="0.5" smil:targetElement="id257" smil:attributeName="y" smil:values="y-.2;y+.1" smil:keyTimes="0;1"/>
                  <anim:animate smil:begin="0.25s" smil:dur="0.25s" smil:fill="hold" smil:accelerate="0.5" smil:targetElement="id257" smil:attributeName="y" smil:values="y+.1;y" smil:keyTimes="0;1"/>
                  <anim:transitionFilter smil:begin="0s" smil:dur="0.5s" smil:decelerate="0.5" smil:targetElement="id257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58" smil:attributeName="visibility" smil:to="visible"/>
                  <anim:animate smil:begin="0s" smil:dur="0.25s" smil:fill="hold" smil:decelerate="0.5" smil:targetElement="id258" smil:attributeName="rotate" smil:values="-90;0" smil:keyTimes="0;1"/>
                  <anim:animate smil:begin="0s" smil:dur="0.25s" smil:fill="hold" smil:decelerate="0.5" smil:targetElement="id258" smil:attributeName="width" smil:values="width;width*.05" smil:keyTimes="0;1"/>
                  <anim:animate smil:begin="0.25s" smil:dur="0.25s" smil:fill="hold" smil:accelerate="0.5" smil:targetElement="id258" smil:attributeName="width" smil:values="width*.05;width" smil:keyTimes="0;1"/>
                  <anim:animate smil:dur="0.5s" smil:fill="hold" smil:targetElement="id258" smil:attributeName="height" smil:values="height;height" smil:keyTimes="0;1"/>
                  <anim:animate smil:begin="0s" smil:dur="0.25s" smil:fill="hold" smil:decelerate="0.5" smil:targetElement="id258" smil:attributeName="x" smil:values="x+.4;x" smil:keyTimes="0;1"/>
                  <anim:animate smil:begin="0s" smil:dur="0.25s" smil:fill="hold" smil:decelerate="0.5" smil:targetElement="id258" smil:attributeName="y" smil:values="y-.2;y+.1" smil:keyTimes="0;1"/>
                  <anim:animate smil:begin="0.25s" smil:dur="0.25s" smil:fill="hold" smil:accelerate="0.5" smil:targetElement="id258" smil:attributeName="y" smil:values="y+.1;y" smil:keyTimes="0;1"/>
                  <anim:transitionFilter smil:begin="0s" smil:dur="0.5s" smil:decelerate="0.5" smil:targetElement="id25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titledown">
        <office:forms form:automatic-focus="false" form:apply-design-mode="false"/>
        <draw:frame draw:style-name="standard" draw:layer="layout" svg:width="27.693cm" svg:height="15.551cm" svg:x="0.106cm" svg:y="1.0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rows-spanned="2">
                <text:p text:style-name="P11"><text:span text:style-name="T45">Stanje</text:span></text:p>
              </table:table-cell>
              <table:table-cell table:style-name="ce2" table:number-columns-spanned="5">
                <text:p text:style-name="P11"><text:span text:style-name="T45">Akcija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columns-spanned="3">
                <text:p text:style-name="P11"><text:span text:style-name="T45">NovoStanje</text:span></text:p>
              </table:table-cell>
              <table:covered-table-cell table:style-name="ce4"/>
              <table:covered-table-cell table:style-name="ce5"/>
            </table:table-row>
            <table:table-row table:style-name="ro1" table:default-cell-style-name="ce8">
              <table:covered-table-cell table:style-name="ce6"/>
              <table:table-cell table:style-name="ce7">
                <text:p text:style-name="P11"><text:span text:style-name="T45">a</text:span></text:p>
              </table:table-cell>
              <table:table-cell>
                <text:p text:style-name="P11"><text:span text:style-name="T45">b</text:span></text:p>
              </table:table-cell>
              <table:table-cell>
                <text:p text:style-name="P11"><text:span text:style-name="T45">c</text:span></text:p>
              </table:table-cell>
              <table:table-cell>
                <text:p text:style-name="P11"><text:span text:style-name="T45">d</text:span></text:p>
              </table:table-cell>
              <table:table-cell table:style-name="ce9">
                <text:p text:style-name="P11"><text:span text:style-name="T45">┴</text:span></text:p>
              </table:table-cell>
              <table:table-cell table:style-name="ce10">
                <text:p text:style-name="P11"><text:span text:style-name="T45">S</text:span></text:p>
              </table:table-cell>
              <table:table-cell table:style-name="ce11">
                <text:p text:style-name="P11"><text:span text:style-name="T45">A</text:span></text:p>
              </table:table-cell>
              <table:table-cell table:style-name="ce12">
                <text:p text:style-name="P11"><text:span text:style-name="T45">B</text:span></text:p>
              </table:table-cell>
            </table:table-row>
            <table:table-row table:style-name="ro1" table:default-cell-style-name="ce14">
              <table:table-cell table:style-name="ce6">
                <text:p text:style-name="P11"><text:span text:style-name="T46">0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45">1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46">2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45">3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46">4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45">5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46">6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45">7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46">8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45">9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6">
                <text:p text:style-name="P11"><text:span text:style-name="T46">10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14">
              <table:table-cell table:style-name="ce19">
                <text:p text:style-name="P11"><text:span text:style-name="T45">11</text:span></text:p>
              </table:table-cell>
              <table:table-cell table:style-name="ce13"/>
              <table:table-cell/>
              <table:table-cell/>
              <table:table-cell/>
              <table:table-cell table:style-name="ce15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1">
              <table:table-cell table:style-name="ce6">
                <text:p text:style-name="P11"><text:span text:style-name="T46">12</text:span></text:p>
              </table:table-cell>
              <table:table-cell table:style-name="ce20"/>
              <table:table-cell/>
              <table:table-cell/>
              <table:table-cell/>
              <table:table-cell table:style-name="ce22"/>
              <table:table-cell table:style-name="ce16"/>
              <table:table-cell table:style-name="ce17"/>
              <table:table-cell table:style-name="ce18"/>
            </table:table-row>
            <table:table-row table:style-name="ro1" table:default-cell-style-name="ce25">
              <table:table-cell table:style-name="ce23">
                <text:p text:style-name="P11"><text:span text:style-name="T45">13</text:span></text:p>
              </table:table-cell>
              <table:table-cell table:style-name="ce24"/>
              <table:table-cell/>
              <table:table-cell/>
              <table:table-cell/>
              <table:table-cell table:style-name="ce26"/>
              <table:table-cell table:style-name="ce27"/>
              <table:table-cell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style-name="gr7" draw:layer="layout" svg:width="3.193cm" svg:height="0.685cm" svg:x="12.307cm" svg:y="4.1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7" draw:layer="layout" svg:width="2.257cm" svg:height="0.685cm" svg:x="22cm" svg:y="4.062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7" draw:layer="layout" svg:width="3.188cm" svg:height="0.685cm" svg:x="6.131cm" svg:y="5.115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7" draw:layer="layout" svg:width="4.985cm" svg:height="1.048cm" svg:x="0.504cm" svg:y="17.447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7" draw:layer="layout" svg:width="3.796cm" svg:height="1.048cm" svg:x="11cm" svg:y="17.447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7" draw:layer="layout" svg:width="4.986cm" svg:height="1.048cm" svg:x="0.5cm" svg:y="18.989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7" draw:layer="layout" svg:width="4.474cm" svg:height="1.048cm" svg:x="6.192cm" svg:y="18.989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7" draw:layer="layout" svg:width="2.714cm" svg:height="0.685cm" svg:x="15.686cm" svg:y="6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7" draw:layer="layout" svg:width="3.31cm" svg:height="0.646cm" svg:x="9.131cm" svg:y="8.938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7" draw:layer="layout" svg:width="2.244cm" svg:height="0.685cm" svg:x="25.069cm" svg:y="8.963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7" draw:layer="layout" svg:width="3.246cm" svg:height="0.646cm" svg:x="6.138cm" svg:y="9.9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7" draw:layer="layout" svg:width="3.246cm" svg:height="0.646cm" svg:x="9.238cm" svg:y="9.9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7" draw:layer="layout" svg:width="3.246cm" svg:height="0.646cm" svg:x="6.155cm" svg:y="13.854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7" draw:layer="layout" svg:width="3.246cm" svg:height="0.646cm" svg:x="6.169cm" svg:y="14.854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7" draw:layer="layout" svg:width="3.261cm" svg:height="0.646cm" svg:x="6.123cm" svg:y="10.9cm"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7" draw:layer="layout" svg:width="3.262cm" svg:height="0.646cm" svg:x="9.208cm" svg:y="15.754cm"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7" draw:layer="layout" svg:width="3.214cm" svg:height="0.69cm" svg:x="9.255cm" svg:y="12.838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frame draw:style-name="gr7" draw:layer="layout" svg:width="3.214cm" svg:height="0.69cm" svg:x="12.286cm" svg:y="12.838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7" draw:layer="layout" svg:width="2.554cm" svg:height="0.69cm" svg:x="21.856cm" svg:y="12.815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7" draw:layer="layout" svg:width="2.554cm" svg:height="0.69cm" svg:x="24.856cm" svg:y="12.815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custom-shape draw:style-name="gr15" draw:text-style-name="P11" draw:layer="layout" svg:width="12.4cm" svg:height="7cm" svg:x="15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7cm" svg:height="1.987cm" svg:x="16cm" svg:y="14cm">
          <draw:text-box>
            <text:p><text:span text:style-name="T47">a c d c ┴</text:span></text:p>
          </draw:text-box>
        </draw:frame>
        <draw:frame draw:style-name="gr7" draw:layer="layout" svg:width="0.995cm" svg:height="1.011cm" svg:x="25.6cm" svg:y="19.589cm">
          <draw:object xlink:href="./Object 254" xlink:type="simple" xlink:show="embed" xlink:actuate="onLoad"/>
          <draw:image xlink:href="./ObjectReplacements/Object 254" xlink:type="simple" xlink:show="embed" xlink:actuate="onLoad"/>
        </draw:frame>
        <draw:polyline draw:style-name="gr34" draw:text-style-name="P11" draw:id="id259" draw:layer="layout" svg:width="0cm" svg:height="2.999cm" svg:x="16cm" svg:y="16cm" svg:viewBox="0 0 0 3000" draw:points="0,3000 0,0">
          <text:p/>
        </draw:polyline>
        <draw:custom-shape draw:style-name="gr35" draw:text-style-name="P11" draw:id="id260" draw:layer="layout" svg:width="3.5cm" svg:height="1cm" svg:x="3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179cm" svg:height="0.685cm" svg:x="3.17cm" svg:y="3.1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7" draw:id="id261" draw:layer="layout" svg:width="0.682cm" svg:height="1.011cm" svg:x="25.8cm" svg:y="18.7cm">
          <draw:object xlink:href="./Object 248" xlink:type="simple" xlink:show="embed" xlink:actuate="onLoad"/>
          <draw:image xlink:href="./ObjectReplacements/Object 248" xlink:type="simple" xlink:show="embed" xlink:actuate="onLoad"/>
        </draw:frame>
        <draw:frame draw:style-name="gr7" draw:id="id262" draw:layer="layout" svg:width="0.658cm" svg:height="1.015cm" svg:x="25.8cm" svg:y="17.901cm">
          <draw:object xlink:href="./Object 249" xlink:type="simple" xlink:show="embed" xlink:actuate="onLoad"/>
          <draw:image xlink:href="./ObjectReplacements/Object 249" xlink:type="simple" xlink:show="embed" xlink:actuate="onLoad"/>
        </draw:frame>
        <draw:custom-shape draw:style-name="gr35" draw:text-style-name="P11" draw:id="id263" draw:layer="layout" svg:width="3.5cm" svg:height="1cm" svg:x="9.131cm" svg:y="3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193cm" svg:height="0.685cm" svg:x="9.208cm" svg:y="4.1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7" draw:id="id264" draw:layer="layout" svg:width="0.631cm" svg:height="1.015cm" svg:x="25.8cm" svg:y="16.902cm">
          <draw:object xlink:href="./Object 250" xlink:type="simple" xlink:show="embed" xlink:actuate="onLoad"/>
          <draw:image xlink:href="./ObjectReplacements/Object 250" xlink:type="simple" xlink:show="embed" xlink:actuate="onLoad"/>
        </draw:frame>
        <draw:frame draw:style-name="gr7" draw:id="id265" draw:layer="layout" svg:width="0.665cm" svg:height="1.015cm" svg:x="25.801cm" svg:y="16.103cm">
          <draw:object xlink:href="./Object 251" xlink:type="simple" xlink:show="embed" xlink:actuate="onLoad"/>
          <draw:image xlink:href="./ObjectReplacements/Object 251" xlink:type="simple" xlink:show="embed" xlink:actuate="onLoad"/>
        </draw:frame>
        <draw:custom-shape draw:style-name="gr35" draw:text-style-name="P11" draw:id="id266" draw:layer="layout" svg:width="3.5cm" svg:height="1cm" svg:x="12.131cm" svg:y="8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298cm" svg:height="0.646cm" svg:x="12.263cm" svg:y="8.938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7" draw:id="id267" draw:layer="layout" svg:width="0.69cm" svg:height="1.015cm" svg:x="25.802cm" svg:y="15.204cm">
          <draw:object xlink:href="./Object 252" xlink:type="simple" xlink:show="embed" xlink:actuate="onLoad"/>
          <draw:image xlink:href="./ObjectReplacements/Object 252" xlink:type="simple" xlink:show="embed" xlink:actuate="onLoad"/>
        </draw:frame>
        <draw:frame draw:style-name="gr7" draw:id="id268" draw:layer="layout" svg:width="1.115cm" svg:height="1.015cm" svg:x="25.671cm" svg:y="14.205cm">
          <draw:object xlink:href="./Object 253" xlink:type="simple" xlink:show="embed" xlink:actuate="onLoad"/>
          <draw:image xlink:href="./ObjectReplacements/Object 253" xlink:type="simple" xlink:show="embed" xlink:actuate="onLoad"/>
        </draw:frame>
        <draw:custom-shape draw:style-name="gr35" draw:text-style-name="P11" draw:id="id269" draw:layer="layout" svg:width="3.5cm" svg:height="1cm" svg:x="9.1cm" svg:y="1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246cm" svg:height="0.646cm" svg:x="9.238cm" svg:y="13.854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custom-shape draw:style-name="gr36" draw:text-style-name="P11" draw:id="id270" draw:layer="layout" svg:width="4cm" svg:height="1.2cm" svg:x="6.2cm" svg:y="1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797cm" svg:height="1.048cm" svg:x="6.203cm" svg:y="17.5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custom-shape draw:style-name="gr35" draw:text-style-name="P11" draw:id="id272" draw:layer="layout" svg:width="3.5cm" svg:height="1cm" svg:x="21.4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2.244cm" svg:height="0.685cm" svg:x="22.069cm" svg:y="8.962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7" draw:id="id271" draw:layer="layout" svg:width="0.856cm" svg:height="1.015cm" svg:x="25.702cm" svg:y="15.205cm">
          <draw:object xlink:href="./Object 255" xlink:type="simple" xlink:show="embed" xlink:actuate="onLoad"/>
          <draw:image xlink:href="./ObjectReplacements/Object 255" xlink:type="simple" xlink:show="embed" xlink:actuate="onLoad"/>
        </draw:frame>
        <draw:frame draw:style-name="gr7" draw:id="id273" draw:layer="layout" svg:width="0.669cm" svg:height="1.015cm" svg:x="25.772cm" svg:y="14.206cm">
          <draw:object xlink:href="./Object 256" xlink:type="simple" xlink:show="embed" xlink:actuate="onLoad"/>
          <draw:image xlink:href="./ObjectReplacements/Object 256" xlink:type="simple" xlink:show="embed" xlink:actuate="onLoad"/>
        </draw:frame>
        <draw:custom-shape draw:style-name="gr35" draw:text-style-name="P11" draw:id="id274" draw:layer="layout" svg:width="3.5cm" svg:height="1cm" svg:x="9.1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246cm" svg:height="0.646cm" svg:x="9.185cm" svg:y="11.885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custom-shape draw:style-name="gr36" draw:text-style-name="P11" draw:id="id275" draw:layer="layout" svg:width="4.4cm" svg:height="1.2cm" svg:x="11cm" svg:y="1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444cm" svg:height="1.048cm" svg:x="10.963cm" svg:y="1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7" draw:id="id276" draw:layer="layout" svg:width="0.83cm" svg:height="1.015cm" svg:x="25.801cm" svg:y="16.903cm">
          <draw:object xlink:href="./Object 257" xlink:type="simple" xlink:show="embed" xlink:actuate="onLoad"/>
          <draw:image xlink:href="./ObjectReplacements/Object 257" xlink:type="simple" xlink:show="embed" xlink:actuate="onLoad"/>
        </draw:frame>
        <draw:custom-shape draw:style-name="gr35" draw:text-style-name="P11" draw:id="id277" draw:layer="layout" svg:width="3.5cm" svg:height="1cm" svg:x="24.431cm" svg:y="3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2.275cm" svg:height="0.69cm" svg:x="25.001cm" svg:y="4.063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frame draw:style-name="gr7" draw:id="id278" draw:layer="layout" svg:width="0.694cm" svg:height="1.015cm" svg:x="25.802cm" svg:y="16.104cm">
          <draw:object xlink:href="./Object 258" xlink:type="simple" xlink:show="embed" xlink:actuate="onLoad"/>
          <draw:image xlink:href="./ObjectReplacements/Object 258" xlink:type="simple" xlink:show="embed" xlink:actuate="onLoad"/>
        </draw:frame>
        <draw:custom-shape draw:style-name="gr35" draw:text-style-name="P11" draw:id="id279" draw:layer="layout" svg:width="3.5cm" svg:height="1cm" svg:x="9.1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214cm" svg:height="0.69cm" svg:x="9.181cm" svg:y="7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7" draw:id="id280" draw:layer="layout" svg:width="0.631cm" svg:height="1.015cm" svg:x="25.702cm" svg:y="15.206cm">
          <draw:object xlink:href="./Object 259" xlink:type="simple" xlink:show="embed" xlink:actuate="onLoad"/>
          <draw:image xlink:href="./ObjectReplacements/Object 259" xlink:type="simple" xlink:show="embed" xlink:actuate="onLoad"/>
        </draw:frame>
        <draw:frame draw:style-name="gr7" draw:id="id281" draw:layer="layout" svg:width="0.669cm" svg:height="1.015cm" svg:x="25.773cm" svg:y="14.207cm">
          <draw:object xlink:href="./Object 260" xlink:type="simple" xlink:show="embed" xlink:actuate="onLoad"/>
          <draw:image xlink:href="./ObjectReplacements/Object 260" xlink:type="simple" xlink:show="embed" xlink:actuate="onLoad"/>
        </draw:frame>
        <draw:custom-shape draw:style-name="gr35" draw:text-style-name="P11" draw:id="id282" draw:layer="layout" svg:width="3.5cm" svg:height="1cm" svg:x="15.269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2.714cm" svg:height="0.685cm" svg:x="15.655cm" svg:y="7.932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9" svg:path="m0-0.00119047619047619h0.0357142857142857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0" smil:attributeName="visibility" smil:to="visible"/>
                  <anim:transitionFilter smil:dur="0.5s" smil:targetElement="id260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9" svg:path="m0.0357142857142857-0.00119047619047619h0.0357142857142857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60" smil:type="fade" smil:subtype="crossfade" smil:mode="out"/>
                  <anim:set smil:begin="0.49975s" smil:dur="0.00025s" smil:fill="hold" smil:targetElement="id26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3" smil:attributeName="visibility" smil:to="visible"/>
                  <anim:transitionFilter smil:dur="0.5s" smil:targetElement="id263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9" svg:path="m0.0714285714285714-0.00119047619047619c0.0436785714285714 0 0.0481785714285714 0 0.0481785714285714 0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63" smil:type="fade" smil:subtype="crossfade" smil:mode="out"/>
                  <anim:set smil:begin="0.49975s" smil:dur="0.00025s" smil:fill="hold" smil:targetElement="id26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6" smil:attributeName="visibility" smil:to="visible"/>
                  <anim:transitionFilter smil:dur="0.5s" smil:targetElement="id26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9" svg:path="m0.125-0.00119047619047619h0.0357142857142857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6" smil:type="fade" smil:subtype="crossfade" smil:mode="out"/>
                  <anim:set smil:begin="0.49975s" smil:dur="0.00025s" smil:fill="hold" smil:targetElement="id26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9" smil:attributeName="visibility" smil:to="visible"/>
                  <anim:transitionFilter smil:dur="0.5s" smil:targetElement="id2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0" smil:attributeName="visibility" smil:to="visible"/>
                  <anim:transitionFilter smil:dur="0.5s" smil:targetElement="id270" smil:type="fade" smil:subtype="crossfade"/>
                </anim:par>
              </anim:par>
              <anim:par smil:begin="0.5s">
                <anim:par smil:begin="0.5s" smil:fill="hold" presentation:node-type="after-previous" presentation:preset-class="exit" presentation:preset-id="ooo-exit-fly-out" presentation:preset-sub-type="from-bottom">
                  <anim:animate smil:dur="0.5s" smil:targetElement="id267" smil:attributeName="x" smil:values="x;x" smil:keyTimes="0;1"/>
                  <anim:animate smil:dur="0.5s" smil:targetElement="id267" smil:attributeName="y" smil:values="y;1+height/2" smil:keyTimes="0;1"/>
                  <anim:set smil:begin="0.499s" smil:dur="0.001s" smil:fill="hold" smil:targetElement="id267" smil:attributeName="visibility" smil:to="hidden"/>
                </anim:par>
                <anim:par smil:begin="0.5s" smil:fill="hold" presentation:node-type="with-previous" presentation:preset-class="exit" presentation:preset-id="ooo-exit-fly-out" presentation:preset-sub-type="from-bottom">
                  <anim:animate smil:dur="0.5s" smil:targetElement="id268" smil:attributeName="x" smil:values="x;x" smil:keyTimes="0;1"/>
                  <anim:animate smil:dur="0.5s" smil:targetElement="id268" smil:attributeName="y" smil:values="y;1+height/2" smil:keyTimes="0;1"/>
                  <anim:set smil:begin="0.499s" smil:dur="0.001s" smil:fill="hold" smil:targetElement="id268" smil:attributeName="visibility" smil:to="hidden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70" smil:type="fade" smil:subtype="crossfade" smil:mode="out"/>
                  <anim:set smil:begin="0.49975s" smil:dur="0.00025s" smil:fill="hold" smil:targetElement="id27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9" smil:type="fade" smil:subtype="crossfade" smil:mode="out"/>
                  <anim:set smil:begin="0.49975s" smil:dur="0.00025s" smil:fill="hold" smil:targetElement="id26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2" smil:attributeName="visibility" smil:to="visible"/>
                  <anim:transitionFilter smil:dur="0.5s" smil:targetElement="id27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72" smil:type="fade" smil:subtype="crossfade" smil:mode="out"/>
                  <anim:set smil:begin="0.49975s" smil:dur="0.00025s" smil:fill="hold" smil:targetElement="id27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4" smil:attributeName="visibility" smil:to="visible"/>
                  <anim:transitionFilter smil:dur="0.5s" smil:targetElement="id2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5" smil:attributeName="visibility" smil:to="visible"/>
                  <anim:transitionFilter smil:dur="0.5s" smil:targetElement="id275" smil:type="fade" smil:subtype="crossfade"/>
                </anim:par>
              </anim:par>
              <anim:par smil:begin="0.5s">
                <anim:par smil:begin="0s" smil:fill="hold" presentation:node-type="after-previous" presentation:preset-class="exit" presentation:preset-id="ooo-exit-fly-out" presentation:preset-sub-type="from-bottom">
                  <anim:animate smil:dur="0.5s" smil:targetElement="id264" smil:attributeName="x" smil:values="x;x" smil:keyTimes="0;1"/>
                  <anim:animate smil:dur="0.5s" smil:targetElement="id264" smil:attributeName="y" smil:values="y;1+height/2" smil:keyTimes="0;1"/>
                  <anim:set smil:begin="0.499s" smil:dur="0.001s" smil:fill="hold" smil:targetElement="id26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65" smil:attributeName="x" smil:values="x;x" smil:keyTimes="0;1"/>
                  <anim:animate smil:dur="0.5s" smil:targetElement="id265" smil:attributeName="y" smil:values="y;1+height/2" smil:keyTimes="0;1"/>
                  <anim:set smil:begin="0.499s" smil:dur="0.001s" smil:fill="hold" smil:targetElement="id26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71" smil:attributeName="x" smil:values="x;x" smil:keyTimes="0;1"/>
                  <anim:animate smil:dur="0.5s" smil:targetElement="id271" smil:attributeName="y" smil:values="y;1+height/2" smil:keyTimes="0;1"/>
                  <anim:set smil:begin="0.499s" smil:dur="0.001s" smil:fill="hold" smil:targetElement="id27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73" smil:attributeName="x" smil:values="x;x" smil:keyTimes="0;1"/>
                  <anim:animate smil:dur="0.5s" smil:targetElement="id273" smil:attributeName="y" smil:values="y;1+height/2" smil:keyTimes="0;1"/>
                  <anim:set smil:begin="0.499s" smil:dur="0.001s" smil:fill="hold" smil:targetElement="id273" smil:attributeName="visibility" smil:to="hidden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74" smil:type="fade" smil:subtype="crossfade" smil:mode="out"/>
                  <anim:set smil:begin="0.49975s" smil:dur="0.00025s" smil:fill="hold" smil:targetElement="id27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5" smil:type="fade" smil:subtype="crossfade" smil:mode="out"/>
                  <anim:set smil:begin="0.49975s" smil:dur="0.00025s" smil:fill="hold" smil:targetElement="id27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7" smil:attributeName="visibility" smil:to="visible"/>
                  <anim:transitionFilter smil:dur="0.5s" smil:targetElement="id27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9" svg:path="m0.160714285714286-0.00119047619047619h0.0535714285714286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77" smil:type="fade" smil:subtype="crossfade" smil:mode="out"/>
                  <anim:set smil:begin="0.49975s" smil:dur="0.00025s" smil:fill="hold" smil:targetElement="id27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9" smil:attributeName="visibility" smil:to="visible"/>
                  <anim:transitionFilter smil:dur="0.5s" smil:targetElement="id27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79" smil:type="fade" smil:subtype="crossfade" smil:mode="out"/>
                  <anim:set smil:begin="0.49975s" smil:dur="0.00025s" smil:fill="hold" smil:targetElement="id279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0;width" smil:keyTimes="0;1"/>
                  <anim:animate smil:dur="0.5s" smil:fill="hold" smil:targetElement="id282" smil:attributeName="height" smil:values="0;height" smil:keyTimes="0;1"/>
                  <anim:transitionFilter smil:dur="0.5s" smil:targetElement="id282" smil:type="fade" smil:subtype="crossfade"/>
                </anim:par>
              </anim:par>
              <anim:par smil:begin="0.5s">
                <anim:par smil:begin="0s" smil:fill="hold" presentation:node-type="after-previous" presentation:preset-class="emphasis" presentation:preset-id="ooo-emphasis-blast">
                  <anim:animateColor smil:begin="0.1s" smil:dur="1.9s" smil:fill="hold" smil:targetElement="id282" smil:attributeName="color" smil:to="#0047ff" anim:color-interpolation="rgb" anim:color-interpolation-direction="clockwise"/>
                  <anim:animateColor smil:begin="0.1s" smil:dur="1.9s" smil:fill="hold" smil:targetElement="id282" smil:attributeName="fill-color" smil:to="#0047ff" anim:color-interpolation="rgb" anim:color-interpolation-direction="clockwise"/>
                  <anim:set smil:begin="0.1s" smil:dur="1.9s" smil:fill="hold" smil:targetElement="id282" smil:attributeName="fill" smil:to="solid"/>
                  <anim:animateTransform smil:begin="0s" smil:dur="0.2s" smil:fill="hold" smil:targetElement="id282" smil:from="1,1" smil:to="1,0.05" smil:attributeName="transform" svg:type="scale"/>
                  <anim:animateTransform smil:begin="0.2s" smil:dur="0.2s" smil:fill="hold" smil:targetElement="id282" smil:from="1,0.05" smil:to="1.2,1.5" smil:attributeName="transform" svg:type="scale"/>
                  <anim:animateTransform smil:begin="1.4s" smil:dur="0.6s" smil:fill="hold" smil:targetElement="id282" smil:to="1.2,1.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titledown">
        <office:forms form:automatic-focus="false" form:apply-design-mode="false"/>
        <draw:frame draw:style-name="gr5" draw:layer="layout" svg:width="22.5cm" svg:height="1.276cm" svg:x="1cm" svg:y="1.5cm">
          <draw:text-box>
            <text:p><text:span text:style-name="T7">Literatura:</text:span></text:p>
          </draw:text-box>
        </draw:frame>
        <draw:frame draw:style-name="gr5" draw:layer="layout" svg:width="25.5cm" svg:height="2.139cm" svg:x="1cm" svg:y="4cm">
          <draw:text-box>
            <text:p text:style-name="P31"><text:span text:style-name="T3">[1]</text:span><text:span text:style-name="T3"><text:tab/></text:span><text:span text:style-name="T3"><text:tab/></text:span><text:span text:style-name="T3">S. Srbljić: Prevođenje programskih jezika,</text:span><text:span text:style-name="T3"><text:line-break/></text:span><text:span text:style-name="T3"><text:tab/></text:span><text:span text:style-name="T3"><text:tab/></text:span><text:span text:style-name="T3">Element, Zagreb 2007.</text:span></text:p>
          </draw:text-box>
        </draw:frame>
        <draw:frame draw:style-name="gr5" draw:layer="layout" svg:width="25.5cm" svg:height="1.195cm" svg:x="1cm" svg:y="6.573cm">
          <draw:text-box>
            <text:p text:style-name="P31"><text:span text:style-name="T3">[2]</text:span><text:span text:style-name="T3"><text:tab/></text:span><text:span text:style-name="T3"><text:tab/></text:span><text:span text:style-name="T3">http://en.wikipedia.org/wiki/Canonical_LR_pars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hr" fo:country="HR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center" fo:text-indent="-0.899cm">
        <style:tab-stops/>
      </style:paragraph-properties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Blue with Bottom Title </dc:title>
    <dc:description>Presentation Layout Template</dc:description>
    <meta:creation-date>2009-10-23T15:26:50</meta:creation-date>
    <dc:language>en-US</dc:language>
    <meta:editing-cycles>28</meta:editing-cycles>
    <meta:editing-duration>PT27H38M21S</meta:editing-duration>
    <meta:initial-creator>Nenad Mikša</meta:initial-creator>
    <dc:date>2009-11-19T22:43:00</dc:date>
    <dc:creator>Nenad Mikša</dc:creator>
    <meta:document-statistic meta:object-count="622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/usr/lib/openoffice.org/basis3.1/share/template/en-US/layout/lyt-bluetitledown.otp" meta:date="2008-04-28T16:44:4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α</math:mo>
      <math:mtext>●</math:mtext>
    </math:mrow>
    <math:annotation math:encoding="StarMath 5.0">A rightarrow %alpha "●"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α</math:mo>
      <math:mtext>●</math:mtext>
    </math:mrow>
    <math:annotation math:encoding="StarMath 5.0">A rightarrow %alpha "●"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d "●", lbrace b rbrace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d "●", lbrace c rbrace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d "●", lbrace b rbrace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c "●" B, lbrace c rbrace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c "●" A, lbrace b rbrace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c B "●", lbrace b rbrace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o math:stretchy="false">α</math:mo>
      <math:mtext>●</math:mtext>
    </math:mrow>
    <math:annotation math:encoding="StarMath 5.0">B rightarrow %alpha "●"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c A "●", lbrace c rbrace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c A "●", lbrace b rbrace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c B "●", lbrace c rbrace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α</math:mo>
      <math:mtext>●</math:mtext>
      <math:mi>,</math:mi>
      <math:mrow>
        <math:mo math:stretchy="false">{</math:mo>
        <math:mrow>
          <math:msub>
            <math:mi>a</math:mi>
            <math:mn>1,</math:mn>
          </math:msub>
          <math:msub>
            <math:mi>a</math:mi>
            <math:mn>2,</math:mn>
          </math:msub>
          <math:mn>...</math:mn>
          <math:mi>,</math:mi>
          <math:msub>
            <math:mi>a</math:mi>
            <math:mi>n</math:mi>
          </math:msub>
        </math:mrow>
        <math:mo math:stretchy="false">}</math:mo>
      </math:mrow>
    </math:mrow>
    <math:annotation math:encoding="StarMath 5.0">A rightarrow %alpha "●", lbrace a_1, a_2, ..., a_n rbrace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α</math:mo>
      <math:mtext>●</math:mtext>
      <math:mi>,</math:mi>
      <math:mrow>
        <math:mo math:stretchy="false">{</math:mo>
        <math:mrow>
          <math:mi>a</math:mi>
          <math:mi>,</math:mi>
          <math:mi>b</math:mi>
          <math:mi>,</math:mi>
          <math:mi>c</math:mi>
        </math:mrow>
        <math:mo math:stretchy="false">}</math:mo>
      </math:mrow>
    </math:mrow>
    <math:annotation math:encoding="StarMath 5.0">A rightarrow %alpha "●", lbrace a, b, c rbrace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o math:stretchy="false">γ</math:mo>
      <math:mtext>●</math:mtext>
      <math:mi>a</math:mi>
      <math:mo math:stretchy="false">δ</math:mo>
      <math:mi>,</math:mi>
      <math:mrow>
        <math:mo math:stretchy="false">{</math:mo>
        <math:mrow>
          <math:mi>c</math:mi>
          <math:mi>,</math:mi>
          <math:mi>d</math:mi>
          <math:mi>,</math:mi>
          <math:mi>e</math:mi>
        </math:mrow>
        <math:mo math:stretchy="false">}</math:mo>
      </math:mrow>
    </math:mrow>
    <math:annotation math:encoding="StarMath 5.0">B rightarrow %gamma "●" a %delta, lbrace c, d, e rbrace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sub>
      <math:mi>a</math:mi>
      <math:mi>i</math:mi>
    </math:msub>
    <math:annotation math:encoding="StarMath 5.0">a_i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sub>
          <math:mi>a</math:mi>
          <math:mn>1,</math:mn>
        </math:msub>
        <math:msub>
          <math:mi>a</math:mi>
          <math:mn>2,</math:mn>
        </math:msub>
        <math:mn>...</math:mn>
        <math:mi>,</math:mi>
        <math:msub>
          <math:mi>a</math:mi>
          <math:mi>n</math:mi>
        </math:msub>
      </math:mrow>
      <math:mo math:stretchy="false">}</math:mo>
    </math:mrow>
    <math:annotation math:encoding="StarMath 5.0">lbrace a_1, a_2, ..., a_n rbrace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o math:stretchy="false">β</math:mo>
      <math:mtext>●</math:mtext>
      <math:mi>,</math:mi>
      <math:mrow>
        <math:mo math:stretchy="false">{</math:mo>
        <math:mrow>
          <math:msub>
            <math:mi>b</math:mi>
            <math:mn>1,</math:mn>
          </math:msub>
          <math:msub>
            <math:mi>b</math:mi>
            <math:mn>2,</math:mn>
          </math:msub>
          <math:mn>...</math:mn>
          <math:mi>,</math:mi>
          <math:msub>
            <math:mi>b</math:mi>
            <math:mi>n</math:mi>
          </math:msub>
        </math:mrow>
        <math:mo math:stretchy="false">}</math:mo>
      </math:mrow>
    </math:mrow>
    <math:annotation math:encoding="StarMath 5.0">B rightarrow %beta "●", lbrace b_1, b_2, ..., b_n rbrace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sub>
          <math:mi>a</math:mi>
          <math:mn>1,</math:mn>
        </math:msub>
        <math:msub>
          <math:mi>a</math:mi>
          <math:mn>2,</math:mn>
        </math:msub>
        <math:mn>...</math:mn>
        <math:mi>,</math:mi>
        <math:msub>
          <math:mi>a</math:mi>
          <math:mi>n</math:mi>
        </math:msub>
      </math:mrow>
      <math:mo math:stretchy="false">}</math:mo>
    </math:mrow>
    <math:annotation math:encoding="StarMath 5.0">lbrace a_1, a_2, ..., a_n rbrace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text>Ako vrijedi: </math:mtext>
      <math:mi math:fontstyle="italic">SLIJEDI</math:mi>
      <math:mrow>
        <math:mrow>
          <math:mo math:stretchy="false">(</math:mo>
          <math:mi>A</math:mi>
          <math:mo math:stretchy="false">)</math:mo>
        </math:mrow>
        <math:mo math:stretchy="false">∩</math:mo>
        <math:mi math:fontstyle="italic">SLIJEDI</math:mi>
      </math:mrow>
      <math:mrow>
        <math:mrow>
          <math:mo math:stretchy="false">(</math:mo>
          <math:mi>B</math:mi>
          <math:mo math:stretchy="false">)</math:mo>
        </math:mrow>
        <math:mo math:stretchy="false">=</math:mo>
        <math:mo math:stretchy="false">∅</math:mo>
      </math:mrow>
    </math:mrow>
    <math:annotation math:encoding="StarMath 5.0">"Ako vrijedi: " SLIJEDI(A) intersection SLIJEDI(B)=emptyset 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sub>
          <math:mi>b</math:mi>
          <math:mn>1,</math:mn>
        </math:msub>
        <math:msub>
          <math:mi>b</math:mi>
          <math:mn>2,</math:mn>
        </math:msub>
        <math:mn>...</math:mn>
        <math:mi>,</math:mi>
        <math:msub>
          <math:mi>b</math:mi>
          <math:mi>n</math:mi>
        </math:msub>
      </math:mrow>
      <math:mo math:stretchy="false">}</math:mo>
    </math:mrow>
    <math:annotation math:encoding="StarMath 5.0">lbrace b_1, b_2, ..., b_n rbrace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{</math:mo>
          <math:mrow>
            <math:msub>
              <math:mi>a</math:mi>
              <math:mn>1,</math:mn>
            </math:msub>
            <math:msub>
              <math:mi>a</math:mi>
              <math:mn>2,</math:mn>
            </math:msub>
            <math:mn>...</math:mn>
            <math:mi>,</math:mi>
            <math:msub>
              <math:mi>a</math:mi>
              <math:mi>n</math:mi>
            </math:msub>
          </math:mrow>
          <math:mo math:stretchy="false">}</math:mo>
        </math:mrow>
        <math:mo math:stretchy="false">∩</math:mo>
        <math:mrow>
          <math:mo math:stretchy="false">{</math:mo>
          <math:mrow>
            <math:msub>
              <math:mi>b</math:mi>
              <math:mn>1,</math:mn>
            </math:msub>
            <math:msub>
              <math:mi>b</math:mi>
              <math:mn>2,</math:mn>
            </math:msub>
            <math:mn>...</math:mn>
            <math:mi>,</math:mi>
            <math:msub>
              <math:mi>b</math:mi>
              <math:mi>n</math:mi>
            </math:msub>
          </math:mrow>
          <math:mo math:stretchy="false">}</math:mo>
        </math:mrow>
      </math:mrow>
      <math:mo math:stretchy="false">=</math:mo>
      <math:mo math:stretchy="false">∅</math:mo>
    </math:mrow>
    <math:annotation math:encoding="StarMath 5.0">lbrace a_1, a_2, ..., a_n rbrace intersection lbrace b_1, b_2, ..., b_n rbrace = emptyset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o math:stretchy="false">γ</math:mo>
      <math:mtext>●</math:mtext>
      <math:mi>a</math:mi>
      <math:mo math:stretchy="false">δ</math:mo>
      <math:mi>,</math:mi>
      <math:mrow>
        <math:mo math:stretchy="false">{</math:mo>
        <math:mrow>
          <math:mi>c</math:mi>
          <math:mi>,</math:mi>
          <math:mi>d</math:mi>
          <math:mi>,</math:mi>
          <math:mi>e</math:mi>
        </math:mrow>
        <math:mo math:stretchy="false">}</math:mo>
      </math:mrow>
    </math:mrow>
    <math:annotation math:encoding="StarMath 5.0">B rightarrow %gamma "●" a %delta, lbrace c, d, e rbrace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sub>
      <math:mi>q</math:mi>
      <math:mn>0</math:mn>
    </math:msub>
    <math:annotation math:encoding="StarMath 5.0">q_0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A b, lbrace "┴" rbrace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B c, lbrace "┴"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A b, lbrace "┴" rbrace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B c, lbrace "┴" rbrace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text>Ako </math:mtext>
      <math:mrow>
        <math:mi>x</math:mi>
        <math:mo math:stretchy="false">∈</math:mo>
        <math:mi math:fontstyle="italic">SLIJEDI</math:mi>
      </math:mrow>
      <math:mrow>
        <math:mo math:stretchy="false">(</math:mo>
        <math:mi>A</math:mi>
        <math:mo math:stretchy="false">)</math:mo>
      </math:mrow>
      <math:mtext>, onda Reduciraj (</math:mtext>
      <math:mi>A</math:mi>
      <math:mo math:stretchy="false">→</math:mo>
      <math:mo math:stretchy="false">α</math:mo>
      <math:mtext>)</math:mtext>
    </math:mrow>
    <math:annotation math:encoding="StarMath 5.0">"Ako " x in SLIJEDI(A) ", onda Reduciraj (" A rightarrow %alpha ")"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text>●</math:mtext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"●" b, lbrace "┴" rbrace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text>●</math:mtext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"●" c, lbrace "┴" rbrace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i>b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b "●", lbrace "┴" rbrace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i>c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c "●", lbrace "┴" rbrace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d, lbrace c rbrace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c "●" B, lbrace b rbrace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d, lbrace b rbrace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c A, lbrace b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text>Ako </math:mtext>
      <math:mrow>
        <math:mi>x</math:mi>
        <math:mo math:stretchy="false">∈</math:mo>
        <math:mi math:fontstyle="italic">SLIJEDI</math:mi>
      </math:mrow>
      <math:mrow>
        <math:mo math:stretchy="false">(</math:mo>
        <math:mi>B</math:mi>
        <math:mo math:stretchy="false">)</math:mo>
      </math:mrow>
      <math:mtext>, onda Reduciraj (</math:mtext>
      <math:mi>B</math:mi>
      <math:mo math:stretchy="false">→</math:mo>
      <math:mo math:stretchy="false">α</math:mo>
      <math:mtext>)</math:mtext>
    </math:mrow>
    <math:annotation math:encoding="StarMath 5.0">"Ako " x in SLIJEDI(B) ", onda Reduciraj (" B rightarrow %alpha ")"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c B, lbrace c rbrace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c "●" A, lbrace c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d "●", lbrace b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d "●", lbrace c rbrace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d "●", lbrace c rbrace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d "●", lbrace b rbrace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c "●" B, lbrace c rbrace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α</math:mo>
      <math:mtext>●</math:mtext>
    </math:mrow>
    <math:annotation math:encoding="StarMath 5.0">A rightarrow %alpha "●"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15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c "●" A, lbrace b rbrace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c B "●", lbrace b rbrace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c A "●", lbrace c rbrace</math:annotation>
  </math:semantics>
</math:math>
</file>

<file path=Object 15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c A "●", lbrace b rbrace</math:annotation>
  </math:semantics>
</math:math>
</file>

<file path=Object 15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c B "●", lbrace c rbrace</math:annotation>
  </math:semantics>
</math:math>
</file>

<file path=Object 15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ub>
          <math:mi>a</math:mi>
          <math:mi>i</math:mi>
        </math:msub>
      </math:mrow>
    </math:mstyle>
    <math:annotation math:encoding="StarMath 5.0">color white a_i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{</math:mo>
          <math:mrow>
            <math:msub>
              <math:mi>a</math:mi>
              <math:mn>1,</math:mn>
            </math:msub>
            <math:msub>
              <math:mi>a</math:mi>
              <math:mn>2,</math:mn>
            </math:msub>
            <math:mn>...</math:mn>
            <math:mi>,</math:mi>
            <math:msub>
              <math:mi>a</math:mi>
              <math:mi>n</math:mi>
            </math:msub>
          </math:mrow>
          <math:mo math:stretchy="false">}</math:mo>
        </math:mrow>
      </math:mrow>
    </math:mstyle>
    <math:annotation math:encoding="StarMath 5.0">color white {lbrace a_1, a_2, ..., a_n rbrace}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o math:stretchy="false">β</math:mo>
          <math:mtext>●</math:mtext>
          <math:mi>,</math:mi>
          <math:mrow>
            <math:mo math:stretchy="false">{</math:mo>
            <math:mrow>
              <math:msub>
                <math:mi>b</math:mi>
                <math:mn>1,</math:mn>
              </math:msub>
              <math:msub>
                <math:mi>b</math:mi>
                <math:mn>2,</math:mn>
              </math:msub>
              <math:mn>...</math:mn>
              <math:mi>,</math:mi>
              <math:msub>
                <math:mi>b</math:mi>
                <math:mi>n</math:mi>
              </math:msub>
            </math:mrow>
            <math:mo math:stretchy="false">}</math:mo>
          </math:mrow>
        </math:mrow>
      </math:mrow>
    </math:mstyle>
    <math:annotation math:encoding="StarMath 5.0">color white {B rightarrow %beta "●", lbrace b_1, b_2, ..., b_n rbrace}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{</math:mo>
          <math:mrow>
            <math:msub>
              <math:mi>a</math:mi>
              <math:mn>1,</math:mn>
            </math:msub>
            <math:msub>
              <math:mi>a</math:mi>
              <math:mn>2,</math:mn>
            </math:msub>
            <math:mn>...</math:mn>
            <math:mi>,</math:mi>
            <math:msub>
              <math:mi>a</math:mi>
              <math:mi>n</math:mi>
            </math:msub>
          </math:mrow>
          <math:mo math:stretchy="false">}</math:mo>
        </math:mrow>
      </math:mrow>
    </math:mstyle>
    <math:annotation math:encoding="StarMath 5.0">color white {lbrace a_1, a_2, ..., a_n rbrace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γ</math:mo>
      <math:mtext>●</math:mtext>
      <math:mi>c</math:mi>
      <math:mo math:stretchy="false">δ</math:mo>
    </math:mrow>
    <math:annotation math:encoding="StarMath 5.0">A rightarrow %gamma "●" c %delta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{</math:mo>
          <math:mrow>
            <math:msub>
              <math:mi>b</math:mi>
              <math:mn>1,</math:mn>
            </math:msub>
            <math:msub>
              <math:mi>b</math:mi>
              <math:mn>2,</math:mn>
            </math:msub>
            <math:mn>...</math:mn>
            <math:mi>,</math:mi>
            <math:msub>
              <math:mi>b</math:mi>
              <math:mi>n</math:mi>
            </math:msub>
          </math:mrow>
          <math:mo math:stretchy="false">}</math:mo>
        </math:mrow>
      </math:mrow>
    </math:mstyle>
    <math:annotation math:encoding="StarMath 5.0">color white {lbrace b_1, b_2, ..., b_n rbrace}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row>
              <math:mo math:stretchy="false">{</math:mo>
              <math:mrow>
                <math:msub>
                  <math:mi>a</math:mi>
                  <math:mn>1,</math:mn>
                </math:msub>
                <math:msub>
                  <math:mi>a</math:mi>
                  <math:mn>2,</math:mn>
                </math:msub>
                <math:mn>...</math:mn>
                <math:mi>,</math:mi>
                <math:msub>
                  <math:mi>a</math:mi>
                  <math:mi>n</math:mi>
                </math:msub>
              </math:mrow>
              <math:mo math:stretchy="false">}</math:mo>
            </math:mrow>
            <math:mo math:stretchy="false">∩</math:mo>
            <math:mrow>
              <math:mo math:stretchy="false">{</math:mo>
              <math:mrow>
                <math:msub>
                  <math:mi>b</math:mi>
                  <math:mn>1,</math:mn>
                </math:msub>
                <math:msub>
                  <math:mi>b</math:mi>
                  <math:mn>2,</math:mn>
                </math:msub>
                <math:mn>...</math:mn>
                <math:mi>,</math:mi>
                <math:msub>
                  <math:mi>b</math:mi>
                  <math:mi>n</math:mi>
                </math:msub>
              </math:mrow>
              <math:mo math:stretchy="false">}</math:mo>
            </math:mrow>
          </math:mrow>
          <math:mo math:stretchy="false">=</math:mo>
          <math:mo math:stretchy="false">∅</math:mo>
        </math:mrow>
      </math:mrow>
    </math:mstyle>
    <math:annotation math:encoding="StarMath 5.0">color white {lbrace a_1, a_2, ..., a_n rbrace intersection lbrace b_1, b_2, ..., b_n rbrace = emptyset}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row>
              <math:mo math:stretchy="false">{</math:mo>
              <math:mi>b</math:mi>
              <math:mo math:stretchy="false">}</math:mo>
            </math:mrow>
            <math:mo math:stretchy="false">∩</math:mo>
            <math:mrow>
              <math:mo math:stretchy="false">{</math:mo>
              <math:mi>c</math:mi>
              <math:mo math:stretchy="false">}</math:mo>
            </math:mrow>
          </math:mrow>
          <math:mo math:stretchy="false">=</math:mo>
          <math:mo math:stretchy="false">∅</math:mo>
        </math:mrow>
      </math:mrow>
    </math:mstyle>
    <math:annotation math:encoding="StarMath 5.0">color white {lbrace b rbrace intersection lbrace c rbrace = emptyset}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a) </math:mtext>
          <math:mi/>
          <math:mtext>Ako je </math:mtext>
          <math:mi math:fontstyle="italic">LR</math:mi>
          <math:mrow>
            <math:mo math:stretchy="false">(</math:mo>
            <math:mn>1</math:mn>
            <math:mo math:stretchy="false">)</math:mo>
          </math:mrow>
          <math:mtext> stavka </math:mtext>
          <math:mi>A</math:mi>
          <math:mo math:stretchy="false">→</math:mo>
          <math:mo math:stretchy="false">α</math:mo>
          <math:mtext>●</math:mtext>
          <math:mi>a</math:mi>
          <math:mo math:stretchy="false">β</math:mo>
          <math:mi>,</math:mi>
          <math:mrow>
            <math:mo math:stretchy="false">{</math:mo>
            <math:mrow>
              <math:msub>
                <math:mi>a</math:mi>
                <math:mn>1,</math:mn>
              </math:msub>
              <math:msub>
                <math:mi>a</math:mi>
                <math:mn>2,</math:mn>
              </math:msub>
              <math:mn>...</math:mn>
              <math:mi>,</math:mi>
              <math:msub>
                <math:mi>a</math:mi>
                <math:mi>n</math:mi>
              </math:msub>
            </math:mrow>
            <math:mo math:stretchy="false">}</math:mo>
          </math:mrow>
          <math:mtext> u stanju </math:mtext>
          <math:mi>s</math:mi>
          <math:mtext> i ako je </math:mtext>
        </math:mrow>
      </math:mtr>
      <math:mtr>
        <math:mrow>
          <math:mi/>
          <math:mo math:stretchy="false">δ</math:mo>
          <math:mrow>
            <math:mrow>
              <math:mo math:stretchy="false">(</math:mo>
              <math:mrow>
                <math:mi>s</math:mi>
                <math:mi>,</math:mi>
                <math:mi>a</math:mi>
              </math:mrow>
              <math:mo math:stretchy="false">)</math:mo>
            </math:mrow>
            <math:mo math:stretchy="false">=</math:mo>
            <math:mi>t</math:mi>
          </math:mrow>
          <math:mtext> prijelaz DKA, onda se za završni znak gramatike </math:mtext>
          <math:mi>a</math:mi>
        </math:mrow>
      </math:mtr>
      <math:mtr>
        <math:mrow>
          <math:mi/>
          <math:mtext> definira </math:mtext>
          <math:mi math:fontstyle="italic">Akcija</math:mi>
          <math:mrow>
            <math:mrow>
              <math:mo math:stretchy="false">[</math:mo>
              <math:mrow>
                <math:mi>s</math:mi>
                <math:mi>,</math:mi>
                <math:mi>a</math:mi>
              </math:mrow>
              <math:mo math:stretchy="false">]</math:mo>
            </math:mrow>
            <math:mo math:stretchy="false">=</math:mo>
            <math:mi math:fontstyle="italic">Pomakni</math:mi>
          </math:mrow>
          <math:mrow>
            <math:mo math:stretchy="false">(</math:mo>
            <math:mi>t</math:mi>
            <math:mo math:stretchy="false">)</math:mo>
          </math:mrow>
          <math:mn>.</math:mn>
          <math:mtext> Akcija </math:mtext>
          <math:mi math:fontstyle="italic">Pomakni</math:mi>
          <math:mrow>
            <math:mo math:stretchy="false">(</math:mo>
            <math:mi>t</math:mi>
            <math:mo math:stretchy="false">)</math:mo>
          </math:mrow>
          <math:mtext> stavlja stanje </math:mtext>
          <math:mi>t</math:mi>
        </math:mrow>
      </math:mtr>
      <math:mtr>
        <math:mrow>
          <math:mi/>
          <math:mtext> na vrh stoga.</math:mtext>
        </math:mrow>
      </math:mtr>
    </math:mtable>
    <math:annotation math:encoding="StarMath 5.0">"a) " ~ "Ako je " LR(1) " stavka " A rightarrow %alpha "●" a %beta, lbrace a_1, a_2, ..., a_n rbrace " u stanju " s " i ako je " newline ~ ~~~%delta(s, a)=t " prijelaz DKA, onda se za završni znak gramatike " a newline ~~~` " definira " Akcija[s, a]=Pomakni(t). " Akcija " Pomakni(t) " stavlja stanje " t newline ~~~` " na vrh stoga."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b) </math:mtext>
          <math:mi/>
          <math:mtext>Ako je </math:mtext>
          <math:mi math:fontstyle="italic">LR</math:mi>
          <math:mrow>
            <math:mo math:stretchy="false">(</math:mo>
            <math:mn>1</math:mn>
            <math:mo math:stretchy="false">)</math:mo>
          </math:mrow>
          <math:mtext> stavka </math:mtext>
          <math:mi>A</math:mi>
          <math:mo math:stretchy="false">→</math:mo>
          <math:mo math:stretchy="false">α</math:mo>
          <math:mtext>●</math:mtext>
          <math:mi>,</math:mi>
          <math:mrow>
            <math:mo math:stretchy="false">{</math:mo>
            <math:mrow>
              <math:msub>
                <math:mi>a</math:mi>
                <math:mn>1,</math:mn>
              </math:msub>
              <math:msub>
                <math:mi>a</math:mi>
                <math:mn>2,</math:mn>
              </math:msub>
              <math:mn>...</math:mn>
              <math:mi>,</math:mi>
              <math:msub>
                <math:mi>a</math:mi>
                <math:mi>n</math:mi>
              </math:msub>
            </math:mrow>
            <math:mo math:stretchy="false">}</math:mo>
          </math:mrow>
          <math:mtext> u stanju </math:mtext>
          <math:mi>s</math:mi>
          <math:mi>,</math:mi>
          <math:mtext> onda se za</math:mtext>
        </math:mrow>
      </math:mtr>
      <math:mtr>
        <math:mrow>
          <math:mi/>
          <math:mtext>sve završne znakove </math:mtext>
          <math:mi>a</math:mi>
          <math:mtext> koji su iz skupa </math:mtext>
          <math:mrow>
            <math:mo math:stretchy="false">{</math:mo>
            <math:mrow>
              <math:msub>
                <math:mi>a</math:mi>
                <math:mn>1,</math:mn>
              </math:msub>
              <math:msub>
                <math:mi>a</math:mi>
                <math:mn>2,</math:mn>
              </math:msub>
              <math:mn>...</math:mn>
              <math:mi>,</math:mi>
              <math:msub>
                <math:mi>a</math:mi>
                <math:mi>n</math:mi>
              </math:msub>
            </math:mrow>
            <math:mo math:stretchy="false">}</math:mo>
          </math:mrow>
          <math:mtext> i stanje </math:mtext>
          <math:mi>s</math:mi>
        </math:mrow>
      </math:mtr>
      <math:mtr>
        <math:mrow>
          <math:mi/>
          <math:mtext> definira</math:mtext>
          <math:mi math:fontstyle="italic">Akcija</math:mi>
          <math:mrow>
            <math:mrow>
              <math:mo math:stretchy="false">[</math:mo>
              <math:mrow>
                <math:mi>s</math:mi>
                <math:mi>,</math:mi>
                <math:mi>a</math:mi>
              </math:mrow>
              <math:mo math:stretchy="false">]</math:mo>
            </math:mrow>
            <math:mo math:stretchy="false">=</math:mo>
            <math:mi math:fontstyle="italic">Reduciraj</math:mi>
          </math:mrow>
          <math:mrow>
            <math:mo math:stretchy="false">(</math:mo>
            <math:mrow>
              <math:mi>A</math:mi>
              <math:mo math:stretchy="false">→</math:mo>
              <math:mo math:stretchy="false">α</math:mo>
            </math:mrow>
            <math:mo math:stretchy="false">)</math:mo>
          </math:mrow>
          <math:mn>.</math:mn>
          <math:mtext> Akcija redukcije se ne</math:mtext>
        </math:mrow>
      </math:mtr>
      <math:mtr>
        <math:mrow>
          <math:mi/>
          <math:mtext>primjenjuje za početni nezavršni znak </math:mtext>
          <math:mi>S</math:mi>
          <math:mi>'</math:mi>
          <math:mn>.</math:mn>
        </math:mrow>
      </math:mtr>
    </math:mtable>
    <math:annotation math:encoding="StarMath 5.0">"b) " ~ "Ako je " LR(1) " stavka " A rightarrow %alpha "●", lbrace a_1, a_2, ..., a_n rbrace " u stanju " s, " onda se za" newline ~~~~ "sve završne znakove " a " koji su iz skupa " lbrace a_1, a_2, ..., a_n rbrace " i stanje " s newline ~~~` " definira" Akcija[s, a]=Reduciraj(A rightarrow %alpha). " Akcija redukcije se ne" newline ~~~~ "primjenjuje za početni nezavršni znak " S'.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c) </math:mtext>
          <math:mi/>
          <math:mtext>Ako je </math:mtext>
          <math:mi math:fontstyle="italic">LR</math:mi>
          <math:mrow>
            <math:mo math:stretchy="false">(</math:mo>
            <math:mn>1</math:mn>
            <math:mo math:stretchy="false">)</math:mo>
          </math:mrow>
          <math:mtext> stavka </math:mtext>
          <math:mi>S</math:mi>
          <math:mi>'</math:mi>
          <math:mo math:stretchy="false">→</math:mo>
          <math:mi>S</math:mi>
          <math:mtext>●</math:mtext>
          <math:mi>,</math:mi>
          <math:mrow>
            <math:mo math:stretchy="false">{</math:mo>
            <math:mtext>┴</math:mtext>
            <math:mo math:stretchy="false">}</math:mo>
          </math:mrow>
          <math:mtext> u stanju </math:mtext>
          <math:mi>s</math:mi>
          <math:mi>,</math:mi>
          <math:mtext> onda se za oznaku</math:mtext>
        </math:mrow>
      </math:mtr>
      <math:mtr>
        <math:mrow>
          <math:mi/>
          <math:mtext>kraja niza ┴ i stanje </math:mtext>
          <math:mi>s</math:mi>
          <math:mtext> definira </math:mtext>
          <math:mi math:fontstyle="italic">Akcija</math:mi>
          <math:mrow>
            <math:mrow>
              <math:mo math:stretchy="false">[</math:mo>
              <math:mrow>
                <math:mi>s</math:mi>
                <math:mi>,</math:mi>
                <math:mtext>┴</math:mtext>
              </math:mrow>
              <math:mo math:stretchy="false">]</math:mo>
            </math:mrow>
            <math:mo math:stretchy="false">=</math:mo>
            <math:mi math:fontstyle="italic">Prihvati</math:mi>
          </math:mrow>
          <math:mrow>
            <math:mo math:stretchy="false">(</math:mo>
            <math:mo math:stretchy="false">)</math:mo>
          </math:mrow>
          <math:mn>.</math:mn>
        </math:mrow>
      </math:mtr>
    </math:mtable>
    <math:annotation math:encoding="StarMath 5.0">"c) " ~ "Ako je " LR(1) " stavka " S' rightarrow S "●", lbrace "┴" rbrace " u stanju " s, " onda se za oznaku" newline ~~~~ "kraja niza ┴ i stanje " s " definira " Akcija[s, "┴"]=Prihvati().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a) </math:mtext>
          <math:mi/>
          <math:mtext>Ako je </math:mtext>
          <math:mo math:stretchy="false">δ</math:mo>
          <math:mrow>
            <math:mrow>
              <math:mo math:stretchy="false">(</math:mo>
              <math:mrow>
                <math:mi>s</math:mi>
                <math:mi>,</math:mi>
                <math:mi>A</math:mi>
              </math:mrow>
              <math:mo math:stretchy="false">)</math:mo>
            </math:mrow>
            <math:mo math:stretchy="false">=</math:mo>
            <math:mi>t</math:mi>
          </math:mrow>
          <math:mtext> prijelaz DKA, onda se za nezavršni znak </math:mtext>
          <math:mi>A</math:mi>
        </math:mrow>
      </math:mtr>
      <math:mtr>
        <math:mrow>
          <math:mi/>
          <math:mtext> i stanje </math:mtext>
          <math:mi>s</math:mi>
          <math:mtext> definira </math:mtext>
          <math:mi math:fontstyle="italic">NovoStanje</math:mi>
          <math:mrow>
            <math:mrow>
              <math:mo math:stretchy="false">[</math:mo>
              <math:mrow>
                <math:mi>s</math:mi>
                <math:mi>,</math:mi>
                <math:mi>A</math:mi>
              </math:mrow>
              <math:mo math:stretchy="false">]</math:mo>
            </math:mrow>
            <math:mo math:stretchy="false">=</math:mo>
            <math:mi math:fontstyle="italic">Stavi</math:mi>
          </math:mrow>
          <math:mrow>
            <math:mo math:stretchy="false">(</math:mo>
            <math:mi>t</math:mi>
            <math:mo math:stretchy="false">)</math:mo>
          </math:mrow>
          <math:mn>.</math:mn>
        </math:mrow>
      </math:mtr>
    </math:mtable>
    <math:annotation math:encoding="StarMath 5.0">"a) " ~ "Ako je " %delta(s, A)=t " prijelaz DKA, onda se za nezavršni znak " A newline ~~~~ " i stanje " s " definira " NovoStanje[s, A]=Stavi(t).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row>
      <math:mtext>6) </math:mtext>
      <math:mi/>
      <math:mtext>Početno stanje označeno je </math:mtext>
      <math:mi math:fontstyle="italic">LR</math:mi>
      <math:mrow>
        <math:mo math:stretchy="false">(</math:mo>
        <math:mn>1</math:mn>
        <math:mo math:stretchy="false">)</math:mo>
      </math:mrow>
      <math:mtext> stavkom </math:mtext>
      <math:mi>S</math:mi>
      <math:mi>'</math:mi>
      <math:mo math:stretchy="false">→</math:mo>
      <math:mtext>●</math:mtext>
      <math:mi>S</math:mi>
      <math:mi>,</math:mi>
      <math:mrow>
        <math:mo math:stretchy="false">{</math:mo>
        <math:mtext>┴</math:mtext>
        <math:mo math:stretchy="false">}</math:mo>
      </math:mrow>
      <math:mtext>.</math:mtext>
    </math:mrow>
    <math:annotation math:encoding="StarMath 5.0">"6) " ~ "Početno stanje označeno je " LR(1) " stavkom " S' rightarrow "●" S, lbrace "┴" rbrace "."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1</math:mn>
        <math:mo math:stretchy="false">)</math:mo>
      </math:mrow>
    </math:mrow>
    <math:annotation math:encoding="StarMath 5.0">Pomakni(1)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omakni</math:mi>
          <math:mrow>
            <math:mo math:stretchy="false">(</math:mo>
            <math:mn>6</math:mn>
            <math:mo math:stretchy="false">)</math:mo>
          </math:mrow>
        </math:mrow>
      </math:mrow>
    </math:mstyle>
    <math:annotation math:encoding="StarMath 5.0">color white {Pomakni(6)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text>Ako vrijedi: </math:mtext>
      <math:mrow>
        <math:mi>c</math:mi>
        <math:mo math:stretchy="false">∉</math:mo>
        <math:mi math:fontstyle="italic">SLIJEDI</math:mi>
      </math:mrow>
      <math:mrow>
        <math:mo math:stretchy="false">(</math:mo>
        <math:mi>A</math:mi>
        <math:mo math:stretchy="false">)</math:mo>
      </math:mrow>
    </math:mrow>
    <math:annotation math:encoding="StarMath 5.0">"Ako vrijedi: " c notin  SLIJEDI(A)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omakni</math:mi>
          <math:mrow>
            <math:mo math:stretchy="false">(</math:mo>
            <math:mn>7</math:mn>
            <math:mo math:stretchy="false">)</math:mo>
          </math:mrow>
        </math:mrow>
      </math:mrow>
    </math:mstyle>
    <math:annotation math:encoding="StarMath 5.0">color white {Pomakni(7)}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Stavi</math:mi>
          <math:mrow>
            <math:mo math:stretchy="false">(</math:mo>
            <math:mn>2</math:mn>
            <math:mo math:stretchy="false">)</math:mo>
          </math:mrow>
        </math:mrow>
      </math:mrow>
    </math:mstyle>
    <math:annotation math:encoding="StarMath 5.0">color white {Stavi(2)}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Stavi</math:mi>
          <math:mrow>
            <math:mo math:stretchy="false">(</math:mo>
            <math:mn>4</math:mn>
            <math:mo math:stretchy="false">)</math:mo>
          </math:mrow>
        </math:mrow>
      </math:mrow>
    </math:mstyle>
    <math:annotation math:encoding="StarMath 5.0">color white {Stavi(4)}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3</math:mn>
        <math:mo math:stretchy="false">)</math:mo>
      </math:mrow>
    </math:mrow>
    <math:annotation math:encoding="StarMath 5.0">Pomakni(3)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S</math:mi>
          <math:mo math:stretchy="false">→</math:mo>
          <math:mi>a</math:mi>
          <math:mi>A</math:mi>
          <math:mi>b</math:mi>
          <math:mi/>
          <math:mrow>
            <math:mo math:stretchy="false">(</math:mo>
            <math:mn>1</math:mn>
            <math:mo math:stretchy="false">)</math:mo>
          </math:mrow>
        </math:mrow>
      </math:mrow>
    </math:mstyle>
    <math:annotation math:encoding="StarMath 5.0">color white {S rightarrow a A b ` (1)}</math:annotation>
  </math:semantics>
</math:math>
</file>

<file path=Object 17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A</math:mi>
          <math:mo math:stretchy="false">→</math:mo>
          <math:mi>d</math:mi>
          <math:mi/>
          <math:mrow>
            <math:mo math:stretchy="false">(</math:mo>
            <math:mn>3</math:mn>
            <math:mo math:stretchy="false">)</math:mo>
          </math:mrow>
        </math:mrow>
      </math:mrow>
    </math:mstyle>
    <math:annotation math:encoding="StarMath 5.0">color white {A rightarrow d ` (3)}</math:annotation>
  </math:semantics>
</math:math>
</file>

<file path=Object 17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i>d</math:mi>
          <math:mi/>
          <math:mrow>
            <math:mo math:stretchy="false">(</math:mo>
            <math:mn>5</math:mn>
            <math:mo math:stretchy="false">)</math:mo>
          </math:mrow>
        </math:mrow>
      </math:mrow>
    </math:mstyle>
    <math:annotation math:encoding="StarMath 5.0">color white {B rightarrow d ` (5)}</math:annotation>
  </math:semantics>
</math:math>
</file>

<file path=Object 17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S</math:mi>
          <math:mo math:stretchy="false">→</math:mo>
          <math:mi>a</math:mi>
          <math:mi>B</math:mi>
          <math:mi>c</math:mi>
          <math:mi/>
          <math:mrow>
            <math:mo math:stretchy="false">(</math:mo>
            <math:mn>2</math:mn>
            <math:mo math:stretchy="false">)</math:mo>
          </math:mrow>
        </math:mrow>
      </math:mrow>
    </math:mstyle>
    <math:annotation math:encoding="StarMath 5.0">color white {S rightarrow a B c ` (2)}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A</math:mi>
          <math:mo math:stretchy="false">→</math:mo>
          <math:mi>c</math:mi>
          <math:mi>B</math:mi>
          <math:mi/>
          <math:mrow>
            <math:mo math:stretchy="false">(</math:mo>
            <math:mn>4</math:mn>
            <math:mo math:stretchy="false">)</math:mo>
          </math:mrow>
        </math:mrow>
      </math:mrow>
    </math:mstyle>
    <math:annotation math:encoding="StarMath 5.0">color white {A rightarrow  c B ` (4)}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i>c</math:mi>
          <math:mi>A</math:mi>
          <math:mi/>
          <math:mrow>
            <math:mo math:stretchy="false">(</math:mo>
            <math:mn>6</math:mn>
            <math:mo math:stretchy="false">)</math:mo>
          </math:mrow>
        </math:mrow>
      </math:mrow>
    </math:mstyle>
    <math:annotation math:encoding="StarMath 5.0">color white {B rightarrow c A ` (6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text>Ako </math:mtext>
      <math:mrow>
        <math:mi>x</math:mi>
        <math:mo math:stretchy="false">=</math:mo>
        <math:mi>c</math:mi>
      </math:mrow>
      <math:mtext>, onda Pomakni (t)</math:mtext>
    </math:mrow>
    <math:annotation math:encoding="StarMath 5.0">"Ako " x = c ", onda Pomakni (t)"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ihvati</math:mi>
          <math:mrow>
            <math:mo math:stretchy="false">(</math:mo>
            <math:mo math:stretchy="false">)</math:mo>
          </math:mrow>
        </math:mrow>
      </math:mrow>
    </math:mstyle>
    <math:annotation math:encoding="StarMath 5.0">color white {Prihvati()}</math:annotation>
  </math:semantics>
</math:math>
</file>

<file path=Object 18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ihvati</math:mi>
          <math:mrow>
            <math:mo math:stretchy="false">(</math:mo>
            <math:mo math:stretchy="false">)</math:mo>
          </math:mrow>
        </math:mrow>
      </math:mrow>
    </math:mstyle>
    <math:annotation math:encoding="StarMath 5.0">color white {Prihvati()}</math:annotation>
  </math:semantics>
</math:math>
</file>

<file path=Object 182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5</math:mn>
        <math:mo math:stretchy="false">)</math:mo>
      </math:mrow>
    </math:mrow>
    <math:annotation math:encoding="StarMath 5.0">Pomakni(5)</math:annotation>
  </math:semantics>
</math:math>
</file>

<file path=Object 183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10</math:mn>
        <math:mo math:stretchy="false">)</math:mo>
      </math:mrow>
    </math:mrow>
    <math:annotation math:encoding="StarMath 5.0">Pomakni(10)</math:annotation>
  </math:semantics>
</math:math>
</file>

<file path=Object 184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11</math:mn>
        <math:mo math:stretchy="false">)</math:mo>
      </math:mrow>
    </math:mrow>
    <math:annotation math:encoding="StarMath 5.0">Pomakni(11)</math:annotation>
  </math:semantics>
</math:math>
</file>

<file path=Object 185/content.xml><?xml version="1.0" encoding="utf-8"?>
<!DOCTYPE math  PUBLIC '-//OpenOffice.org//DTD Modified W3C MathML 1.01//EN'  'math.dtd'>
<math:math xmlns:math="http://www.w3.org/1998/Math/MathML">
  <math:semantics>
    <math:mrow>
      <math:mi math:fontstyle="italic">Stavi</math:mi>
      <math:mrow>
        <math:mo math:stretchy="false">(</math:mo>
        <math:mn>9</math:mn>
        <math:mo math:stretchy="false">)</math:mo>
      </math:mrow>
    </math:mrow>
    <math:annotation math:encoding="StarMath 5.0">Stavi(9)</math:annotation>
  </math:semantics>
</math:math>
</file>

<file path=Object 186/content.xml><?xml version="1.0" encoding="utf-8"?>
<!DOCTYPE math  PUBLIC '-//OpenOffice.org//DTD Modified W3C MathML 1.01//EN'  'math.dtd'>
<math:math xmlns:math="http://www.w3.org/1998/Math/MathML">
  <math:semantics>
    <math:mrow>
      <math:mi math:fontstyle="italic">Stavi</math:mi>
      <math:mrow>
        <math:mo math:stretchy="false">(</math:mo>
        <math:mn>8</math:mn>
        <math:mo math:stretchy="false">)</math:mo>
      </math:mrow>
    </math:mrow>
    <math:annotation math:encoding="StarMath 5.0">Stavi(8)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3</math:mn>
            <math:mo math:stretchy="false">)</math:mo>
          </math:mrow>
        </math:mrow>
      </math:mrow>
    </math:mstyle>
    <math:annotation math:encoding="StarMath 5.0">color white {Reduciraj(3)}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5</math:mn>
            <math:mo math:stretchy="false">)</math:mo>
          </math:mrow>
        </math:mrow>
      </math:mrow>
    </math:mstyle>
    <math:annotation math:encoding="StarMath 5.0">color white {Reduciraj(5)}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6</math:mn>
            <math:mo math:stretchy="false">)</math:mo>
          </math:mrow>
        </math:mrow>
      </math:mrow>
    </math:mstyle>
    <math:annotation math:encoding="StarMath 5.0">color white {Reduciraj(6)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text>Ako </math:mtext>
      <math:mrow>
        <math:mi>x</math:mi>
        <math:mo math:stretchy="false">∈</math:mo>
        <math:mi math:fontstyle="italic">SLIJEDI</math:mi>
      </math:mrow>
      <math:mrow>
        <math:mo math:stretchy="false">(</math:mo>
        <math:mi>A</math:mi>
        <math:mo math:stretchy="false">)</math:mo>
      </math:mrow>
      <math:mtext>, onda Reduciraj (</math:mtext>
      <math:mi>A</math:mi>
      <math:mo math:stretchy="false">→</math:mo>
      <math:mo math:stretchy="false">α</math:mo>
      <math:mtext>)</math:mtext>
    </math:mrow>
    <math:annotation math:encoding="StarMath 5.0">"Ako " x in SLIJEDI(A) ", onda Reduciraj (" A rightarrow %alpha ")"</math:annotation>
  </math:semantics>
</math:math>
</file>

<file path=Object 19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5</math:mn>
            <math:mo math:stretchy="false">)</math:mo>
          </math:mrow>
        </math:mrow>
      </math:mrow>
    </math:mstyle>
    <math:annotation math:encoding="StarMath 5.0">color white {Reduciraj(5)}</math:annotation>
  </math:semantics>
</math:math>
</file>

<file path=Object 19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3</math:mn>
            <math:mo math:stretchy="false">)</math:mo>
          </math:mrow>
        </math:mrow>
      </math:mrow>
    </math:mstyle>
    <math:annotation math:encoding="StarMath 5.0">color white {Reduciraj(3)}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row>
      <math:mi math:fontstyle="italic">Reduciraj</math:mi>
      <math:mrow>
        <math:mo math:stretchy="false">(</math:mo>
        <math:mn>6</math:mn>
        <math:mo math:stretchy="false">)</math:mo>
      </math:mrow>
    </math:mrow>
    <math:annotation math:encoding="StarMath 5.0">Reduciraj(6)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i math:fontstyle="italic">Reduciraj</math:mi>
      <math:mrow>
        <math:mo math:stretchy="false">(</math:mo>
        <math:mn>4</math:mn>
        <math:mo math:stretchy="false">)</math:mo>
      </math:mrow>
    </math:mrow>
    <math:annotation math:encoding="StarMath 5.0">Reduciraj(4)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4</math:mn>
            <math:mo math:stretchy="false">)</math:mo>
          </math:mrow>
        </math:mrow>
      </math:mrow>
    </math:mstyle>
    <math:annotation math:encoding="StarMath 5.0">color white {Reduciraj(4)}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6</math:mn>
        <math:mo math:stretchy="false">)</math:mo>
      </math:mrow>
    </math:mrow>
    <math:annotation math:encoding="StarMath 5.0">Pomakni(6)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7</math:mn>
        <math:mo math:stretchy="false">)</math:mo>
      </math:mrow>
    </math:mrow>
    <math:annotation math:encoding="StarMath 5.0">Pomakni(7)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row>
      <math:mi math:fontstyle="italic">Stavi</math:mi>
      <math:mrow>
        <math:mo math:stretchy="false">(</math:mo>
        <math:mn>12</math:mn>
        <math:mo math:stretchy="false">)</math:mo>
      </math:mrow>
    </math:mrow>
    <math:annotation math:encoding="StarMath 5.0">Stavi(12)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row>
      <math:mi math:fontstyle="italic">Stavi</math:mi>
      <math:mrow>
        <math:mo math:stretchy="false">(</math:mo>
        <math:mn>13</math:mn>
        <math:mo math:stretchy="false">)</math:mo>
      </math:mrow>
    </math:mrow>
    <math:annotation math:encoding="StarMath 5.0">Stavi(13)</math:annotation>
  </math:semantics>
</math:math>
</file>

<file path=Object 199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A b, lbrace "┴" rbrace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o math:stretchy="false">α</math:mo>
      <math:mtext>●</math:mtext>
    </math:mrow>
    <math:annotation math:encoding="StarMath 5.0">B rightarrow %alpha "●"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text>uz uvjet </math:mtext>
      <math:mo math:stretchy="false">δ</math:mo>
      <math:mrow>
        <math:mrow>
          <math:mo math:stretchy="false">(</math:mo>
          <math:mrow>
            <math:mi>s</math:mi>
            <math:mi>,</math:mi>
            <math:mi>c</math:mi>
          </math:mrow>
          <math:mo math:stretchy="false">)</math:mo>
        </math:mrow>
        <math:mo math:stretchy="false">=</math:mo>
        <math:mi>t</math:mi>
      </math:mrow>
    </math:mrow>
    <math:annotation math:encoding="StarMath 5.0">"uz uvjet " %delta (s, c) = t</math:annotation>
  </math:semantics>
</math:math>
</file>

<file path=Object 200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B c, lbrace "┴" rbrace</math:annotation>
  </math:semantics>
</math:math>
</file>

<file path=Object 20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202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203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text>●</math:mtext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"●" b, lbrace "┴" rbrace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text>●</math:mtext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"●" c, lbrace "┴" rbrace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d, lbrace c rbrace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c "●" B, lbrace b rbrace</math:annotation>
  </math:semantics>
</math:math>
</file>

<file path=Object 20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d, lbrace b rbrace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i>b</math:mi>
      <math:mrow>
        <math:mi/>
        <math:mo math:stretchy="false">∣</math:mo>
        <math:mi/>
      </math:mrow>
      <math:mi>a</math:mi>
      <math:mi>B</math:mi>
      <math:mi>c</math:mi>
    </math:mrow>
    <math:annotation math:encoding="StarMath 5.0">S rightarrow a A b ~ divides ~ a B c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c A, lbrace b rbrace</math:annotation>
  </math:semantics>
</math:math>
</file>

<file path=Object 21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c B, lbrace c rbrace</math:annotation>
  </math:semantics>
</math:math>
</file>

<file path=Object 21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c "●" A, lbrace c rbrace</math:annotation>
  </math:semantics>
</math:math>
</file>

<file path=Object 21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d "●", lbrace b rbrace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d "●", lbrace c rbrace</math:annotation>
  </math:semantics>
</math:math>
</file>

<file path=Object 21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i>b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b "●", lbrace "┴" rbrace</math:annotation>
  </math:semantics>
</math:math>
</file>

<file path=Object 21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i>c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c "●", lbrace "┴" rbrace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1</math:mn>
        <math:mo math:stretchy="false">)</math:mo>
      </math:mrow>
    </math:mrow>
    <math:annotation math:encoding="StarMath 5.0">Pomakni(1)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omakni</math:mi>
          <math:mrow>
            <math:mo math:stretchy="false">(</math:mo>
            <math:mn>6</math:mn>
            <math:mo math:stretchy="false">)</math:mo>
          </math:mrow>
        </math:mrow>
      </math:mrow>
    </math:mstyle>
    <math:annotation math:encoding="StarMath 5.0">color white {Pomakni(6)}</math:annotation>
  </math:semantics>
</math:math>
</file>

<file path=Object 21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omakni</math:mi>
          <math:mrow>
            <math:mo math:stretchy="false">(</math:mo>
            <math:mn>7</math:mn>
            <math:mo math:stretchy="false">)</math:mo>
          </math:mrow>
        </math:mrow>
      </math:mrow>
    </math:mstyle>
    <math:annotation math:encoding="StarMath 5.0">color white {Pomakni(7)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row>
        <math:mi/>
        <math:mo math:stretchy="false">∣</math:mo>
        <math:mi/>
      </math:mrow>
      <math:mi>c</math:mi>
      <math:mi>B</math:mi>
    </math:mrow>
    <math:annotation math:encoding="StarMath 5.0">A rightarrow d ~ divides ~ c B</math:annotation>
  </math:semantics>
</math:math>
</file>

<file path=Object 22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Stavi</math:mi>
          <math:mrow>
            <math:mo math:stretchy="false">(</math:mo>
            <math:mn>2</math:mn>
            <math:mo math:stretchy="false">)</math:mo>
          </math:mrow>
        </math:mrow>
      </math:mrow>
    </math:mstyle>
    <math:annotation math:encoding="StarMath 5.0">color white {Stavi(2)}</math:annotation>
  </math:semantics>
</math:math>
</file>

<file path=Object 22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Stavi</math:mi>
          <math:mrow>
            <math:mo math:stretchy="false">(</math:mo>
            <math:mn>4</math:mn>
            <math:mo math:stretchy="false">)</math:mo>
          </math:mrow>
        </math:mrow>
      </math:mrow>
    </math:mstyle>
    <math:annotation math:encoding="StarMath 5.0">color white {Stavi(4)}</math:annotation>
  </math:semantics>
</math:math>
</file>

<file path=Object 222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3</math:mn>
        <math:mo math:stretchy="false">)</math:mo>
      </math:mrow>
    </math:mrow>
    <math:annotation math:encoding="StarMath 5.0">Pomakni(3)</math:annotation>
  </math:semantics>
</math:math>
</file>

<file path=Object 22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S</math:mi>
          <math:mo math:stretchy="false">→</math:mo>
          <math:mi>a</math:mi>
          <math:mi>A</math:mi>
          <math:mi>b</math:mi>
          <math:mi/>
          <math:mrow>
            <math:mo math:stretchy="false">(</math:mo>
            <math:mn>1</math:mn>
            <math:mo math:stretchy="false">)</math:mo>
          </math:mrow>
        </math:mrow>
      </math:mrow>
    </math:mstyle>
    <math:annotation math:encoding="StarMath 5.0">color white {S rightarrow a A b ` (1)}</math:annotation>
  </math:semantics>
</math:math>
</file>

<file path=Object 22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A</math:mi>
          <math:mo math:stretchy="false">→</math:mo>
          <math:mi>d</math:mi>
          <math:mi/>
          <math:mrow>
            <math:mo math:stretchy="false">(</math:mo>
            <math:mn>3</math:mn>
            <math:mo math:stretchy="false">)</math:mo>
          </math:mrow>
        </math:mrow>
      </math:mrow>
    </math:mstyle>
    <math:annotation math:encoding="StarMath 5.0">color white {A rightarrow d ` (3)}</math:annotation>
  </math:semantics>
</math:math>
</file>

<file path=Object 22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i>d</math:mi>
          <math:mi/>
          <math:mrow>
            <math:mo math:stretchy="false">(</math:mo>
            <math:mn>5</math:mn>
            <math:mo math:stretchy="false">)</math:mo>
          </math:mrow>
        </math:mrow>
      </math:mrow>
    </math:mstyle>
    <math:annotation math:encoding="StarMath 5.0">color white {B rightarrow d ` (5)}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S</math:mi>
          <math:mo math:stretchy="false">→</math:mo>
          <math:mi>a</math:mi>
          <math:mi>B</math:mi>
          <math:mi>c</math:mi>
          <math:mi/>
          <math:mrow>
            <math:mo math:stretchy="false">(</math:mo>
            <math:mn>2</math:mn>
            <math:mo math:stretchy="false">)</math:mo>
          </math:mrow>
        </math:mrow>
      </math:mrow>
    </math:mstyle>
    <math:annotation math:encoding="StarMath 5.0">color white {S rightarrow a B c ` (2)}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A</math:mi>
          <math:mo math:stretchy="false">→</math:mo>
          <math:mi>c</math:mi>
          <math:mi>B</math:mi>
          <math:mi/>
          <math:mrow>
            <math:mo math:stretchy="false">(</math:mo>
            <math:mn>4</math:mn>
            <math:mo math:stretchy="false">)</math:mo>
          </math:mrow>
        </math:mrow>
      </math:mrow>
    </math:mstyle>
    <math:annotation math:encoding="StarMath 5.0">color white {A rightarrow  c B ` (4)}</math:annotation>
  </math:semantics>
</math:math>
</file>

<file path=Object 22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i>c</math:mi>
          <math:mi>A</math:mi>
          <math:mi/>
          <math:mrow>
            <math:mo math:stretchy="false">(</math:mo>
            <math:mn>6</math:mn>
            <math:mo math:stretchy="false">)</math:mo>
          </math:mrow>
        </math:mrow>
      </math:mrow>
    </math:mstyle>
    <math:annotation math:encoding="StarMath 5.0">color white {B rightarrow c A ` (6)}</math:annotation>
  </math:semantics>
</math:math>
</file>

<file path=Object 22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ihvati</math:mi>
          <math:mrow>
            <math:mo math:stretchy="false">(</math:mo>
            <math:mo math:stretchy="false">)</math:mo>
          </math:mrow>
        </math:mrow>
      </math:mrow>
    </math:mstyle>
    <math:annotation math:encoding="StarMath 5.0">color white {Prihvati()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row>
        <math:mi/>
        <math:mo math:stretchy="false">∣</math:mo>
        <math:mi/>
      </math:mrow>
      <math:mi>c</math:mi>
      <math:mi>A</math:mi>
    </math:mrow>
    <math:annotation math:encoding="StarMath 5.0">B rightarrow d ~ divides ~ c A</math:annotation>
  </math:semantics>
</math:math>
</file>

<file path=Object 23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ihvati</math:mi>
          <math:mrow>
            <math:mo math:stretchy="false">(</math:mo>
            <math:mo math:stretchy="false">)</math:mo>
          </math:mrow>
        </math:mrow>
      </math:mrow>
    </math:mstyle>
    <math:annotation math:encoding="StarMath 5.0">color white {Prihvati()}</math:annotation>
  </math:semantics>
</math:math>
</file>

<file path=Object 231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5</math:mn>
        <math:mo math:stretchy="false">)</math:mo>
      </math:mrow>
    </math:mrow>
    <math:annotation math:encoding="StarMath 5.0">Pomakni(5)</math:annotation>
  </math:semantics>
</math:math>
</file>

<file path=Object 232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10</math:mn>
        <math:mo math:stretchy="false">)</math:mo>
      </math:mrow>
    </math:mrow>
    <math:annotation math:encoding="StarMath 5.0">Pomakni(10)</math:annotation>
  </math:semantics>
</math:math>
</file>

<file path=Object 233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11</math:mn>
        <math:mo math:stretchy="false">)</math:mo>
      </math:mrow>
    </math:mrow>
    <math:annotation math:encoding="StarMath 5.0">Pomakni(11)</math:annotation>
  </math:semantics>
</math:math>
</file>

<file path=Object 234/content.xml><?xml version="1.0" encoding="utf-8"?>
<!DOCTYPE math  PUBLIC '-//OpenOffice.org//DTD Modified W3C MathML 1.01//EN'  'math.dtd'>
<math:math xmlns:math="http://www.w3.org/1998/Math/MathML">
  <math:semantics>
    <math:mrow>
      <math:mi math:fontstyle="italic">Stavi</math:mi>
      <math:mrow>
        <math:mo math:stretchy="false">(</math:mo>
        <math:mn>9</math:mn>
        <math:mo math:stretchy="false">)</math:mo>
      </math:mrow>
    </math:mrow>
    <math:annotation math:encoding="StarMath 5.0">Stavi(9)</math:annotation>
  </math:semantics>
</math:math>
</file>

<file path=Object 235/content.xml><?xml version="1.0" encoding="utf-8"?>
<!DOCTYPE math  PUBLIC '-//OpenOffice.org//DTD Modified W3C MathML 1.01//EN'  'math.dtd'>
<math:math xmlns:math="http://www.w3.org/1998/Math/MathML">
  <math:semantics>
    <math:mrow>
      <math:mi math:fontstyle="italic">Stavi</math:mi>
      <math:mrow>
        <math:mo math:stretchy="false">(</math:mo>
        <math:mn>8</math:mn>
        <math:mo math:stretchy="false">)</math:mo>
      </math:mrow>
    </math:mrow>
    <math:annotation math:encoding="StarMath 5.0">Stavi(8)</math:annotation>
  </math:semantics>
</math:math>
</file>

<file path=Object 23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3</math:mn>
            <math:mo math:stretchy="false">)</math:mo>
          </math:mrow>
        </math:mrow>
      </math:mrow>
    </math:mstyle>
    <math:annotation math:encoding="StarMath 5.0">color white {Reduciraj(3)}</math:annotation>
  </math:semantics>
</math:math>
</file>

<file path=Object 23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5</math:mn>
            <math:mo math:stretchy="false">)</math:mo>
          </math:mrow>
        </math:mrow>
      </math:mrow>
    </math:mstyle>
    <math:annotation math:encoding="StarMath 5.0">color white {Reduciraj(5)}</math:annotation>
  </math:semantics>
</math:math>
</file>

<file path=Object 23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6</math:mn>
            <math:mo math:stretchy="false">)</math:mo>
          </math:mrow>
        </math:mrow>
      </math:mrow>
    </math:mstyle>
    <math:annotation math:encoding="StarMath 5.0">color white {Reduciraj(6)}</math:annotation>
  </math:semantics>
</math:math>
</file>

<file path=Object 23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5</math:mn>
            <math:mo math:stretchy="false">)</math:mo>
          </math:mrow>
        </math:mrow>
      </math:mrow>
    </math:mstyle>
    <math:annotation math:encoding="StarMath 5.0">color white {Reduciraj(5)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SLIJEDI</math:mi>
      <math:mrow>
        <math:mrow>
          <math:mo math:stretchy="false">(</math:mo>
          <math:mi>A</math:mi>
          <math:mo math:stretchy="false">)</math:mo>
        </math:mrow>
        <math:mo math:stretchy="false">=</math:mo>
        <math:mi math:fontstyle="italic">SLIJEDI</math:mi>
      </math:mrow>
      <math:mrow>
        <math:mrow>
          <math:mo math:stretchy="false">(</math:mo>
          <math:mi>B</math:mi>
          <math:mo math:stretchy="false">)</math:mo>
        </math:mrow>
        <math:mo math:stretchy="false">=</math:mo>
        <math:mrow>
          <math:mo math:stretchy="false">{</math:mo>
          <math:mrow>
            <math:mi>b</math:mi>
            <math:mi>,</math:mi>
            <math:mi>c</math:mi>
          </math:mrow>
          <math:mo math:stretchy="false">}</math:mo>
        </math:mrow>
      </math:mrow>
    </math:mrow>
    <math:annotation math:encoding="StarMath 5.0">SLIJEDI(A)=SLIJEDI(B)=lbrace b, c rbrace  </math:annotation>
  </math:semantics>
</math:math>
</file>

<file path=Object 24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3</math:mn>
            <math:mo math:stretchy="false">)</math:mo>
          </math:mrow>
        </math:mrow>
      </math:mrow>
    </math:mstyle>
    <math:annotation math:encoding="StarMath 5.0">color white {Reduciraj(3)}</math:annotation>
  </math:semantics>
</math:math>
</file>

<file path=Object 241/content.xml><?xml version="1.0" encoding="utf-8"?>
<!DOCTYPE math  PUBLIC '-//OpenOffice.org//DTD Modified W3C MathML 1.01//EN'  'math.dtd'>
<math:math xmlns:math="http://www.w3.org/1998/Math/MathML">
  <math:semantics>
    <math:mrow>
      <math:mi math:fontstyle="italic">Reduciraj</math:mi>
      <math:mrow>
        <math:mo math:stretchy="false">(</math:mo>
        <math:mn>6</math:mn>
        <math:mo math:stretchy="false">)</math:mo>
      </math:mrow>
    </math:mrow>
    <math:annotation math:encoding="StarMath 5.0">Reduciraj(6)</math:annotation>
  </math:semantics>
</math:math>
</file>

<file path=Object 242/content.xml><?xml version="1.0" encoding="utf-8"?>
<!DOCTYPE math  PUBLIC '-//OpenOffice.org//DTD Modified W3C MathML 1.01//EN'  'math.dtd'>
<math:math xmlns:math="http://www.w3.org/1998/Math/MathML">
  <math:semantics>
    <math:mrow>
      <math:mi math:fontstyle="italic">Reduciraj</math:mi>
      <math:mrow>
        <math:mo math:stretchy="false">(</math:mo>
        <math:mn>4</math:mn>
        <math:mo math:stretchy="false">)</math:mo>
      </math:mrow>
    </math:mrow>
    <math:annotation math:encoding="StarMath 5.0">Reduciraj(4)</math:annotation>
  </math:semantics>
</math:math>
</file>

<file path=Object 24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Reduciraj</math:mi>
          <math:mrow>
            <math:mo math:stretchy="false">(</math:mo>
            <math:mn>4</math:mn>
            <math:mo math:stretchy="false">)</math:mo>
          </math:mrow>
        </math:mrow>
      </math:mrow>
    </math:mstyle>
    <math:annotation math:encoding="StarMath 5.0">color white {Reduciraj(4)}</math:annotation>
  </math:semantics>
</math:math>
</file>

<file path=Object 244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6</math:mn>
        <math:mo math:stretchy="false">)</math:mo>
      </math:mrow>
    </math:mrow>
    <math:annotation math:encoding="StarMath 5.0">Pomakni(6)</math:annotation>
  </math:semantics>
</math:math>
</file>

<file path=Object 245/content.xml><?xml version="1.0" encoding="utf-8"?>
<!DOCTYPE math  PUBLIC '-//OpenOffice.org//DTD Modified W3C MathML 1.01//EN'  'math.dtd'>
<math:math xmlns:math="http://www.w3.org/1998/Math/MathML">
  <math:semantics>
    <math:mrow>
      <math:mi math:fontstyle="italic">Pomakni</math:mi>
      <math:mrow>
        <math:mo math:stretchy="false">(</math:mo>
        <math:mn>7</math:mn>
        <math:mo math:stretchy="false">)</math:mo>
      </math:mrow>
    </math:mrow>
    <math:annotation math:encoding="StarMath 5.0">Pomakni(7)</math:annotation>
  </math:semantics>
</math:math>
</file>

<file path=Object 246/content.xml><?xml version="1.0" encoding="utf-8"?>
<!DOCTYPE math  PUBLIC '-//OpenOffice.org//DTD Modified W3C MathML 1.01//EN'  'math.dtd'>
<math:math xmlns:math="http://www.w3.org/1998/Math/MathML">
  <math:semantics>
    <math:mrow>
      <math:mi math:fontstyle="italic">Stavi</math:mi>
      <math:mrow>
        <math:mo math:stretchy="false">(</math:mo>
        <math:mn>12</math:mn>
        <math:mo math:stretchy="false">)</math:mo>
      </math:mrow>
    </math:mrow>
    <math:annotation math:encoding="StarMath 5.0">Stavi(12)</math:annotation>
  </math:semantics>
</math:math>
</file>

<file path=Object 247/content.xml><?xml version="1.0" encoding="utf-8"?>
<!DOCTYPE math  PUBLIC '-//OpenOffice.org//DTD Modified W3C MathML 1.01//EN'  'math.dtd'>
<math:math xmlns:math="http://www.w3.org/1998/Math/MathML">
  <math:semantics>
    <math:mrow>
      <math:mi math:fontstyle="italic">Stavi</math:mi>
      <math:mrow>
        <math:mo math:stretchy="false">(</math:mo>
        <math:mn>13</math:mn>
        <math:mo math:stretchy="false">)</math:mo>
      </math:mrow>
    </math:mrow>
    <math:annotation math:encoding="StarMath 5.0">Stavi(13)</math:annotation>
  </math:semantics>
</math:math>
</file>

<file path=Object 248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49/content.xml><?xml version="1.0" encoding="utf-8"?>
<!DOCTYPE math  PUBLIC '-//OpenOffice.org//DTD Modified W3C MathML 1.01//EN'  'math.dtd'>
<math:math xmlns:math="http://www.w3.org/1998/Math/MathML">
  <math:semantics>
    <math:mn>1</math:mn>
    <math:annotation math:encoding="StarMath 5.0">1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 math:fontstyle="italic">aAb</math:mi>
      <math:mo math:stretchy="false">→</math:mo>
      <math:mi math:fontstyle="italic">acBb</math:mi>
      <math:mo math:stretchy="false">→</math:mo>
      <math:mi math:fontstyle="italic">acdb</math:mi>
    </math:mrow>
    <math:annotation math:encoding="StarMath 5.0">S rightarrow aAb rightarrow acBb rightarrow acdb</math:annotation>
  </math:semantics>
</math:math>
</file>

<file path=Object 250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251/content.xml><?xml version="1.0" encoding="utf-8"?>
<!DOCTYPE math  PUBLIC '-//OpenOffice.org//DTD Modified W3C MathML 1.01//EN'  'math.dtd'>
<math:math xmlns:math="http://www.w3.org/1998/Math/MathML">
  <math:semantics>
    <math:mn>6</math:mn>
    <math:annotation math:encoding="StarMath 5.0">6</math:annotation>
  </math:semantics>
</math:math>
</file>

<file path=Object 252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253/content.xml><?xml version="1.0" encoding="utf-8"?>
<!DOCTYPE math  PUBLIC '-//OpenOffice.org//DTD Modified W3C MathML 1.01//EN'  'math.dtd'>
<math:math xmlns:math="http://www.w3.org/1998/Math/MathML">
  <math:semantics>
    <math:mn>11</math:mn>
    <math:annotation math:encoding="StarMath 5.0">11</math:annotation>
  </math:semantics>
</math:math>
</file>

<file path=Object 254/content.xml><?xml version="1.0" encoding="utf-8"?>
<!DOCTYPE math  PUBLIC '-//OpenOffice.org//DTD Modified W3C MathML 1.01//EN'  'math.dtd'>
<math:math xmlns:math="http://www.w3.org/1998/Math/MathML">
  <math:semantics>
    <math:mo math:stretchy="false">∇</math:mo>
    <math:annotation math:encoding="StarMath 5.0">nabla </math:annotation>
  </math:semantics>
</math:math>
</file>

<file path=Object 25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56/content.xml><?xml version="1.0" encoding="utf-8"?>
<!DOCTYPE math  PUBLIC '-//OpenOffice.org//DTD Modified W3C MathML 1.01//EN'  'math.dtd'>
<math:math xmlns:math="http://www.w3.org/1998/Math/MathML">
  <math:semantics>
    <math:mn>9</math:mn>
    <math:annotation math:encoding="StarMath 5.0">9</math:annotation>
  </math:semantics>
</math:math>
</file>

<file path=Object 25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58/content.xml><?xml version="1.0" encoding="utf-8"?>
<!DOCTYPE math  PUBLIC '-//OpenOffice.org//DTD Modified W3C MathML 1.01//EN'  'math.dtd'>
<math:math xmlns:math="http://www.w3.org/1998/Math/MathML">
  <math:semantics>
    <math:mn>4</math:mn>
    <math:annotation math:encoding="StarMath 5.0">4</math:annotation>
  </math:semantics>
</math:math>
</file>

<file path=Object 259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 math:fontstyle="italic">aBc</math:mi>
      <math:mo math:stretchy="false">→</math:mo>
      <math:mi math:fontstyle="italic">acAc</math:mi>
      <math:mo math:stretchy="false">→</math:mo>
      <math:mi math:fontstyle="italic">acdc</math:mi>
    </math:mrow>
    <math:annotation math:encoding="StarMath 5.0">S rightarrow aBc rightarrow acAc rightarrow acdc</math:annotation>
  </math:semantics>
</math:math>
</file>

<file path=Object 260/content.xml><?xml version="1.0" encoding="utf-8"?>
<!DOCTYPE math  PUBLIC '-//OpenOffice.org//DTD Modified W3C MathML 1.01//EN'  'math.dtd'>
<math:math xmlns:math="http://www.w3.org/1998/Math/MathML">
  <math:semantics>
    <math:mn>5</math:mn>
    <math:annotation math:encoding="StarMath 5.0">5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α</math:mo>
      <math:mtext>●</math:mtext>
      <math:mo math:stretchy="false">β</math:mo>
      <math:mi>,</math:mi>
      <math:mrow>
        <math:mo math:stretchy="false">{</math:mo>
        <math:mrow>
          <math:msub>
            <math:mi>a</math:mi>
            <math:mn>1,</math:mn>
          </math:msub>
          <math:msub>
            <math:mi>a</math:mi>
            <math:mn>2,</math:mn>
          </math:msub>
          <math:mn>...</math:mn>
          <math:mi>,</math:mi>
          <math:msub>
            <math:mi>a</math:mi>
            <math:mi>n</math:mi>
          </math:msub>
        </math:mrow>
        <math:mo math:stretchy="false">}</math:mo>
      </math:mrow>
    </math:mrow>
    <math:annotation math:encoding="StarMath 5.0">A rightarrow %alpha "●" %beta , lbrace a_1, a_2, ..., a_n rbrace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text>LR(1) stavka </math:mtext>
      <math:mi>A</math:mi>
      <math:mo math:stretchy="false">→</math:mo>
      <math:mo math:stretchy="false">α</math:mo>
      <math:mtext>●</math:mtext>
      <math:mo math:stretchy="false">β</math:mo>
      <math:mi>,</math:mi>
      <math:mrow>
        <math:mo math:stretchy="false">{</math:mo>
        <math:mi>a</math:mi>
        <math:mo math:stretchy="false">}</math:mo>
      </math:mrow>
      <math:mtext> je valjana stavka živog prefiksa </math:mtext>
      <math:mo math:stretchy="false">γ</math:mo>
    </math:mrow>
    <math:annotation math:encoding="StarMath 5.0">"LR(1) stavka " A rightarrow %alpha "●" %beta, lbrace a rbrace " je valjana stavka živog prefiksa " %gamma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S</math:mi>
      <math:mover>
        <math:mo math:stretchy="false">→</math:mo>
        <math:mtext>*</math:mtext>
      </math:mover>
      <math:mo math:stretchy="false">δ</math:mo>
      <math:mi>A</math:mi>
      <math:mo math:stretchy="false">μ</math:mo>
      <math:mo math:stretchy="false">→</math:mo>
      <math:mo math:stretchy="false">δ</math:mo>
      <math:mo math:stretchy="false">α</math:mo>
      <math:mo math:stretchy="false">β</math:mo>
      <math:mo math:stretchy="false">μ</math:mo>
    </math:mrow>
    <math:annotation math:encoding="StarMath 5.0">S rightarrow csup{"*"} %delta A %mu rightarrow %delta %alpha %beta %mu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ext>Reduciraj (</math:mtext>
      <math:mi>A</math:mi>
      <math:mo math:stretchy="false">→</math:mo>
      <math:mo math:stretchy="false">α</math:mo>
      <math:mtext>)</math:mtext>
    </math:mrow>
    <math:annotation math:encoding="StarMath 5.0">"Reduciraj (" A rightarrow %alpha ")"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gdje je </math:mtext>
      <math:mo math:stretchy="false">δ</math:mo>
      <math:mrow>
        <math:mo math:stretchy="false">α</math:mo>
        <math:mo math:stretchy="false">=</math:mo>
        <math:mo math:stretchy="false">γ</math:mo>
      </math:mrow>
      <math:mtext>, a za znak </math:mtext>
      <math:mi>a</math:mi>
      <math:mtext> vrijedi:</math:mtext>
    </math:mrow>
    <math:annotation math:encoding="StarMath 5.0">"gdje je " %delta %alpha=%gamma ", a za znak " a " vrijedi:"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text>Znak </math:mtext>
      <math:mi>a</math:mi>
      <math:mtext> započinje niz </math:mtext>
      <math:mo math:stretchy="false">μ</math:mo>
      <math:mtext>, odnosno </math:mtext>
      <math:mrow>
        <math:mi>a</math:mi>
        <math:mo math:stretchy="false">∈</math:mo>
        <math:mi math:fontstyle="italic">ZAPOČINJE</math:mi>
      </math:mrow>
      <math:mrow>
        <math:mo math:stretchy="false">(</math:mo>
        <math:mo math:stretchy="false">μ</math:mo>
        <math:mo math:stretchy="false">)</math:mo>
      </math:mrow>
    </math:mrow>
    <math:annotation math:encoding="StarMath 5.0">"Znak " a " započinje niz " %mu ", odnosno " a in ZAPOČINJE(%mu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Ako je moguće iz niza znakova </math:mtext>
          <math:mo math:stretchy="false">μ</math:mo>
          <math:mtext> generirati prazni niz </math:mtext>
          <math:mo math:stretchy="false">ɛ</math:mo>
          <math:mi>,</math:mi>
        </math:mrow>
      </math:mtr>
      <math:mtr>
        <math:mrow>
          <math:mtext>odnosno </math:mtext>
          <math:mo math:stretchy="false">μ</math:mo>
          <math:mover>
            <math:mo math:stretchy="false">→</math:mo>
            <math:mtext>*</math:mtext>
          </math:mover>
          <math:mo math:stretchy="false">ɛ</math:mo>
          <math:mtext>, onda je </math:mtext>
          <math:mi>a</math:mi>
          <math:mtext> oznaka kraja niza</math:mtext>
        </math:mrow>
      </math:mtr>
    </math:mtable>
    <math:annotation math:encoding="StarMath 5.0">"Ako je moguće iz niza znakova " %mu " generirati prazni niz " %varepsilon, newline  "odnosno " %mu rightarrow csup{"*"} %varepsilon ", onda je " a " oznaka kraja niza"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color="white">
          <math:mrow>
            <math:mrow>
              <math:mtext>LR(1) stavka </math:mtext>
              <math:mi>A</math:mi>
              <math:mo math:stretchy="false">→</math:mo>
              <math:mo math:stretchy="false">α</math:mo>
              <math:mtext>●</math:mtext>
              <math:mo math:stretchy="false">β</math:mo>
              <math:mi>,</math:mi>
              <math:mrow>
                <math:mo math:stretchy="false">{</math:mo>
                <math:mrow>
                  <math:msub>
                    <math:mi>a</math:mi>
                    <math:mn>1,</math:mn>
                  </math:msub>
                  <math:msub>
                    <math:mi>a</math:mi>
                    <math:mn>2,</math:mn>
                  </math:msub>
                  <math:mn>...</math:mn>
                  <math:mi>,</math:mi>
                  <math:msub>
                    <math:mi>a</math:mi>
                    <math:mi>n</math:mi>
                  </math:msub>
                </math:mrow>
                <math:mo math:stretchy="false">}</math:mo>
              </math:mrow>
              <math:mtext> jest valjana stavka živog</math:mtext>
            </math:mrow>
          </math:mrow>
        </math:mstyle>
      </math:mtr>
      <math:mtr>
        <math:mstyle math:color="white">
          <math:mrow>
            <math:mrow>
              <math:mtext>prefiksa </math:mtext>
              <math:mo math:stretchy="false">γ</math:mo>
              <math:mtext> ako i samo ako za sve znakove </math:mtext>
              <math:mrow>
                <math:msub>
                  <math:mi>a</math:mi>
                  <math:mi>i</math:mi>
                </math:msub>
                <math:mo math:stretchy="false">∈</math:mo>
                <math:mrow>
                  <math:mo math:stretchy="false">{</math:mo>
                  <math:mrow>
                    <math:msub>
                      <math:mi>a</math:mi>
                      <math:mn>1,</math:mn>
                    </math:msub>
                    <math:msub>
                      <math:mi>a</math:mi>
                      <math:mn>2,</math:mn>
                    </math:msub>
                    <math:mn>...</math:mn>
                    <math:mi>,</math:mi>
                    <math:msub>
                      <math:mi>a</math:mi>
                      <math:mi>n</math:mi>
                    </math:msub>
                  </math:mrow>
                  <math:mo math:stretchy="false">}</math:mo>
                </math:mrow>
              </math:mrow>
            </math:mrow>
          </math:mrow>
        </math:mstyle>
      </math:mtr>
      <math:mtr>
        <math:mstyle math:color="white">
          <math:mrow>
            <math:mrow>
              <math:mtext>vrijedi da su </math:mtext>
              <math:mi>A</math:mi>
              <math:mo math:stretchy="false">→</math:mo>
              <math:mo math:stretchy="false">α</math:mo>
              <math:mtext>●</math:mtext>
              <math:mo math:stretchy="false">β</math:mo>
              <math:mi>,</math:mi>
              <math:mrow>
                <math:mo math:stretchy="false">{</math:mo>
                <math:msub>
                  <math:mi>a</math:mi>
                  <math:mi>i</math:mi>
                </math:msub>
                <math:mo math:stretchy="false">}</math:mo>
              </math:mrow>
              <math:mtext>valjane LR(1) stavke živog prefiksa </math:mtext>
              <math:mo math:stretchy="false">γ</math:mo>
            </math:mrow>
          </math:mrow>
        </math:mstyle>
      </math:mtr>
    </math:mtable>
    <math:annotation math:encoding="StarMath 5.0">color white { "LR(1) stavka " A rightarrow %alpha "●" %beta, lbrace a_1, a_2, ..., a_n rbrace " jest valjana stavka živog" } newline color white { "prefiksa " %gamma " ako i samo ako za sve znakove " a_i in lbrace a_1, a_2, ..., a_n rbrace } newline color white {"vrijedi da su " A rightarrow %alpha "●" %beta, lbrace a_i rbrace "valjane LR(1) stavke živog prefiksa " %gamma 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text>Gradnja </math:mtext>
      <math:mrow>
        <math:mo math:stretchy="false">ɛ</math:mo>
        <math:mo math:stretchy="false">−</math:mo>
        <math:mi math:fontstyle="italic">NKA</math:mi>
      </math:mrow>
      <math:mrow>
        <math:mi>M</math:mi>
        <math:mo math:stretchy="false">=</math:mo>
        <math:mrow>
          <math:mo math:stretchy="false">(</math:mo>
          <math:mrow>
            <math:mi>Q</math:mi>
            <math:mi>,</math:mi>
            <math:mo math:stretchy="false">Σ</math:mo>
            <math:mi>,</math:mi>
            <math:mo math:stretchy="false">δ</math:mo>
            <math:mi>,</math:mi>
            <math:msub>
              <math:mi>q</math:mi>
              <math:mn>0,</math:mn>
            </math:msub>
            <math:mi>F</math:mi>
          </math:mrow>
          <math:mo math:stretchy="false">)</math:mo>
        </math:mrow>
      </math:mrow>
      <math:mtext> za gramatiku</math:mtext>
      <math:mrow>
        <math:mi>G</math:mi>
        <math:mo math:stretchy="false">=</math:mo>
        <math:mrow>
          <math:mo math:stretchy="false">(</math:mo>
          <math:mrow>
            <math:mi>V</math:mi>
            <math:mi>,</math:mi>
            <math:mi>T</math:mi>
            <math:mi>,</math:mi>
            <math:mi>P</math:mi>
            <math:mi>,</math:mi>
            <math:mi>S</math:mi>
          </math:mrow>
          <math:mo math:stretchy="false">)</math:mo>
        </math:mrow>
      </math:mrow>
      <math:mtext>:</math:mtext>
    </math:mrow>
    <math:annotation math:encoding="StarMath 5.0">"Gradnja " %varepsilon - NKA M=(Q, %SIGMA, %delta, q_0, F) " za gramatiku" G=(V, T, P, S) ":"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row>
        <math:mi>T</math:mi>
        <math:mo math:stretchy="false">∪</math:mo>
        <math:mi>V</math:mi>
      </math:mrow>
    </math:mrow>
    <math:annotation math:encoding="StarMath 5.0">%SIGMA = T union V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text>a) </math:mtext>
      <math:mi/>
      <math:mo math:stretchy="false">δ</math:mo>
      <math:mrow>
        <math:mrow>
          <math:mo math:stretchy="false">(</math:mo>
          <math:mrow>
            <math:msub>
              <math:mi>q</math:mi>
              <math:mi>o</math:mi>
            </math:msub>
            <math:mi>,</math:mi>
            <math:mo math:stretchy="false">ɛ</math:mo>
          </math:mrow>
          <math:mo math:stretchy="false">)</math:mo>
        </math:mrow>
        <math:mo math:stretchy="false">=</math:mo>
        <math:mrow>
          <math:mo math:stretchy="false">{</math:mo>
          <math:mrow>
            <math:mi>S</math:mi>
            <math:mo math:stretchy="false">→</math:mo>
            <math:mtext>●</math:mtext>
            <math:mo math:stretchy="false">α</math:mo>
            <math:mi>,</math:mi>
            <math:mrow>
              <math:mo math:stretchy="false">{</math:mo>
              <math:mtext>┴</math:mtext>
              <math:mo math:stretchy="false">}</math:mo>
            </math:mrow>
            <math:mrow>
              <math:mi/>
              <math:mo math:stretchy="false">∣</math:mo>
              <math:mi/>
            </math:mrow>
            <math:mi>S</math:mi>
            <math:mo math:stretchy="false">→</math:mo>
            <math:mo math:stretchy="false">α</math:mo>
            <math:mtext> je produkcija gramatike </math:mtext>
            <math:mi>G</math:mi>
          </math:mrow>
          <math:mo math:stretchy="false">}</math:mo>
        </math:mrow>
      </math:mrow>
    </math:mrow>
    <math:annotation math:encoding="StarMath 5.0">"a) " ~ %delta(q_o, %varepsilon) = lbrace S rightarrow "●" %alpha, lbrace "┴" rbrace ~ divides ~ S rightarrow %alpha " je produkcija gramatike " G rbrace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text>b) </math:mtext>
      <math:mi/>
      <math:mo math:stretchy="false">δ</math:mo>
      <math:mrow>
        <math:mrow>
          <math:mo math:stretchy="false">(</math:mo>
          <math:mrow>
            <math:mrow>
              <math:mo math:stretchy="false">(</math:mo>
              <math:mrow>
                <math:mi>A</math:mi>
                <math:mo math:stretchy="false">→</math:mo>
                <math:mo math:stretchy="false">α</math:mo>
                <math:mtext>●</math:mtext>
                <math:mi>X</math:mi>
                <math:mo math:stretchy="false">β</math:mo>
                <math:mi>,</math:mi>
                <math:mrow>
                  <math:mo math:stretchy="false">{</math:mo>
                  <math:mrow>
                    <math:msub>
                      <math:mi>a</math:mi>
                      <math:mn>1,</math:mn>
                    </math:msub>
                    <math:msub>
                      <math:mi>a</math:mi>
                      <math:mn>2,</math:mn>
                    </math:msub>
                    <math:mn>...</math:mn>
                    <math:mi>,</math:mi>
                    <math:msub>
                      <math:mi>a</math:mi>
                      <math:mi>n</math:mi>
                    </math:msub>
                  </math:mrow>
                  <math:mo math:stretchy="false">}</math:mo>
                </math:mrow>
              </math:mrow>
              <math:mo math:stretchy="false">)</math:mo>
            </math:mrow>
            <math:mi>,</math:mi>
            <math:mi>X</math:mi>
          </math:mrow>
          <math:mo math:stretchy="false">)</math:mo>
        </math:mrow>
        <math:mo math:stretchy="false">=</math:mo>
        <math:mrow>
          <math:mo math:stretchy="false">{</math:mo>
          <math:mrow>
            <math:mi>A</math:mi>
            <math:mo math:stretchy="false">→</math:mo>
            <math:mo math:stretchy="false">α</math:mo>
            <math:mi>X</math:mi>
            <math:mtext>●</math:mtext>
            <math:mo math:stretchy="false">β</math:mo>
            <math:mi>,</math:mi>
            <math:mrow>
              <math:mo math:stretchy="false">{</math:mo>
              <math:mrow>
                <math:msub>
                  <math:mi>a</math:mi>
                  <math:mn>1,</math:mn>
                </math:msub>
                <math:msub>
                  <math:mi>a</math:mi>
                  <math:mn>2,</math:mn>
                </math:msub>
                <math:mn>...</math:mn>
                <math:mi>,</math:mi>
                <math:msub>
                  <math:mi>a</math:mi>
                  <math:mi>n</math:mi>
                </math:msub>
              </math:mrow>
              <math:mo math:stretchy="false">}</math:mo>
            </math:mrow>
          </math:mrow>
          <math:mo math:stretchy="false">}</math:mo>
        </math:mrow>
      </math:mrow>
    </math:mrow>
    <math:annotation math:encoding="StarMath 5.0">"b) " ~ %delta((A rightarrow %alpha "●" X %beta, lbrace a_1, a_2, ..., a_n rbrace), X) = lbrace A rightarrow %alpha X "●" %beta, lbrace a_1, a_2, ..., a_n rbrace rbrace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text>Gradnja </math:mtext>
      <math:mrow>
        <math:mo math:stretchy="false">ɛ</math:mo>
        <math:mo math:stretchy="false">−</math:mo>
        <math:mi math:fontstyle="italic">NKA</math:mi>
      </math:mrow>
      <math:mrow>
        <math:mi>M</math:mi>
        <math:mo math:stretchy="false">=</math:mo>
        <math:mrow>
          <math:mo math:stretchy="false">(</math:mo>
          <math:mrow>
            <math:mi>Q</math:mi>
            <math:mi>,</math:mi>
            <math:mo math:stretchy="false">Σ</math:mo>
            <math:mi>,</math:mi>
            <math:mo math:stretchy="false">δ</math:mo>
            <math:mi>,</math:mi>
            <math:msub>
              <math:mi>q</math:mi>
              <math:mn>0,</math:mn>
            </math:msub>
            <math:mi>F</math:mi>
          </math:mrow>
          <math:mo math:stretchy="false">)</math:mo>
        </math:mrow>
      </math:mrow>
      <math:mtext> za gramatiku</math:mtext>
      <math:mrow>
        <math:mi>G</math:mi>
        <math:mo math:stretchy="false">=</math:mo>
        <math:mrow>
          <math:mo math:stretchy="false">(</math:mo>
          <math:mrow>
            <math:mi>V</math:mi>
            <math:mi>,</math:mi>
            <math:mi>T</math:mi>
            <math:mi>,</math:mi>
            <math:mi>P</math:mi>
            <math:mi>,</math:mi>
            <math:mi>S</math:mi>
          </math:mrow>
          <math:mo math:stretchy="false">)</math:mo>
        </math:mrow>
      </math:mrow>
      <math:mtext>:</math:mtext>
    </math:mrow>
    <math:annotation math:encoding="StarMath 5.0">"Gradnja " %varepsilon - NKA M=(Q, %SIGMA, %delta, q_0, F) " za gramatiku" G=(V, T, P, S) ":"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text>c) </math:mtext>
      <math:mi/>
      <math:mo math:stretchy="false">δ</math:mo>
      <math:mrow>
        <math:mrow>
          <math:mo math:stretchy="false">(</math:mo>
          <math:mrow>
            <math:mrow>
              <math:mo math:stretchy="false">(</math:mo>
              <math:mrow>
                <math:mi>A</math:mi>
                <math:mo math:stretchy="false">→</math:mo>
                <math:mo math:stretchy="false">α</math:mo>
                <math:mtext>●</math:mtext>
                <math:mi>B</math:mi>
                <math:mo math:stretchy="false">β</math:mo>
                <math:mi>,</math:mi>
                <math:mrow>
                  <math:mo math:stretchy="false">{</math:mo>
                  <math:mrow>
                    <math:msub>
                      <math:mi>a</math:mi>
                      <math:mn>1,</math:mn>
                    </math:msub>
                    <math:msub>
                      <math:mi>a</math:mi>
                      <math:mn>2,</math:mn>
                    </math:msub>
                    <math:mn>...</math:mn>
                    <math:mi>,</math:mi>
                    <math:msub>
                      <math:mi>a</math:mi>
                      <math:mi>n</math:mi>
                    </math:msub>
                  </math:mrow>
                  <math:mo math:stretchy="false">}</math:mo>
                </math:mrow>
              </math:mrow>
              <math:mo math:stretchy="false">)</math:mo>
            </math:mrow>
            <math:mi>,</math:mi>
            <math:mo math:stretchy="false">ɛ</math:mo>
          </math:mrow>
          <math:mo math:stretchy="false">)</math:mo>
        </math:mrow>
        <math:mo math:stretchy="false">=</math:mo>
        <math:mrow>
          <math:mo math:stretchy="false">{</math:mo>
          <math:mrow>
            <math:mi>B</math:mi>
            <math:mo math:stretchy="false">→</math:mo>
            <math:mtext>●</math:mtext>
            <math:mo math:stretchy="false">γ</math:mo>
            <math:mi>,</math:mi>
            <math:mi>T</math:mi>
            <math:mrow>
              <math:mi/>
              <math:mo math:stretchy="false">∣</math:mo>
              <math:mi/>
            </math:mrow>
            <math:mi>B</math:mi>
            <math:mo math:stretchy="false">→</math:mo>
            <math:mo math:stretchy="false">γ</math:mo>
            <math:mtext> je produkcija gramatike </math:mtext>
            <math:mi>G</math:mi>
          </math:mrow>
          <math:mo math:stretchy="false">}</math:mo>
        </math:mrow>
      </math:mrow>
    </math:mrow>
    <math:annotation math:encoding="StarMath 5.0">"c) " ~ %delta((A rightarrow %alpha "●" B %beta, lbrace a_1, a_2, ..., a_n rbrace), %varepsilon)=lbrace B rightarrow "●" %gamma, T ~ divides ~ B rightarrow %gamma " je produkcija gramatike " G rbrac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text>Reduciraj (</math:mtext>
      <math:mi>B</math:mi>
      <math:mo math:stretchy="false">→</math:mo>
      <math:mo math:stretchy="false">α</math:mo>
      <math:mtext>)</math:mtext>
    </math:mrow>
    <math:annotation math:encoding="StarMath 5.0">"Reduciraj (" B rightarrow %alpha ")"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text>I) </math:mtext>
      <math:mi/>
      <math:mtext>Znak </math:mtext>
      <math:mi>b</math:mi>
      <math:mtext> započinje niz </math:mtext>
      <math:mo math:stretchy="false">β</math:mo>
      <math:mi>,</math:mi>
      <math:mtext> odnosno </math:mtext>
      <math:mrow>
        <math:mi>b</math:mi>
        <math:mo math:stretchy="false">∈</math:mo>
        <math:mi math:fontstyle="italic">ZAPOČINJE</math:mi>
      </math:mrow>
      <math:mrow>
        <math:mo math:stretchy="false">(</math:mo>
        <math:mo math:stretchy="false">β</math:mo>
        <math:mo math:stretchy="false">)</math:mo>
      </math:mrow>
    </math:mrow>
    <math:annotation math:encoding="StarMath 5.0">"I) " ~ "Znak " b " započinje niz " %beta, " odnosno " b in ZAPOČINJE(%beta)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II) </math:mtext>
          <math:mi/>
          <math:mtext>Ako je moguće iz znakova niza </math:mtext>
          <math:mo math:stretchy="false">β</math:mo>
          <math:mtext> generirati prazni niz </math:mtext>
          <math:mo math:stretchy="false">ɛ</math:mo>
          <math:mi>,</math:mi>
        </math:mrow>
      </math:mtr>
      <math:mtr>
        <math:mrow>
          <math:mi/>
          <math:mtext> odnosno</math:mtext>
          <math:mo math:stretchy="false">β</math:mo>
          <math:mover>
            <math:mo math:stretchy="false">→</math:mo>
            <math:mtext>*</math:mtext>
          </math:mover>
          <math:mo math:stretchy="false">ɛ</math:mo>
          <math:mi>,</math:mi>
          <math:mtext>onda je </math:mtext>
          <math:mi>b</math:mi>
          <math:mtext> iz skupa </math:mtext>
          <math:mrow>
            <math:mo math:stretchy="false">{</math:mo>
            <math:mrow>
              <math:msub>
                <math:mi>a</math:mi>
                <math:mn>1,</math:mn>
              </math:msub>
              <math:msub>
                <math:mi>a</math:mi>
                <math:mn>2,</math:mn>
              </math:msub>
              <math:mn>...</math:mn>
              <math:mi>,</math:mi>
              <math:msub>
                <math:mi>a</math:mi>
                <math:mi>n</math:mi>
              </math:msub>
            </math:mrow>
            <math:mo math:stretchy="false">}</math:mo>
          </math:mrow>
        </math:mrow>
      </math:mtr>
    </math:mtable>
    <math:annotation math:encoding="StarMath 5.0">"II) " ~ "Ako je moguće iz znakova niza " %beta " generirati prazni niz " %varepsilon, newline ~ ~ ~ ` " odnosno" %beta rightarrow csup{"*"} %varepsilon, "onda je " b " iz skupa " lbrace a_1, a_2, ..., a_n rbrace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S</math:mi>
          <math:mo math:stretchy="false">→</math:mo>
          <math:mi>a</math:mi>
          <math:mi>A</math:mi>
          <math:mi>b</math:mi>
        </math:mrow>
      </math:mrow>
    </math:mstyle>
    <math:annotation math:encoding="StarMath 5.0">color white {S rightarrow a A b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A</math:mi>
          <math:mo math:stretchy="false">→</math:mo>
          <math:mi>d</math:mi>
        </math:mrow>
      </math:mrow>
    </math:mstyle>
    <math:annotation math:encoding="StarMath 5.0">color white {A rightarrow d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i>d</math:mi>
        </math:mrow>
      </math:mrow>
    </math:mstyle>
    <math:annotation math:encoding="StarMath 5.0">color white {B rightarrow d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S</math:mi>
          <math:mo math:stretchy="false">→</math:mo>
          <math:mi>a</math:mi>
          <math:mi>B</math:mi>
          <math:mi>c</math:mi>
        </math:mrow>
      </math:mrow>
    </math:mstyle>
    <math:annotation math:encoding="StarMath 5.0">color white {S rightarrow a B c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A</math:mi>
          <math:mo math:stretchy="false">→</math:mo>
          <math:mi>c</math:mi>
          <math:mi>B</math:mi>
        </math:mrow>
      </math:mrow>
    </math:mstyle>
    <math:annotation math:encoding="StarMath 5.0">color white {A rightarrow  c B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B</math:mi>
          <math:mo math:stretchy="false">→</math:mo>
          <math:mi>c</math:mi>
          <math:mi>A</math:mi>
        </math:mrow>
      </math:mrow>
    </math:mstyle>
    <math:annotation math:encoding="StarMath 5.0">color white {B rightarrow c A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sub>
      <math:mi>q</math:mi>
      <math:mn>0</math:mn>
    </math:msub>
    <math:annotation math:encoding="StarMath 5.0">q_0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text>a) </math:mtext>
      <math:mi/>
      <math:mo math:stretchy="false">δ</math:mo>
      <math:mrow>
        <math:mrow>
          <math:mo math:stretchy="false">(</math:mo>
          <math:mrow>
            <math:msub>
              <math:mi>q</math:mi>
              <math:mi>o</math:mi>
            </math:msub>
            <math:mi>,</math:mi>
            <math:mo math:stretchy="false">ɛ</math:mo>
          </math:mrow>
          <math:mo math:stretchy="false">)</math:mo>
        </math:mrow>
        <math:mo math:stretchy="false">=</math:mo>
        <math:mrow>
          <math:mo math:stretchy="false">{</math:mo>
          <math:mrow>
            <math:mi>S</math:mi>
            <math:mo math:stretchy="false">→</math:mo>
            <math:mtext>●</math:mtext>
            <math:mo math:stretchy="false">α</math:mo>
            <math:mi>,</math:mi>
            <math:mrow>
              <math:mo math:stretchy="false">{</math:mo>
              <math:mtext>┴</math:mtext>
              <math:mo math:stretchy="false">}</math:mo>
            </math:mrow>
            <math:mrow>
              <math:mi/>
              <math:mo math:stretchy="false">∣</math:mo>
              <math:mi/>
            </math:mrow>
            <math:mi>S</math:mi>
            <math:mo math:stretchy="false">→</math:mo>
            <math:mo math:stretchy="false">α</math:mo>
            <math:mtext> je produkcija gramatike </math:mtext>
            <math:mi>G</math:mi>
          </math:mrow>
          <math:mo math:stretchy="false">}</math:mo>
        </math:mrow>
      </math:mrow>
    </math:mrow>
    <math:annotation math:encoding="StarMath 5.0">"a) " ~ %delta(q_o, %varepsilon) = lbrace S rightarrow "●" %alpha, lbrace "┴" rbrace ~ divides ~ S rightarrow %alpha " je produkcija gramatike " G rbrac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α</math:mo>
      <math:mtext>●</math:mtext>
    </math:mrow>
    <math:annotation math:encoding="StarMath 5.0">A rightarrow %alpha "●"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A b, lbrace "┴" rbrace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B c, lbrace "┴" rbrace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A b, lbrace "┴" rbrace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B c, lbrace "┴" rbrace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text>b) </math:mtext>
      <math:mi/>
      <math:mo math:stretchy="false">δ</math:mo>
      <math:mrow>
        <math:mrow>
          <math:mo math:stretchy="false">(</math:mo>
          <math:mrow>
            <math:mrow>
              <math:mo math:stretchy="false">(</math:mo>
              <math:mrow>
                <math:mi>A</math:mi>
                <math:mo math:stretchy="false">→</math:mo>
                <math:mo math:stretchy="false">α</math:mo>
                <math:mtext>●</math:mtext>
                <math:mi>X</math:mi>
                <math:mo math:stretchy="false">β</math:mo>
                <math:mi>,</math:mi>
                <math:mrow>
                  <math:mo math:stretchy="false">{</math:mo>
                  <math:mrow>
                    <math:msub>
                      <math:mi>a</math:mi>
                      <math:mn>1,</math:mn>
                    </math:msub>
                    <math:msub>
                      <math:mi>a</math:mi>
                      <math:mn>2,</math:mn>
                    </math:msub>
                    <math:mn>...</math:mn>
                    <math:mi>,</math:mi>
                    <math:msub>
                      <math:mi>a</math:mi>
                      <math:mi>n</math:mi>
                    </math:msub>
                  </math:mrow>
                  <math:mo math:stretchy="false">}</math:mo>
                </math:mrow>
              </math:mrow>
              <math:mo math:stretchy="false">)</math:mo>
            </math:mrow>
            <math:mi>,</math:mi>
            <math:mi>X</math:mi>
          </math:mrow>
          <math:mo math:stretchy="false">)</math:mo>
        </math:mrow>
        <math:mo math:stretchy="false">=</math:mo>
        <math:mrow>
          <math:mo math:stretchy="false">{</math:mo>
          <math:mrow>
            <math:mi>A</math:mi>
            <math:mo math:stretchy="false">→</math:mo>
            <math:mo math:stretchy="false">α</math:mo>
            <math:mi>X</math:mi>
            <math:mtext>●</math:mtext>
            <math:mo math:stretchy="false">β</math:mo>
            <math:mi>,</math:mi>
            <math:mrow>
              <math:mo math:stretchy="false">{</math:mo>
              <math:mrow>
                <math:msub>
                  <math:mi>a</math:mi>
                  <math:mn>1,</math:mn>
                </math:msub>
                <math:msub>
                  <math:mi>a</math:mi>
                  <math:mn>2,</math:mn>
                </math:msub>
                <math:mn>...</math:mn>
                <math:mi>,</math:mi>
                <math:msub>
                  <math:mi>a</math:mi>
                  <math:mi>n</math:mi>
                </math:msub>
              </math:mrow>
              <math:mo math:stretchy="false">}</math:mo>
            </math:mrow>
          </math:mrow>
          <math:mo math:stretchy="false">}</math:mo>
        </math:mrow>
      </math:mrow>
    </math:mrow>
    <math:annotation math:encoding="StarMath 5.0">"b) " ~ %delta((A rightarrow %alpha "●" X %beta, lbrace a_1, a_2, ..., a_n rbrace), X) = lbrace A rightarrow %alpha X "●" %beta, lbrace a_1, a_2, ..., a_n rbrace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text>c) </math:mtext>
      <math:mi/>
      <math:mo math:stretchy="false">δ</math:mo>
      <math:mrow>
        <math:mrow>
          <math:mo math:stretchy="false">(</math:mo>
          <math:mrow>
            <math:mrow>
              <math:mo math:stretchy="false">(</math:mo>
              <math:mrow>
                <math:mi>A</math:mi>
                <math:mo math:stretchy="false">→</math:mo>
                <math:mo math:stretchy="false">α</math:mo>
                <math:mtext>●</math:mtext>
                <math:mi>B</math:mi>
                <math:mo math:stretchy="false">β</math:mo>
                <math:mi>,</math:mi>
                <math:mrow>
                  <math:mo math:stretchy="false">{</math:mo>
                  <math:mrow>
                    <math:msub>
                      <math:mi>a</math:mi>
                      <math:mn>1,</math:mn>
                    </math:msub>
                    <math:msub>
                      <math:mi>a</math:mi>
                      <math:mn>2,</math:mn>
                    </math:msub>
                    <math:mn>...</math:mn>
                    <math:mi>,</math:mi>
                    <math:msub>
                      <math:mi>a</math:mi>
                      <math:mi>n</math:mi>
                    </math:msub>
                  </math:mrow>
                  <math:mo math:stretchy="false">}</math:mo>
                </math:mrow>
              </math:mrow>
              <math:mo math:stretchy="false">)</math:mo>
            </math:mrow>
            <math:mi>,</math:mi>
            <math:mo math:stretchy="false">ɛ</math:mo>
          </math:mrow>
          <math:mo math:stretchy="false">)</math:mo>
        </math:mrow>
        <math:mo math:stretchy="false">=</math:mo>
        <math:mrow>
          <math:mo math:stretchy="false">{</math:mo>
          <math:mrow>
            <math:mi>B</math:mi>
            <math:mo math:stretchy="false">→</math:mo>
            <math:mtext>●</math:mtext>
            <math:mo math:stretchy="false">γ</math:mo>
            <math:mi>,</math:mi>
            <math:mi>T</math:mi>
            <math:mrow>
              <math:mi/>
              <math:mo math:stretchy="false">∣</math:mo>
              <math:mi/>
            </math:mrow>
            <math:mi>B</math:mi>
            <math:mo math:stretchy="false">→</math:mo>
            <math:mo math:stretchy="false">γ</math:mo>
            <math:mtext> je produkcija gramatike </math:mtext>
            <math:mi>G</math:mi>
          </math:mrow>
          <math:mo math:stretchy="false">}</math:mo>
        </math:mrow>
      </math:mrow>
    </math:mrow>
    <math:annotation math:encoding="StarMath 5.0">"c) " ~ %delta((A rightarrow %alpha "●" B %beta, lbrace a_1, a_2, ..., a_n rbrace), %varepsilon)=lbrace B rightarrow "●" %gamma, T ~ divides ~ B rightarrow %gamma " je produkcija gramatike " G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text>●</math:mtext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"●" b, lbrace "┴"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i>b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b "●", lbrace "┴"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text>●</math:mtext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"●" c, lbrace "┴"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i>c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c "●", lbrace "┴"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o math:stretchy="false">γ</math:mo>
      <math:mtext>●</math:mtext>
      <math:mi>c</math:mi>
      <math:mo math:stretchy="false">δ</math:mo>
    </math:mrow>
    <math:annotation math:encoding="StarMath 5.0">A rightarrow %gamma "●" c %delta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d "●", lbrace b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c "●" B, lbrace b rbrac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A rightarrow c B "●", lbrace b rbrace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d "●", lbrace c rbrace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c "●" A, lbrace c rbrace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B rightarrow c A "●", lbrace c rbrac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ext>Reduciraj (</math:mtext>
      <math:mi>A</math:mi>
      <math:mo math:stretchy="false">→</math:mo>
      <math:mo math:stretchy="false">α</math:mo>
      <math:mtext>)</math:mtext>
    </math:mrow>
    <math:annotation math:encoding="StarMath 5.0">"Reduciraj (" A rightarrow %alpha ")"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d, lbrace b rbrace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c A, lbrace b rbrace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d, lbrace c rbrace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c B, lbrace c rbrace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d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d "●", lbrace b rbrace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c "●" A, lbrace b rbrace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d "●", lbrace c rbrace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i>A</math:mi>
      <math:mtext>●</math:mtext>
      <math:mi>,</math:mi>
      <math:mrow>
        <math:mo math:stretchy="false">{</math:mo>
        <math:mi>b</math:mi>
        <math:mo math:stretchy="false">}</math:mo>
      </math:mrow>
    </math:mrow>
    <math:annotation math:encoding="StarMath 5.0">B rightarrow c A "●", lbrace b rbrace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c "●" B, lbrace c rbrace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i>B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c B "●", lbrace c rbrac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ext>Pomakni (t)</math:mtext>
    <math:annotation math:encoding="StarMath 5.0">"Pomakni (t)"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sub>
      <math:mi>q</math:mi>
      <math:mn>0</math:mn>
    </math:msub>
    <math:annotation math:encoding="StarMath 5.0">q_0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A b, lbrace "┴" rbrace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text>●</math:mtext>
      <math:mi>a</math:mi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"●" a B c, lbrace "┴" rbrace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A</math:mi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A b, lbrace "┴" rbrace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text>●</math:mtext>
      <math:mi>B</math:mi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"●" B c, lbrace "┴" rbrace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d, lbrace b rbrace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"●" c B, lbrace b rbrace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d, lbrace c rbrace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"●" c A, lbrace c rbrac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text>●</math:mtext>
      <math:mi>c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"●" c, lbrace "┴" rbrac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ext>uz uvjet </math:mtext>
      <math:mo math:stretchy="false">δ</math:mo>
      <math:mrow>
        <math:mrow>
          <math:mo math:stretchy="false">(</math:mo>
          <math:mrow>
            <math:mi>s</math:mi>
            <math:mi>,</math:mi>
            <math:mi>c</math:mi>
          </math:mrow>
          <math:mo math:stretchy="false">)</math:mo>
        </math:mrow>
        <math:mo math:stretchy="false">=</math:mo>
        <math:mi>t</math:mi>
      </math:mrow>
    </math:mrow>
    <math:annotation math:encoding="StarMath 5.0">"uz uvjet " %delta (s, c) = t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text>●</math:mtext>
      <math:mi>b</math:mi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"●" b, lbrace "┴" rbrace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A</math:mi>
      <math:mi>b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A b "●", lbrace "┴" rbrace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→</math:mo>
      <math:mi>a</math:mi>
      <math:mi>B</math:mi>
      <math:mi>c</math:mi>
      <math:mtext>●</math:mtext>
      <math:mi>,</math:mi>
      <math:mrow>
        <math:mo math:stretchy="false">{</math:mo>
        <math:mtext>┴</math:mtext>
        <math:mo math:stretchy="false">}</math:mo>
      </math:mrow>
    </math:mrow>
    <math:annotation math:encoding="StarMath 5.0">S rightarrow a B c "●", lbrace "┴" rbrace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c</math:mi>
      <math:mi>B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c B, lbrace c rbrace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i>c</math:mi>
      <math:mtext>●</math:mtext>
      <math:mi>A</math:mi>
      <math:mi>,</math:mi>
      <math:mrow>
        <math:mo math:stretchy="false">{</math:mo>
        <math:mi>c</math:mi>
        <math:mo math:stretchy="false">}</math:mo>
      </math:mrow>
    </math:mrow>
    <math:annotation math:encoding="StarMath 5.0">B rightarrow c "●" A, lbrace c rbrace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text>●</math:mtext>
      <math:mi>d</math:mi>
      <math:mi>,</math:mi>
      <math:mrow>
        <math:mo math:stretchy="false">{</math:mo>
        <math:mi>c</math:mi>
        <math:mo math:stretchy="false">}</math:mo>
      </math:mrow>
    </math:mrow>
    <math:annotation math:encoding="StarMath 5.0">A rightarrow "●" d, lbrace c rbrace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c</math:mi>
      <math:mtext>●</math:mtext>
      <math:mi>B</math:mi>
      <math:mi>,</math:mi>
      <math:mrow>
        <math:mo math:stretchy="false">{</math:mo>
        <math:mi>b</math:mi>
        <math:mo math:stretchy="false">}</math:mo>
      </math:mrow>
    </math:mrow>
    <math:annotation math:encoding="StarMath 5.0">A rightarrow c "●" B, lbrace b rbrace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d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d, lbrace b rbrace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→</math:mo>
      <math:mtext>●</math:mtext>
      <math:mi>c</math:mi>
      <math:mi>A</math:mi>
      <math:mi>,</math:mi>
      <math:mrow>
        <math:mo math:stretchy="false">{</math:mo>
        <math:mi>b</math:mi>
        <math:mo math:stretchy="false">}</math:mo>
      </math:mrow>
    </math:mrow>
    <math:annotation math:encoding="StarMath 5.0">B rightarrow "●" c A, lbrace b rbrace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→</math:mo>
      <math:mi>d</math:mi>
      <math:mtext>●</math:mtext>
      <math:mi>,</math:mi>
      <math:mrow>
        <math:mo math:stretchy="false">{</math:mo>
        <math:mi>c</math:mi>
        <math:mo math:stretchy="false">}</math:mo>
      </math:mrow>
    </math:mrow>
    <math:annotation math:encoding="StarMath 5.0">A rightarrow d "●", lbrace c rbrace</math:annotation>
  </math:semantics>
</math:math>
</file>